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3.51pt" svg:height="255.09pt" svg:x="652.25pt" svg:y="2.83pt">
            <loext:p draw:notify-on-update-of-ranges="output.K1:output.K1 output.K2:output.K5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nsor typ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_dot</text:p>
          </table:table-cell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 office:value-type="string" calcext:value-type="string">
            <text:p>NIS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98778" calcext:value-type="float">
            <text:p>0.798778</text:p>
          </table:table-cell>
          <table:table-cell office:value-type="float" office:value="0.784603" calcext:value-type="float">
            <text:p>0.784603</text:p>
          </table:table-cell>
          <table:table-cell office:value-type="float" office:value="9.98032" calcext:value-type="float">
            <text:p>9.98032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2.78044E-017" calcext:value-type="float">
            <text:p>2.78044E-17</text:p>
          </table:table-cell>
          <table:table-cell office:value-type="float" office:value="0.208029" calcext:value-type="float">
            <text:p>0.208029</text:p>
          </table:table-cell>
          <table:table-cell office:value-type="float" office:value="0.131241" calcext:value-type="float">
            <text:p>0.131241</text:p>
          </table:table-cell>
          <table:table-cell office:value-type="float" office:value="4.46776" calcext:value-type="float">
            <text:p>4.46776</text:p>
          </table:table-cell>
          <table:table-cell office:value-type="float" office:value="3.34246" calcext:value-type="float">
            <text:p>3.34246</text:p>
          </table:table-cell>
          <table:table-cell office:value-type="float" office:value="1.19491" calcext:value-type="float">
            <text:p>1.1949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14451" calcext:value-type="float">
            <text:p>1.14451</text:p>
          </table:table-cell>
          <table:table-cell office:value-type="float" office:value="0.547841" calcext:value-type="float">
            <text:p>0.547841</text:p>
          </table:table-cell>
          <table:table-cell office:value-type="float" office:value="8.68803" calcext:value-type="float">
            <text:p>8.68803</text:p>
          </table:table-cell>
          <table:table-cell office:value-type="float" office:value="9.61401" calcext:value-type="float">
            <text:p>9.61401</text:p>
          </table:table-cell>
          <table:table-cell office:value-type="float" office:value="-3.31315" calcext:value-type="float">
            <text:p>-3.31315</text:p>
          </table:table-cell>
          <table:table-cell office:value-type="float" office:value="0.170444" calcext:value-type="float">
            <text:p>0.170444</text:p>
          </table:table-cell>
          <table:table-cell office:value-type="float" office:value="0.111344" calcext:value-type="float">
            <text:p>0.111344</text:p>
          </table:table-cell>
          <table:table-cell office:value-type="float" office:value="8.72734" calcext:value-type="float">
            <text:p>8.72734</text:p>
          </table:table-cell>
          <table:table-cell office:value-type="float" office:value="2.88864" calcext:value-type="float">
            <text:p>2.88864</text:p>
          </table:table-cell>
          <table:table-cell office:value-type="float" office:value="1.47401" calcext:value-type="float">
            <text:p>1.474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23131" calcext:value-type="float">
            <text:p>1.23131</text:p>
          </table:table-cell>
          <table:table-cell office:value-type="float" office:value="0.49159" calcext:value-type="float">
            <text:p>0.49159</text:p>
          </table:table-cell>
          <table:table-cell office:value-type="float" office:value="8.48991" calcext:value-type="float">
            <text:p>8.48991</text:p>
          </table:table-cell>
          <table:table-cell office:value-type="float" office:value="10.0674" calcext:value-type="float">
            <text:p>10.0674</text:p>
          </table:table-cell>
          <table:table-cell office:value-type="float" office:value="-4.06691" calcext:value-type="float">
            <text:p>-4.06691</text:p>
          </table:table-cell>
          <table:table-cell office:value-type="float" office:value="0.165263" calcext:value-type="float">
            <text:p>0.165263</text:p>
          </table:table-cell>
          <table:table-cell office:value-type="float" office:value="0.110772" calcext:value-type="float">
            <text:p>0.110772</text:p>
          </table:table-cell>
          <table:table-cell office:value-type="float" office:value="9.6487" calcext:value-type="float">
            <text:p>9.6487</text:p>
          </table:table-cell>
          <table:table-cell office:value-type="float" office:value="3.57174" calcext:value-type="float">
            <text:p>3.57174</text:p>
          </table:table-cell>
          <table:table-cell office:value-type="float" office:value="0.991913" calcext:value-type="float">
            <text:p>0.99191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52615" calcext:value-type="float">
            <text:p>1.52615</text:p>
          </table:table-cell>
          <table:table-cell office:value-type="float" office:value="0.545596" calcext:value-type="float">
            <text:p>0.545596</text:p>
          </table:table-cell>
          <table:table-cell office:value-type="float" office:value="7.49638" calcext:value-type="float">
            <text:p>7.49638</text:p>
          </table:table-cell>
          <table:table-cell office:value-type="float" office:value="9.48335" calcext:value-type="float">
            <text:p>9.48335</text:p>
          </table:table-cell>
          <table:table-cell office:value-type="float" office:value="-0.913572" calcext:value-type="float">
            <text:p>-0.913572</text:p>
          </table:table-cell>
          <table:table-cell office:value-type="float" office:value="0.156325" calcext:value-type="float">
            <text:p>0.156325</text:p>
          </table:table-cell>
          <table:table-cell office:value-type="float" office:value="0.102166" calcext:value-type="float">
            <text:p>0.102166</text:p>
          </table:table-cell>
          <table:table-cell office:value-type="float" office:value="10.3269" calcext:value-type="float">
            <text:p>10.3269</text:p>
          </table:table-cell>
          <table:table-cell office:value-type="float" office:value="3.20119" calcext:value-type="float">
            <text:p>3.20119</text:p>
          </table:table-cell>
          <table:table-cell office:value-type="float" office:value="2.91741" calcext:value-type="float">
            <text:p>2.917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8107" calcext:value-type="float">
            <text:p>1.68107</text:p>
          </table:table-cell>
          <table:table-cell office:value-type="float" office:value="0.560051" calcext:value-type="float">
            <text:p>0.560051</text:p>
          </table:table-cell>
          <table:table-cell office:value-type="float" office:value="7.60883" calcext:value-type="float">
            <text:p>7.60883</text:p>
          </table:table-cell>
          <table:table-cell office:value-type="float" office:value="9.65263" calcext:value-type="float">
            <text:p>9.65263</text:p>
          </table:table-cell>
          <table:table-cell office:value-type="float" office:value="-0.960186" calcext:value-type="float">
            <text:p>-0.960186</text:p>
          </table:table-cell>
          <table:table-cell office:value-type="float" office:value="0.168346" calcext:value-type="float">
            <text:p>0.168346</text:p>
          </table:table-cell>
          <table:table-cell office:value-type="float" office:value="0.0948589" calcext:value-type="float">
            <text:p>0.0948589</text:p>
          </table:table-cell>
          <table:table-cell office:value-type="float" office:value="10.7411" calcext:value-type="float">
            <text:p>10.7411</text:p>
          </table:table-cell>
          <table:table-cell office:value-type="float" office:value="3.00792" calcext:value-type="float">
            <text:p>3.00792</text:p>
          </table:table-cell>
          <table:table-cell office:value-type="float" office:value="0.108706" calcext:value-type="float">
            <text:p>0.10870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86887" calcext:value-type="float">
            <text:p>1.86887</text:p>
          </table:table-cell>
          <table:table-cell office:value-type="float" office:value="0.667425" calcext:value-type="float">
            <text:p>0.667425</text:p>
          </table:table-cell>
          <table:table-cell office:value-type="float" office:value="3.97383" calcext:value-type="float">
            <text:p>3.97383</text:p>
          </table:table-cell>
          <table:table-cell office:value-type="float" office:value="8.23745" calcext:value-type="float">
            <text:p>8.23745</text:p>
          </table:table-cell>
          <table:table-cell office:value-type="float" office:value="4.19017" calcext:value-type="float">
            <text:p>4.19017</text:p>
          </table:table-cell>
          <table:table-cell office:value-type="float" office:value="0.190724" calcext:value-type="float">
            <text:p>0.190724</text:p>
          </table:table-cell>
          <table:table-cell office:value-type="float" office:value="0.0910268" calcext:value-type="float">
            <text:p>0.0910268</text:p>
          </table:table-cell>
          <table:table-cell office:value-type="float" office:value="10.2602" calcext:value-type="float">
            <text:p>10.2602</text:p>
          </table:table-cell>
          <table:table-cell office:value-type="float" office:value="3.10736" calcext:value-type="float">
            <text:p>3.10736</text:p>
          </table:table-cell>
          <table:table-cell office:value-type="float" office:value="9.93413" calcext:value-type="float">
            <text:p>9.93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97247" calcext:value-type="float">
            <text:p>1.97247</text:p>
          </table:table-cell>
          <table:table-cell office:value-type="float" office:value="0.544565" calcext:value-type="float">
            <text:p>0.544565</text:p>
          </table:table-cell>
          <table:table-cell office:value-type="float" office:value="3.31551" calcext:value-type="float">
            <text:p>3.31551</text:p>
          </table:table-cell>
          <table:table-cell office:value-type="float" office:value="2.46717" calcext:value-type="float">
            <text:p>2.46717</text:p>
          </table:table-cell>
          <table:table-cell office:value-type="float" office:value="-2.757" calcext:value-type="float">
            <text:p>-2.757</text:p>
          </table:table-cell>
          <table:table-cell office:value-type="float" office:value="0.238353" calcext:value-type="float">
            <text:p>0.238353</text:p>
          </table:table-cell>
          <table:table-cell office:value-type="float" office:value="0.0878994" calcext:value-type="float">
            <text:p>0.0878994</text:p>
          </table:table-cell>
          <table:table-cell office:value-type="float" office:value="9.98443" calcext:value-type="float">
            <text:p>9.98443</text:p>
          </table:table-cell>
          <table:table-cell office:value-type="float" office:value="2.99313" calcext:value-type="float">
            <text:p>2.99313</text:p>
          </table:table-cell>
          <table:table-cell office:value-type="float" office:value="4.18587" calcext:value-type="float">
            <text:p>4.1858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5716" calcext:value-type="float">
            <text:p>1.5716</text:p>
          </table:table-cell>
          <table:table-cell office:value-type="float" office:value="1.25578" calcext:value-type="float">
            <text:p>1.25578</text:p>
          </table:table-cell>
          <table:table-cell office:value-type="float" office:value="0.761975" calcext:value-type="float">
            <text:p>0.761975</text:p>
          </table:table-cell>
          <table:table-cell office:value-type="float" office:value="1.40232" calcext:value-type="float">
            <text:p>1.40232</text:p>
          </table:table-cell>
          <table:table-cell office:value-type="float" office:value="-0.915171" calcext:value-type="float">
            <text:p>-0.915171</text:p>
          </table:table-cell>
          <table:table-cell office:value-type="float" office:value="0.43225" calcext:value-type="float">
            <text:p>0.43225</text:p>
          </table:table-cell>
          <table:table-cell office:value-type="float" office:value="0.230923" calcext:value-type="float">
            <text:p>0.230923</text:p>
          </table:table-cell>
          <table:table-cell office:value-type="float" office:value="9.56372" calcext:value-type="float">
            <text:p>9.56372</text:p>
          </table:table-cell>
          <table:table-cell office:value-type="float" office:value="2.83122" calcext:value-type="float">
            <text:p>2.83122</text:p>
          </table:table-cell>
          <table:table-cell office:value-type="float" office:value="21.4718" calcext:value-type="float">
            <text:p>21.47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96765" calcext:value-type="float">
            <text:p>1.96765</text:p>
          </table:table-cell>
          <table:table-cell office:value-type="float" office:value="1.10636" calcext:value-type="float">
            <text:p>1.10636</text:p>
          </table:table-cell>
          <table:table-cell office:value-type="float" office:value="5.00827" calcext:value-type="float">
            <text:p>5.00827</text:p>
          </table:table-cell>
          <table:table-cell office:value-type="float" office:value="21.6217" calcext:value-type="float">
            <text:p>21.6217</text:p>
          </table:table-cell>
          <table:table-cell office:value-type="float" office:value="-7.94629" calcext:value-type="float">
            <text:p>-7.94629</text:p>
          </table:table-cell>
          <table:table-cell office:value-type="float" office:value="0.512364" calcext:value-type="float">
            <text:p>0.512364</text:p>
          </table:table-cell>
          <table:table-cell office:value-type="float" office:value="0.268989" calcext:value-type="float">
            <text:p>0.268989</text:p>
          </table:table-cell>
          <table:table-cell office:value-type="float" office:value="9.59411" calcext:value-type="float">
            <text:p>9.59411</text:p>
          </table:table-cell>
          <table:table-cell office:value-type="float" office:value="2.74093" calcext:value-type="float">
            <text:p>2.74093</text:p>
          </table:table-cell>
          <table:table-cell office:value-type="float" office:value="181.877" calcext:value-type="float">
            <text:p>181.8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49297" calcext:value-type="float">
            <text:p>2.49297</text:p>
          </table:table-cell>
          <table:table-cell office:value-type="float" office:value="0.926186" calcext:value-type="float">
            <text:p>0.926186</text:p>
          </table:table-cell>
          <table:table-cell office:value-type="float" office:value="5.12789" calcext:value-type="float">
            <text:p>5.12789</text:p>
          </table:table-cell>
          <table:table-cell office:value-type="float" office:value="23.4884" calcext:value-type="float">
            <text:p>23.4884</text:p>
          </table:table-cell>
          <table:table-cell office:value-type="float" office:value="-7.24865" calcext:value-type="float">
            <text:p>-7.24865</text:p>
          </table:table-cell>
          <table:table-cell office:value-type="float" office:value="0.532849" calcext:value-type="float">
            <text:p>0.532849</text:p>
          </table:table-cell>
          <table:table-cell office:value-type="float" office:value="0.27286" calcext:value-type="float">
            <text:p>0.27286</text:p>
          </table:table-cell>
          <table:table-cell office:value-type="float" office:value="9.30041" calcext:value-type="float">
            <text:p>9.30041</text:p>
          </table:table-cell>
          <table:table-cell office:value-type="float" office:value="3.04956" calcext:value-type="float">
            <text:p>3.04956</text:p>
          </table:table-cell>
          <table:table-cell office:value-type="float" office:value="29.157" calcext:value-type="float">
            <text:p>29.1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893" calcext:value-type="float">
            <text:p>2.8893</text:p>
          </table:table-cell>
          <table:table-cell office:value-type="float" office:value="0.480659" calcext:value-type="float">
            <text:p>0.480659</text:p>
          </table:table-cell>
          <table:table-cell office:value-type="float" office:value="5.86811" calcext:value-type="float">
            <text:p>5.86811</text:p>
          </table:table-cell>
          <table:table-cell office:value-type="float" office:value="0.611701" calcext:value-type="float">
            <text:p>0.611701</text:p>
          </table:table-cell>
          <table:table-cell office:value-type="float" office:value="-10.283" calcext:value-type="float">
            <text:p>-10.283</text:p>
          </table:table-cell>
          <table:table-cell office:value-type="float" office:value="0.535951" calcext:value-type="float">
            <text:p>0.535951</text:p>
          </table:table-cell>
          <table:table-cell office:value-type="float" office:value="0.264442" calcext:value-type="float">
            <text:p>0.264442</text:p>
          </table:table-cell>
          <table:table-cell office:value-type="float" office:value="8.90516" calcext:value-type="float">
            <text:p>8.90516</text:p>
          </table:table-cell>
          <table:table-cell office:value-type="float" office:value="3.06691" calcext:value-type="float">
            <text:p>3.06691</text:p>
          </table:table-cell>
          <table:table-cell office:value-type="float" office:value="1.95109" calcext:value-type="float">
            <text:p>1.9510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28402" calcext:value-type="float">
            <text:p>3.28402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5.61567" calcext:value-type="float">
            <text:p>5.61567</text:p>
          </table:table-cell>
          <table:table-cell office:value-type="float" office:value="2.48071" calcext:value-type="float">
            <text:p>2.48071</text:p>
          </table:table-cell>
          <table:table-cell office:value-type="float" office:value="-19.5523" calcext:value-type="float">
            <text:p>-19.5523</text:p>
          </table:table-cell>
          <table:table-cell office:value-type="float" office:value="0.528787" calcext:value-type="float">
            <text:p>0.528787</text:p>
          </table:table-cell>
          <table:table-cell office:value-type="float" office:value="0.263207" calcext:value-type="float">
            <text:p>0.263207</text:p>
          </table:table-cell>
          <table:table-cell office:value-type="float" office:value="8.96224" calcext:value-type="float">
            <text:p>8.96224</text:p>
          </table:table-cell>
          <table:table-cell office:value-type="float" office:value="3.08608" calcext:value-type="float">
            <text:p>3.08608</text:p>
          </table:table-cell>
          <table:table-cell office:value-type="float" office:value="31.1009" calcext:value-type="float">
            <text:p>31.10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0859" calcext:value-type="float">
            <text:p>3.40859</text:p>
          </table:table-cell>
          <table:table-cell office:value-type="float" office:value="0.518561" calcext:value-type="float">
            <text:p>0.518561</text:p>
          </table:table-cell>
          <table:table-cell office:value-type="float" office:value="5.42471" calcext:value-type="float">
            <text:p>5.42471</text:p>
          </table:table-cell>
          <table:table-cell office:value-type="float" office:value="14.2685" calcext:value-type="float">
            <text:p>14.2685</text:p>
          </table:table-cell>
          <table:table-cell office:value-type="float" office:value="-10.9134" calcext:value-type="float">
            <text:p>-10.9134</text:p>
          </table:table-cell>
          <table:table-cell office:value-type="float" office:value="0.531722" calcext:value-type="float">
            <text:p>0.531722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8.77879" calcext:value-type="float">
            <text:p>8.77879</text:p>
          </table:table-cell>
          <table:table-cell office:value-type="float" office:value="3.28426" calcext:value-type="float">
            <text:p>3.28426</text:p>
          </table:table-cell>
          <table:table-cell office:value-type="float" office:value="9.38928" calcext:value-type="float">
            <text:p>9.3892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02084" calcext:value-type="float">
            <text:p>4.02084</text:p>
          </table:table-cell>
          <table:table-cell office:value-type="float" office:value="0.567726" calcext:value-type="float">
            <text:p>0.567726</text:p>
          </table:table-cell>
          <table:table-cell office:value-type="float" office:value="5.80369" calcext:value-type="float">
            <text:p>5.80369</text:p>
          </table:table-cell>
          <table:table-cell office:value-type="float" office:value="26.273" calcext:value-type="float">
            <text:p>26.273</text:p>
          </table:table-cell>
          <table:table-cell office:value-type="float" office:value="-2.13186" calcext:value-type="float">
            <text:p>-2.13186</text:p>
          </table:table-cell>
          <table:table-cell office:value-type="float" office:value="0.516697" calcext:value-type="float">
            <text:p>0.516697</text:p>
          </table:table-cell>
          <table:table-cell office:value-type="float" office:value="0.247738" calcext:value-type="float">
            <text:p>0.247738</text:p>
          </table:table-cell>
          <table:table-cell office:value-type="float" office:value="8.51101" calcext:value-type="float">
            <text:p>8.51101</text:p>
          </table:table-cell>
          <table:table-cell office:value-type="float" office:value="3.43395" calcext:value-type="float">
            <text:p>3.43395</text:p>
          </table:table-cell>
          <table:table-cell office:value-type="float" office:value="11.5739" calcext:value-type="float">
            <text:p>11.57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8696" calcext:value-type="float">
            <text:p>4.58696</text:p>
          </table:table-cell>
          <table:table-cell office:value-type="float" office:value="-0.207937" calcext:value-type="float">
            <text:p>-0.207937</text:p>
          </table:table-cell>
          <table:table-cell office:value-type="float" office:value="5.33662" calcext:value-type="float">
            <text:p>5.33662</text:p>
          </table:table-cell>
          <table:table-cell office:value-type="float" office:value="33.2834" calcext:value-type="float">
            <text:p>33.2834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.500812" calcext:value-type="float">
            <text:p>0.500812</text:p>
          </table:table-cell>
          <table:table-cell office:value-type="float" office:value="0.322697" calcext:value-type="float">
            <text:p>0.322697</text:p>
          </table:table-cell>
          <table:table-cell office:value-type="float" office:value="8.41123" calcext:value-type="float">
            <text:p>8.41123</text:p>
          </table:table-cell>
          <table:table-cell office:value-type="float" office:value="3.54247" calcext:value-type="float">
            <text:p>3.54247</text:p>
          </table:table-cell>
          <table:table-cell office:value-type="float" office:value="22.2131" calcext:value-type="float">
            <text:p>22.213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62914" calcext:value-type="float">
            <text:p>4.62914</text:p>
          </table:table-cell>
          <table:table-cell office:value-type="float" office:value="0.189015" calcext:value-type="float">
            <text:p>0.189015</text:p>
          </table:table-cell>
          <table:table-cell office:value-type="float" office:value="5.62825" calcext:value-type="float">
            <text:p>5.62825</text:p>
          </table:table-cell>
          <table:table-cell office:value-type="float" office:value="36.093" calcext:value-type="float">
            <text:p>36.093</text:p>
          </table:table-cell>
          <table:table-cell office:value-type="float" office:value="12.9993" calcext:value-type="float">
            <text:p>12.9993</text:p>
          </table:table-cell>
          <table:table-cell office:value-type="float" office:value="0.486808" calcext:value-type="float">
            <text:p>0.486808</text:p>
          </table:table-cell>
          <table:table-cell office:value-type="float" office:value="0.33383" calcext:value-type="float">
            <text:p>0.33383</text:p>
          </table:table-cell>
          <table:table-cell office:value-type="float" office:value="8.26357" calcext:value-type="float">
            <text:p>8.26357</text:p>
          </table:table-cell>
          <table:table-cell office:value-type="float" office:value="3.71967" calcext:value-type="float">
            <text:p>3.71967</text:p>
          </table:table-cell>
          <table:table-cell office:value-type="float" office:value="40.7829" calcext:value-type="float">
            <text:p>40.7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06995" calcext:value-type="float">
            <text:p>5.06995</text:p>
          </table:table-cell>
          <table:table-cell office:value-type="float" office:value="0.63684" calcext:value-type="float">
            <text:p>0.63684</text:p>
          </table:table-cell>
          <table:table-cell office:value-type="float" office:value="5.62372" calcext:value-type="float">
            <text:p>5.62372</text:p>
          </table:table-cell>
          <table:table-cell office:value-type="float" office:value="22.9741" calcext:value-type="float">
            <text:p>22.9741</text:p>
          </table:table-cell>
          <table:table-cell office:value-type="float" office:value="8.73348" calcext:value-type="float">
            <text:p>8.73348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324583" calcext:value-type="float">
            <text:p>0.324583</text:p>
          </table:table-cell>
          <table:table-cell office:value-type="float" office:value="8.26511" calcext:value-type="float">
            <text:p>8.26511</text:p>
          </table:table-cell>
          <table:table-cell office:value-type="float" office:value="3.79866" calcext:value-type="float">
            <text:p>3.79866</text:p>
          </table:table-cell>
          <table:table-cell office:value-type="float" office:value="1.8752" calcext:value-type="float">
            <text:p>1.87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44984" calcext:value-type="float">
            <text:p>5.44984</text:p>
          </table:table-cell>
          <table:table-cell office:value-type="float" office:value="0.638595" calcext:value-type="float">
            <text:p>0.638595</text:p>
          </table:table-cell>
          <table:table-cell office:value-type="float" office:value="5.68977" calcext:value-type="float">
            <text:p>5.68977</text:p>
          </table:table-cell>
          <table:table-cell office:value-type="float" office:value="19.7409" calcext:value-type="float">
            <text:p>19.7409</text:p>
          </table:table-cell>
          <table:table-cell office:value-type="float" office:value="7.99357" calcext:value-type="float">
            <text:p>7.99357</text:p>
          </table:table-cell>
          <table:table-cell office:value-type="float" office:value="0.462467" calcext:value-type="float">
            <text:p>0.462467</text:p>
          </table:table-cell>
          <table:table-cell office:value-type="float" office:value="0.316183" calcext:value-type="float">
            <text:p>0.316183</text:p>
          </table:table-cell>
          <table:table-cell office:value-type="float" office:value="8.05297" calcext:value-type="float">
            <text:p>8.05297</text:p>
          </table:table-cell>
          <table:table-cell office:value-type="float" office:value="3.81635" calcext:value-type="float">
            <text:p>3.81635</text:p>
          </table:table-cell>
          <table:table-cell office:value-type="float" office:value="1.21036" calcext:value-type="float">
            <text:p>1.210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3979" calcext:value-type="float">
            <text:p>5.53979</text:p>
          </table:table-cell>
          <table:table-cell office:value-type="float" office:value="0.780045" calcext:value-type="float">
            <text:p>0.780045</text:p>
          </table:table-cell>
          <table:table-cell office:value-type="float" office:value="5.72861" calcext:value-type="float">
            <text:p>5.72861</text:p>
          </table:table-cell>
          <table:table-cell office:value-type="float" office:value="26.3579" calcext:value-type="float">
            <text:p>26.3579</text:p>
          </table:table-cell>
          <table:table-cell office:value-type="float" office:value="11.9007" calcext:value-type="float">
            <text:p>11.9007</text:p>
          </table:table-cell>
          <table:table-cell office:value-type="float" office:value="0.450762" calcext:value-type="float">
            <text:p>0.450762</text:p>
          </table:table-cell>
          <table:table-cell office:value-type="float" office:value="0.308572" calcext:value-type="float">
            <text:p>0.308572</text:p>
          </table:table-cell>
          <table:table-cell office:value-type="float" office:value="7.8821" calcext:value-type="float">
            <text:p>7.8821</text:p>
          </table:table-cell>
          <table:table-cell office:value-type="float" office:value="3.88748" calcext:value-type="float">
            <text:p>3.88748</text:p>
          </table:table-cell>
          <table:table-cell office:value-type="float" office:value="-0.413499" calcext:value-type="float">
            <text:p>-0.41349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81911" calcext:value-type="float">
            <text:p>5.81911</text:p>
          </table:table-cell>
          <table:table-cell office:value-type="float" office:value="0.570517" calcext:value-type="float">
            <text:p>0.570517</text:p>
          </table:table-cell>
          <table:table-cell office:value-type="float" office:value="5.51458" calcext:value-type="float">
            <text:p>5.51458</text:p>
          </table:table-cell>
          <table:table-cell office:value-type="float" office:value="10.8504" calcext:value-type="float">
            <text:p>10.8504</text:p>
          </table:table-cell>
          <table:table-cell office:value-type="float" office:value="-26.7444" calcext:value-type="float">
            <text:p>-26.7444</text:p>
          </table:table-cell>
          <table:table-cell office:value-type="float" office:value="0.43995" calcext:value-type="float">
            <text:p>0.43995</text:p>
          </table:table-cell>
          <table:table-cell office:value-type="float" office:value="0.303092" calcext:value-type="float">
            <text:p>0.303092</text:p>
          </table:table-cell>
          <table:table-cell office:value-type="float" office:value="7.80121" calcext:value-type="float">
            <text:p>7.80121</text:p>
          </table:table-cell>
          <table:table-cell office:value-type="float" office:value="4.00139" calcext:value-type="float">
            <text:p>4.00139</text:p>
          </table:table-cell>
          <table:table-cell office:value-type="float" office:value="4.39429" calcext:value-type="float">
            <text:p>4.394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421" calcext:value-type="float">
            <text:p>5.9421</text:p>
          </table:table-cell>
          <table:table-cell office:value-type="float" office:value="0.499893" calcext:value-type="float">
            <text:p>0.499893</text:p>
          </table:table-cell>
          <table:table-cell office:value-type="float" office:value="5.47187" calcext:value-type="float">
            <text:p>5.47187</text:p>
          </table:table-cell>
          <table:table-cell office:value-type="float" office:value="7.28612" calcext:value-type="float">
            <text:p>7.28612</text:p>
          </table:table-cell>
          <table:table-cell office:value-type="float" office:value="-34.6816" calcext:value-type="float">
            <text:p>-34.6816</text:p>
          </table:table-cell>
          <table:table-cell office:value-type="float" office:value="0.430407" calcext:value-type="float">
            <text:p>0.430407</text:p>
          </table:table-cell>
          <table:table-cell office:value-type="float" office:value="0.300797" calcext:value-type="float">
            <text:p>0.300797</text:p>
          </table:table-cell>
          <table:table-cell office:value-type="float" office:value="7.63641" calcext:value-type="float">
            <text:p>7.63641</text:p>
          </table:table-cell>
          <table:table-cell office:value-type="float" office:value="4.01078" calcext:value-type="float">
            <text:p>4.01078</text:p>
          </table:table-cell>
          <table:table-cell office:value-type="float" office:value="3.53146" calcext:value-type="float">
            <text:p>3.5314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93308" calcext:value-type="float">
            <text:p>5.93308</text:p>
          </table:table-cell>
          <table:table-cell office:value-type="float" office:value="0.767976" calcext:value-type="float">
            <text:p>0.767976</text:p>
          </table:table-cell>
          <table:table-cell office:value-type="float" office:value="5.61119" calcext:value-type="float">
            <text:p>5.61119</text:p>
          </table:table-cell>
          <table:table-cell office:value-type="float" office:value="21.4028" calcext:value-type="float">
            <text:p>21.4028</text:p>
          </table:table-cell>
          <table:table-cell office:value-type="float" office:value="10.7653" calcext:value-type="float">
            <text:p>10.7653</text:p>
          </table:table-cell>
          <table:table-cell office:value-type="float" office:value="0.427985" calcext:value-type="float">
            <text:p>0.427985</text:p>
          </table:table-cell>
          <table:table-cell office:value-type="float" office:value="0.294185" calcext:value-type="float">
            <text:p>0.294185</text:p>
          </table:table-cell>
          <table:table-cell office:value-type="float" office:value="7.74393" calcext:value-type="float">
            <text:p>7.74393</text:p>
          </table:table-cell>
          <table:table-cell office:value-type="float" office:value="3.96181" calcext:value-type="float">
            <text:p>3.96181</text:p>
          </table:table-cell>
          <table:table-cell office:value-type="float" office:value="10.1666" calcext:value-type="float">
            <text:p>10.16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483" calcext:value-type="float">
            <text:p>7.04483</text:p>
          </table:table-cell>
          <table:table-cell office:value-type="float" office:value="0.459063" calcext:value-type="float">
            <text:p>0.459063</text:p>
          </table:table-cell>
          <table:table-cell office:value-type="float" office:value="5.76961" calcext:value-type="float">
            <text:p>5.76961</text:p>
          </table:table-cell>
          <table:table-cell office:value-type="float" office:value="-12594.1" calcext:value-type="float">
            <text:p>-12594.1</text:p>
          </table:table-cell>
          <table:table-cell office:value-type="float" office:value="-181266" calcext:value-type="float">
            <text:p>-181266</text:p>
          </table:table-cell>
          <table:table-cell office:value-type="float" office:value="0.430452" calcext:value-type="float">
            <text:p>0.430452</text:p>
          </table:table-cell>
          <table:table-cell office:value-type="float" office:value="0.295926" calcext:value-type="float">
            <text:p>0.295926</text:p>
          </table:table-cell>
          <table:table-cell office:value-type="float" office:value="7.84994" calcext:value-type="float">
            <text:p>7.84994</text:p>
          </table:table-cell>
          <table:table-cell office:value-type="float" office:value="3.94847" calcext:value-type="float">
            <text:p>3.94847</text:p>
          </table:table-cell>
          <table:table-cell office:value-type="float" office:value="-6.92771" calcext:value-type="float">
            <text:p>-6.9277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81196" calcext:value-type="float">
            <text:p>6.81196</text:p>
          </table:table-cell>
          <table:table-cell office:value-type="float" office:value="0.600506" calcext:value-type="float">
            <text:p>0.600506</text:p>
          </table:table-cell>
          <table:table-cell office:value-type="float" office:value="5.76175" calcext:value-type="float">
            <text:p>5.76175</text:p>
          </table:table-cell>
          <table:table-cell office:value-type="float" office:value="-15211.6" calcext:value-type="float">
            <text:p>-15211.6</text:p>
          </table:table-cell>
          <table:table-cell office:value-type="float" office:value="-127285" calcext:value-type="float">
            <text:p>-127285</text:p>
          </table:table-cell>
          <table:table-cell office:value-type="float" office:value="0.421757" calcext:value-type="float">
            <text:p>0.421757</text:p>
          </table:table-cell>
          <table:table-cell office:value-type="float" office:value="0.293192" calcext:value-type="float">
            <text:p>0.293192</text:p>
          </table:table-cell>
          <table:table-cell office:value-type="float" office:value="7.69236" calcext:value-type="float">
            <text:p>7.69236</text:p>
          </table:table-cell>
          <table:table-cell office:value-type="float" office:value="3.87005" calcext:value-type="float">
            <text:p>3.87005</text:p>
          </table:table-cell>
          <table:table-cell office:value-type="float" office:value="1.63383" calcext:value-type="float">
            <text:p>1.633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78617" calcext:value-type="float">
            <text:p>6.78617</text:p>
          </table:table-cell>
          <table:table-cell office:value-type="float" office:value="0.586505" calcext:value-type="float">
            <text:p>0.586505</text:p>
          </table:table-cell>
          <table:table-cell office:value-type="float" office:value="5.63287" calcext:value-type="float">
            <text:p>5.63287</text:p>
          </table:table-cell>
          <table:table-cell office:value-type="float" office:value="-93110.6" calcext:value-type="float">
            <text:p>-93110.6</text:p>
          </table:table-cell>
          <table:table-cell office:value-type="float" office:value="-512834" calcext:value-type="float">
            <text:p>-512834</text:p>
          </table:table-cell>
          <table:table-cell office:value-type="float" office:value="0.417419" calcext:value-type="float">
            <text:p>0.417419</text:p>
          </table:table-cell>
          <table:table-cell office:value-type="float" office:value="0.291953" calcext:value-type="float">
            <text:p>0.291953</text:p>
          </table:table-cell>
          <table:table-cell office:value-type="float" office:value="7.54361" calcext:value-type="float">
            <text:p>7.54361</text:p>
          </table:table-cell>
          <table:table-cell office:value-type="float" office:value="3.79913" calcext:value-type="float">
            <text:p>3.79913</text:p>
          </table:table-cell>
          <table:table-cell office:value-type="float" office:value="5.87151" calcext:value-type="float">
            <text:p>5.8715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88531" calcext:value-type="float">
            <text:p>6.88531</text:p>
          </table:table-cell>
          <table:table-cell office:value-type="float" office:value="0.661522" calcext:value-type="float">
            <text:p>0.661522</text:p>
          </table:table-cell>
          <table:table-cell office:value-type="float" office:value="5.62489" calcext:value-type="float">
            <text:p>5.62489</text:p>
          </table:table-cell>
          <table:table-cell office:value-type="float" office:value="-152633" calcext:value-type="float">
            <text:p>-152633</text:p>
          </table:table-cell>
          <table:table-cell office:value-type="float" office:value="-658350" calcext:value-type="float">
            <text:p>-658350</text:p>
          </table:table-cell>
          <table:table-cell office:value-type="float" office:value="0.418497" calcext:value-type="float">
            <text:p>0.418497</text:p>
          </table:table-cell>
          <table:table-cell office:value-type="float" office:value="0.289436" calcext:value-type="float">
            <text:p>0.289436</text:p>
          </table:table-cell>
          <table:table-cell office:value-type="float" office:value="7.51109" calcext:value-type="float">
            <text:p>7.51109</text:p>
          </table:table-cell>
          <table:table-cell office:value-type="float" office:value="3.90522" calcext:value-type="float">
            <text:p>3.90522</text:p>
          </table:table-cell>
          <table:table-cell office:value-type="float" office:value="8.80492" calcext:value-type="float">
            <text:p>8.804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9157" calcext:value-type="float">
            <text:p>6.9157</text:p>
          </table:table-cell>
          <table:table-cell office:value-type="float" office:value="0.620521" calcext:value-type="float">
            <text:p>0.620521</text:p>
          </table:table-cell>
          <table:table-cell office:value-type="float" office:value="5.75577" calcext:value-type="float">
            <text:p>5.75577</text:p>
          </table:table-cell>
          <table:table-cell office:value-type="float" office:value="-137461" calcext:value-type="float">
            <text:p>-137461</text:p>
          </table:table-cell>
          <table:table-cell office:value-type="float" office:value="-517663" calcext:value-type="float">
            <text:p>-517663</text:p>
          </table:table-cell>
          <table:table-cell office:value-type="float" office:value="0.430074" calcext:value-type="float">
            <text:p>0.430074</text:p>
          </table:table-cell>
          <table:table-cell office:value-type="float" office:value="0.289347" calcext:value-type="float">
            <text:p>0.289347</text:p>
          </table:table-cell>
          <table:table-cell office:value-type="float" office:value="7.60988" calcext:value-type="float">
            <text:p>7.60988</text:p>
          </table:table-cell>
          <table:table-cell office:value-type="float" office:value="3.86404" calcext:value-type="float">
            <text:p>3.86404</text:p>
          </table:table-cell>
          <table:table-cell office:value-type="float" office:value="17.0198" calcext:value-type="float">
            <text:p>17.019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6988" calcext:value-type="float">
            <text:p>7.06988</text:p>
          </table:table-cell>
          <table:table-cell office:value-type="float" office:value="0.579223" calcext:value-type="float">
            <text:p>0.579223</text:p>
          </table:table-cell>
          <table:table-cell office:value-type="float" office:value="5.87888" calcext:value-type="float">
            <text:p>5.87888</text:p>
          </table:table-cell>
          <table:table-cell office:value-type="float" office:value="-151764" calcext:value-type="float">
            <text:p>-151764</text:p>
          </table:table-cell>
          <table:table-cell office:value-type="float" office:value="-510619" calcext:value-type="float">
            <text:p>-510619</text:p>
          </table:table-cell>
          <table:table-cell office:value-type="float" office:value="0.446255" calcext:value-type="float">
            <text:p>0.446255</text:p>
          </table:table-cell>
          <table:table-cell office:value-type="float" office:value="0.292182" calcext:value-type="float">
            <text:p>0.292182</text:p>
          </table:table-cell>
          <table:table-cell office:value-type="float" office:value="7.47866" calcext:value-type="float">
            <text:p>7.47866</text:p>
          </table:table-cell>
          <table:table-cell office:value-type="float" office:value="3.79708" calcext:value-type="float">
            <text:p>3.79708</text:p>
          </table:table-cell>
          <table:table-cell office:value-type="float" office:value="29.6931" calcext:value-type="float">
            <text:p>29.69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7494" calcext:value-type="float">
            <text:p>7.07494</text:p>
          </table:table-cell>
          <table:table-cell office:value-type="float" office:value="0.55137" calcext:value-type="float">
            <text:p>0.55137</text:p>
          </table:table-cell>
          <table:table-cell office:value-type="float" office:value="5.77817" calcext:value-type="float">
            <text:p>5.77817</text:p>
          </table:table-cell>
          <table:table-cell office:value-type="float" office:value="-207099" calcext:value-type="float">
            <text:p>-207099</text:p>
          </table:table-cell>
          <table:table-cell office:value-type="float" office:value="-591157" calcext:value-type="float">
            <text:p>-591157</text:p>
          </table:table-cell>
          <table:table-cell office:value-type="float" office:value="0.476772" calcext:value-type="float">
            <text:p>0.476772</text:p>
          </table:table-cell>
          <table:table-cell office:value-type="float" office:value="0.29768" calcext:value-type="float">
            <text:p>0.29768</text:p>
          </table:table-cell>
          <table:table-cell office:value-type="float" office:value="7.35633" calcext:value-type="float">
            <text:p>7.35633</text:p>
          </table:table-cell>
          <table:table-cell office:value-type="float" office:value="3.78847" calcext:value-type="float">
            <text:p>3.78847</text:p>
          </table:table-cell>
          <table:table-cell office:value-type="float" office:value="20.7991" calcext:value-type="float">
            <text:p>20.799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752" calcext:value-type="float">
            <text:p>7.0752</text:p>
          </table:table-cell>
          <table:table-cell office:value-type="float" office:value="0.551941" calcext:value-type="float">
            <text:p>0.551941</text:p>
          </table:table-cell>
          <table:table-cell office:value-type="float" office:value="5.79303" calcext:value-type="float">
            <text:p>5.79303</text:p>
          </table:table-cell>
          <table:table-cell office:value-type="float" office:value="-236376" calcext:value-type="float">
            <text:p>-236376</text:p>
          </table:table-cell>
          <table:table-cell office:value-type="float" office:value="-590576" calcext:value-type="float">
            <text:p>-590576</text:p>
          </table:table-cell>
          <table:table-cell office:value-type="float" office:value="0.522005" calcext:value-type="float">
            <text:p>0.522005</text:p>
          </table:table-cell>
          <table:table-cell office:value-type="float" office:value="0.304575" calcext:value-type="float">
            <text:p>0.304575</text:p>
          </table:table-cell>
          <table:table-cell office:value-type="float" office:value="7.43087" calcext:value-type="float">
            <text:p>7.43087</text:p>
          </table:table-cell>
          <table:table-cell office:value-type="float" office:value="3.82026" calcext:value-type="float">
            <text:p>3.82026</text:p>
          </table:table-cell>
          <table:table-cell office:value-type="float" office:value="64.8455" calcext:value-type="float">
            <text:p>64.84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7449" calcext:value-type="float">
            <text:p>7.07449</text:p>
          </table:table-cell>
          <table:table-cell office:value-type="float" office:value="0.549146" calcext:value-type="float">
            <text:p>0.549146</text:p>
          </table:table-cell>
          <table:table-cell office:value-type="float" office:value="5.74052" calcext:value-type="float">
            <text:p>5.74052</text:p>
          </table:table-cell>
          <table:table-cell office:value-type="float" office:value="10533800000" calcext:value-type="float">
            <text:p>10533800000</text:p>
          </table:table-cell>
          <table:table-cell office:value-type="float" office:value="9591430000" calcext:value-type="float">
            <text:p>9591430000</text:p>
          </table:table-cell>
          <table:table-cell office:value-type="float" office:value="0.580646" calcext:value-type="float">
            <text:p>0.580646</text:p>
          </table:table-cell>
          <table:table-cell office:value-type="float" office:value="0.313091" calcext:value-type="float">
            <text:p>0.313091</text:p>
          </table:table-cell>
          <table:table-cell office:value-type="float" office:value="7.52104" calcext:value-type="float">
            <text:p>7.52104</text:p>
          </table:table-cell>
          <table:table-cell office:value-type="float" office:value="3.82382" calcext:value-type="float">
            <text:p>3.82382</text:p>
          </table:table-cell>
          <table:table-cell office:value-type="float" office:value="17.4476" calcext:value-type="float">
            <text:p>17.44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7532" calcext:value-type="float">
            <text:p>7.07532</text:p>
          </table:table-cell>
          <table:table-cell office:value-type="float" office:value="0.550377" calcext:value-type="float">
            <text:p>0.550377</text:p>
          </table:table-cell>
          <table:table-cell office:value-type="float" office:value="5.74284" calcext:value-type="float">
            <text:p>5.74284</text:p>
          </table:table-cell>
          <table:table-cell office:value-type="float" office:value="10913500000" calcext:value-type="float">
            <text:p>10913500000</text:p>
          </table:table-cell>
          <table:table-cell office:value-type="float" office:value="9504460000" calcext:value-type="float">
            <text:p>9504460000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32306" calcext:value-type="float">
            <text:p>0.32306</text:p>
          </table:table-cell>
          <table:table-cell office:value-type="float" office:value="7.40654" calcext:value-type="float">
            <text:p>7.40654</text:p>
          </table:table-cell>
          <table:table-cell office:value-type="float" office:value="3.76853" calcext:value-type="float">
            <text:p>3.76853</text:p>
          </table:table-cell>
          <table:table-cell office:value-type="float" office:value="135.194" calcext:value-type="float">
            <text:p>135.1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664" calcext:value-type="float">
            <text:p>7.06664</text:p>
          </table:table-cell>
          <table:table-cell office:value-type="float" office:value="0.53171" calcext:value-type="float">
            <text:p>0.53171</text:p>
          </table:table-cell>
          <table:table-cell office:value-type="float" office:value="6.13912" calcext:value-type="float">
            <text:p>6.13912</text:p>
          </table:table-cell>
          <table:table-cell office:value-type="float" office:value="79151000000" calcext:value-type="float">
            <text:p>79151000000</text:p>
          </table:table-cell>
          <table:table-cell office:value-type="float" office:value="269328000000" calcext:value-type="float">
            <text:p>269328000000</text:p>
          </table:table-cell>
          <table:table-cell office:value-type="float" office:value="0.730463" calcext:value-type="float">
            <text:p>0.730463</text:p>
          </table:table-cell>
          <table:table-cell office:value-type="float" office:value="0.335585" calcext:value-type="float">
            <text:p>0.335585</text:p>
          </table:table-cell>
          <table:table-cell office:value-type="float" office:value="7.29915" calcext:value-type="float">
            <text:p>7.29915</text:p>
          </table:table-cell>
          <table:table-cell office:value-type="float" office:value="3.71347" calcext:value-type="float">
            <text:p>3.71347</text:p>
          </table:table-cell>
          <table:table-cell office:value-type="float" office:value="103.809" calcext:value-type="float">
            <text:p>103.80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6777" calcext:value-type="float">
            <text:p>7.06777</text:p>
          </table:table-cell>
          <table:table-cell office:value-type="float" office:value="0.531463" calcext:value-type="float">
            <text:p>0.531463</text:p>
          </table:table-cell>
          <table:table-cell office:value-type="float" office:value="6.20322" calcext:value-type="float">
            <text:p>6.20322</text:p>
          </table:table-cell>
          <table:table-cell office:value-type="float" office:value="97266800000" calcext:value-type="float">
            <text:p>97266800000</text:p>
          </table:table-cell>
          <table:table-cell office:value-type="float" office:value="284412000000" calcext:value-type="float">
            <text:p>284412000000</text:p>
          </table:table-cell>
          <table:table-cell office:value-type="float" office:value="0.817728" calcext:value-type="float">
            <text:p>0.817728</text:p>
          </table:table-cell>
          <table:table-cell office:value-type="float" office:value="0.34965" calcext:value-type="float">
            <text:p>0.34965</text:p>
          </table:table-cell>
          <table:table-cell office:value-type="float" office:value="7.20424" calcext:value-type="float">
            <text:p>7.20424</text:p>
          </table:table-cell>
          <table:table-cell office:value-type="float" office:value="3.73903" calcext:value-type="float">
            <text:p>3.73903</text:p>
          </table:table-cell>
          <table:table-cell office:value-type="float" office:value="224.788" calcext:value-type="float">
            <text:p>224.7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858" calcext:value-type="float">
            <text:p>7.06858</text:p>
          </table:table-cell>
          <table:table-cell office:value-type="float" office:value="0.531147" calcext:value-type="float">
            <text:p>0.531147</text:p>
          </table:table-cell>
          <table:table-cell office:value-type="float" office:value="6.26343" calcext:value-type="float">
            <text:p>6.26343</text:p>
          </table:table-cell>
          <table:table-cell office:value-type="float" office:value="-9.655E+018" calcext:value-type="float">
            <text:p>-9.655E+018</text:p>
          </table:table-cell>
          <table:table-cell office:value-type="float" office:value="-9.35698E+019" calcext:value-type="float">
            <text:p>-9.35698E+019</text:p>
          </table:table-cell>
          <table:table-cell office:value-type="float" office:value="0.910976" calcext:value-type="float">
            <text:p>0.910976</text:p>
          </table:table-cell>
          <table:table-cell office:value-type="float" office:value="0.365271" calcext:value-type="float">
            <text:p>0.365271</text:p>
          </table:table-cell>
          <table:table-cell office:value-type="float" office:value="7.13249" calcext:value-type="float">
            <text:p>7.13249</text:p>
          </table:table-cell>
          <table:table-cell office:value-type="float" office:value="3.78226" calcext:value-type="float">
            <text:p>3.78226</text:p>
          </table:table-cell>
          <table:table-cell office:value-type="float" office:value="112.245" calcext:value-type="float">
            <text:p>112.24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7028" calcext:value-type="float">
            <text:p>7.07028</text:p>
          </table:table-cell>
          <table:table-cell office:value-type="float" office:value="0.531365" calcext:value-type="float">
            <text:p>0.531365</text:p>
          </table:table-cell>
          <table:table-cell office:value-type="float" office:value="6.37027" calcext:value-type="float">
            <text:p>6.37027</text:p>
          </table:table-cell>
          <table:table-cell office:value-type="float" office:value="-1.45339E+019" calcext:value-type="float">
            <text:p>-1.45339E+019</text:p>
          </table:table-cell>
          <table:table-cell office:value-type="float" office:value="-9.48784E+019" calcext:value-type="float">
            <text:p>-9.48784E+019</text:p>
          </table:table-cell>
          <table:table-cell office:value-type="float" office:value="1.00904" calcext:value-type="float">
            <text:p>1.00904</text:p>
          </table:table-cell>
          <table:table-cell office:value-type="float" office:value="0.38243" calcext:value-type="float">
            <text:p>0.38243</text:p>
          </table:table-cell>
          <table:table-cell office:value-type="float" office:value="7.17931" calcext:value-type="float">
            <text:p>7.17931</text:p>
          </table:table-cell>
          <table:table-cell office:value-type="float" office:value="3.78919" calcext:value-type="float">
            <text:p>3.78919</text:p>
          </table:table-cell>
          <table:table-cell office:value-type="float" office:value="431.597" calcext:value-type="float">
            <text:p>431.5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7107" calcext:value-type="float">
            <text:p>7.07107</text:p>
          </table:table-cell>
          <table:table-cell office:value-type="float" office:value="0.532739" calcext:value-type="float">
            <text:p>0.532739</text:p>
          </table:table-cell>
          <table:table-cell office:value-type="float" office:value="6.44134" calcext:value-type="float">
            <text:p>6.44134</text:p>
          </table:table-cell>
          <table:table-cell office:value-type="float" office:value="5.07937E+019" calcext:value-type="float">
            <text:p>5.07937E+019</text:p>
          </table:table-cell>
          <table:table-cell office:value-type="float" office:value="8.80057E+019" calcext:value-type="float">
            <text:p>8.80057E+019</text:p>
          </table:table-cell>
          <table:table-cell office:value-type="float" office:value="1.11116" calcext:value-type="float">
            <text:p>1.11116</text:p>
          </table:table-cell>
          <table:table-cell office:value-type="float" office:value="0.401069" calcext:value-type="float">
            <text:p>0.401069</text:p>
          </table:table-cell>
          <table:table-cell office:value-type="float" office:value="7.10566" calcext:value-type="float">
            <text:p>7.10566</text:p>
          </table:table-cell>
          <table:table-cell office:value-type="float" office:value="3.82729" calcext:value-type="float">
            <text:p>3.82729</text:p>
          </table:table-cell>
          <table:table-cell office:value-type="float" office:value="151.943" calcext:value-type="float">
            <text:p>151.9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73" calcext:value-type="float">
            <text:p>7.073</text:p>
          </table:table-cell>
          <table:table-cell office:value-type="float" office:value="0.532806" calcext:value-type="float">
            <text:p>0.532806</text:p>
          </table:table-cell>
          <table:table-cell office:value-type="float" office:value="6.55069" calcext:value-type="float">
            <text:p>6.55069</text:p>
          </table:table-cell>
          <table:table-cell office:value-type="float" office:value="3.89764E+019" calcext:value-type="float">
            <text:p>3.89764E+019</text:p>
          </table:table-cell>
          <table:table-cell office:value-type="float" office:value="4.99471E+019" calcext:value-type="float">
            <text:p>4.99471E+019</text:p>
          </table:table-cell>
          <table:table-cell office:value-type="float" office:value="1.21656" calcext:value-type="float">
            <text:p>1.21656</text:p>
          </table:table-cell>
          <table:table-cell office:value-type="float" office:value="0.42127" calcext:value-type="float">
            <text:p>0.42127</text:p>
          </table:table-cell>
          <table:table-cell office:value-type="float" office:value="7.23844" calcext:value-type="float">
            <text:p>7.23844</text:p>
          </table:table-cell>
          <table:table-cell office:value-type="float" office:value="3.81531" calcext:value-type="float">
            <text:p>3.81531</text:p>
          </table:table-cell>
          <table:table-cell office:value-type="float" office:value="486.779" calcext:value-type="float">
            <text:p>486.7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7369" calcext:value-type="float">
            <text:p>7.07369</text:p>
          </table:table-cell>
          <table:table-cell office:value-type="float" office:value="0.526638" calcext:value-type="float">
            <text:p>0.526638</text:p>
          </table:table-cell>
          <table:table-cell office:value-type="float" office:value="6.49839" calcext:value-type="float">
            <text:p>6.49839</text:p>
          </table:table-cell>
          <table:table-cell office:value-type="float" office:value="1.84926E+020" calcext:value-type="float">
            <text:p>1.84926E+020</text:p>
          </table:table-cell>
          <table:table-cell office:value-type="float" office:value="3.07045E+020" calcext:value-type="float">
            <text:p>3.07045E+020</text:p>
          </table:table-cell>
          <table:table-cell office:value-type="float" office:value="1.3248" calcext:value-type="float">
            <text:p>1.3248</text:p>
          </table:table-cell>
          <table:table-cell office:value-type="float" office:value="0.443375" calcext:value-type="float">
            <text:p>0.443375</text:p>
          </table:table-cell>
          <table:table-cell office:value-type="float" office:value="7.30085" calcext:value-type="float">
            <text:p>7.30085</text:p>
          </table:table-cell>
          <table:table-cell office:value-type="float" office:value="3.80475" calcext:value-type="float">
            <text:p>3.80475</text:p>
          </table:table-cell>
          <table:table-cell office:value-type="float" office:value="183.863" calcext:value-type="float">
            <text:p>183.8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7668" calcext:value-type="float">
            <text:p>7.07668</text:p>
          </table:table-cell>
          <table:table-cell office:value-type="float" office:value="0.526165" calcext:value-type="float">
            <text:p>0.526165</text:p>
          </table:table-cell>
          <table:table-cell office:value-type="float" office:value="6.58311" calcext:value-type="float">
            <text:p>6.58311</text:p>
          </table:table-cell>
          <table:table-cell office:value-type="float" office:value="1.90587E+020" calcext:value-type="float">
            <text:p>1.90587E+020</text:p>
          </table:table-cell>
          <table:table-cell office:value-type="float" office:value="2.85694E+020" calcext:value-type="float">
            <text:p>2.85694E+020</text:p>
          </table:table-cell>
          <table:table-cell office:value-type="float" office:value="1.43531" calcext:value-type="float">
            <text:p>1.43531</text:p>
          </table:table-cell>
          <table:table-cell office:value-type="float" office:value="0.467047" calcext:value-type="float">
            <text:p>0.467047</text:p>
          </table:table-cell>
          <table:table-cell office:value-type="float" office:value="7.42874" calcext:value-type="float">
            <text:p>7.42874</text:p>
          </table:table-cell>
          <table:table-cell office:value-type="float" office:value="3.75878" calcext:value-type="float">
            <text:p>3.75878</text:p>
          </table:table-cell>
          <table:table-cell office:value-type="float" office:value="632.215" calcext:value-type="float">
            <text:p>632.2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7741" calcext:value-type="float">
            <text:p>7.07741</text:p>
          </table:table-cell>
          <table:table-cell office:value-type="float" office:value="0.526166" calcext:value-type="float">
            <text:p>0.526166</text:p>
          </table:table-cell>
          <table:table-cell office:value-type="float" office:value="6.61625" calcext:value-type="float">
            <text:p>6.61625</text:p>
          </table:table-cell>
          <table:table-cell office:value-type="float" office:value="1.86393E+020" calcext:value-type="float">
            <text:p>1.86393E+020</text:p>
          </table:table-cell>
          <table:table-cell office:value-type="float" office:value="2.63916E+020" calcext:value-type="float">
            <text:p>2.63916E+020</text:p>
          </table:table-cell>
          <table:table-cell office:value-type="float" office:value="1.54788" calcext:value-type="float">
            <text:p>1.54788</text:p>
          </table:table-cell>
          <table:table-cell office:value-type="float" office:value="0.492259" calcext:value-type="float">
            <text:p>0.492259</text:p>
          </table:table-cell>
          <table:table-cell office:value-type="float" office:value="7.34536" calcext:value-type="float">
            <text:p>7.34536</text:p>
          </table:table-cell>
          <table:table-cell office:value-type="float" office:value="3.88283" calcext:value-type="float">
            <text:p>3.88283</text:p>
          </table:table-cell>
          <table:table-cell office:value-type="float" office:value="225.814" calcext:value-type="float">
            <text:p>225.8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08183" calcext:value-type="float">
            <text:p>7.08183</text:p>
          </table:table-cell>
          <table:table-cell office:value-type="float" office:value="0.525339" calcext:value-type="float">
            <text:p>0.525339</text:p>
          </table:table-cell>
          <table:table-cell office:value-type="float" office:value="6.70135" calcext:value-type="float">
            <text:p>6.70135</text:p>
          </table:table-cell>
          <table:table-cell office:value-type="float" office:value="1.84127E+020" calcext:value-type="float">
            <text:p>1.84127E+020</text:p>
          </table:table-cell>
          <table:table-cell office:value-type="float" office:value="2.36856E+020" calcext:value-type="float">
            <text:p>2.36856E+020</text:p>
          </table:table-cell>
          <table:table-cell office:value-type="float" office:value="1.66199" calcext:value-type="float">
            <text:p>1.66199</text:p>
          </table:table-cell>
          <table:table-cell office:value-type="float" office:value="0.519057" calcext:value-type="float">
            <text:p>0.519057</text:p>
          </table:table-cell>
          <table:table-cell office:value-type="float" office:value="7.41798" calcext:value-type="float">
            <text:p>7.41798</text:p>
          </table:table-cell>
          <table:table-cell office:value-type="float" office:value="3.93886" calcext:value-type="float">
            <text:p>3.93886</text:p>
          </table:table-cell>
          <table:table-cell office:value-type="float" office:value="955.633" calcext:value-type="float">
            <text:p>955.6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0124" calcext:value-type="float">
            <text:p>7.10124</text:p>
          </table:table-cell>
          <table:table-cell office:value-type="float" office:value="0.521623" calcext:value-type="float">
            <text:p>0.521623</text:p>
          </table:table-cell>
          <table:table-cell office:value-type="float" office:value="6.29056" calcext:value-type="float">
            <text:p>6.29056</text:p>
          </table:table-cell>
          <table:table-cell office:value-type="float" office:value="-4.39392E+020" calcext:value-type="float">
            <text:p>-4.39392E+020</text:p>
          </table:table-cell>
          <table:table-cell office:value-type="float" office:value="2.76255E+019" calcext:value-type="float">
            <text:p>2.76255E+019</text:p>
          </table:table-cell>
          <table:table-cell office:value-type="float" office:value="1.77655" calcext:value-type="float">
            <text:p>1.77655</text:p>
          </table:table-cell>
          <table:table-cell office:value-type="float" office:value="0.547591" calcext:value-type="float">
            <text:p>0.547591</text:p>
          </table:table-cell>
          <table:table-cell office:value-type="float" office:value="7.36458" calcext:value-type="float">
            <text:p>7.36458</text:p>
          </table:table-cell>
          <table:table-cell office:value-type="float" office:value="4.07092" calcext:value-type="float">
            <text:p>4.07092</text:p>
          </table:table-cell>
          <table:table-cell office:value-type="float" office:value="237.463" calcext:value-type="float">
            <text:p>237.4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0122" calcext:value-type="float">
            <text:p>7.10122</text:p>
          </table:table-cell>
          <table:table-cell office:value-type="float" office:value="0.521967" calcext:value-type="float">
            <text:p>0.521967</text:p>
          </table:table-cell>
          <table:table-cell office:value-type="float" office:value="6.2768" calcext:value-type="float">
            <text:p>6.2768</text:p>
          </table:table-cell>
          <table:table-cell office:value-type="float" office:value="-1.46005E+020" calcext:value-type="float">
            <text:p>-1.46005E+020</text:p>
          </table:table-cell>
          <table:table-cell office:value-type="float" office:value="9.20826E+018" calcext:value-type="float">
            <text:p>9.20826E+018</text:p>
          </table:table-cell>
          <table:table-cell office:value-type="float" office:value="1.89259" calcext:value-type="float">
            <text:p>1.89259</text:p>
          </table:table-cell>
          <table:table-cell office:value-type="float" office:value="0.577634" calcext:value-type="float">
            <text:p>0.577634</text:p>
          </table:table-cell>
          <table:table-cell office:value-type="float" office:value="7.31694" calcext:value-type="float">
            <text:p>7.31694</text:p>
          </table:table-cell>
          <table:table-cell office:value-type="float" office:value="4.19585" calcext:value-type="float">
            <text:p>4.19585</text:p>
          </table:table-cell>
          <table:table-cell office:value-type="float" office:value="1039.01" calcext:value-type="float">
            <text:p>1039.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0129" calcext:value-type="float">
            <text:p>7.10129</text:p>
          </table:table-cell>
          <table:table-cell office:value-type="float" office:value="0.520519" calcext:value-type="float">
            <text:p>0.520519</text:p>
          </table:table-cell>
          <table:table-cell office:value-type="float" office:value="6.50457" calcext:value-type="float">
            <text:p>6.50457</text:p>
          </table:table-cell>
          <table:table-cell office:value-type="float" office:value="-4.51661E+038" calcext:value-type="float">
            <text:p>-4.51661E+038</text:p>
          </table:table-cell>
          <table:table-cell office:value-type="float" office:value="-1.03422E+040" calcext:value-type="float">
            <text:p>-1.03422E+040</text:p>
          </table:table-cell>
          <table:table-cell office:value-type="float" office:value="2.00987" calcext:value-type="float">
            <text:p>2.00987</text:p>
          </table:table-cell>
          <table:table-cell office:value-type="float" office:value="0.609285" calcext:value-type="float">
            <text:p>0.609285</text:p>
          </table:table-cell>
          <table:table-cell office:value-type="float" office:value="7.39563" calcext:value-type="float">
            <text:p>7.39563</text:p>
          </table:table-cell>
          <table:table-cell office:value-type="float" office:value="4.21788" calcext:value-type="float">
            <text:p>4.21788</text:p>
          </table:table-cell>
          <table:table-cell office:value-type="float" office:value="316.328" calcext:value-type="float">
            <text:p>316.32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0281" calcext:value-type="float">
            <text:p>7.10281</text:p>
          </table:table-cell>
          <table:table-cell office:value-type="float" office:value="0.521959" calcext:value-type="float">
            <text:p>0.521959</text:p>
          </table:table-cell>
          <table:table-cell office:value-type="float" office:value="6.41571" calcext:value-type="float">
            <text:p>6.41571</text:p>
          </table:table-cell>
          <table:table-cell office:value-type="float" office:value="-1.3164E+064" calcext:value-type="float">
            <text:p>-1.3164E+064</text:p>
          </table:table-cell>
          <table:table-cell office:value-type="float" office:value="-4.80728E+039" calcext:value-type="float">
            <text:p>-4.80728E+039</text:p>
          </table:table-cell>
          <table:table-cell office:value-type="float" office:value="2.12814" calcext:value-type="float">
            <text:p>2.12814</text:p>
          </table:table-cell>
          <table:table-cell office:value-type="float" office:value="0.642396" calcext:value-type="float">
            <text:p>0.642396</text:p>
          </table:table-cell>
          <table:table-cell office:value-type="float" office:value="7.31841" calcext:value-type="float">
            <text:p>7.31841</text:p>
          </table:table-cell>
          <table:table-cell office:value-type="float" office:value="4.22111" calcext:value-type="float">
            <text:p>4.22111</text:p>
          </table:table-cell>
          <table:table-cell office:value-type="float" office:value="1282.11" calcext:value-type="float">
            <text:p>1282.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0249" calcext:value-type="float">
            <text:p>7.10249</text:p>
          </table:table-cell>
          <table:table-cell office:value-type="float" office:value="0.519116" calcext:value-type="float">
            <text:p>0.519116</text:p>
          </table:table-cell>
          <table:table-cell office:value-type="float" office:value="6.50277" calcext:value-type="float">
            <text:p>6.50277</text:p>
          </table:table-cell>
          <table:table-cell office:value-type="float" office:value="-5.20728E+079" calcext:value-type="float">
            <text:p>-5.20728E+079</text:p>
          </table:table-cell>
          <table:table-cell office:value-type="float" office:value="-4.30585E+080" calcext:value-type="float">
            <text:p>-4.30585E+080</text:p>
          </table:table-cell>
          <table:table-cell office:value-type="float" office:value="2.24733" calcext:value-type="float">
            <text:p>2.24733</text:p>
          </table:table-cell>
          <table:table-cell office:value-type="float" office:value="0.677194" calcext:value-type="float">
            <text:p>0.677194</text:p>
          </table:table-cell>
          <table:table-cell office:value-type="float" office:value="7.24229" calcext:value-type="float">
            <text:p>7.24229</text:p>
          </table:table-cell>
          <table:table-cell office:value-type="float" office:value="4.25495" calcext:value-type="float">
            <text:p>4.25495</text:p>
          </table:table-cell>
          <table:table-cell office:value-type="float" office:value="340.242" calcext:value-type="float">
            <text:p>340.2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0527" calcext:value-type="float">
            <text:p>7.10527</text:p>
          </table:table-cell>
          <table:table-cell office:value-type="float" office:value="0.52043" calcext:value-type="float">
            <text:p>0.52043</text:p>
          </table:table-cell>
          <table:table-cell office:value-type="float" office:value="6.44455" calcext:value-type="float">
            <text:p>6.44455</text:p>
          </table:table-cell>
          <table:table-cell office:value-type="float" office:value="-6.88461E+079" calcext:value-type="float">
            <text:p>-6.88461E+079</text:p>
          </table:table-cell>
          <table:table-cell office:value-type="float" office:value="-4.02762E+080" calcext:value-type="float">
            <text:p>-4.02762E+080</text:p>
          </table:table-cell>
          <table:table-cell office:value-type="float" office:value="2.36713" calcext:value-type="float">
            <text:p>2.36713</text:p>
          </table:table-cell>
          <table:table-cell office:value-type="float" office:value="0.713468" calcext:value-type="float">
            <text:p>0.713468</text:p>
          </table:table-cell>
          <table:table-cell office:value-type="float" office:value="7.17237" calcext:value-type="float">
            <text:p>7.17237</text:p>
          </table:table-cell>
          <table:table-cell office:value-type="float" office:value="4.22528" calcext:value-type="float">
            <text:p>4.22528</text:p>
          </table:table-cell>
          <table:table-cell office:value-type="float" office:value="1460.62" calcext:value-type="float">
            <text:p>1460.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084" calcext:value-type="float">
            <text:p>7.1084</text:p>
          </table:table-cell>
          <table:table-cell office:value-type="float" office:value="0.51066" calcext:value-type="float">
            <text:p>0.51066</text:p>
          </table:table-cell>
          <table:table-cell office:value-type="float" office:value="7.09108" calcext:value-type="float">
            <text:p>7.09108</text:p>
          </table:table-cell>
          <table:table-cell office:value-type="float" office:value="-3.18121E+081" calcext:value-type="float">
            <text:p>-3.18121E+081</text:p>
          </table:table-cell>
          <table:table-cell office:value-type="float" office:value="-1.68837E+082" calcext:value-type="float">
            <text:p>-1.68837E+082</text:p>
          </table:table-cell>
          <table:table-cell office:value-type="float" office:value="2.48741" calcext:value-type="float">
            <text:p>2.48741</text:p>
          </table:table-cell>
          <table:table-cell office:value-type="float" office:value="0.751768" calcext:value-type="float">
            <text:p>0.751768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4.19155" calcext:value-type="float">
            <text:p>4.19155</text:p>
          </table:table-cell>
          <table:table-cell office:value-type="float" office:value="453.641" calcext:value-type="float">
            <text:p>453.64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1322" calcext:value-type="float">
            <text:p>7.11322</text:p>
          </table:table-cell>
          <table:table-cell office:value-type="float" office:value="0.512329" calcext:value-type="float">
            <text:p>0.512329</text:p>
          </table:table-cell>
          <table:table-cell office:value-type="float" office:value="7.08423" calcext:value-type="float">
            <text:p>7.08423</text:p>
          </table:table-cell>
          <table:table-cell office:value-type="float" office:value="-3.93026E+081" calcext:value-type="float">
            <text:p>-3.93026E+081</text:p>
          </table:table-cell>
          <table:table-cell office:value-type="float" office:value="-1.64878E+082" calcext:value-type="float">
            <text:p>-1.64878E+082</text:p>
          </table:table-cell>
          <table:table-cell office:value-type="float" office:value="2.60799" calcext:value-type="float">
            <text:p>2.60799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7.03886" calcext:value-type="float">
            <text:p>7.03886</text:p>
          </table:table-cell>
          <table:table-cell office:value-type="float" office:value="4.17093" calcext:value-type="float">
            <text:p>4.17093</text:p>
          </table:table-cell>
          <table:table-cell office:value-type="float" office:value="1747.27" calcext:value-type="float">
            <text:p>1747.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114" calcext:value-type="float">
            <text:p>7.1114</text:p>
          </table:table-cell>
          <table:table-cell office:value-type="float" office:value="0.511932" calcext:value-type="float">
            <text:p>0.511932</text:p>
          </table:table-cell>
          <table:table-cell office:value-type="float" office:value="6.97281" calcext:value-type="float">
            <text:p>6.97281</text:p>
          </table:table-cell>
          <table:table-cell office:value-type="float" office:value="-6.19978E+081" calcext:value-type="float">
            <text:p>-6.19978E+081</text:p>
          </table:table-cell>
          <table:table-cell office:value-type="float" office:value="-2.09947E+082" calcext:value-type="float">
            <text:p>-2.09947E+082</text:p>
          </table:table-cell>
          <table:table-cell office:value-type="float" office:value="2.72908" calcext:value-type="float">
            <text:p>2.72908</text:p>
          </table:table-cell>
          <table:table-cell office:value-type="float" office:value="0.832811" calcext:value-type="float">
            <text:p>0.832811</text:p>
          </table:table-cell>
          <table:table-cell office:value-type="float" office:value="6.97139" calcext:value-type="float">
            <text:p>6.97139</text:p>
          </table:table-cell>
          <table:table-cell office:value-type="float" office:value="4.16053" calcext:value-type="float">
            <text:p>4.16053</text:p>
          </table:table-cell>
          <table:table-cell office:value-type="float" office:value="428.381" calcext:value-type="float">
            <text:p>428.3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1672" calcext:value-type="float">
            <text:p>7.11672</text:p>
          </table:table-cell>
          <table:table-cell office:value-type="float" office:value="0.514698" calcext:value-type="float">
            <text:p>0.514698</text:p>
          </table:table-cell>
          <table:table-cell office:value-type="float" office:value="6.99689" calcext:value-type="float">
            <text:p>6.99689</text:p>
          </table:table-cell>
          <table:table-cell office:value-type="float" office:value="-7.8067E+081" calcext:value-type="float">
            <text:p>-7.8067E+081</text:p>
          </table:table-cell>
          <table:table-cell office:value-type="float" office:value="-2.24704E+082" calcext:value-type="float">
            <text:p>-2.24704E+082</text:p>
          </table:table-cell>
          <table:table-cell office:value-type="float" office:value="2.85026" calcext:value-type="float">
            <text:p>2.85026</text:p>
          </table:table-cell>
          <table:table-cell office:value-type="float" office:value="0.875533" calcext:value-type="float">
            <text:p>0.875533</text:p>
          </table:table-cell>
          <table:table-cell office:value-type="float" office:value="6.97254" calcext:value-type="float">
            <text:p>6.97254</text:p>
          </table:table-cell>
          <table:table-cell office:value-type="float" office:value="4.29352" calcext:value-type="float">
            <text:p>4.29352</text:p>
          </table:table-cell>
          <table:table-cell office:value-type="float" office:value="2206.33" calcext:value-type="float">
            <text:p>2206.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2051" calcext:value-type="float">
            <text:p>7.12051</text:p>
          </table:table-cell>
          <table:table-cell office:value-type="float" office:value="0.51207" calcext:value-type="float">
            <text:p>0.51207</text:p>
          </table:table-cell>
          <table:table-cell office:value-type="float" office:value="7.17794" calcext:value-type="float">
            <text:p>7.17794</text:p>
          </table:table-cell>
          <table:table-cell office:value-type="float" office:value="-9.99069E+081" calcext:value-type="float">
            <text:p>-9.99069E+081</text:p>
          </table:table-cell>
          <table:table-cell office:value-type="float" office:value="-2.51138E+082" calcext:value-type="float">
            <text:p>-2.51138E+082</text:p>
          </table:table-cell>
          <table:table-cell office:value-type="float" office:value="2.97152" calcext:value-type="float">
            <text:p>2.97152</text:p>
          </table:table-cell>
          <table:table-cell office:value-type="float" office:value="0.919945" calcext:value-type="float">
            <text:p>0.919945</text:p>
          </table:table-cell>
          <table:table-cell office:value-type="float" office:value="6.91156" calcext:value-type="float">
            <text:p>6.91156</text:p>
          </table:table-cell>
          <table:table-cell office:value-type="float" office:value="4.29376" calcext:value-type="float">
            <text:p>4.29376</text:p>
          </table:table-cell>
          <table:table-cell office:value-type="float" office:value="556.619" calcext:value-type="float">
            <text:p>556.61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2588" calcext:value-type="float">
            <text:p>7.12588</text:p>
          </table:table-cell>
          <table:table-cell office:value-type="float" office:value="0.517847" calcext:value-type="float">
            <text:p>0.517847</text:p>
          </table:table-cell>
          <table:table-cell office:value-type="float" office:value="7.13259" calcext:value-type="float">
            <text:p>7.13259</text:p>
          </table:table-cell>
          <table:table-cell office:value-type="float" office:value="-1.16002E+082" calcext:value-type="float">
            <text:p>-1.16002E+082</text:p>
          </table:table-cell>
          <table:table-cell office:value-type="float" office:value="-2.57954E+082" calcext:value-type="float">
            <text:p>-2.57954E+082</text:p>
          </table:table-cell>
          <table:table-cell office:value-type="float" office:value="3.09271" calcext:value-type="float">
            <text:p>3.09271</text:p>
          </table:table-cell>
          <table:table-cell office:value-type="float" office:value="0.965668" calcext:value-type="float">
            <text:p>0.965668</text:p>
          </table:table-cell>
          <table:table-cell office:value-type="float" office:value="6.94135" calcext:value-type="float">
            <text:p>6.94135</text:p>
          </table:table-cell>
          <table:table-cell office:value-type="float" office:value="4.28136" calcext:value-type="float">
            <text:p>4.28136</text:p>
          </table:table-cell>
          <table:table-cell office:value-type="float" office:value="2494.28" calcext:value-type="float">
            <text:p>2494.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2858" calcext:value-type="float">
            <text:p>7.12858</text:p>
          </table:table-cell>
          <table:table-cell office:value-type="float" office:value="0.520166" calcext:value-type="float">
            <text:p>0.520166</text:p>
          </table:table-cell>
          <table:table-cell office:value-type="float" office:value="7.06749" calcext:value-type="float">
            <text:p>7.06749</text:p>
          </table:table-cell>
          <table:table-cell office:value-type="float" office:value="-1.35067E+082" calcext:value-type="float">
            <text:p>-1.35067E+082</text:p>
          </table:table-cell>
          <table:table-cell office:value-type="float" office:value="-2.70521E+082" calcext:value-type="float">
            <text:p>-2.70521E+082</text:p>
          </table:table-cell>
          <table:table-cell office:value-type="float" office:value="3.21389" calcext:value-type="float">
            <text:p>3.21389</text:p>
          </table:table-cell>
          <table:table-cell office:value-type="float" office:value="1.01289" calcext:value-type="float">
            <text:p>1.01289</text:p>
          </table:table-cell>
          <table:table-cell office:value-type="float" office:value="6.89325" calcext:value-type="float">
            <text:p>6.89325</text:p>
          </table:table-cell>
          <table:table-cell office:value-type="float" office:value="4.42668" calcext:value-type="float">
            <text:p>4.42668</text:p>
          </table:table-cell>
          <table:table-cell office:value-type="float" office:value="674.256" calcext:value-type="float">
            <text:p>674.2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324" calcext:value-type="float">
            <text:p>7.1324</text:p>
          </table:table-cell>
          <table:table-cell office:value-type="float" office:value="0.524583" calcext:value-type="float">
            <text:p>0.524583</text:p>
          </table:table-cell>
          <table:table-cell office:value-type="float" office:value="7.07578" calcext:value-type="float">
            <text:p>7.07578</text:p>
          </table:table-cell>
          <table:table-cell office:value-type="float" office:value="-1.44954E+082" calcext:value-type="float">
            <text:p>-1.44954E+082</text:p>
          </table:table-cell>
          <table:table-cell office:value-type="float" office:value="-2.62426E+082" calcext:value-type="float">
            <text:p>-2.62426E+082</text:p>
          </table:table-cell>
          <table:table-cell office:value-type="float" office:value="3.33493" calcext:value-type="float">
            <text:p>3.33493</text:p>
          </table:table-cell>
          <table:table-cell office:value-type="float" office:value="1.06154" calcext:value-type="float">
            <text:p>1.06154</text:p>
          </table:table-cell>
          <table:table-cell office:value-type="float" office:value="6.84209" calcext:value-type="float">
            <text:p>6.84209</text:p>
          </table:table-cell>
          <table:table-cell office:value-type="float" office:value="4.40256" calcext:value-type="float">
            <text:p>4.40256</text:p>
          </table:table-cell>
          <table:table-cell office:value-type="float" office:value="2641.48" calcext:value-type="float">
            <text:p>2641.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3488" calcext:value-type="float">
            <text:p>7.13488</text:p>
          </table:table-cell>
          <table:table-cell office:value-type="float" office:value="0.526134" calcext:value-type="float">
            <text:p>0.526134</text:p>
          </table:table-cell>
          <table:table-cell office:value-type="float" office:value="7.10355" calcext:value-type="float">
            <text:p>7.10355</text:p>
          </table:table-cell>
          <table:table-cell office:value-type="float" office:value="-1.53305E+082" calcext:value-type="float">
            <text:p>-1.53305E+082</text:p>
          </table:table-cell>
          <table:table-cell office:value-type="float" office:value="-2.53789E+082" calcext:value-type="float">
            <text:p>-2.53789E+082</text:p>
          </table:table-cell>
          <table:table-cell office:value-type="float" office:value="3.45582" calcext:value-type="float">
            <text:p>3.45582</text:p>
          </table:table-cell>
          <table:table-cell office:value-type="float" office:value="1.11175" calcext:value-type="float">
            <text:p>1.11175</text:p>
          </table:table-cell>
          <table:table-cell office:value-type="float" office:value="6.94019" calcext:value-type="float">
            <text:p>6.94019</text:p>
          </table:table-cell>
          <table:table-cell office:value-type="float" office:value="4.40075" calcext:value-type="float">
            <text:p>4.40075</text:p>
          </table:table-cell>
          <table:table-cell office:value-type="float" office:value="760.089" calcext:value-type="float">
            <text:p>760.0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3986" calcext:value-type="float">
            <text:p>7.13986</text:p>
          </table:table-cell>
          <table:table-cell office:value-type="float" office:value="0.53132" calcext:value-type="float">
            <text:p>0.53132</text:p>
          </table:table-cell>
          <table:table-cell office:value-type="float" office:value="7.07841" calcext:value-type="float">
            <text:p>7.07841</text:p>
          </table:table-cell>
          <table:table-cell office:value-type="float" office:value="-1.6639E+082" calcext:value-type="float">
            <text:p>-1.6639E+082</text:p>
          </table:table-cell>
          <table:table-cell office:value-type="float" office:value="-2.5341E+082" calcext:value-type="float">
            <text:p>-2.5341E+082</text:p>
          </table:table-cell>
          <table:table-cell office:value-type="float" office:value="3.57641" calcext:value-type="float">
            <text:p>3.57641</text:p>
          </table:table-cell>
          <table:table-cell office:value-type="float" office:value="1.16339" calcext:value-type="float">
            <text:p>1.16339</text:p>
          </table:table-cell>
          <table:table-cell office:value-type="float" office:value="6.88772" calcext:value-type="float">
            <text:p>6.88772</text:p>
          </table:table-cell>
          <table:table-cell office:value-type="float" office:value="4.4189" calcext:value-type="float">
            <text:p>4.4189</text:p>
          </table:table-cell>
          <table:table-cell office:value-type="float" office:value="3160.01" calcext:value-type="float">
            <text:p>3160.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4339" calcext:value-type="float">
            <text:p>7.14339</text:p>
          </table:table-cell>
          <table:table-cell office:value-type="float" office:value="0.533808" calcext:value-type="float">
            <text:p>0.533808</text:p>
          </table:table-cell>
          <table:table-cell office:value-type="float" office:value="7.04952" calcext:value-type="float">
            <text:p>7.04952</text:p>
          </table:table-cell>
          <table:table-cell office:value-type="float" office:value="-1.87995E+082" calcext:value-type="float">
            <text:p>-1.87995E+082</text:p>
          </table:table-cell>
          <table:table-cell office:value-type="float" office:value="-2.65951E+082" calcext:value-type="float">
            <text:p>-2.65951E+082</text:p>
          </table:table-cell>
          <table:table-cell office:value-type="float" office:value="3.69668" calcext:value-type="float">
            <text:p>3.69668</text:p>
          </table:table-cell>
          <table:table-cell office:value-type="float" office:value="1.2166" calcext:value-type="float">
            <text:p>1.2166</text:p>
          </table:table-cell>
          <table:table-cell office:value-type="float" office:value="6.98108" calcext:value-type="float">
            <text:p>6.98108</text:p>
          </table:table-cell>
          <table:table-cell office:value-type="float" office:value="4.40604" calcext:value-type="float">
            <text:p>4.40604</text:p>
          </table:table-cell>
          <table:table-cell office:value-type="float" office:value="892.318" calcext:value-type="float">
            <text:p>892.31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4696" calcext:value-type="float">
            <text:p>7.14696</text:p>
          </table:table-cell>
          <table:table-cell office:value-type="float" office:value="0.535976" calcext:value-type="float">
            <text:p>0.535976</text:p>
          </table:table-cell>
          <table:table-cell office:value-type="float" office:value="7.0342" calcext:value-type="float">
            <text:p>7.0342</text:p>
          </table:table-cell>
          <table:table-cell office:value-type="float" office:value="9.9896E+145" calcext:value-type="float">
            <text:p>9.9896E+145</text:p>
          </table:table-cell>
          <table:table-cell office:value-type="float" office:value="-7.99168E+146" calcext:value-type="float">
            <text:p>-7.99168E+146</text:p>
          </table:table-cell>
          <table:table-cell office:value-type="float" office:value="3.81659" calcext:value-type="float">
            <text:p>3.81659</text:p>
          </table:table-cell>
          <table:table-cell office:value-type="float" office:value="1.27139" calcext:value-type="float">
            <text:p>1.27139</text:p>
          </table:table-cell>
          <table:table-cell office:value-type="float" office:value="7.01397" calcext:value-type="float">
            <text:p>7.01397</text:p>
          </table:table-cell>
          <table:table-cell office:value-type="float" office:value="4.38102" calcext:value-type="float">
            <text:p>4.38102</text:p>
          </table:table-cell>
          <table:table-cell office:value-type="float" office:value="3602.25" calcext:value-type="float">
            <text:p>3602.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" office:value-type="string" calcext:value-type="string">
            <text:p>-nan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12535" calcext:value-type="float">
            <text:p>0.712535</text:p>
          </table:table-cell>
          <table:table-cell office:value-type="float" office:value="0.632087" calcext:value-type="float">
            <text:p>0.632087</text:p>
          </table:table-cell>
          <table:table-cell office:value-type="float" office:value="5.22886" calcext:value-type="float">
            <text:p>5.22886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1.21341E-017" calcext:value-type="float">
            <text:p>1.21341E-17</text:p>
          </table:table-cell>
          <table:table-cell office:value-type="float" office:value="0.228637" calcext:value-type="float">
            <text:p>0.228637</text:p>
          </table:table-cell>
          <table:table-cell office:value-type="float" office:value="0.0265823" calcext:value-type="float">
            <text:p>0.0265823</text:p>
          </table:table-cell>
          <table:table-cell office:value-type="float" office:value="3.70091" calcext:value-type="float">
            <text:p>3.70091</text:p>
          </table:table-cell>
          <table:table-cell office:value-type="float" office:value="1.75057" calcext:value-type="float">
            <text:p>1.75057</text:p>
          </table:table-cell>
          <table:table-cell office:value-type="float" office:value="32.1536" calcext:value-type="float">
            <text:p>32.153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01378" calcext:value-type="float">
            <text:p>1.01378</text:p>
          </table:table-cell>
          <table:table-cell office:value-type="float" office:value="0.587826" calcext:value-type="float">
            <text:p>0.587826</text:p>
          </table:table-cell>
          <table:table-cell office:value-type="float" office:value="5.25003" calcext:value-type="float">
            <text:p>5.25003</text:p>
          </table:table-cell>
          <table:table-cell office:value-type="float" office:value="-0.63695" calcext:value-type="float">
            <text:p>-0.63695</text:p>
          </table:table-cell>
          <table:table-cell office:value-type="float" office:value="-0.105359" calcext:value-type="float">
            <text:p>-0.105359</text:p>
          </table:table-cell>
          <table:table-cell office:value-type="float" office:value="0.196493" calcext:value-type="float">
            <text:p>0.196493</text:p>
          </table:table-cell>
          <table:table-cell office:value-type="float" office:value="0.0228544" calcext:value-type="float">
            <text:p>0.0228544</text:p>
          </table:table-cell>
          <table:table-cell office:value-type="float" office:value="3.07417" calcext:value-type="float">
            <text:p>3.07417</text:p>
          </table:table-cell>
          <table:table-cell office:value-type="float" office:value="2.30306" calcext:value-type="float">
            <text:p>2.30306</text:p>
          </table:table-cell>
          <table:table-cell office:value-type="float" office:value="3.35638" calcext:value-type="float">
            <text:p>3.356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16164" calcext:value-type="float">
            <text:p>1.16164</text:p>
          </table:table-cell>
          <table:table-cell office:value-type="float" office:value="0.518401" calcext:value-type="float">
            <text:p>0.518401</text:p>
          </table:table-cell>
          <table:table-cell office:value-type="float" office:value="5.37107" calcext:value-type="float">
            <text:p>5.37107</text:p>
          </table:table-cell>
          <table:table-cell office:value-type="float" office:value="-0.124886" calcext:value-type="float">
            <text:p>-0.124886</text:p>
          </table:table-cell>
          <table:table-cell office:value-type="float" office:value="0.149394" calcext:value-type="float">
            <text:p>0.149394</text:p>
          </table:table-cell>
          <table:table-cell office:value-type="float" office:value="0.202169" calcext:value-type="float">
            <text:p>0.202169</text:p>
          </table:table-cell>
          <table:table-cell office:value-type="float" office:value="0.0456298" calcext:value-type="float">
            <text:p>0.0456298</text:p>
          </table:table-cell>
          <table:table-cell office:value-type="float" office:value="2.66311" calcext:value-type="float">
            <text:p>2.66311</text:p>
          </table:table-cell>
          <table:table-cell office:value-type="float" office:value="2.02326" calcext:value-type="float">
            <text:p>2.02326</text:p>
          </table:table-cell>
          <table:table-cell office:value-type="float" office:value="2.98814" calcext:value-type="float">
            <text:p>2.988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50096" calcext:value-type="float">
            <text:p>1.50096</text:p>
          </table:table-cell>
          <table:table-cell office:value-type="float" office:value="0.525929" calcext:value-type="float">
            <text:p>0.525929</text:p>
          </table:table-cell>
          <table:table-cell office:value-type="float" office:value="5.43643" calcext:value-type="float">
            <text:p>5.43643</text:p>
          </table:table-cell>
          <table:table-cell office:value-type="float" office:value="-0.100573" calcext:value-type="float">
            <text:p>-0.100573</text:p>
          </table:table-cell>
          <table:table-cell office:value-type="float" office:value="0.191897" calcext:value-type="float">
            <text:p>0.191897</text:p>
          </table:table-cell>
          <table:table-cell office:value-type="float" office:value="0.191204" calcext:value-type="float">
            <text:p>0.191204</text:p>
          </table:table-cell>
          <table:table-cell office:value-type="float" office:value="0.0529456" calcext:value-type="float">
            <text:p>0.0529456</text:p>
          </table:table-cell>
          <table:table-cell office:value-type="float" office:value="2.38382" calcext:value-type="float">
            <text:p>2.38382</text:p>
          </table:table-cell>
          <table:table-cell office:value-type="float" office:value="1.82714" calcext:value-type="float">
            <text:p>1.82714</text:p>
          </table:table-cell>
          <table:table-cell office:value-type="float" office:value="2.09957" calcext:value-type="float">
            <text:p>2.099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76518" calcext:value-type="float">
            <text:p>1.76518</text:p>
          </table:table-cell>
          <table:table-cell office:value-type="float" office:value="0.527267" calcext:value-type="float">
            <text:p>0.527267</text:p>
          </table:table-cell>
          <table:table-cell office:value-type="float" office:value="5.44831" calcext:value-type="float">
            <text:p>5.44831</text:p>
          </table:table-cell>
          <table:table-cell office:value-type="float" office:value="-0.0421398" calcext:value-type="float">
            <text:p>-0.0421398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182994" calcext:value-type="float">
            <text:p>0.182994</text:p>
          </table:table-cell>
          <table:table-cell office:value-type="float" office:value="0.0572592" calcext:value-type="float">
            <text:p>0.0572592</text:p>
          </table:table-cell>
          <table:table-cell office:value-type="float" office:value="2.17843" calcext:value-type="float">
            <text:p>2.17843</text:p>
          </table:table-cell>
          <table:table-cell office:value-type="float" office:value="1.67123" calcext:value-type="float">
            <text:p>1.67123</text:p>
          </table:table-cell>
          <table:table-cell office:value-type="float" office:value="0.600363" calcext:value-type="float">
            <text:p>0.6003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07562" calcext:value-type="float">
            <text:p>2.07562</text:p>
          </table:table-cell>
          <table:table-cell office:value-type="float" office:value="0.546006" calcext:value-type="float">
            <text:p>0.546006</text:p>
          </table:table-cell>
          <table:table-cell office:value-type="float" office:value="5.47786" calcext:value-type="float">
            <text:p>5.47786</text:p>
          </table:table-cell>
          <table:table-cell office:value-type="float" office:value="0.00295319" calcext:value-type="float">
            <text:p>0.00295319</text:p>
          </table:table-cell>
          <table:table-cell office:value-type="float" office:value="0.541705" calcext:value-type="float">
            <text:p>0.541705</text:p>
          </table:table-cell>
          <table:table-cell office:value-type="float" office:value="0.172375" calcext:value-type="float">
            <text:p>0.172375</text:p>
          </table:table-cell>
          <table:table-cell office:value-type="float" office:value="0.0573772" calcext:value-type="float">
            <text:p>0.0573772</text:p>
          </table:table-cell>
          <table:table-cell office:value-type="float" office:value="2.01963" calcext:value-type="float">
            <text:p>2.01963</text:p>
          </table:table-cell>
          <table:table-cell office:value-type="float" office:value="1.54728" calcext:value-type="float">
            <text:p>1.54728</text:p>
          </table:table-cell>
          <table:table-cell office:value-type="float" office:value="1.3668" calcext:value-type="float">
            <text:p>1.36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29586" calcext:value-type="float">
            <text:p>2.29586</text:p>
          </table:table-cell>
          <table:table-cell office:value-type="float" office:value="0.609166" calcext:value-type="float">
            <text:p>0.609166</text:p>
          </table:table-cell>
          <table:table-cell office:value-type="float" office:value="5.27426" calcext:value-type="float">
            <text:p>5.27426</text:p>
          </table:table-cell>
          <table:table-cell office:value-type="float" office:value="0.121756" calcext:value-type="float">
            <text:p>0.121756</text:p>
          </table:table-cell>
          <table:table-cell office:value-type="float" office:value="0.863893" calcext:value-type="float">
            <text:p>0.863893</text:p>
          </table:table-cell>
          <table:table-cell office:value-type="float" office:value="0.167066" calcext:value-type="float">
            <text:p>0.167066</text:p>
          </table:table-cell>
          <table:table-cell office:value-type="float" office:value="0.0536811" calcext:value-type="float">
            <text:p>0.0536811</text:p>
          </table:table-cell>
          <table:table-cell office:value-type="float" office:value="1.88924" calcext:value-type="float">
            <text:p>1.88924</text:p>
          </table:table-cell>
          <table:table-cell office:value-type="float" office:value="1.46232" calcext:value-type="float">
            <text:p>1.46232</text:p>
          </table:table-cell>
          <table:table-cell office:value-type="float" office:value="2.66403" calcext:value-type="float">
            <text:p>2.664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57608" calcext:value-type="float">
            <text:p>2.57608</text:p>
          </table:table-cell>
          <table:table-cell office:value-type="float" office:value="0.64995" calcext:value-type="float">
            <text:p>0.64995</text:p>
          </table:table-cell>
          <table:table-cell office:value-type="float" office:value="5.30241" calcext:value-type="float">
            <text:p>5.30241</text:p>
          </table:table-cell>
          <table:table-cell office:value-type="float" office:value="0.162261" calcext:value-type="float">
            <text:p>0.162261</text:p>
          </table:table-cell>
          <table:table-cell office:value-type="float" office:value="0.855449" calcext:value-type="float">
            <text:p>0.855449</text:p>
          </table:table-cell>
          <table:table-cell office:value-type="float" office:value="0.161228" calcext:value-type="float">
            <text:p>0.161228</text:p>
          </table:table-cell>
          <table:table-cell office:value-type="float" office:value="0.052406" calcext:value-type="float">
            <text:p>0.052406</text:p>
          </table:table-cell>
          <table:table-cell office:value-type="float" office:value="1.78124" calcext:value-type="float">
            <text:p>1.78124</text:p>
          </table:table-cell>
          <table:table-cell office:value-type="float" office:value="1.40374" calcext:value-type="float">
            <text:p>1.40374</text:p>
          </table:table-cell>
          <table:table-cell office:value-type="float" office:value="0.36848" calcext:value-type="float">
            <text:p>0.368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4394" calcext:value-type="float">
            <text:p>2.84394</text:p>
          </table:table-cell>
          <table:table-cell office:value-type="float" office:value="0.657253" calcext:value-type="float">
            <text:p>0.657253</text:p>
          </table:table-cell>
          <table:table-cell office:value-type="float" office:value="5.30469" calcext:value-type="float">
            <text:p>5.30469</text:p>
          </table:table-cell>
          <table:table-cell office:value-type="float" office:value="0.146536" calcext:value-type="float">
            <text:p>0.146536</text:p>
          </table:table-cell>
          <table:table-cell office:value-type="float" office:value="0.652046" calcext:value-type="float">
            <text:p>0.652046</text:p>
          </table:table-cell>
          <table:table-cell office:value-type="float" office:value="0.155883" calcext:value-type="float">
            <text:p>0.155883</text:p>
          </table:table-cell>
          <table:table-cell office:value-type="float" office:value="0.051667" calcext:value-type="float">
            <text:p>0.051667</text:p>
          </table:table-cell>
          <table:table-cell office:value-type="float" office:value="1.68992" calcext:value-type="float">
            <text:p>1.68992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0.340215" calcext:value-type="float">
            <text:p>0.3402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08703" calcext:value-type="float">
            <text:p>3.08703</text:p>
          </table:table-cell>
          <table:table-cell office:value-type="float" office:value="0.683516" calcext:value-type="float">
            <text:p>0.683516</text:p>
          </table:table-cell>
          <table:table-cell office:value-type="float" office:value="5.28319" calcext:value-type="float">
            <text:p>5.28319</text:p>
          </table:table-cell>
          <table:table-cell office:value-type="float" office:value="0.163356" calcext:value-type="float">
            <text:p>0.163356</text:p>
          </table:table-cell>
          <table:table-cell office:value-type="float" office:value="0.600516" calcext:value-type="float">
            <text:p>0.600516</text:p>
          </table:table-cell>
          <table:table-cell office:value-type="float" office:value="0.152394" calcext:value-type="float">
            <text:p>0.152394</text:p>
          </table:table-cell>
          <table:table-cell office:value-type="float" office:value="0.0531582" calcext:value-type="float">
            <text:p>0.0531582</text:p>
          </table:table-cell>
          <table:table-cell office:value-type="float" office:value="1.61129" calcext:value-type="float">
            <text:p>1.61129</text:p>
          </table:table-cell>
          <table:table-cell office:value-type="float" office:value="1.30713" calcext:value-type="float">
            <text:p>1.30713</text:p>
          </table:table-cell>
          <table:table-cell office:value-type="float" office:value="0.433152" calcext:value-type="float">
            <text:p>0.4331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37952" calcext:value-type="float">
            <text:p>3.37952</text:p>
          </table:table-cell>
          <table:table-cell office:value-type="float" office:value="0.585165" calcext:value-type="float">
            <text:p>0.585165</text:p>
          </table:table-cell>
          <table:table-cell office:value-type="float" office:value="5.28903" calcext:value-type="float">
            <text:p>5.28903</text:p>
          </table:table-cell>
          <table:table-cell office:value-type="float" office:value="0.0176247" calcext:value-type="float">
            <text:p>0.0176247</text:p>
          </table:table-cell>
          <table:table-cell office:value-type="float" office:value="0.10055" calcext:value-type="float">
            <text:p>0.10055</text:p>
          </table:table-cell>
          <table:table-cell office:value-type="float" office:value="0.147665" calcext:value-type="float">
            <text:p>0.147665</text:p>
          </table:table-cell>
          <table:table-cell office:value-type="float" office:value="0.0520349" calcext:value-type="float">
            <text:p>0.0520349</text:p>
          </table:table-cell>
          <table:table-cell office:value-type="float" office:value="1.54296" calcext:value-type="float">
            <text:p>1.54296</text:p>
          </table:table-cell>
          <table:table-cell office:value-type="float" office:value="1.2515" calcext:value-type="float">
            <text:p>1.2515</text:p>
          </table:table-cell>
          <table:table-cell office:value-type="float" office:value="3.55189" calcext:value-type="float">
            <text:p>3.551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69261" calcext:value-type="float">
            <text:p>3.69261</text:p>
          </table:table-cell>
          <table:table-cell office:value-type="float" office:value="0.497909" calcext:value-type="float">
            <text:p>0.497909</text:p>
          </table:table-cell>
          <table:table-cell office:value-type="float" office:value="5.34506" calcext:value-type="float">
            <text:p>5.34506</text:p>
          </table:table-cell>
          <table:table-cell office:value-type="float" office:value="-0.0860484" calcext:value-type="float">
            <text:p>-0.0860484</text:p>
          </table:table-cell>
          <table:table-cell office:value-type="float" office:value="-0.179325" calcext:value-type="float">
            <text:p>-0.179325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0618376" calcext:value-type="float">
            <text:p>0.0618376</text:p>
          </table:table-cell>
          <table:table-cell office:value-type="float" office:value="1.48292" calcext:value-type="float">
            <text:p>1.48292</text:p>
          </table:table-cell>
          <table:table-cell office:value-type="float" office:value="1.21382" calcext:value-type="float">
            <text:p>1.21382</text:p>
          </table:table-cell>
          <table:table-cell office:value-type="float" office:value="4.55163" calcext:value-type="float">
            <text:p>4.551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693" calcext:value-type="float">
            <text:p>3.9693</text:p>
          </table:table-cell>
          <table:table-cell office:value-type="float" office:value="0.566808" calcext:value-type="float">
            <text:p>0.566808</text:p>
          </table:table-cell>
          <table:table-cell office:value-type="float" office:value="5.3991" calcext:value-type="float">
            <text:p>5.3991</text:p>
          </table:table-cell>
          <table:table-cell office:value-type="float" office:value="-0.0000566986" calcext:value-type="float">
            <text:p>-5.66986E-05</text:p>
          </table:table-cell>
          <table:table-cell office:value-type="float" office:value="0.0545916" calcext:value-type="float">
            <text:p>0.0545916</text:p>
          </table:table-cell>
          <table:table-cell office:value-type="float" office:value="0.136892" calcext:value-type="float">
            <text:p>0.136892</text:p>
          </table:table-cell>
          <table:table-cell office:value-type="float" office:value="0.0624466" calcext:value-type="float">
            <text:p>0.0624466</text:p>
          </table:table-cell>
          <table:table-cell office:value-type="float" office:value="1.43012" calcext:value-type="float">
            <text:p>1.43012</text:p>
          </table:table-cell>
          <table:table-cell office:value-type="float" office:value="1.17048" calcext:value-type="float">
            <text:p>1.17048</text:p>
          </table:table-cell>
          <table:table-cell office:value-type="float" office:value="2.15488" calcext:value-type="float">
            <text:p>2.154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24993" calcext:value-type="float">
            <text:p>4.24993</text:p>
          </table:table-cell>
          <table:table-cell office:value-type="float" office:value="0.569536" calcext:value-type="float">
            <text:p>0.569536</text:p>
          </table:table-cell>
          <table:table-cell office:value-type="float" office:value="5.41535" calcext:value-type="float">
            <text:p>5.41535</text:p>
          </table:table-cell>
          <table:table-cell office:value-type="float" office:value="0.00361074" calcext:value-type="float">
            <text:p>0.00361074</text:p>
          </table:table-cell>
          <table:table-cell office:value-type="float" office:value="0.0576725" calcext:value-type="float">
            <text:p>0.0576725</text:p>
          </table:table-cell>
          <table:table-cell office:value-type="float" office:value="0.132297" calcext:value-type="float">
            <text:p>0.132297</text:p>
          </table:table-cell>
          <table:table-cell office:value-type="float" office:value="0.0634334" calcext:value-type="float">
            <text:p>0.0634334</text:p>
          </table:table-cell>
          <table:table-cell office:value-type="float" office:value="1.38293" calcext:value-type="float">
            <text:p>1.38293</text:p>
          </table:table-cell>
          <table:table-cell office:value-type="float" office:value="1.13162" calcext:value-type="float">
            <text:p>1.13162</text:p>
          </table:table-cell>
          <table:table-cell office:value-type="float" office:value="0.193146" calcext:value-type="float">
            <text:p>0.193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0775" calcext:value-type="float">
            <text:p>4.50775</text:p>
          </table:table-cell>
          <table:table-cell office:value-type="float" office:value="0.60648" calcext:value-type="float">
            <text:p>0.60648</text:p>
          </table:table-cell>
          <table:table-cell office:value-type="float" office:value="5.34463" calcext:value-type="float">
            <text:p>5.34463</text:p>
          </table:table-cell>
          <table:table-cell office:value-type="float" office:value="0.0351316" calcext:value-type="float">
            <text:p>0.0351316</text:p>
          </table:table-cell>
          <table:table-cell office:value-type="float" office:value="0.114927" calcext:value-type="float">
            <text:p>0.114927</text:p>
          </table:table-cell>
          <table:table-cell office:value-type="float" office:value="0.128133" calcext:value-type="float">
            <text:p>0.128133</text:p>
          </table:table-cell>
          <table:table-cell office:value-type="float" office:value="0.0626297" calcext:value-type="float">
            <text:p>0.0626297</text:p>
          </table:table-cell>
          <table:table-cell office:value-type="float" office:value="1.33963" calcext:value-type="float">
            <text:p>1.33963</text:p>
          </table:table-cell>
          <table:table-cell office:value-type="float" office:value="1.09571" calcext:value-type="float">
            <text:p>1.09571</text:p>
          </table:table-cell>
          <table:table-cell office:value-type="float" office:value="0.996488" calcext:value-type="float">
            <text:p>0.9964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69919" calcext:value-type="float">
            <text:p>4.69919</text:p>
          </table:table-cell>
          <table:table-cell office:value-type="float" office:value="0.717098" calcext:value-type="float">
            <text:p>0.717098</text:p>
          </table:table-cell>
          <table:table-cell office:value-type="float" office:value="5.2336" calcext:value-type="float">
            <text:p>5.2336</text:p>
          </table:table-cell>
          <table:table-cell office:value-type="float" office:value="0.126656" calcext:value-type="float">
            <text:p>0.126656</text:p>
          </table:table-cell>
          <table:table-cell office:value-type="float" office:value="0.277358" calcext:value-type="float">
            <text:p>0.277358</text:p>
          </table:table-cell>
          <table:table-cell office:value-type="float" office:value="0.125026" calcext:value-type="float">
            <text:p>0.125026</text:p>
          </table:table-cell>
          <table:table-cell office:value-type="float" office:value="0.0619665" calcext:value-type="float">
            <text:p>0.0619665</text:p>
          </table:table-cell>
          <table:table-cell office:value-type="float" office:value="1.29963" calcext:value-type="float">
            <text:p>1.29963</text:p>
          </table:table-cell>
          <table:table-cell office:value-type="float" office:value="1.06783" calcext:value-type="float">
            <text:p>1.06783</text:p>
          </table:table-cell>
          <table:table-cell office:value-type="float" office:value="8.81487" calcext:value-type="float">
            <text:p>8.814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5168" calcext:value-type="float">
            <text:p>4.95168</text:p>
          </table:table-cell>
          <table:table-cell office:value-type="float" office:value="0.716281" calcext:value-type="float">
            <text:p>0.716281</text:p>
          </table:table-cell>
          <table:table-cell office:value-type="float" office:value="5.14085" calcext:value-type="float">
            <text:p>5.14085</text:p>
          </table:table-cell>
          <table:table-cell office:value-type="float" office:value="0.114036" calcext:value-type="float">
            <text:p>0.114036</text:p>
          </table:table-cell>
          <table:table-cell office:value-type="float" office:value="0.23057" calcext:value-type="float">
            <text:p>0.23057</text:p>
          </table:table-cell>
          <table:table-cell office:value-type="float" office:value="0.122364" calcext:value-type="float">
            <text:p>0.122364</text:p>
          </table:table-cell>
          <table:table-cell office:value-type="float" office:value="0.0608312" calcext:value-type="float">
            <text:p>0.0608312</text:p>
          </table:table-cell>
          <table:table-cell office:value-type="float" office:value="1.26311" calcext:value-type="float">
            <text:p>1.26311</text:p>
          </table:table-cell>
          <table:table-cell office:value-type="float" office:value="1.04035" calcext:value-type="float">
            <text:p>1.04035</text:p>
          </table:table-cell>
          <table:table-cell office:value-type="float" office:value="2.39451" calcext:value-type="float">
            <text:p>2.3945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25847" calcext:value-type="float">
            <text:p>5.25847</text:p>
          </table:table-cell>
          <table:table-cell office:value-type="float" office:value="0.708848" calcext:value-type="float">
            <text:p>0.708848</text:p>
          </table:table-cell>
          <table:table-cell office:value-type="float" office:value="5.21264" calcext:value-type="float">
            <text:p>5.21264</text:p>
          </table:table-cell>
          <table:table-cell office:value-type="float" office:value="0.0945313" calcext:value-type="float">
            <text:p>0.0945313</text:p>
          </table:table-cell>
          <table:table-cell office:value-type="float" office:value="0.178445" calcext:value-type="float">
            <text:p>0.178445</text:p>
          </table:table-cell>
          <table:table-cell office:value-type="float" office:value="0.11914" calcext:value-type="float">
            <text:p>0.11914</text:p>
          </table:table-cell>
          <table:table-cell office:value-type="float" office:value="0.0593036" calcext:value-type="float">
            <text:p>0.0593036</text:p>
          </table:table-cell>
          <table:table-cell office:value-type="float" office:value="1.22943" calcext:value-type="float">
            <text:p>1.22943</text:p>
          </table:table-cell>
          <table:table-cell office:value-type="float" office:value="1.01352" calcext:value-type="float">
            <text:p>1.01352</text:p>
          </table:table-cell>
          <table:table-cell office:value-type="float" office:value="3.88741" calcext:value-type="float">
            <text:p>3.887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1843" calcext:value-type="float">
            <text:p>5.51843</text:p>
          </table:table-cell>
          <table:table-cell office:value-type="float" office:value="0.717592" calcext:value-type="float">
            <text:p>0.717592</text:p>
          </table:table-cell>
          <table:table-cell office:value-type="float" office:value="5.26078" calcext:value-type="float">
            <text:p>5.26078</text:p>
          </table:table-cell>
          <table:table-cell office:value-type="float" office:value="0.0921589" calcext:value-type="float">
            <text:p>0.0921589</text:p>
          </table:table-cell>
          <table:table-cell office:value-type="float" office:value="0.159551" calcext:value-type="float">
            <text:p>0.159551</text:p>
          </table:table-cell>
          <table:table-cell office:value-type="float" office:value="0.116152" calcext:value-type="float">
            <text:p>0.116152</text:p>
          </table:table-cell>
          <table:table-cell office:value-type="float" office:value="0.057825" calcext:value-type="float">
            <text:p>0.057825</text:p>
          </table:table-cell>
          <table:table-cell office:value-type="float" office:value="1.19842" calcext:value-type="float">
            <text:p>1.19842</text:p>
          </table:table-cell>
          <table:table-cell office:value-type="float" office:value="0.988398" calcext:value-type="float">
            <text:p>0.988398</text:p>
          </table:table-cell>
          <table:table-cell office:value-type="float" office:value="1.52039" calcext:value-type="float">
            <text:p>1.5203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81874" calcext:value-type="float">
            <text:p>5.81874</text:p>
          </table:table-cell>
          <table:table-cell office:value-type="float" office:value="0.727016" calcext:value-type="float">
            <text:p>0.727016</text:p>
          </table:table-cell>
          <table:table-cell office:value-type="float" office:value="5.3154" calcext:value-type="float">
            <text:p>5.3154</text:p>
          </table:table-cell>
          <table:table-cell office:value-type="float" office:value="0.0873492" calcext:value-type="float">
            <text:p>0.0873492</text:p>
          </table:table-cell>
          <table:table-cell office:value-type="float" office:value="0.140143" calcext:value-type="float">
            <text:p>0.140143</text:p>
          </table:table-cell>
          <table:table-cell office:value-type="float" office:value="0.113548" calcext:value-type="float">
            <text:p>0.113548</text:p>
          </table:table-cell>
          <table:table-cell office:value-type="float" office:value="0.0564319" calcext:value-type="float">
            <text:p>0.0564319</text:p>
          </table:table-cell>
          <table:table-cell office:value-type="float" office:value="1.16991" calcext:value-type="float">
            <text:p>1.16991</text:p>
          </table:table-cell>
          <table:table-cell office:value-type="float" office:value="0.96478" calcext:value-type="float">
            <text:p>0.96478</text:p>
          </table:table-cell>
          <table:table-cell office:value-type="float" office:value="2.21799" calcext:value-type="float">
            <text:p>2.217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6228" calcext:value-type="float">
            <text:p>6.06228</text:p>
          </table:table-cell>
          <table:table-cell office:value-type="float" office:value="0.662303" calcext:value-type="float">
            <text:p>0.662303</text:p>
          </table:table-cell>
          <table:table-cell office:value-type="float" office:value="5.19241" calcext:value-type="float">
            <text:p>5.19241</text:p>
          </table:table-cell>
          <table:table-cell office:value-type="float" office:value="0.0398544" calcext:value-type="float">
            <text:p>0.0398544</text:p>
          </table:table-cell>
          <table:table-cell office:value-type="float" office:value="0.0578251" calcext:value-type="float">
            <text:p>0.0578251</text:p>
          </table:table-cell>
          <table:table-cell office:value-type="float" office:value="0.11099" calcext:value-type="float">
            <text:p>0.11099</text:p>
          </table:table-cell>
          <table:table-cell office:value-type="float" office:value="0.0580593" calcext:value-type="float">
            <text:p>0.0580593</text:p>
          </table:table-cell>
          <table:table-cell office:value-type="float" office:value="1.14304" calcext:value-type="float">
            <text:p>1.14304</text:p>
          </table:table-cell>
          <table:table-cell office:value-type="float" office:value="0.943591" calcext:value-type="float">
            <text:p>0.943591</text:p>
          </table:table-cell>
          <table:table-cell office:value-type="float" office:value="4.89357" calcext:value-type="float">
            <text:p>4.893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31972" calcext:value-type="float">
            <text:p>6.31972</text:p>
          </table:table-cell>
          <table:table-cell office:value-type="float" office:value="0.76205" calcext:value-type="float">
            <text:p>0.76205</text:p>
          </table:table-cell>
          <table:table-cell office:value-type="float" office:value="5.19841" calcext:value-type="float">
            <text:p>5.19841</text:p>
          </table:table-cell>
          <table:table-cell office:value-type="float" office:value="0.0961654" calcext:value-type="float">
            <text:p>0.0961654</text:p>
          </table:table-cell>
          <table:table-cell office:value-type="float" office:value="0.13539" calcext:value-type="float">
            <text:p>0.13539</text:p>
          </table:table-cell>
          <table:table-cell office:value-type="float" office:value="0.108601" calcext:value-type="float">
            <text:p>0.108601</text:p>
          </table:table-cell>
          <table:table-cell office:value-type="float" office:value="0.0568021" calcext:value-type="float">
            <text:p>0.0568021</text:p>
          </table:table-cell>
          <table:table-cell office:value-type="float" office:value="1.11792" calcext:value-type="float">
            <text:p>1.11792</text:p>
          </table:table-cell>
          <table:table-cell office:value-type="float" office:value="0.922911" calcext:value-type="float">
            <text:p>0.922911</text:p>
          </table:table-cell>
          <table:table-cell office:value-type="float" office:value="2.31161" calcext:value-type="float">
            <text:p>2.311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6943" calcext:value-type="float">
            <text:p>6.56943</text:p>
          </table:table-cell>
          <table:table-cell office:value-type="float" office:value="0.795784" calcext:value-type="float">
            <text:p>0.795784</text:p>
          </table:table-cell>
          <table:table-cell office:value-type="float" office:value="5.1497" calcext:value-type="float">
            <text:p>5.1497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0.142464" calcext:value-type="float">
            <text:p>0.142464</text:p>
          </table:table-cell>
          <table:table-cell office:value-type="float" office:value="0.106328" calcext:value-type="float">
            <text:p>0.106328</text:p>
          </table:table-cell>
          <table:table-cell office:value-type="float" office:value="0.0556101" calcext:value-type="float">
            <text:p>0.0556101</text:p>
          </table:table-cell>
          <table:table-cell office:value-type="float" office:value="1.0944" calcext:value-type="float">
            <text:p>1.0944</text:p>
          </table:table-cell>
          <table:table-cell office:value-type="float" office:value="0.903581" calcext:value-type="float">
            <text:p>0.903581</text:p>
          </table:table-cell>
          <table:table-cell office:value-type="float" office:value="0.342153" calcext:value-type="float">
            <text:p>0.34215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8201" calcext:value-type="float">
            <text:p>6.8201</text:p>
          </table:table-cell>
          <table:table-cell office:value-type="float" office:value="0.789796" calcext:value-type="float">
            <text:p>0.789796</text:p>
          </table:table-cell>
          <table:table-cell office:value-type="float" office:value="5.13886" calcext:value-type="float">
            <text:p>5.13886</text:p>
          </table:table-cell>
          <table:table-cell office:value-type="float" office:value="0.0959654" calcext:value-type="float">
            <text:p>0.0959654</text:p>
          </table:table-cell>
          <table:table-cell office:value-type="float" office:value="0.116476" calcext:value-type="float">
            <text:p>0.116476</text:p>
          </table:table-cell>
          <table:table-cell office:value-type="float" office:value="0.104181" calcext:value-type="float">
            <text:p>0.104181</text:p>
          </table:table-cell>
          <table:table-cell office:value-type="float" office:value="0.0547775" calcext:value-type="float">
            <text:p>0.0547775</text:p>
          </table:table-cell>
          <table:table-cell office:value-type="float" office:value="1.07229" calcext:value-type="float">
            <text:p>1.07229</text:p>
          </table:table-cell>
          <table:table-cell office:value-type="float" office:value="0.885356" calcext:value-type="float">
            <text:p>0.885356</text:p>
          </table:table-cell>
          <table:table-cell office:value-type="float" office:value="0.443469" calcext:value-type="float">
            <text:p>0.4434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6213" calcext:value-type="float">
            <text:p>7.06213</text:p>
          </table:table-cell>
          <table:table-cell office:value-type="float" office:value="0.778712" calcext:value-type="float">
            <text:p>0.778712</text:p>
          </table:table-cell>
          <table:table-cell office:value-type="float" office:value="5.01703" calcext:value-type="float">
            <text:p>5.01703</text:p>
          </table:table-cell>
          <table:table-cell office:value-type="float" office:value="0.0826005" calcext:value-type="float">
            <text:p>0.0826005</text:p>
          </table:table-cell>
          <table:table-cell office:value-type="float" office:value="0.0911461" calcext:value-type="float">
            <text:p>0.0911461</text:p>
          </table:table-cell>
          <table:table-cell office:value-type="float" office:value="0.102187" calcext:value-type="float">
            <text:p>0.102187</text:p>
          </table:table-cell>
          <table:table-cell office:value-type="float" office:value="0.0552914" calcext:value-type="float">
            <text:p>0.0552914</text:p>
          </table:table-cell>
          <table:table-cell office:value-type="float" office:value="1.05176" calcext:value-type="float">
            <text:p>1.05176</text:p>
          </table:table-cell>
          <table:table-cell office:value-type="float" office:value="0.868726" calcext:value-type="float">
            <text:p>0.868726</text:p>
          </table:table-cell>
          <table:table-cell office:value-type="float" office:value="3.13919" calcext:value-type="float">
            <text:p>3.1391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282" calcext:value-type="float">
            <text:p>7.282</text:p>
          </table:table-cell>
          <table:table-cell office:value-type="float" office:value="0.852354" calcext:value-type="float">
            <text:p>0.852354</text:p>
          </table:table-cell>
          <table:table-cell office:value-type="float" office:value="4.97985" calcext:value-type="float">
            <text:p>4.97985</text:p>
          </table:table-cell>
          <table:table-cell office:value-type="float" office:value="0.116393" calcext:value-type="float">
            <text:p>0.116393</text:p>
          </table:table-cell>
          <table:table-cell office:value-type="float" office:value="0.128867" calcext:value-type="float">
            <text:p>0.128867</text:p>
          </table:table-cell>
          <table:table-cell office:value-type="float" office:value="0.100718" calcext:value-type="float">
            <text:p>0.100718</text:p>
          </table:table-cell>
          <table:table-cell office:value-type="float" office:value="0.0544383" calcext:value-type="float">
            <text:p>0.0544383</text:p>
          </table:table-cell>
          <table:table-cell office:value-type="float" office:value="1.03263" calcext:value-type="float">
            <text:p>1.03263</text:p>
          </table:table-cell>
          <table:table-cell office:value-type="float" office:value="0.852521" calcext:value-type="float">
            <text:p>0.852521</text:p>
          </table:table-cell>
          <table:table-cell office:value-type="float" office:value="1.85358" calcext:value-type="float">
            <text:p>1.853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57714" calcext:value-type="float">
            <text:p>7.57714</text:p>
          </table:table-cell>
          <table:table-cell office:value-type="float" office:value="0.868539" calcext:value-type="float">
            <text:p>0.868539</text:p>
          </table:table-cell>
          <table:table-cell office:value-type="float" office:value="5.14328" calcext:value-type="float">
            <text:p>5.14328</text:p>
          </table:table-cell>
          <table:table-cell office:value-type="float" office:value="0.113143" calcext:value-type="float">
            <text:p>0.113143</text:p>
          </table:table-cell>
          <table:table-cell office:value-type="float" office:value="0.116227" calcext:value-type="float">
            <text:p>0.116227</text:p>
          </table:table-cell>
          <table:table-cell office:value-type="float" office:value="0.0989195" calcext:value-type="float">
            <text:p>0.0989195</text:p>
          </table:table-cell>
          <table:table-cell office:value-type="float" office:value="0.0539608" calcext:value-type="float">
            <text:p>0.0539608</text:p>
          </table:table-cell>
          <table:table-cell office:value-type="float" office:value="1.01403" calcext:value-type="float">
            <text:p>1.01403</text:p>
          </table:table-cell>
          <table:table-cell office:value-type="float" office:value="0.837309" calcext:value-type="float">
            <text:p>0.837309</text:p>
          </table:table-cell>
          <table:table-cell office:value-type="float" office:value="5.0108" calcext:value-type="float">
            <text:p>5.010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83101" calcext:value-type="float">
            <text:p>7.83101</text:p>
          </table:table-cell>
          <table:table-cell office:value-type="float" office:value="0.843015" calcext:value-type="float">
            <text:p>0.843015</text:p>
          </table:table-cell>
          <table:table-cell office:value-type="float" office:value="5.1336" calcext:value-type="float">
            <text:p>5.1336</text:p>
          </table:table-cell>
          <table:table-cell office:value-type="float" office:value="0.0909899" calcext:value-type="float">
            <text:p>0.0909899</text:p>
          </table:table-cell>
          <table:table-cell office:value-type="float" office:value="0.0813177" calcext:value-type="float">
            <text:p>0.0813177</text:p>
          </table:table-cell>
          <table:table-cell office:value-type="float" office:value="0.0972204" calcext:value-type="float">
            <text:p>0.0972204</text:p>
          </table:table-cell>
          <table:table-cell office:value-type="float" office:value="0.056111" calcext:value-type="float">
            <text:p>0.056111</text:p>
          </table:table-cell>
          <table:table-cell office:value-type="float" office:value="0.996393" calcext:value-type="float">
            <text:p>0.996393</text:p>
          </table:table-cell>
          <table:table-cell office:value-type="float" office:value="0.824013" calcext:value-type="float">
            <text:p>0.824013</text:p>
          </table:table-cell>
          <table:table-cell office:value-type="float" office:value="1.01698" calcext:value-type="float">
            <text:p>1.016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795" calcext:value-type="float">
            <text:p>8.0795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5.0461" calcext:value-type="float">
            <text:p>5.0461</text:p>
          </table:table-cell>
          <table:table-cell office:value-type="float" office:value="0.0938068" calcext:value-type="float">
            <text:p>0.0938068</text:p>
          </table:table-cell>
          <table:table-cell office:value-type="float" office:value="0.0796728" calcext:value-type="float">
            <text:p>0.0796728</text:p>
          </table:table-cell>
          <table:table-cell office:value-type="float" office:value="0.0956385" calcext:value-type="float">
            <text:p>0.0956385</text:p>
          </table:table-cell>
          <table:table-cell office:value-type="float" office:value="0.059024" calcext:value-type="float">
            <text:p>0.059024</text:p>
          </table:table-cell>
          <table:table-cell office:value-type="float" office:value="0.979718" calcext:value-type="float">
            <text:p>0.979718</text:p>
          </table:table-cell>
          <table:table-cell office:value-type="float" office:value="0.811882" calcext:value-type="float">
            <text:p>0.811882</text:p>
          </table:table-cell>
          <table:table-cell office:value-type="float" office:value="2.36514" calcext:value-type="float">
            <text:p>2.365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31834" calcext:value-type="float">
            <text:p>8.31834</text:p>
          </table:table-cell>
          <table:table-cell office:value-type="float" office:value="0.874541" calcext:value-type="float">
            <text:p>0.874541</text:p>
          </table:table-cell>
          <table:table-cell office:value-type="float" office:value="5.0266" calcext:value-type="float">
            <text:p>5.0266</text:p>
          </table:table-cell>
          <table:table-cell office:value-type="float" office:value="0.0918154" calcext:value-type="float">
            <text:p>0.0918154</text:p>
          </table:table-cell>
          <table:table-cell office:value-type="float" office:value="0.0723849" calcext:value-type="float">
            <text:p>0.0723849</text:p>
          </table:table-cell>
          <table:table-cell office:value-type="float" office:value="0.0942666" calcext:value-type="float">
            <text:p>0.0942666</text:p>
          </table:table-cell>
          <table:table-cell office:value-type="float" office:value="0.0635346" calcext:value-type="float">
            <text:p>0.0635346</text:p>
          </table:table-cell>
          <table:table-cell office:value-type="float" office:value="0.963874" calcext:value-type="float">
            <text:p>0.963874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0.329853" calcext:value-type="float">
            <text:p>0.3298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8892" calcext:value-type="float">
            <text:p>8.58892</text:p>
          </table:table-cell>
          <table:table-cell office:value-type="float" office:value="0.962566" calcext:value-type="float">
            <text:p>0.962566</text:p>
          </table:table-cell>
          <table:table-cell office:value-type="float" office:value="5.17758" calcext:value-type="float">
            <text:p>5.17758</text:p>
          </table:table-cell>
          <table:table-cell office:value-type="float" office:value="0.125853" calcext:value-type="float">
            <text:p>0.125853</text:p>
          </table:table-cell>
          <table:table-cell office:value-type="float" office:value="0.109368" calcext:value-type="float">
            <text:p>0.109368</text:p>
          </table:table-cell>
          <table:table-cell office:value-type="float" office:value="0.092824" calcext:value-type="float">
            <text:p>0.092824</text:p>
          </table:table-cell>
          <table:table-cell office:value-type="float" office:value="0.0648678" calcext:value-type="float">
            <text:p>0.0648678</text:p>
          </table:table-cell>
          <table:table-cell office:value-type="float" office:value="0.948777" calcext:value-type="float">
            <text:p>0.948777</text:p>
          </table:table-cell>
          <table:table-cell office:value-type="float" office:value="0.789479" calcext:value-type="float">
            <text:p>0.789479</text:p>
          </table:table-cell>
          <table:table-cell office:value-type="float" office:value="6.1932" calcext:value-type="float">
            <text:p>6.193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82909" calcext:value-type="float">
            <text:p>8.82909</text:p>
          </table:table-cell>
          <table:table-cell office:value-type="float" office:value="1.01373" calcext:value-type="float">
            <text:p>1.01373</text:p>
          </table:table-cell>
          <table:table-cell office:value-type="float" office:value="5.15626" calcext:value-type="float">
            <text:p>5.15626</text:p>
          </table:table-cell>
          <table:table-cell office:value-type="float" office:value="0.140725" calcext:value-type="float">
            <text:p>0.140725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915428" calcext:value-type="float">
            <text:p>0.0915428</text:p>
          </table:table-cell>
          <table:table-cell office:value-type="float" office:value="0.0658126" calcext:value-type="float">
            <text:p>0.0658126</text:p>
          </table:table-cell>
          <table:table-cell office:value-type="float" office:value="0.934337" calcext:value-type="float">
            <text:p>0.934337</text:p>
          </table:table-cell>
          <table:table-cell office:value-type="float" office:value="0.778172" calcext:value-type="float">
            <text:p>0.778172</text:p>
          </table:table-cell>
          <table:table-cell office:value-type="float" office:value="0.447388" calcext:value-type="float">
            <text:p>0.447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11976" calcext:value-type="float">
            <text:p>9.11976</text:p>
          </table:table-cell>
          <table:table-cell office:value-type="float" office:value="1.05453" calcext:value-type="float">
            <text:p>1.05453</text:p>
          </table:table-cell>
          <table:table-cell office:value-type="float" office:value="5.22306" calcext:value-type="float">
            <text:p>5.22306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0.120398" calcext:value-type="float">
            <text:p>0.120398</text:p>
          </table:table-cell>
          <table:table-cell office:value-type="float" office:value="0.0902018" calcext:value-type="float">
            <text:p>0.0902018</text:p>
          </table:table-cell>
          <table:table-cell office:value-type="float" office:value="0.066961" calcext:value-type="float">
            <text:p>0.066961</text:p>
          </table:table-cell>
          <table:table-cell office:value-type="float" office:value="0.92076" calcext:value-type="float">
            <text:p>0.92076</text:p>
          </table:table-cell>
          <table:table-cell office:value-type="float" office:value="0.767496" calcext:value-type="float">
            <text:p>0.767496</text:p>
          </table:table-cell>
          <table:table-cell office:value-type="float" office:value="6.84647" calcext:value-type="float">
            <text:p>6.8464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35961" calcext:value-type="float">
            <text:p>9.35961</text:p>
          </table:table-cell>
          <table:table-cell office:value-type="float" office:value="1.08186" calcext:value-type="float">
            <text:p>1.08186</text:p>
          </table:table-cell>
          <table:table-cell office:value-type="float" office:value="5.19431" calcext:value-type="float">
            <text:p>5.19431</text:p>
          </table:table-cell>
          <table:table-cell office:value-type="float" office:value="0.148258" calcext:value-type="float">
            <text:p>0.148258</text:p>
          </table:table-cell>
          <table:table-cell office:value-type="float" office:value="0.115174" calcext:value-type="float">
            <text:p>0.115174</text:p>
          </table:table-cell>
          <table:table-cell office:value-type="float" office:value="0.0889045" calcext:value-type="float">
            <text:p>0.0889045</text:p>
          </table:table-cell>
          <table:table-cell office:value-type="float" office:value="0.0690625" calcext:value-type="float">
            <text:p>0.0690625</text:p>
          </table:table-cell>
          <table:table-cell office:value-type="float" office:value="0.907718" calcext:value-type="float">
            <text:p>0.907718</text:p>
          </table:table-cell>
          <table:table-cell office:value-type="float" office:value="0.757762" calcext:value-type="float">
            <text:p>0.757762</text:p>
          </table:table-cell>
          <table:table-cell office:value-type="float" office:value="0.626654" calcext:value-type="float">
            <text:p>0.6266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3969" calcext:value-type="float">
            <text:p>9.63969</text:p>
          </table:table-cell>
          <table:table-cell office:value-type="float" office:value="1.15493" calcext:value-type="float">
            <text:p>1.15493</text:p>
          </table:table-cell>
          <table:table-cell office:value-type="float" office:value="5.25766" calcext:value-type="float">
            <text:p>5.25766</text:p>
          </table:table-cell>
          <table:table-cell office:value-type="float" office:value="0.168335" calcext:value-type="float">
            <text:p>0.168335</text:p>
          </table:table-cell>
          <table:table-cell office:value-type="float" office:value="0.13208" calcext:value-type="float">
            <text:p>0.13208</text:p>
          </table:table-cell>
          <table:table-cell office:value-type="float" office:value="0.0877777" calcext:value-type="float">
            <text:p>0.0877777</text:p>
          </table:table-cell>
          <table:table-cell office:value-type="float" office:value="0.0701187" calcext:value-type="float">
            <text:p>0.0701187</text:p>
          </table:table-cell>
          <table:table-cell office:value-type="float" office:value="0.895506" calcext:value-type="float">
            <text:p>0.895506</text:p>
          </table:table-cell>
          <table:table-cell office:value-type="float" office:value="0.747966" calcext:value-type="float">
            <text:p>0.747966</text:p>
          </table:table-cell>
          <table:table-cell office:value-type="float" office:value="4.24815" calcext:value-type="float">
            <text:p>4.248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91681" calcext:value-type="float">
            <text:p>9.91681</text:p>
          </table:table-cell>
          <table:table-cell office:value-type="float" office:value="1.27389" calcext:value-type="float">
            <text:p>1.27389</text:p>
          </table:table-cell>
          <table:table-cell office:value-type="float" office:value="5.30061" calcext:value-type="float">
            <text:p>5.30061</text:p>
          </table:table-cell>
          <table:table-cell office:value-type="float" office:value="0.207841" calcext:value-type="float">
            <text:p>0.207841</text:p>
          </table:table-cell>
          <table:table-cell office:value-type="float" office:value="0.171171" calcext:value-type="float">
            <text:p>0.171171</text:p>
          </table:table-cell>
          <table:table-cell office:value-type="float" office:value="0.0870418" calcext:value-type="float">
            <text:p>0.0870418</text:p>
          </table:table-cell>
          <table:table-cell office:value-type="float" office:value="0.0694357" calcext:value-type="float">
            <text:p>0.0694357</text:p>
          </table:table-cell>
          <table:table-cell office:value-type="float" office:value="0.883917" calcext:value-type="float">
            <text:p>0.883917</text:p>
          </table:table-cell>
          <table:table-cell office:value-type="float" office:value="0.737843" calcext:value-type="float">
            <text:p>0.737843</text:p>
          </table:table-cell>
          <table:table-cell office:value-type="float" office:value="2.76049" calcext:value-type="float">
            <text:p>2.760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636" calcext:value-type="float">
            <text:p>10.1636</text:p>
          </table:table-cell>
          <table:table-cell office:value-type="float" office:value="1.36148" calcext:value-type="float">
            <text:p>1.36148</text:p>
          </table:table-cell>
          <table:table-cell office:value-type="float" office:value="5.19588" calcext:value-type="float">
            <text:p>5.19588</text:p>
          </table:table-cell>
          <table:table-cell office:value-type="float" office:value="0.233223" calcext:value-type="float">
            <text:p>0.233223</text:p>
          </table:table-cell>
          <table:table-cell office:value-type="float" office:value="0.192901" calcext:value-type="float">
            <text:p>0.192901</text:p>
          </table:table-cell>
          <table:table-cell office:value-type="float" office:value="0.0863012" calcext:value-type="float">
            <text:p>0.0863012</text:p>
          </table:table-cell>
          <table:table-cell office:value-type="float" office:value="0.0685303" calcext:value-type="float">
            <text:p>0.0685303</text:p>
          </table:table-cell>
          <table:table-cell office:value-type="float" office:value="0.872317" calcext:value-type="float">
            <text:p>0.872317</text:p>
          </table:table-cell>
          <table:table-cell office:value-type="float" office:value="0.728071" calcext:value-type="float">
            <text:p>0.728071</text:p>
          </table:table-cell>
          <table:table-cell office:value-type="float" office:value="4.86924" calcext:value-type="float">
            <text:p>4.869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3891" calcext:value-type="float">
            <text:p>10.3891</text:p>
          </table:table-cell>
          <table:table-cell office:value-type="float" office:value="1.43769" calcext:value-type="float">
            <text:p>1.43769</text:p>
          </table:table-cell>
          <table:table-cell office:value-type="float" office:value="5.16097" calcext:value-type="float">
            <text:p>5.16097</text:p>
          </table:table-cell>
          <table:table-cell office:value-type="float" office:value="0.251466" calcext:value-type="float">
            <text:p>0.251466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0853169" calcext:value-type="float">
            <text:p>0.0853169</text:p>
          </table:table-cell>
          <table:table-cell office:value-type="float" office:value="0.0676519" calcext:value-type="float">
            <text:p>0.0676519</text:p>
          </table:table-cell>
          <table:table-cell office:value-type="float" office:value="0.861095" calcext:value-type="float">
            <text:p>0.861095</text:p>
          </table:table-cell>
          <table:table-cell office:value-type="float" office:value="0.71868" calcext:value-type="float">
            <text:p>0.71868</text:p>
          </table:table-cell>
          <table:table-cell office:value-type="float" office:value="1.0697" calcext:value-type="float">
            <text:p>1.06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192" calcext:value-type="float">
            <text:p>10.6192</text:p>
          </table:table-cell>
          <table:table-cell office:value-type="float" office:value="1.51841" calcext:value-type="float">
            <text:p>1.51841</text:p>
          </table:table-cell>
          <table:table-cell office:value-type="float" office:value="5.02694" calcext:value-type="float">
            <text:p>5.02694</text:p>
          </table:table-cell>
          <table:table-cell office:value-type="float" office:value="0.272339" calcext:value-type="float">
            <text:p>0.272339</text:p>
          </table:table-cell>
          <table:table-cell office:value-type="float" office:value="0.218563" calcext:value-type="float">
            <text:p>0.218563</text:p>
          </table:table-cell>
          <table:table-cell office:value-type="float" office:value="0.084266" calcext:value-type="float">
            <text:p>0.084266</text:p>
          </table:table-cell>
          <table:table-cell office:value-type="float" office:value="0.066885" calcext:value-type="float">
            <text:p>0.066885</text:p>
          </table:table-cell>
          <table:table-cell office:value-type="float" office:value="0.850378" calcext:value-type="float">
            <text:p>0.850378</text:p>
          </table:table-cell>
          <table:table-cell office:value-type="float" office:value="0.709646" calcext:value-type="float">
            <text:p>0.709646</text:p>
          </table:table-cell>
          <table:table-cell office:value-type="float" office:value="3.79196" calcext:value-type="float">
            <text:p>3.7919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8436" calcext:value-type="float">
            <text:p>10.8436</text:p>
          </table:table-cell>
          <table:table-cell office:value-type="float" office:value="1.54806" calcext:value-type="float">
            <text:p>1.54806</text:p>
          </table:table-cell>
          <table:table-cell office:value-type="float" office:value="4.98876" calcext:value-type="float">
            <text:p>4.98876</text:p>
          </table:table-cell>
          <table:table-cell office:value-type="float" office:value="0.267069" calcext:value-type="float">
            <text:p>0.267069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0.083245" calcext:value-type="float">
            <text:p>0.083245</text:p>
          </table:table-cell>
          <table:table-cell office:value-type="float" office:value="0.0661203" calcext:value-type="float">
            <text:p>0.0661203</text:p>
          </table:table-cell>
          <table:table-cell office:value-type="float" office:value="0.840077" calcext:value-type="float">
            <text:p>0.840077</text:p>
          </table:table-cell>
          <table:table-cell office:value-type="float" office:value="0.701051" calcext:value-type="float">
            <text:p>0.701051</text:p>
          </table:table-cell>
          <table:table-cell office:value-type="float" office:value="1.21614" calcext:value-type="float">
            <text:p>1.216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06" calcext:value-type="float">
            <text:p>11.1106</text:p>
          </table:table-cell>
          <table:table-cell office:value-type="float" office:value="1.60028" calcext:value-type="float">
            <text:p>1.60028</text:p>
          </table:table-cell>
          <table:table-cell office:value-type="float" office:value="5.05986" calcext:value-type="float">
            <text:p>5.05986</text:p>
          </table:table-cell>
          <table:table-cell office:value-type="float" office:value="0.267293" calcext:value-type="float">
            <text:p>0.267293</text:p>
          </table:table-cell>
          <table:table-cell office:value-type="float" office:value="0.186945" calcext:value-type="float">
            <text:p>0.186945</text:p>
          </table:table-cell>
          <table:table-cell office:value-type="float" office:value="0.0822713" calcext:value-type="float">
            <text:p>0.0822713</text:p>
          </table:table-cell>
          <table:table-cell office:value-type="float" office:value="0.0655737" calcext:value-type="float">
            <text:p>0.0655737</text:p>
          </table:table-cell>
          <table:table-cell office:value-type="float" office:value="0.830016" calcext:value-type="float">
            <text:p>0.830016</text:p>
          </table:table-cell>
          <table:table-cell office:value-type="float" office:value="0.692926" calcext:value-type="float">
            <text:p>0.692926</text:p>
          </table:table-cell>
          <table:table-cell office:value-type="float" office:value="2.11597" calcext:value-type="float">
            <text:p>2.1159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3915" calcext:value-type="float">
            <text:p>11.3915</text:p>
          </table:table-cell>
          <table:table-cell office:value-type="float" office:value="1.64573" calcext:value-type="float">
            <text:p>1.64573</text:p>
          </table:table-cell>
          <table:table-cell office:value-type="float" office:value="5.10574" calcext:value-type="float">
            <text:p>5.10574</text:p>
          </table:table-cell>
          <table:table-cell office:value-type="float" office:value="0.263272" calcext:value-type="float">
            <text:p>0.263272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0816649" calcext:value-type="float">
            <text:p>0.0816649</text:p>
          </table:table-cell>
          <table:table-cell office:value-type="float" office:value="0.0655851" calcext:value-type="float">
            <text:p>0.0655851</text:p>
          </table:table-cell>
          <table:table-cell office:value-type="float" office:value="0.820378" calcext:value-type="float">
            <text:p>0.820378</text:p>
          </table:table-cell>
          <table:table-cell office:value-type="float" office:value="0.685498" calcext:value-type="float">
            <text:p>0.685498</text:p>
          </table:table-cell>
          <table:table-cell office:value-type="float" office:value="2.09793" calcext:value-type="float">
            <text:p>2.097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6219" calcext:value-type="float">
            <text:p>11.6219</text:p>
          </table:table-cell>
          <table:table-cell office:value-type="float" office:value="1.70152" calcext:value-type="float">
            <text:p>1.70152</text:p>
          </table:table-cell>
          <table:table-cell office:value-type="float" office:value="5.04233" calcext:value-type="float">
            <text:p>5.04233</text:p>
          </table:table-cell>
          <table:table-cell office:value-type="float" office:value="0.268751" calcext:value-type="float">
            <text:p>0.268751</text:p>
          </table:table-cell>
          <table:table-cell office:value-type="float" office:value="0.167936" calcext:value-type="float">
            <text:p>0.167936</text:p>
          </table:table-cell>
          <table:table-cell office:value-type="float" office:value="0.0809336" calcext:value-type="float">
            <text:p>0.0809336</text:p>
          </table:table-cell>
          <table:table-cell office:value-type="float" office:value="0.0661913" calcext:value-type="float">
            <text:p>0.0661913</text:p>
          </table:table-cell>
          <table:table-cell office:value-type="float" office:value="0.811013" calcext:value-type="float">
            <text:p>0.811013</text:p>
          </table:table-cell>
          <table:table-cell office:value-type="float" office:value="0.678767" calcext:value-type="float">
            <text:p>0.678767</text:p>
          </table:table-cell>
          <table:table-cell office:value-type="float" office:value="0.786987" calcext:value-type="float">
            <text:p>0.78698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8516" calcext:value-type="float">
            <text:p>11.8516</text:p>
          </table:table-cell>
          <table:table-cell office:value-type="float" office:value="1.7642" calcext:value-type="float">
            <text:p>1.7642</text:p>
          </table:table-cell>
          <table:table-cell office:value-type="float" office:value="5.02174" calcext:value-type="float">
            <text:p>5.02174</text:p>
          </table:table-cell>
          <table:table-cell office:value-type="float" office:value="0.276023" calcext:value-type="float">
            <text:p>0.276023</text:p>
          </table:table-cell>
          <table:table-cell office:value-type="float" office:value="0.166679" calcext:value-type="float">
            <text:p>0.166679</text:p>
          </table:table-cell>
          <table:table-cell office:value-type="float" office:value="0.0801266" calcext:value-type="float">
            <text:p>0.0801266</text:p>
          </table:table-cell>
          <table:table-cell office:value-type="float" office:value="0.067376" calcext:value-type="float">
            <text:p>0.067376</text:p>
          </table:table-cell>
          <table:table-cell office:value-type="float" office:value="0.801961" calcext:value-type="float">
            <text:p>0.801961</text:p>
          </table:table-cell>
          <table:table-cell office:value-type="float" office:value="0.672622" calcext:value-type="float">
            <text:p>0.672622</text:p>
          </table:table-cell>
          <table:table-cell office:value-type="float" office:value="0.296152" calcext:value-type="float">
            <text:p>0.2961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1091" calcext:value-type="float">
            <text:p>12.1091</text:p>
          </table:table-cell>
          <table:table-cell office:value-type="float" office:value="1.85402" calcext:value-type="float">
            <text:p>1.85402</text:p>
          </table:table-cell>
          <table:table-cell office:value-type="float" office:value="5.11398" calcext:value-type="float">
            <text:p>5.11398</text:p>
          </table:table-cell>
          <table:table-cell office:value-type="float" office:value="0.290645" calcext:value-type="float">
            <text:p>0.290645</text:p>
          </table:table-cell>
          <table:table-cell office:value-type="float" office:value="0.172857" calcext:value-type="float">
            <text:p>0.172857</text:p>
          </table:table-cell>
          <table:table-cell office:value-type="float" office:value="0.0795208" calcext:value-type="float">
            <text:p>0.0795208</text:p>
          </table:table-cell>
          <table:table-cell office:value-type="float" office:value="0.0683277" calcext:value-type="float">
            <text:p>0.0683277</text:p>
          </table:table-cell>
          <table:table-cell office:value-type="float" office:value="0.793405" calcext:value-type="float">
            <text:p>0.793405</text:p>
          </table:table-cell>
          <table:table-cell office:value-type="float" office:value="0.666437" calcext:value-type="float">
            <text:p>0.666437</text:p>
          </table:table-cell>
          <table:table-cell office:value-type="float" office:value="1.4635" calcext:value-type="float">
            <text:p>1.46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3526" calcext:value-type="float">
            <text:p>12.3526</text:p>
          </table:table-cell>
          <table:table-cell office:value-type="float" office:value="1.88306" calcext:value-type="float">
            <text:p>1.88306</text:p>
          </table:table-cell>
          <table:table-cell office:value-type="float" office:value="5.09293" calcext:value-type="float">
            <text:p>5.09293</text:p>
          </table:table-cell>
          <table:table-cell office:value-type="float" office:value="0.279201" calcext:value-type="float">
            <text:p>0.279201</text:p>
          </table:table-cell>
          <table:table-cell office:value-type="float" office:value="0.149079" calcext:value-type="float">
            <text:p>0.149079</text:p>
          </table:table-cell>
          <table:table-cell office:value-type="float" office:value="0.0790032" calcext:value-type="float">
            <text:p>0.0790032</text:p>
          </table:table-cell>
          <table:table-cell office:value-type="float" office:value="0.0715968" calcext:value-type="float">
            <text:p>0.0715968</text:p>
          </table:table-cell>
          <table:table-cell office:value-type="float" office:value="0.785227" calcext:value-type="float">
            <text:p>0.785227</text:p>
          </table:table-cell>
          <table:table-cell office:value-type="float" office:value="0.661874" calcext:value-type="float">
            <text:p>0.661874</text:p>
          </table:table-cell>
          <table:table-cell office:value-type="float" office:value="0.681372" calcext:value-type="float">
            <text:p>0.6813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096" calcext:value-type="float">
            <text:p>12.6096</text:p>
          </table:table-cell>
          <table:table-cell office:value-type="float" office:value="1.94505" calcext:value-type="float">
            <text:p>1.94505</text:p>
          </table:table-cell>
          <table:table-cell office:value-type="float" office:value="5.16157" calcext:value-type="float">
            <text:p>5.16157</text:p>
          </table:table-cell>
          <table:table-cell office:value-type="float" office:value="0.280144" calcext:value-type="float">
            <text:p>0.280144</text:p>
          </table:table-cell>
          <table:table-cell office:value-type="float" office:value="0.140149" calcext:value-type="float">
            <text:p>0.140149</text:p>
          </table:table-cell>
          <table:table-cell office:value-type="float" office:value="0.0788284" calcext:value-type="float">
            <text:p>0.0788284</text:p>
          </table:table-cell>
          <table:table-cell office:value-type="float" office:value="0.0760595" calcext:value-type="float">
            <text:p>0.0760595</text:p>
          </table:table-cell>
          <table:table-cell office:value-type="float" office:value="0.777827" calcext:value-type="float">
            <text:p>0.777827</text:p>
          </table:table-cell>
          <table:table-cell office:value-type="float" office:value="0.658103" calcext:value-type="float">
            <text:p>0.658103</text:p>
          </table:table-cell>
          <table:table-cell office:value-type="float" office:value="0.872981" calcext:value-type="float">
            <text:p>0.8729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8108" calcext:value-type="float">
            <text:p>12.8108</text:p>
          </table:table-cell>
          <table:table-cell office:value-type="float" office:value="2.07572" calcext:value-type="float">
            <text:p>2.07572</text:p>
          </table:table-cell>
          <table:table-cell office:value-type="float" office:value="5.1219" calcext:value-type="float">
            <text:p>5.1219</text:p>
          </table:table-cell>
          <table:table-cell office:value-type="float" office:value="0.318022" calcext:value-type="float">
            <text:p>0.318022</text:p>
          </table:table-cell>
          <table:table-cell office:value-type="float" office:value="0.176785" calcext:value-type="float">
            <text:p>0.176785</text:p>
          </table:table-cell>
          <table:table-cell office:value-type="float" office:value="0.0781939" calcext:value-type="float">
            <text:p>0.0781939</text:p>
          </table:table-cell>
          <table:table-cell office:value-type="float" office:value="0.078531" calcext:value-type="float">
            <text:p>0.078531</text:p>
          </table:table-cell>
          <table:table-cell office:value-type="float" office:value="0.770311" calcext:value-type="float">
            <text:p>0.770311</text:p>
          </table:table-cell>
          <table:table-cell office:value-type="float" office:value="0.653196" calcext:value-type="float">
            <text:p>0.653196</text:p>
          </table:table-cell>
          <table:table-cell office:value-type="float" office:value="3.26527" calcext:value-type="float">
            <text:p>3.265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798" calcext:value-type="float">
            <text:p>13.0798</text:p>
          </table:table-cell>
          <table:table-cell office:value-type="float" office:value="2.18429" calcext:value-type="float">
            <text:p>2.18429</text:p>
          </table:table-cell>
          <table:table-cell office:value-type="float" office:value="5.24903" calcext:value-type="float">
            <text:p>5.24903</text:p>
          </table:table-cell>
          <table:table-cell office:value-type="float" office:value="0.334169" calcext:value-type="float">
            <text:p>0.334169</text:p>
          </table:table-cell>
          <table:table-cell office:value-type="float" office:value="0.183187" calcext:value-type="float">
            <text:p>0.183187</text:p>
          </table:table-cell>
          <table:table-cell office:value-type="float" office:value="0.0780807" calcext:value-type="float">
            <text:p>0.0780807</text:p>
          </table:table-cell>
          <table:table-cell office:value-type="float" office:value="0.0804761" calcext:value-type="float">
            <text:p>0.0804761</text:p>
          </table:table-cell>
          <table:table-cell office:value-type="float" office:value="0.763878" calcext:value-type="float">
            <text:p>0.763878</text:p>
          </table:table-cell>
          <table:table-cell office:value-type="float" office:value="0.64798" calcext:value-type="float">
            <text:p>0.64798</text:p>
          </table:table-cell>
          <table:table-cell office:value-type="float" office:value="3.16833" calcext:value-type="float">
            <text:p>3.168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2849" calcext:value-type="float">
            <text:p>13.2849</text:p>
          </table:table-cell>
          <table:table-cell office:value-type="float" office:value="2.32315" calcext:value-type="float">
            <text:p>2.32315</text:p>
          </table:table-cell>
          <table:table-cell office:value-type="float" office:value="5.21466" calcext:value-type="float">
            <text:p>5.21466</text:p>
          </table:table-cell>
          <table:table-cell office:value-type="float" office:value="0.370892" calcext:value-type="float">
            <text:p>0.370892</text:p>
          </table:table-cell>
          <table:table-cell office:value-type="float" office:value="0.215845" calcext:value-type="float">
            <text:p>0.215845</text:p>
          </table:table-cell>
          <table:table-cell office:value-type="float" office:value="0.0775803" calcext:value-type="float">
            <text:p>0.0775803</text:p>
          </table:table-cell>
          <table:table-cell office:value-type="float" office:value="0.0811833" calcext:value-type="float">
            <text:p>0.0811833</text:p>
          </table:table-cell>
          <table:table-cell office:value-type="float" office:value="0.757195" calcext:value-type="float">
            <text:p>0.757195</text:p>
          </table:table-cell>
          <table:table-cell office:value-type="float" office:value="0.642205" calcext:value-type="float">
            <text:p>0.642205</text:p>
          </table:table-cell>
          <table:table-cell office:value-type="float" office:value="2.6073" calcext:value-type="float">
            <text:p>2.60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625" calcext:value-type="float">
            <text:p>13.4625</text:p>
          </table:table-cell>
          <table:table-cell office:value-type="float" office:value="2.46177" calcext:value-type="float">
            <text:p>2.461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0.412114" calcext:value-type="float">
            <text:p>0.412114</text:p>
          </table:table-cell>
          <table:table-cell office:value-type="float" office:value="0.256255" calcext:value-type="float">
            <text:p>0.256255</text:p>
          </table:table-cell>
          <table:table-cell office:value-type="float" office:value="0.0768347" calcext:value-type="float">
            <text:p>0.0768347</text:p>
          </table:table-cell>
          <table:table-cell office:value-type="float" office:value="0.0811362" calcext:value-type="float">
            <text:p>0.0811362</text:p>
          </table:table-cell>
          <table:table-cell office:value-type="float" office:value="0.749911" calcext:value-type="float">
            <text:p>0.749911</text:p>
          </table:table-cell>
          <table:table-cell office:value-type="float" office:value="0.636319" calcext:value-type="float">
            <text:p>0.636319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713" calcext:value-type="float">
            <text:p>13.713</text:p>
          </table:table-cell>
          <table:table-cell office:value-type="float" office:value="2.57898" calcext:value-type="float">
            <text:p>2.57898</text:p>
          </table:table-cell>
          <table:table-cell office:value-type="float" office:value="5.07506" calcext:value-type="float">
            <text:p>5.07506</text:p>
          </table:table-cell>
          <table:table-cell office:value-type="float" office:value="0.428841" calcext:value-type="float">
            <text:p>0.428841</text:p>
          </table:table-cell>
          <table:table-cell office:value-type="float" office:value="0.260707" calcext:value-type="float">
            <text:p>0.260707</text:p>
          </table:table-cell>
          <table:table-cell office:value-type="float" office:value="0.0761445" calcext:value-type="float">
            <text:p>0.0761445</text:p>
          </table:table-cell>
          <table:table-cell office:value-type="float" office:value="0.0809658" calcext:value-type="float">
            <text:p>0.0809658</text:p>
          </table:table-cell>
          <table:table-cell office:value-type="float" office:value="0.742908" calcext:value-type="float">
            <text:p>0.742908</text:p>
          </table:table-cell>
          <table:table-cell office:value-type="float" office:value="0.630528" calcext:value-type="float">
            <text:p>0.630528</text:p>
          </table:table-cell>
          <table:table-cell office:value-type="float" office:value="0.908619" calcext:value-type="float">
            <text:p>0.9086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327" calcext:value-type="float">
            <text:p>13.9327</text:p>
          </table:table-cell>
          <table:table-cell office:value-type="float" office:value="2.68919" calcext:value-type="float">
            <text:p>2.68919</text:p>
          </table:table-cell>
          <table:table-cell office:value-type="float" office:value="5.04399" calcext:value-type="float">
            <text:p>5.04399</text:p>
          </table:table-cell>
          <table:table-cell office:value-type="float" office:value="0.44548" calcext:value-type="float">
            <text:p>0.44548</text:p>
          </table:table-cell>
          <table:table-cell office:value-type="float" office:value="0.265881" calcext:value-type="float">
            <text:p>0.265881</text:p>
          </table:table-cell>
          <table:table-cell office:value-type="float" office:value="0.0754536" calcext:value-type="float">
            <text:p>0.0754536</text:p>
          </table:table-cell>
          <table:table-cell office:value-type="float" office:value="0.0808612" calcext:value-type="float">
            <text:p>0.0808612</text:p>
          </table:table-cell>
          <table:table-cell office:value-type="float" office:value="0.736059" calcext:value-type="float">
            <text:p>0.736059</text:p>
          </table:table-cell>
          <table:table-cell office:value-type="float" office:value="0.624944" calcext:value-type="float">
            <text:p>0.624944</text:p>
          </table:table-cell>
          <table:table-cell office:value-type="float" office:value="0.209345" calcext:value-type="float">
            <text:p>0.20934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1622" calcext:value-type="float">
            <text:p>14.1622</text:p>
          </table:table-cell>
          <table:table-cell office:value-type="float" office:value="2.8439" calcext:value-type="float">
            <text:p>2.8439</text:p>
          </table:table-cell>
          <table:table-cell office:value-type="float" office:value="5.07646" calcext:value-type="float">
            <text:p>5.07646</text:p>
          </table:table-cell>
          <table:table-cell office:value-type="float" office:value="0.47758" calcext:value-type="float">
            <text:p>0.47758</text:p>
          </table:table-cell>
          <table:table-cell office:value-type="float" office:value="0.287741" calcext:value-type="float">
            <text:p>0.287741</text:p>
          </table:table-cell>
          <table:table-cell office:value-type="float" office:value="0.0748056" calcext:value-type="float">
            <text:p>0.0748056</text:p>
          </table:table-cell>
          <table:table-cell office:value-type="float" office:value="0.0802854" calcext:value-type="float">
            <text:p>0.0802854</text:p>
          </table:table-cell>
          <table:table-cell office:value-type="float" office:value="0.729401" calcext:value-type="float">
            <text:p>0.729401</text:p>
          </table:table-cell>
          <table:table-cell office:value-type="float" office:value="0.619278" calcext:value-type="float">
            <text:p>0.619278</text:p>
          </table:table-cell>
          <table:table-cell office:value-type="float" office:value="0.733088" calcext:value-type="float">
            <text:p>0.733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4134" calcext:value-type="float">
            <text:p>14.4134</text:p>
          </table:table-cell>
          <table:table-cell office:value-type="float" office:value="2.9558" calcext:value-type="float">
            <text:p>2.9558</text:p>
          </table:table-cell>
          <table:table-cell office:value-type="float" office:value="5.17868" calcext:value-type="float">
            <text:p>5.17868</text:p>
          </table:table-cell>
          <table:table-cell office:value-type="float" office:value="0.481795" calcext:value-type="float">
            <text:p>0.481795</text:p>
          </table:table-cell>
          <table:table-cell office:value-type="float" office:value="0.271969" calcext:value-type="float">
            <text:p>0.271969</text:p>
          </table:table-cell>
          <table:table-cell office:value-type="float" office:value="0.0744209" calcext:value-type="float">
            <text:p>0.0744209</text:p>
          </table:table-cell>
          <table:table-cell office:value-type="float" office:value="0.0798153" calcext:value-type="float">
            <text:p>0.0798153</text:p>
          </table:table-cell>
          <table:table-cell office:value-type="float" office:value="0.723351" calcext:value-type="float">
            <text:p>0.723351</text:p>
          </table:table-cell>
          <table:table-cell office:value-type="float" office:value="0.613778" calcext:value-type="float">
            <text:p>0.613778</text:p>
          </table:table-cell>
          <table:table-cell office:value-type="float" office:value="1.36012" calcext:value-type="float">
            <text:p>1.360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6193" calcext:value-type="float">
            <text:p>14.6193</text:p>
          </table:table-cell>
          <table:table-cell office:value-type="float" office:value="3.02886" calcext:value-type="float">
            <text:p>3.02886</text:p>
          </table:table-cell>
          <table:table-cell office:value-type="float" office:value="5.11412" calcext:value-type="float">
            <text:p>5.11412</text:p>
          </table:table-cell>
          <table:table-cell office:value-type="float" office:value="0.478278" calcext:value-type="float">
            <text:p>0.478278</text:p>
          </table:table-cell>
          <table:table-cell office:value-type="float" office:value="0.252319" calcext:value-type="float">
            <text:p>0.252319</text:p>
          </table:table-cell>
          <table:table-cell office:value-type="float" office:value="0.073922" calcext:value-type="float">
            <text:p>0.073922</text:p>
          </table:table-cell>
          <table:table-cell office:value-type="float" office:value="0.0801951" calcext:value-type="float">
            <text:p>0.0801951</text:p>
          </table:table-cell>
          <table:table-cell office:value-type="float" office:value="0.717463" calcext:value-type="float">
            <text:p>0.717463</text:p>
          </table:table-cell>
          <table:table-cell office:value-type="float" office:value="0.60885" calcext:value-type="float">
            <text:p>0.60885</text:p>
          </table:table-cell>
          <table:table-cell office:value-type="float" office:value="2.17974" calcext:value-type="float">
            <text:p>2.179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518" calcext:value-type="float">
            <text:p>14.8518</text:p>
          </table:table-cell>
          <table:table-cell office:value-type="float" office:value="3.18345" calcext:value-type="float">
            <text:p>3.18345</text:p>
          </table:table-cell>
          <table:table-cell office:value-type="float" office:value="5.19731" calcext:value-type="float">
            <text:p>5.19731</text:p>
          </table:table-cell>
          <table:table-cell office:value-type="float" office:value="0.502649" calcext:value-type="float">
            <text:p>0.502649</text:p>
          </table:table-cell>
          <table:table-cell office:value-type="float" office:value="0.263575" calcext:value-type="float">
            <text:p>0.263575</text:p>
          </table:table-cell>
          <table:table-cell office:value-type="float" office:value="0.0736109" calcext:value-type="float">
            <text:p>0.0736109</text:p>
          </table:table-cell>
          <table:table-cell office:value-type="float" office:value="0.0800819" calcext:value-type="float">
            <text:p>0.0800819</text:p>
          </table:table-cell>
          <table:table-cell office:value-type="float" office:value="0.712097" calcext:value-type="float">
            <text:p>0.712097</text:p>
          </table:table-cell>
          <table:table-cell office:value-type="float" office:value="0.603745" calcext:value-type="float">
            <text:p>0.603745</text:p>
          </table:table-cell>
          <table:table-cell office:value-type="float" office:value="3.7011" calcext:value-type="float">
            <text:p>3.701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0616" calcext:value-type="float">
            <text:p>15.0616</text:p>
          </table:table-cell>
          <table:table-cell office:value-type="float" office:value="3.37663" calcext:value-type="float">
            <text:p>3.37663</text:p>
          </table:table-cell>
          <table:table-cell office:value-type="float" office:value="5.2254" calcext:value-type="float">
            <text:p>5.2254</text:p>
          </table:table-cell>
          <table:table-cell office:value-type="float" office:value="0.546368" calcext:value-type="float">
            <text:p>0.546368</text:p>
          </table:table-cell>
          <table:table-cell office:value-type="float" office:value="0.299054" calcext:value-type="float">
            <text:p>0.299054</text:p>
          </table:table-cell>
          <table:table-cell office:value-type="float" office:value="0.0732675" calcext:value-type="float">
            <text:p>0.0732675</text:p>
          </table:table-cell>
          <table:table-cell office:value-type="float" office:value="0.0794175" calcext:value-type="float">
            <text:p>0.0794175</text:p>
          </table:table-cell>
          <table:table-cell office:value-type="float" office:value="0.706656" calcext:value-type="float">
            <text:p>0.706656</text:p>
          </table:table-cell>
          <table:table-cell office:value-type="float" office:value="0.598617" calcext:value-type="float">
            <text:p>0.598617</text:p>
          </table:table-cell>
          <table:table-cell office:value-type="float" office:value="1.21948" calcext:value-type="float">
            <text:p>1.219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725" calcext:value-type="float">
            <text:p>15.2725</text:p>
          </table:table-cell>
          <table:table-cell office:value-type="float" office:value="3.54114" calcext:value-type="float">
            <text:p>3.54114</text:p>
          </table:table-cell>
          <table:table-cell office:value-type="float" office:value="5.18309" calcext:value-type="float">
            <text:p>5.18309</text:p>
          </table:table-cell>
          <table:table-cell office:value-type="float" office:value="0.577444" calcext:value-type="float">
            <text:p>0.577444</text:p>
          </table:table-cell>
          <table:table-cell office:value-type="float" office:value="0.321092" calcext:value-type="float">
            <text:p>0.321092</text:p>
          </table:table-cell>
          <table:table-cell office:value-type="float" office:value="0.0729374" calcext:value-type="float">
            <text:p>0.0729374</text:p>
          </table:table-cell>
          <table:table-cell office:value-type="float" office:value="0.0787784" calcext:value-type="float">
            <text:p>0.0787784</text:p>
          </table:table-cell>
          <table:table-cell office:value-type="float" office:value="0.701047" calcext:value-type="float">
            <text:p>0.701047</text:p>
          </table:table-cell>
          <table:table-cell office:value-type="float" office:value="0.593671" calcext:value-type="float">
            <text:p>0.593671</text:p>
          </table:table-cell>
          <table:table-cell office:value-type="float" office:value="2.69976" calcext:value-type="float">
            <text:p>2.699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4874" calcext:value-type="float">
            <text:p>15.4874</text:p>
          </table:table-cell>
          <table:table-cell office:value-type="float" office:value="3.73016" calcext:value-type="float">
            <text:p>3.73016</text:p>
          </table:table-cell>
          <table:table-cell office:value-type="float" office:value="5.22035" calcext:value-type="float">
            <text:p>5.22035</text:p>
          </table:table-cell>
          <table:table-cell office:value-type="float" office:value="0.612373" calcext:value-type="float">
            <text:p>0.612373</text:p>
          </table:table-cell>
          <table:table-cell office:value-type="float" office:value="0.342846" calcext:value-type="float">
            <text:p>0.342846</text:p>
          </table:table-cell>
          <table:table-cell office:value-type="float" office:value="0.0727011" calcext:value-type="float">
            <text:p>0.0727011</text:p>
          </table:table-cell>
          <table:table-cell office:value-type="float" office:value="0.0785644" calcext:value-type="float">
            <text:p>0.0785644</text:p>
          </table:table-cell>
          <table:table-cell office:value-type="float" office:value="0.695528" calcext:value-type="float">
            <text:p>0.695528</text:p>
          </table:table-cell>
          <table:table-cell office:value-type="float" office:value="0.589153" calcext:value-type="float">
            <text:p>0.589153</text:p>
          </table:table-cell>
          <table:table-cell office:value-type="float" office:value="0.696823" calcext:value-type="float">
            <text:p>0.6968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83" calcext:value-type="float">
            <text:p>15.6983</text:p>
          </table:table-cell>
          <table:table-cell office:value-type="float" office:value="3.86385" calcext:value-type="float">
            <text:p>3.86385</text:p>
          </table:table-cell>
          <table:table-cell office:value-type="float" office:value="5.19536" calcext:value-type="float">
            <text:p>5.19536</text:p>
          </table:table-cell>
          <table:table-cell office:value-type="float" office:value="0.622956" calcext:value-type="float">
            <text:p>0.622956</text:p>
          </table:table-cell>
          <table:table-cell office:value-type="float" office:value="0.335866" calcext:value-type="float">
            <text:p>0.335866</text:p>
          </table:table-cell>
          <table:table-cell office:value-type="float" office:value="0.0725509" calcext:value-type="float">
            <text:p>0.0725509</text:p>
          </table:table-cell>
          <table:table-cell office:value-type="float" office:value="0.0782325" calcext:value-type="float">
            <text:p>0.0782325</text:p>
          </table:table-cell>
          <table:table-cell office:value-type="float" office:value="0.690169" calcext:value-type="float">
            <text:p>0.690169</text:p>
          </table:table-cell>
          <table:table-cell office:value-type="float" office:value="0.584575" calcext:value-type="float">
            <text:p>0.584575</text:p>
          </table:table-cell>
          <table:table-cell office:value-type="float" office:value="0.97417" calcext:value-type="float">
            <text:p>0.974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9199" calcext:value-type="float">
            <text:p>15.9199</text:p>
          </table:table-cell>
          <table:table-cell office:value-type="float" office:value="4.00845" calcext:value-type="float">
            <text:p>4.00845</text:p>
          </table:table-cell>
          <table:table-cell office:value-type="float" office:value="5.20297" calcext:value-type="float">
            <text:p>5.20297</text:p>
          </table:table-cell>
          <table:table-cell office:value-type="float" office:value="0.633974" calcext:value-type="float">
            <text:p>0.633974</text:p>
          </table:table-cell>
          <table:table-cell office:value-type="float" office:value="0.329131" calcext:value-type="float">
            <text:p>0.329131</text:p>
          </table:table-cell>
          <table:table-cell office:value-type="float" office:value="0.0727186" calcext:value-type="float">
            <text:p>0.0727186</text:p>
          </table:table-cell>
          <table:table-cell office:value-type="float" office:value="0.0778774" calcext:value-type="float">
            <text:p>0.0778774</text:p>
          </table:table-cell>
          <table:table-cell office:value-type="float" office:value="0.685071" calcext:value-type="float">
            <text:p>0.68507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183998" calcext:value-type="float">
            <text:p>0.1839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151" calcext:value-type="float">
            <text:p>16.1151</text:p>
          </table:table-cell>
          <table:table-cell office:value-type="float" office:value="4.16742" calcext:value-type="float">
            <text:p>4.16742</text:p>
          </table:table-cell>
          <table:table-cell office:value-type="float" office:value="5.11968" calcext:value-type="float">
            <text:p>5.11968</text:p>
          </table:table-cell>
          <table:table-cell office:value-type="float" office:value="0.659143" calcext:value-type="float">
            <text:p>0.659143</text:p>
          </table:table-cell>
          <table:table-cell office:value-type="float" office:value="0.344705" calcext:value-type="float">
            <text:p>0.344705</text:p>
          </table:table-cell>
          <table:table-cell office:value-type="float" office:value="0.0728174" calcext:value-type="float">
            <text:p>0.0728174</text:p>
          </table:table-cell>
          <table:table-cell office:value-type="float" office:value="0.0776163" calcext:value-type="float">
            <text:p>0.0776163</text:p>
          </table:table-cell>
          <table:table-cell office:value-type="float" office:value="0.679824" calcext:value-type="float">
            <text:p>0.679824</text:p>
          </table:table-cell>
          <table:table-cell office:value-type="float" office:value="0.57556" calcext:value-type="float">
            <text:p>0.57556</text:p>
          </table:table-cell>
          <table:table-cell office:value-type="float" office:value="1.75891" calcext:value-type="float">
            <text:p>1.7589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3123" calcext:value-type="float">
            <text:p>16.3123</text:p>
          </table:table-cell>
          <table:table-cell office:value-type="float" office:value="4.36375" calcext:value-type="float">
            <text:p>4.36375</text:p>
          </table:table-cell>
          <table:table-cell office:value-type="float" office:value="5.15266" calcext:value-type="float">
            <text:p>5.15266</text:p>
          </table:table-cell>
          <table:table-cell office:value-type="float" office:value="0.691771" calcext:value-type="float">
            <text:p>0.691771</text:p>
          </table:table-cell>
          <table:table-cell office:value-type="float" office:value="0.362346" calcext:value-type="float">
            <text:p>0.362346</text:p>
          </table:table-cell>
          <table:table-cell office:value-type="float" office:value="0.0729401" calcext:value-type="float">
            <text:p>0.0729401</text:p>
          </table:table-cell>
          <table:table-cell office:value-type="float" office:value="0.0780117" calcext:value-type="float">
            <text:p>0.0780117</text:p>
          </table:table-cell>
          <table:table-cell office:value-type="float" office:value="0.674669" calcext:value-type="float">
            <text:p>0.674669</text:p>
          </table:table-cell>
          <table:table-cell office:value-type="float" office:value="0.571417" calcext:value-type="float">
            <text:p>0.571417</text:p>
          </table:table-cell>
          <table:table-cell office:value-type="float" office:value="0.443441" calcext:value-type="float">
            <text:p>0.4434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227" calcext:value-type="float">
            <text:p>16.5227</text:p>
          </table:table-cell>
          <table:table-cell office:value-type="float" office:value="4.52785" calcext:value-type="float">
            <text:p>4.52785</text:p>
          </table:table-cell>
          <table:table-cell office:value-type="float" office:value="5.17904" calcext:value-type="float">
            <text:p>5.17904</text:p>
          </table:table-cell>
          <table:table-cell office:value-type="float" office:value="0.705307" calcext:value-type="float">
            <text:p>0.705307</text:p>
          </table:table-cell>
          <table:table-cell office:value-type="float" office:value="0.355945" calcext:value-type="float">
            <text:p>0.355945</text:p>
          </table:table-cell>
          <table:table-cell office:value-type="float" office:value="0.0733954" calcext:value-type="float">
            <text:p>0.0733954</text:p>
          </table:table-cell>
          <table:table-cell office:value-type="float" office:value="0.0784985" calcext:value-type="float">
            <text:p>0.0784985</text:p>
          </table:table-cell>
          <table:table-cell office:value-type="float" office:value="0.66974" calcext:value-type="float">
            <text:p>0.66974</text:p>
          </table:table-cell>
          <table:table-cell office:value-type="float" office:value="0.567357" calcext:value-type="float">
            <text:p>0.567357</text:p>
          </table:table-cell>
          <table:table-cell office:value-type="float" office:value="0.624808" calcext:value-type="float">
            <text:p>0.62480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7" calcext:value-type="float">
            <text:p>16.7</text:p>
          </table:table-cell>
          <table:table-cell office:value-type="float" office:value="4.69566" calcext:value-type="float">
            <text:p>4.69566</text:p>
          </table:table-cell>
          <table:table-cell office:value-type="float" office:value="5.15609" calcext:value-type="float">
            <text:p>5.15609</text:p>
          </table:table-cell>
          <table:table-cell office:value-type="float" office:value="0.726372" calcext:value-type="float">
            <text:p>0.726372</text:p>
          </table:table-cell>
          <table:table-cell office:value-type="float" office:value="0.359818" calcext:value-type="float">
            <text:p>0.359818</text:p>
          </table:table-cell>
          <table:table-cell office:value-type="float" office:value="0.0736173" calcext:value-type="float">
            <text:p>0.0736173</text:p>
          </table:table-cell>
          <table:table-cell office:value-type="float" office:value="0.0790768" calcext:value-type="float">
            <text:p>0.0790768</text:p>
          </table:table-cell>
          <table:table-cell office:value-type="float" office:value="0.664871" calcext:value-type="float">
            <text:p>0.664871</text:p>
          </table:table-cell>
          <table:table-cell office:value-type="float" office:value="0.563367" calcext:value-type="float">
            <text:p>0.563367</text:p>
          </table:table-cell>
          <table:table-cell office:value-type="float" office:value="0.510972" calcext:value-type="float">
            <text:p>0.5109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535" calcext:value-type="float">
            <text:p>16.8535</text:p>
          </table:table-cell>
          <table:table-cell office:value-type="float" office:value="4.87849" calcext:value-type="float">
            <text:p>4.87849</text:p>
          </table:table-cell>
          <table:table-cell office:value-type="float" office:value="5.00099" calcext:value-type="float">
            <text:p>5.00099</text:p>
          </table:table-cell>
          <table:table-cell office:value-type="float" office:value="0.766537" calcext:value-type="float">
            <text:p>0.766537</text:p>
          </table:table-cell>
          <table:table-cell office:value-type="float" office:value="0.396999" calcext:value-type="float">
            <text:p>0.396999</text:p>
          </table:table-cell>
          <table:table-cell office:value-type="float" office:value="0.0733801" calcext:value-type="float">
            <text:p>0.0733801</text:p>
          </table:table-cell>
          <table:table-cell office:value-type="float" office:value="0.0800008" calcext:value-type="float">
            <text:p>0.0800008</text:p>
          </table:table-cell>
          <table:table-cell office:value-type="float" office:value="0.660012" calcext:value-type="float">
            <text:p>0.660012</text:p>
          </table:table-cell>
          <table:table-cell office:value-type="float" office:value="0.559374" calcext:value-type="float">
            <text:p>0.559374</text:p>
          </table:table-cell>
          <table:table-cell office:value-type="float" office:value="4.21329" calcext:value-type="float">
            <text:p>4.2132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0167" calcext:value-type="float">
            <text:p>17.0167</text:p>
          </table:table-cell>
          <table:table-cell office:value-type="float" office:value="5.1059" calcext:value-type="float">
            <text:p>5.1059</text:p>
          </table:table-cell>
          <table:table-cell office:value-type="float" office:value="5.04245" calcext:value-type="float">
            <text:p>5.04245</text:p>
          </table:table-cell>
          <table:table-cell office:value-type="float" office:value="0.808986" calcext:value-type="float">
            <text:p>0.808986</text:p>
          </table:table-cell>
          <table:table-cell office:value-type="float" office:value="0.42282" calcext:value-type="float">
            <text:p>0.42282</text:p>
          </table:table-cell>
          <table:table-cell office:value-type="float" office:value="0.0729808" calcext:value-type="float">
            <text:p>0.0729808</text:p>
          </table:table-cell>
          <table:table-cell office:value-type="float" office:value="0.0824869" calcext:value-type="float">
            <text:p>0.0824869</text:p>
          </table:table-cell>
          <table:table-cell office:value-type="float" office:value="0.655355" calcext:value-type="float">
            <text:p>0.655355</text:p>
          </table:table-cell>
          <table:table-cell office:value-type="float" office:value="0.555935" calcext:value-type="float">
            <text:p>0.555935</text:p>
          </table:table-cell>
          <table:table-cell office:value-type="float" office:value="0.769305" calcext:value-type="float">
            <text:p>0.769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874" calcext:value-type="float">
            <text:p>17.1874</text:p>
          </table:table-cell>
          <table:table-cell office:value-type="float" office:value="5.27063" calcext:value-type="float">
            <text:p>5.27063</text:p>
          </table:table-cell>
          <table:table-cell office:value-type="float" office:value="4.99999" calcext:value-type="float">
            <text:p>4.99999</text:p>
          </table:table-cell>
          <table:table-cell office:value-type="float" office:value="0.825199" calcext:value-type="float">
            <text:p>0.825199</text:p>
          </table:table-cell>
          <table:table-cell office:value-type="float" office:value="0.419309" calcext:value-type="float">
            <text:p>0.419309</text:p>
          </table:table-cell>
          <table:table-cell office:value-type="float" office:value="0.0725437" calcext:value-type="float">
            <text:p>0.0725437</text:p>
          </table:table-cell>
          <table:table-cell office:value-type="float" office:value="0.0845704" calcext:value-type="float">
            <text:p>0.0845704</text:p>
          </table:table-cell>
          <table:table-cell office:value-type="float" office:value="0.650831" calcext:value-type="float">
            <text:p>0.650831</text:p>
          </table:table-cell>
          <table:table-cell office:value-type="float" office:value="0.552339" calcext:value-type="float">
            <text:p>0.552339</text:p>
          </table:table-cell>
          <table:table-cell office:value-type="float" office:value="1.56956" calcext:value-type="float">
            <text:p>1.569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3446" calcext:value-type="float">
            <text:p>17.3446</text:p>
          </table:table-cell>
          <table:table-cell office:value-type="float" office:value="5.45315" calcext:value-type="float">
            <text:p>5.45315</text:p>
          </table:table-cell>
          <table:table-cell office:value-type="float" office:value="4.98586" calcext:value-type="float">
            <text:p>4.98586</text:p>
          </table:table-cell>
          <table:table-cell office:value-type="float" office:value="0.847663" calcext:value-type="float">
            <text:p>0.847663</text:p>
          </table:table-cell>
          <table:table-cell office:value-type="float" office:value="0.421088" calcext:value-type="float">
            <text:p>0.421088</text:p>
          </table:table-cell>
          <table:table-cell office:value-type="float" office:value="0.0720469" calcext:value-type="float">
            <text:p>0.0720469</text:p>
          </table:table-cell>
          <table:table-cell office:value-type="float" office:value="0.0867125" calcext:value-type="float">
            <text:p>0.0867125</text:p>
          </table:table-cell>
          <table:table-cell office:value-type="float" office:value="0.646446" calcext:value-type="float">
            <text:p>0.646446</text:p>
          </table:table-cell>
          <table:table-cell office:value-type="float" office:value="0.548797" calcext:value-type="float">
            <text:p>0.548797</text:p>
          </table:table-cell>
          <table:table-cell office:value-type="float" office:value="0.176396" calcext:value-type="float">
            <text:p>0.1763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018" calcext:value-type="float">
            <text:p>17.5018</text:p>
          </table:table-cell>
          <table:table-cell office:value-type="float" office:value="5.61544" calcext:value-type="float">
            <text:p>5.61544</text:p>
          </table:table-cell>
          <table:table-cell office:value-type="float" office:value="4.9199" calcext:value-type="float">
            <text:p>4.9199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0.418768" calcext:value-type="float">
            <text:p>0.418768</text:p>
          </table:table-cell>
          <table:table-cell office:value-type="float" office:value="0.0715449" calcext:value-type="float">
            <text:p>0.0715449</text:p>
          </table:table-cell>
          <table:table-cell office:value-type="float" office:value="0.0882547" calcext:value-type="float">
            <text:p>0.0882547</text:p>
          </table:table-cell>
          <table:table-cell office:value-type="float" office:value="0.642229" calcext:value-type="float">
            <text:p>0.642229</text:p>
          </table:table-cell>
          <table:table-cell office:value-type="float" office:value="0.545102" calcext:value-type="float">
            <text:p>0.545102</text:p>
          </table:table-cell>
          <table:table-cell office:value-type="float" office:value="2.96632" calcext:value-type="float">
            <text:p>2.9663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6915" calcext:value-type="float">
            <text:p>17.6915</text:p>
          </table:table-cell>
          <table:table-cell office:value-type="float" office:value="5.74075" calcext:value-type="float">
            <text:p>5.74075</text:p>
          </table:table-cell>
          <table:table-cell office:value-type="float" office:value="4.87328" calcext:value-type="float">
            <text:p>4.87328</text:p>
          </table:table-cell>
          <table:table-cell office:value-type="float" office:value="0.854609" calcext:value-type="float">
            <text:p>0.85460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071107" calcext:value-type="float">
            <text:p>0.071107</text:p>
          </table:table-cell>
          <table:table-cell office:value-type="float" office:value="0.0885167" calcext:value-type="float">
            <text:p>0.0885167</text:p>
          </table:table-cell>
          <table:table-cell office:value-type="float" office:value="0.637879" calcext:value-type="float">
            <text:p>0.637879</text:p>
          </table:table-cell>
          <table:table-cell office:value-type="float" office:value="0.541369" calcext:value-type="float">
            <text:p>0.541369</text:p>
          </table:table-cell>
          <table:table-cell office:value-type="float" office:value="1.44909" calcext:value-type="float">
            <text:p>1.449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8373" calcext:value-type="float">
            <text:p>17.8373</text:p>
          </table:table-cell>
          <table:table-cell office:value-type="float" office:value="5.92934" calcext:value-type="float">
            <text:p>5.92934</text:p>
          </table:table-cell>
          <table:table-cell office:value-type="float" office:value="4.81795" calcext:value-type="float">
            <text:p>4.81795</text:p>
          </table:table-cell>
          <table:table-cell office:value-type="float" office:value="0.882834" calcext:value-type="float">
            <text:p>0.882834</text:p>
          </table:table-cell>
          <table:table-cell office:value-type="float" office:value="0.400154" calcext:value-type="float">
            <text:p>0.400154</text:p>
          </table:table-cell>
          <table:table-cell office:value-type="float" office:value="0.0706304" calcext:value-type="float">
            <text:p>0.0706304</text:p>
          </table:table-cell>
          <table:table-cell office:value-type="float" office:value="0.0887943" calcext:value-type="float">
            <text:p>0.0887943</text:p>
          </table:table-cell>
          <table:table-cell office:value-type="float" office:value="0.633741" calcext:value-type="float">
            <text:p>0.633741</text:p>
          </table:table-cell>
          <table:table-cell office:value-type="float" office:value="0.537733" calcext:value-type="float">
            <text:p>0.537733</text:p>
          </table:table-cell>
          <table:table-cell office:value-type="float" office:value="0.843413" calcext:value-type="float">
            <text:p>0.84341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0091" calcext:value-type="float">
            <text:p>18.0091</text:p>
          </table:table-cell>
          <table:table-cell office:value-type="float" office:value="6.12504" calcext:value-type="float">
            <text:p>6.12504</text:p>
          </table:table-cell>
          <table:table-cell office:value-type="float" office:value="4.84916" calcext:value-type="float">
            <text:p>4.84916</text:p>
          </table:table-cell>
          <table:table-cell office:value-type="float" office:value="0.899835" calcext:value-type="float">
            <text:p>0.899835</text:p>
          </table:table-cell>
          <table:table-cell office:value-type="float" office:value="0.396675" calcext:value-type="float">
            <text:p>0.396675</text:p>
          </table:table-cell>
          <table:table-cell office:value-type="float" office:value="0.0702037" calcext:value-type="float">
            <text:p>0.0702037</text:p>
          </table:table-cell>
          <table:table-cell office:value-type="float" office:value="0.0891494" calcext:value-type="float">
            <text:p>0.0891494</text:p>
          </table:table-cell>
          <table:table-cell office:value-type="float" office:value="0.629587" calcext:value-type="float">
            <text:p>0.629587</text:p>
          </table:table-cell>
          <table:table-cell office:value-type="float" office:value="0.534158" calcext:value-type="float">
            <text:p>0.534158</text:p>
          </table:table-cell>
          <table:table-cell office:value-type="float" office:value="0.825571" calcext:value-type="float">
            <text:p>0.8255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1607" calcext:value-type="float">
            <text:p>18.1607</text:p>
          </table:table-cell>
          <table:table-cell office:value-type="float" office:value="6.32942" calcext:value-type="float">
            <text:p>6.32942</text:p>
          </table:table-cell>
          <table:table-cell office:value-type="float" office:value="4.87595" calcext:value-type="float">
            <text:p>4.87595</text:p>
          </table:table-cell>
          <table:table-cell office:value-type="float" office:value="0.92251" calcext:value-type="float">
            <text:p>0.92251</text:p>
          </table:table-cell>
          <table:table-cell office:value-type="float" office:value="0.39911" calcext:value-type="float">
            <text:p>0.39911</text:p>
          </table:table-cell>
          <table:table-cell office:value-type="float" office:value="0.0697797" calcext:value-type="float">
            <text:p>0.0697797</text:p>
          </table:table-cell>
          <table:table-cell office:value-type="float" office:value="0.0896779" calcext:value-type="float">
            <text:p>0.0896779</text:p>
          </table:table-cell>
          <table:table-cell office:value-type="float" office:value="0.625485" calcext:value-type="float">
            <text:p>0.625485</text:p>
          </table:table-cell>
          <table:table-cell office:value-type="float" office:value="0.530637" calcext:value-type="float">
            <text:p>0.530637</text:p>
          </table:table-cell>
          <table:table-cell office:value-type="float" office:value="0.796715" calcext:value-type="float">
            <text:p>0.7967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2815" calcext:value-type="float">
            <text:p>18.2815</text:p>
          </table:table-cell>
          <table:table-cell office:value-type="float" office:value="6.57239" calcext:value-type="float">
            <text:p>6.57239</text:p>
          </table:table-cell>
          <table:table-cell office:value-type="float" office:value="4.91693" calcext:value-type="float">
            <text:p>4.91693</text:p>
          </table:table-cell>
          <table:table-cell office:value-type="float" office:value="0.964798" calcext:value-type="float">
            <text:p>0.964798</text:p>
          </table:table-cell>
          <table:table-cell office:value-type="float" office:value="0.424377" calcext:value-type="float">
            <text:p>0.424377</text:p>
          </table:table-cell>
          <table:table-cell office:value-type="float" office:value="0.0693301" calcext:value-type="float">
            <text:p>0.0693301</text:p>
          </table:table-cell>
          <table:table-cell office:value-type="float" office:value="0.0911532" calcext:value-type="float">
            <text:p>0.0911532</text:p>
          </table:table-cell>
          <table:table-cell office:value-type="float" office:value="0.621569" calcext:value-type="float">
            <text:p>0.621569</text:p>
          </table:table-cell>
          <table:table-cell office:value-type="float" office:value="0.527247" calcext:value-type="float">
            <text:p>0.527247</text:p>
          </table:table-cell>
          <table:table-cell office:value-type="float" office:value="0.796908" calcext:value-type="float">
            <text:p>0.7969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148" calcext:value-type="float">
            <text:p>18.4148</text:p>
          </table:table-cell>
          <table:table-cell office:value-type="float" office:value="6.78249" calcext:value-type="float">
            <text:p>6.78249</text:p>
          </table:table-cell>
          <table:table-cell office:value-type="float" office:value="4.90945" calcext:value-type="float">
            <text:p>4.90945</text:p>
          </table:table-cell>
          <table:table-cell office:value-type="float" office:value="0.991003" calcext:value-type="float">
            <text:p>0.991003</text:p>
          </table:table-cell>
          <table:table-cell office:value-type="float" office:value="0.43187" calcext:value-type="float">
            <text:p>0.43187</text:p>
          </table:table-cell>
          <table:table-cell office:value-type="float" office:value="0.0689142" calcext:value-type="float">
            <text:p>0.0689142</text:p>
          </table:table-cell>
          <table:table-cell office:value-type="float" office:value="0.0928109" calcext:value-type="float">
            <text:p>0.0928109</text:p>
          </table:table-cell>
          <table:table-cell office:value-type="float" office:value="0.617779" calcext:value-type="float">
            <text:p>0.617779</text:p>
          </table:table-cell>
          <table:table-cell office:value-type="float" office:value="0.523931" calcext:value-type="float">
            <text:p>0.523931</text:p>
          </table:table-cell>
          <table:table-cell office:value-type="float" office:value="0.267014" calcext:value-type="float">
            <text:p>0.2670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5604" calcext:value-type="float">
            <text:p>18.5604</text:p>
          </table:table-cell>
          <table:table-cell office:value-type="float" office:value="6.91964" calcext:value-type="float">
            <text:p>6.91964</text:p>
          </table:table-cell>
          <table:table-cell office:value-type="float" office:value="4.82411" calcext:value-type="float">
            <text:p>4.82411</text:p>
          </table:table-cell>
          <table:table-cell office:value-type="float" office:value="0.986813" calcext:value-type="float">
            <text:p>0.986813</text:p>
          </table:table-cell>
          <table:table-cell office:value-type="float" office:value="0.402915" calcext:value-type="float">
            <text:p>0.402915</text:p>
          </table:table-cell>
          <table:table-cell office:value-type="float" office:value="0.0684891" calcext:value-type="float">
            <text:p>0.0684891</text:p>
          </table:table-cell>
          <table:table-cell office:value-type="float" office:value="0.0930979" calcext:value-type="float">
            <text:p>0.0930979</text:p>
          </table:table-cell>
          <table:table-cell office:value-type="float" office:value="0.613916" calcext:value-type="float">
            <text:p>0.613916</text:p>
          </table:table-cell>
          <table:table-cell office:value-type="float" office:value="0.520654" calcext:value-type="float">
            <text:p>0.520654</text:p>
          </table:table-cell>
          <table:table-cell office:value-type="float" office:value="1.62704" calcext:value-type="float">
            <text:p>1.627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7108" calcext:value-type="float">
            <text:p>18.7108</text:p>
          </table:table-cell>
          <table:table-cell office:value-type="float" office:value="7.12637" calcext:value-type="float">
            <text:p>7.12637</text:p>
          </table:table-cell>
          <table:table-cell office:value-type="float" office:value="4.88669" calcext:value-type="float">
            <text:p>4.88669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386717" calcext:value-type="float">
            <text:p>0.386717</text:p>
          </table:table-cell>
          <table:table-cell office:value-type="float" office:value="0.0680614" calcext:value-type="float">
            <text:p>0.0680614</text:p>
          </table:table-cell>
          <table:table-cell office:value-type="float" office:value="0.0933881" calcext:value-type="float">
            <text:p>0.0933881</text:p>
          </table:table-cell>
          <table:table-cell office:value-type="float" office:value="0.610069" calcext:value-type="float">
            <text:p>0.610069</text:p>
          </table:table-cell>
          <table:table-cell office:value-type="float" office:value="0.51741" calcext:value-type="float">
            <text:p>0.51741</text:p>
          </table:table-cell>
          <table:table-cell office:value-type="float" office:value="0.756424" calcext:value-type="float">
            <text:p>0.7564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9057" calcext:value-type="float">
            <text:p>18.9057</text:p>
          </table:table-cell>
          <table:table-cell office:value-type="float" office:value="7.26777" calcext:value-type="float">
            <text:p>7.26777</text:p>
          </table:table-cell>
          <table:table-cell office:value-type="float" office:value="4.84626" calcext:value-type="float">
            <text:p>4.84626</text:p>
          </table:table-cell>
          <table:table-cell office:value-type="float" office:value="0.977302" calcext:value-type="float">
            <text:p>0.977302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0.0680834" calcext:value-type="float">
            <text:p>0.0680834</text:p>
          </table:table-cell>
          <table:table-cell office:value-type="float" office:value="0.0929538" calcext:value-type="float">
            <text:p>0.0929538</text:p>
          </table:table-cell>
          <table:table-cell office:value-type="float" office:value="0.60659" calcext:value-type="float">
            <text:p>0.60659</text:p>
          </table:table-cell>
          <table:table-cell office:value-type="float" office:value="0.514619" calcext:value-type="float">
            <text:p>0.514619</text:p>
          </table:table-cell>
          <table:table-cell office:value-type="float" office:value="3.77178" calcext:value-type="float">
            <text:p>3.77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963" calcext:value-type="float">
            <text:p>18.9963</text:p>
          </table:table-cell>
          <table:table-cell office:value-type="float" office:value="7.4626" calcext:value-type="float">
            <text:p>7.4626</text:p>
          </table:table-cell>
          <table:table-cell office:value-type="float" office:value="4.73469" calcext:value-type="float">
            <text:p>4.73469</text:p>
          </table:table-cell>
          <table:table-cell office:value-type="float" office:value="1.01317" calcext:value-type="float">
            <text:p>1.01317</text:p>
          </table:table-cell>
          <table:table-cell office:value-type="float" office:value="0.372155" calcext:value-type="float">
            <text:p>0.372155</text:p>
          </table:table-cell>
          <table:table-cell office:value-type="float" office:value="0.0677834" calcext:value-type="float">
            <text:p>0.0677834</text:p>
          </table:table-cell>
          <table:table-cell office:value-type="float" office:value="0.0924438" calcext:value-type="float">
            <text:p>0.0924438</text:p>
          </table:table-cell>
          <table:table-cell office:value-type="float" office:value="0.602926" calcext:value-type="float">
            <text:p>0.602926</text:p>
          </table:table-cell>
          <table:table-cell office:value-type="float" office:value="0.512158" calcext:value-type="float">
            <text:p>0.512158</text:p>
          </table:table-cell>
          <table:table-cell office:value-type="float" office:value="3.77232" calcext:value-type="float">
            <text:p>3.7723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0864" calcext:value-type="float">
            <text:p>19.0864</text:p>
          </table:table-cell>
          <table:table-cell office:value-type="float" office:value="7.73309" calcext:value-type="float">
            <text:p>7.73309</text:p>
          </table:table-cell>
          <table:table-cell office:value-type="float" office:value="4.80862" calcext:value-type="float">
            <text:p>4.80862</text:p>
          </table:table-cell>
          <table:table-cell office:value-type="float" office:value="1.06242" calcext:value-type="float">
            <text:p>1.06242</text:p>
          </table:table-cell>
          <table:table-cell office:value-type="float" office:value="0.406565" calcext:value-type="float">
            <text:p>0.406565</text:p>
          </table:table-cell>
          <table:table-cell office:value-type="float" office:value="0.0673778" calcext:value-type="float">
            <text:p>0.0673778</text:p>
          </table:table-cell>
          <table:table-cell office:value-type="float" office:value="0.0923685" calcext:value-type="float">
            <text:p>0.0923685</text:p>
          </table:table-cell>
          <table:table-cell office:value-type="float" office:value="0.599284" calcext:value-type="float">
            <text:p>0.599284</text:p>
          </table:table-cell>
          <table:table-cell office:value-type="float" office:value="0.509204" calcext:value-type="float">
            <text:p>0.509204</text:p>
          </table:table-cell>
          <table:table-cell office:value-type="float" office:value="1.57351" calcext:value-type="float">
            <text:p>1.573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086" calcext:value-type="float">
            <text:p>19.2086</text:p>
          </table:table-cell>
          <table:table-cell office:value-type="float" office:value="7.93809" calcext:value-type="float">
            <text:p>7.93809</text:p>
          </table:table-cell>
          <table:table-cell office:value-type="float" office:value="4.81809" calcext:value-type="float">
            <text:p>4.81809</text:p>
          </table:table-cell>
          <table:table-cell office:value-type="float" office:value="1.07685" calcext:value-type="float">
            <text:p>1.07685</text:p>
          </table:table-cell>
          <table:table-cell office:value-type="float" office:value="0.397905" calcext:value-type="float">
            <text:p>0.397905</text:p>
          </table:table-cell>
          <table:table-cell office:value-type="float" office:value="0.0669947" calcext:value-type="float">
            <text:p>0.0669947</text:p>
          </table:table-cell>
          <table:table-cell office:value-type="float" office:value="0.0921725" calcext:value-type="float">
            <text:p>0.0921725</text:p>
          </table:table-cell>
          <table:table-cell office:value-type="float" office:value="0.595736" calcext:value-type="float">
            <text:p>0.595736</text:p>
          </table:table-cell>
          <table:table-cell office:value-type="float" office:value="0.506328" calcext:value-type="float">
            <text:p>0.506328</text:p>
          </table:table-cell>
          <table:table-cell office:value-type="float" office:value="0.26973" calcext:value-type="float">
            <text:p>0.269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287" calcext:value-type="float">
            <text:p>19.287</text:p>
          </table:table-cell>
          <table:table-cell office:value-type="float" office:value="8.15722" calcext:value-type="float">
            <text:p>8.15722</text:p>
          </table:table-cell>
          <table:table-cell office:value-type="float" office:value="4.80302" calcext:value-type="float">
            <text:p>4.80302</text:p>
          </table:table-cell>
          <table:table-cell office:value-type="float" office:value="1.10931" calcext:value-type="float">
            <text:p>1.10931</text:p>
          </table:table-cell>
          <table:table-cell office:value-type="float" office:value="0.411827" calcext:value-type="float">
            <text:p>0.411827</text:p>
          </table:table-cell>
          <table:table-cell office:value-type="float" office:value="0.0666215" calcext:value-type="float">
            <text:p>0.0666215</text:p>
          </table:table-cell>
          <table:table-cell office:value-type="float" office:value="0.0919788" calcext:value-type="float">
            <text:p>0.0919788</text:p>
          </table:table-cell>
          <table:table-cell office:value-type="float" office:value="0.592224" calcext:value-type="float">
            <text:p>0.592224</text:p>
          </table:table-cell>
          <table:table-cell office:value-type="float" office:value="0.503477" calcext:value-type="float">
            <text:p>0.503477</text:p>
          </table:table-cell>
          <table:table-cell office:value-type="float" office:value="1.32591" calcext:value-type="float">
            <text:p>1.325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869" calcext:value-type="float">
            <text:p>19.3869</text:p>
          </table:table-cell>
          <table:table-cell office:value-type="float" office:value="8.36683" calcext:value-type="float">
            <text:p>8.36683</text:p>
          </table:table-cell>
          <table:table-cell office:value-type="float" office:value="4.81863" calcext:value-type="float">
            <text:p>4.81863</text:p>
          </table:table-cell>
          <table:table-cell office:value-type="float" office:value="1.1256" calcext:value-type="float">
            <text:p>1.1256</text:p>
          </table:table-cell>
          <table:table-cell office:value-type="float" office:value="0.402105" calcext:value-type="float">
            <text:p>0.402105</text:p>
          </table:table-cell>
          <table:table-cell office:value-type="float" office:value="0.0662656" calcext:value-type="float">
            <text:p>0.0662656</text:p>
          </table:table-cell>
          <table:table-cell office:value-type="float" office:value="0.0916855" calcext:value-type="float">
            <text:p>0.0916855</text:p>
          </table:table-cell>
          <table:table-cell office:value-type="float" office:value="0.588807" calcext:value-type="float">
            <text:p>0.588807</text:p>
          </table:table-cell>
          <table:table-cell office:value-type="float" office:value="0.50067" calcext:value-type="float">
            <text:p>0.50067</text:p>
          </table:table-cell>
          <table:table-cell office:value-type="float" office:value="2.2088" calcext:value-type="float">
            <text:p>2.20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481" calcext:value-type="float">
            <text:p>19.481</text:p>
          </table:table-cell>
          <table:table-cell office:value-type="float" office:value="8.51289" calcext:value-type="float">
            <text:p>8.51289</text:p>
          </table:table-cell>
          <table:table-cell office:value-type="float" office:value="4.70247" calcext:value-type="float">
            <text:p>4.70247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0.383367" calcext:value-type="float">
            <text:p>0.383367</text:p>
          </table:table-cell>
          <table:table-cell office:value-type="float" office:value="0.0659306" calcext:value-type="float">
            <text:p>0.0659306</text:p>
          </table:table-cell>
          <table:table-cell office:value-type="float" office:value="0.0911731" calcext:value-type="float">
            <text:p>0.0911731</text:p>
          </table:table-cell>
          <table:table-cell office:value-type="float" office:value="0.585527" calcext:value-type="float">
            <text:p>0.585527</text:p>
          </table:table-cell>
          <table:table-cell office:value-type="float" office:value="0.498491" calcext:value-type="float">
            <text:p>0.498491</text:p>
          </table:table-cell>
          <table:table-cell office:value-type="float" office:value="3.37703" calcext:value-type="float">
            <text:p>3.377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741" calcext:value-type="float">
            <text:p>19.5741</text:p>
          </table:table-cell>
          <table:table-cell office:value-type="float" office:value="8.71722" calcext:value-type="float">
            <text:p>8.71722</text:p>
          </table:table-cell>
          <table:table-cell office:value-type="float" office:value="4.66739" calcext:value-type="float">
            <text:p>4.66739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388391" calcext:value-type="float">
            <text:p>0.388391</text:p>
          </table:table-cell>
          <table:table-cell office:value-type="float" office:value="0.065599" calcext:value-type="float">
            <text:p>0.065599</text:p>
          </table:table-cell>
          <table:table-cell office:value-type="float" office:value="0.0907428" calcext:value-type="float">
            <text:p>0.0907428</text:p>
          </table:table-cell>
          <table:table-cell office:value-type="float" office:value="0.582319" calcext:value-type="float">
            <text:p>0.582319</text:p>
          </table:table-cell>
          <table:table-cell office:value-type="float" office:value="0.496545" calcext:value-type="float">
            <text:p>0.496545</text:p>
          </table:table-cell>
          <table:table-cell office:value-type="float" office:value="0.480923" calcext:value-type="float">
            <text:p>0.48092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7336" calcext:value-type="float">
            <text:p>19.7336</text:p>
          </table:table-cell>
          <table:table-cell office:value-type="float" office:value="8.89544" calcext:value-type="float">
            <text:p>8.89544</text:p>
          </table:table-cell>
          <table:table-cell office:value-type="float" office:value="4.65227" calcext:value-type="float">
            <text:p>4.65227</text:p>
          </table:table-cell>
          <table:table-cell office:value-type="float" office:value="1.13748" calcext:value-type="float">
            <text:p>1.13748</text:p>
          </table:table-cell>
          <table:table-cell office:value-type="float" office:value="0.353352" calcext:value-type="float">
            <text:p>0.353352</text:p>
          </table:table-cell>
          <table:table-cell office:value-type="float" office:value="0.0654455" calcext:value-type="float">
            <text:p>0.0654455</text:p>
          </table:table-cell>
          <table:table-cell office:value-type="float" office:value="0.0907077" calcext:value-type="float">
            <text:p>0.0907077</text:p>
          </table:table-cell>
          <table:table-cell office:value-type="float" office:value="0.579772" calcext:value-type="float">
            <text:p>0.579772</text:p>
          </table:table-cell>
          <table:table-cell office:value-type="float" office:value="0.495189" calcext:value-type="float">
            <text:p>0.495189</text:p>
          </table:table-cell>
          <table:table-cell office:value-type="float" office:value="4.05527" calcext:value-type="float">
            <text:p>4.055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097" calcext:value-type="float">
            <text:p>19.8097</text:p>
          </table:table-cell>
          <table:table-cell office:value-type="float" office:value="9.11197" calcext:value-type="float">
            <text:p>9.11197</text:p>
          </table:table-cell>
          <table:table-cell office:value-type="float" office:value="4.61053" calcext:value-type="float">
            <text:p>4.61053</text:p>
          </table:table-cell>
          <table:table-cell office:value-type="float" office:value="1.16824" calcext:value-type="float">
            <text:p>1.16824</text:p>
          </table:table-cell>
          <table:table-cell office:value-type="float" office:value="0.374016" calcext:value-type="float">
            <text:p>0.374016</text:p>
          </table:table-cell>
          <table:table-cell office:value-type="float" office:value="0.0652547" calcext:value-type="float">
            <text:p>0.0652547</text:p>
          </table:table-cell>
          <table:table-cell office:value-type="float" office:value="0.090828" calcext:value-type="float">
            <text:p>0.090828</text:p>
          </table:table-cell>
          <table:table-cell office:value-type="float" office:value="0.57711" calcext:value-type="float">
            <text:p>0.57711</text:p>
          </table:table-cell>
          <table:table-cell office:value-type="float" office:value="0.493997" calcext:value-type="float">
            <text:p>0.493997</text:p>
          </table:table-cell>
          <table:table-cell office:value-type="float" office:value="0.965792" calcext:value-type="float">
            <text:p>0.9657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9376" calcext:value-type="float">
            <text:p>19.9376</text:p>
          </table:table-cell>
          <table:table-cell office:value-type="float" office:value="9.34531" calcext:value-type="float">
            <text:p>9.34531</text:p>
          </table:table-cell>
          <table:table-cell office:value-type="float" office:value="4.66598" calcext:value-type="float">
            <text:p>4.66598</text:p>
          </table:table-cell>
          <table:table-cell office:value-type="float" office:value="1.17797" calcext:value-type="float">
            <text:p>1.17797</text:p>
          </table:table-cell>
          <table:table-cell office:value-type="float" office:value="0.364396" calcext:value-type="float">
            <text:p>0.364396</text:p>
          </table:table-cell>
          <table:table-cell office:value-type="float" office:value="0.0656996" calcext:value-type="float">
            <text:p>0.0656996</text:p>
          </table:table-cell>
          <table:table-cell office:value-type="float" office:value="0.0909257" calcext:value-type="float">
            <text:p>0.0909257</text:p>
          </table:table-cell>
          <table:table-cell office:value-type="float" office:value="0.575031" calcext:value-type="float">
            <text:p>0.575031</text:p>
          </table:table-cell>
          <table:table-cell office:value-type="float" office:value="0.492552" calcext:value-type="float">
            <text:p>0.492552</text:p>
          </table:table-cell>
          <table:table-cell office:value-type="float" office:value="3.22051" calcext:value-type="float">
            <text:p>3.220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866" calcext:value-type="float">
            <text:p>19.9866</text:p>
          </table:table-cell>
          <table:table-cell office:value-type="float" office:value="9.55945" calcext:value-type="float">
            <text:p>9.55945</text:p>
          </table:table-cell>
          <table:table-cell office:value-type="float" office:value="4.5796" calcext:value-type="float">
            <text:p>4.5796</text:p>
          </table:table-cell>
          <table:table-cell office:value-type="float" office:value="1.21846" calcext:value-type="float">
            <text:p>1.21846</text:p>
          </table:table-cell>
          <table:table-cell office:value-type="float" office:value="0.399987" calcext:value-type="float">
            <text:p>0.399987</text:p>
          </table:table-cell>
          <table:table-cell office:value-type="float" office:value="0.065837" calcext:value-type="float">
            <text:p>0.065837</text:p>
          </table:table-cell>
          <table:table-cell office:value-type="float" office:value="0.0912702" calcext:value-type="float">
            <text:p>0.0912702</text:p>
          </table:table-cell>
          <table:table-cell office:value-type="float" office:value="0.572496" calcext:value-type="float">
            <text:p>0.572496</text:p>
          </table:table-cell>
          <table:table-cell office:value-type="float" office:value="0.49148" calcext:value-type="float">
            <text:p>0.49148</text:p>
          </table:table-cell>
          <table:table-cell office:value-type="float" office:value="2.53417" calcext:value-type="float">
            <text:p>2.534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0716" calcext:value-type="float">
            <text:p>20.0716</text:p>
          </table:table-cell>
          <table:table-cell office:value-type="float" office:value="9.80658" calcext:value-type="float">
            <text:p>9.80658</text:p>
          </table:table-cell>
          <table:table-cell office:value-type="float" office:value="4.63488" calcext:value-type="float">
            <text:p>4.63488</text:p>
          </table:table-cell>
          <table:table-cell office:value-type="float" office:value="1.24283" calcext:value-type="float">
            <text:p>1.24283</text:p>
          </table:table-cell>
          <table:table-cell office:value-type="float" office:value="0.404969" calcext:value-type="float">
            <text:p>0.404969</text:p>
          </table:table-cell>
          <table:table-cell office:value-type="float" office:value="0.066279" calcext:value-type="float">
            <text:p>0.066279</text:p>
          </table:table-cell>
          <table:table-cell office:value-type="float" office:value="0.0914433" calcext:value-type="float">
            <text:p>0.0914433</text:p>
          </table:table-cell>
          <table:table-cell office:value-type="float" office:value="0.570165" calcext:value-type="float">
            <text:p>0.570165</text:p>
          </table:table-cell>
          <table:table-cell office:value-type="float" office:value="0.489959" calcext:value-type="float">
            <text:p>0.489959</text:p>
          </table:table-cell>
          <table:table-cell office:value-type="float" office:value="0.966546" calcext:value-type="float">
            <text:p>0.9665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33" calcext:value-type="float">
            <text:p>20.133</text:p>
          </table:table-cell>
          <table:table-cell office:value-type="float" office:value="10.0568" calcext:value-type="float">
            <text:p>10.0568</text:p>
          </table:table-cell>
          <table:table-cell office:value-type="float" office:value="4.70168" calcext:value-type="float">
            <text:p>4.70168</text:p>
          </table:table-cell>
          <table:table-cell office:value-type="float" office:value="1.27018" calcext:value-type="float">
            <text:p>1.27018</text:p>
          </table:table-cell>
          <table:table-cell office:value-type="float" office:value="0.408343" calcext:value-type="float">
            <text:p>0.408343</text:p>
          </table:table-cell>
          <table:table-cell office:value-type="float" office:value="0.0667719" calcext:value-type="float">
            <text:p>0.0667719</text:p>
          </table:table-cell>
          <table:table-cell office:value-type="float" office:value="0.0914505" calcext:value-type="float">
            <text:p>0.0914505</text:p>
          </table:table-cell>
          <table:table-cell office:value-type="float" office:value="0.567982" calcext:value-type="float">
            <text:p>0.567982</text:p>
          </table:table-cell>
          <table:table-cell office:value-type="float" office:value="0.48799" calcext:value-type="float">
            <text:p>0.48799</text:p>
          </table:table-cell>
          <table:table-cell office:value-type="float" office:value="7.30482" calcext:value-type="float">
            <text:p>7.3048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796" calcext:value-type="float">
            <text:p>20.1796</text:p>
          </table:table-cell>
          <table:table-cell office:value-type="float" office:value="10.3374" calcext:value-type="float">
            <text:p>10.3374</text:p>
          </table:table-cell>
          <table:table-cell office:value-type="float" office:value="4.78386" calcext:value-type="float">
            <text:p>4.78386</text:p>
          </table:table-cell>
          <table:table-cell office:value-type="float" office:value="1.31023" calcext:value-type="float">
            <text:p>1.31023</text:p>
          </table:table-cell>
          <table:table-cell office:value-type="float" office:value="0.429917" calcext:value-type="float">
            <text:p>0.429917</text:p>
          </table:table-cell>
          <table:table-cell office:value-type="float" office:value="0.0671746" calcext:value-type="float">
            <text:p>0.0671746</text:p>
          </table:table-cell>
          <table:table-cell office:value-type="float" office:value="0.0911057" calcext:value-type="float">
            <text:p>0.0911057</text:p>
          </table:table-cell>
          <table:table-cell office:value-type="float" office:value="0.565635" calcext:value-type="float">
            <text:p>0.565635</text:p>
          </table:table-cell>
          <table:table-cell office:value-type="float" office:value="0.48561" calcext:value-type="float">
            <text:p>0.48561</text:p>
          </table:table-cell>
          <table:table-cell office:value-type="float" office:value="1.11113" calcext:value-type="float">
            <text:p>1.111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977" calcext:value-type="float">
            <text:p>20.1977</text:p>
          </table:table-cell>
          <table:table-cell office:value-type="float" office:value="10.569" calcext:value-type="float">
            <text:p>10.569</text:p>
          </table:table-cell>
          <table:table-cell office:value-type="float" office:value="4.72128" calcext:value-type="float">
            <text:p>4.72128</text:p>
          </table:table-cell>
          <table:table-cell office:value-type="float" office:value="1.35576" calcext:value-type="float">
            <text:p>1.35576</text:p>
          </table:table-cell>
          <table:table-cell office:value-type="float" office:value="0.46685" calcext:value-type="float">
            <text:p>0.46685</text:p>
          </table:table-cell>
          <table:table-cell office:value-type="float" office:value="0.067211" calcext:value-type="float">
            <text:p>0.067211</text:p>
          </table:table-cell>
          <table:table-cell office:value-type="float" office:value="0.090808" calcext:value-type="float">
            <text:p>0.090808</text:p>
          </table:table-cell>
          <table:table-cell office:value-type="float" office:value="0.562923" calcext:value-type="float">
            <text:p>0.562923</text:p>
          </table:table-cell>
          <table:table-cell office:value-type="float" office:value="0.483364" calcext:value-type="float">
            <text:p>0.483364</text:p>
          </table:table-cell>
          <table:table-cell office:value-type="float" office:value="2.97869" calcext:value-type="float">
            <text:p>2.9786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2543" calcext:value-type="float">
            <text:p>20.2543</text:p>
          </table:table-cell>
          <table:table-cell office:value-type="float" office:value="10.8497" calcext:value-type="float">
            <text:p>10.8497</text:p>
          </table:table-cell>
          <table:table-cell office:value-type="float" office:value="4.80821" calcext:value-type="float">
            <text:p>4.80821</text:p>
          </table:table-cell>
          <table:table-cell office:value-type="float" office:value="1.38543" calcext:value-type="float">
            <text:p>1.38543</text:p>
          </table:table-cell>
          <table:table-cell office:value-type="float" office:value="0.473763" calcext:value-type="float">
            <text:p>0.473763</text:p>
          </table:table-cell>
          <table:table-cell office:value-type="float" office:value="0.0674571" calcext:value-type="float">
            <text:p>0.0674571</text:p>
          </table:table-cell>
          <table:table-cell office:value-type="float" office:value="0.0903505" calcext:value-type="float">
            <text:p>0.0903505</text:p>
          </table:table-cell>
          <table:table-cell office:value-type="float" office:value="0.560261" calcext:value-type="float">
            <text:p>0.560261</text:p>
          </table:table-cell>
          <table:table-cell office:value-type="float" office:value="0.480915" calcext:value-type="float">
            <text:p>0.480915</text:p>
          </table:table-cell>
          <table:table-cell office:value-type="float" office:value="2.16468" calcext:value-type="float">
            <text:p>2.164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826" calcext:value-type="float">
            <text:p>20.2826</text:p>
          </table:table-cell>
          <table:table-cell office:value-type="float" office:value="11.1086" calcext:value-type="float">
            <text:p>11.1086</text:p>
          </table:table-cell>
          <table:table-cell office:value-type="float" office:value="4.85203" calcext:value-type="float">
            <text:p>4.85203</text:p>
          </table:table-cell>
          <table:table-cell office:value-type="float" office:value="1.41608" calcext:value-type="float">
            <text:p>1.41608</text:p>
          </table:table-cell>
          <table:table-cell office:value-type="float" office:value="0.478737" calcext:value-type="float">
            <text:p>0.478737</text:p>
          </table:table-cell>
          <table:table-cell office:value-type="float" office:value="0.0676375" calcext:value-type="float">
            <text:p>0.0676375</text:p>
          </table:table-cell>
          <table:table-cell office:value-type="float" office:value="0.0898895" calcext:value-type="float">
            <text:p>0.0898895</text:p>
          </table:table-cell>
          <table:table-cell office:value-type="float" office:value="0.557601" calcext:value-type="float">
            <text:p>0.557601</text:p>
          </table:table-cell>
          <table:table-cell office:value-type="float" office:value="0.478457" calcext:value-type="float">
            <text:p>0.478457</text:p>
          </table:table-cell>
          <table:table-cell office:value-type="float" office:value="4.9031" calcext:value-type="float">
            <text:p>4.903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168" calcext:value-type="float">
            <text:p>20.3168</text:p>
          </table:table-cell>
          <table:table-cell office:value-type="float" office:value="11.3485" calcext:value-type="float">
            <text:p>11.3485</text:p>
          </table:table-cell>
          <table:table-cell office:value-type="float" office:value="4.85201" calcext:value-type="float">
            <text:p>4.85201</text:p>
          </table:table-cell>
          <table:table-cell office:value-type="float" office:value="1.44005" calcext:value-type="float">
            <text:p>1.44005</text:p>
          </table:table-cell>
          <table:table-cell office:value-type="float" office:value="0.478773" calcext:value-type="float">
            <text:p>0.478773</text:p>
          </table:table-cell>
          <table:table-cell office:value-type="float" office:value="0.0679094" calcext:value-type="float">
            <text:p>0.0679094</text:p>
          </table:table-cell>
          <table:table-cell office:value-type="float" office:value="0.089435" calcext:value-type="float">
            <text:p>0.089435</text:p>
          </table:table-cell>
          <table:table-cell office:value-type="float" office:value="0.55501" calcext:value-type="float">
            <text:p>0.55501</text:p>
          </table:table-cell>
          <table:table-cell office:value-type="float" office:value="0.476035" calcext:value-type="float">
            <text:p>0.476035</text:p>
          </table:table-cell>
          <table:table-cell office:value-type="float" office:value="0.00000854778" calcext:value-type="float">
            <text:p>8.54778E-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656" calcext:value-type="float">
            <text:p>20.2656</text:p>
          </table:table-cell>
          <table:table-cell office:value-type="float" office:value="11.5916" calcext:value-type="float">
            <text:p>11.5916</text:p>
          </table:table-cell>
          <table:table-cell office:value-type="float" office:value="4.75786" calcext:value-type="float">
            <text:p>4.75786</text:p>
          </table:table-cell>
          <table:table-cell office:value-type="float" office:value="1.51355" calcext:value-type="float">
            <text:p>1.51355</text:p>
          </table:table-cell>
          <table:table-cell office:value-type="float" office:value="0.555603" calcext:value-type="float">
            <text:p>0.555603</text:p>
          </table:table-cell>
          <table:table-cell office:value-type="float" office:value="0.0675956" calcext:value-type="float">
            <text:p>0.0675956</text:p>
          </table:table-cell>
          <table:table-cell office:value-type="float" office:value="0.0889885" calcext:value-type="float">
            <text:p>0.0889885</text:p>
          </table:table-cell>
          <table:table-cell office:value-type="float" office:value="0.552278" calcext:value-type="float">
            <text:p>0.552278</text:p>
          </table:table-cell>
          <table:table-cell office:value-type="float" office:value="0.47371" calcext:value-type="float">
            <text:p>0.47371</text:p>
          </table:table-cell>
          <table:table-cell office:value-type="float" office:value="10.8312" calcext:value-type="float">
            <text:p>10.83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361" calcext:value-type="float">
            <text:p>20.3361</text:p>
          </table:table-cell>
          <table:table-cell office:value-type="float" office:value="11.8338" calcext:value-type="float">
            <text:p>11.8338</text:p>
          </table:table-cell>
          <table:table-cell office:value-type="float" office:value="4.7754" calcext:value-type="float">
            <text:p>4.7754</text:p>
          </table:table-cell>
          <table:table-cell office:value-type="float" office:value="1.51898" calcext:value-type="float">
            <text:p>1.51898</text:p>
          </table:table-cell>
          <table:table-cell office:value-type="float" office:value="0.531726" calcext:value-type="float">
            <text:p>0.531726</text:p>
          </table:table-cell>
          <table:table-cell office:value-type="float" office:value="0.0676763" calcext:value-type="float">
            <text:p>0.0676763</text:p>
          </table:table-cell>
          <table:table-cell office:value-type="float" office:value="0.0885491" calcext:value-type="float">
            <text:p>0.0885491</text:p>
          </table:table-cell>
          <table:table-cell office:value-type="float" office:value="0.549544" calcext:value-type="float">
            <text:p>0.549544</text:p>
          </table:table-cell>
          <table:table-cell office:value-type="float" office:value="0.471398" calcext:value-type="float">
            <text:p>0.471398</text:p>
          </table:table-cell>
          <table:table-cell office:value-type="float" office:value="4.72557" calcext:value-type="float">
            <text:p>4.72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609" calcext:value-type="float">
            <text:p>20.3609</text:p>
          </table:table-cell>
          <table:table-cell office:value-type="float" office:value="12.0694" calcext:value-type="float">
            <text:p>12.0694</text:p>
          </table:table-cell>
          <table:table-cell office:value-type="float" office:value="4.82281" calcext:value-type="float">
            <text:p>4.82281</text:p>
          </table:table-cell>
          <table:table-cell office:value-type="float" office:value="1.5259" calcext:value-type="float">
            <text:p>1.5259</text:p>
          </table:table-cell>
          <table:table-cell office:value-type="float" office:value="0.493889" calcext:value-type="float">
            <text:p>0.493889</text:p>
          </table:table-cell>
          <table:table-cell office:value-type="float" office:value="0.067961" calcext:value-type="float">
            <text:p>0.067961</text:p>
          </table:table-cell>
          <table:table-cell office:value-type="float" office:value="0.0881139" calcext:value-type="float">
            <text:p>0.0881139</text:p>
          </table:table-cell>
          <table:table-cell office:value-type="float" office:value="0.546979" calcext:value-type="float">
            <text:p>0.546979</text:p>
          </table:table-cell>
          <table:table-cell office:value-type="float" office:value="0.469084" calcext:value-type="float">
            <text:p>0.469084</text:p>
          </table:table-cell>
          <table:table-cell office:value-type="float" office:value="3.63011" calcext:value-type="float">
            <text:p>3.6301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455" calcext:value-type="float">
            <text:p>20.3455</text:p>
          </table:table-cell>
          <table:table-cell office:value-type="float" office:value="12.3635" calcext:value-type="float">
            <text:p>12.3635</text:p>
          </table:table-cell>
          <table:table-cell office:value-type="float" office:value="4.91638" calcext:value-type="float">
            <text:p>4.91638</text:p>
          </table:table-cell>
          <table:table-cell office:value-type="float" office:value="1.56572" calcext:value-type="float">
            <text:p>1.56572</text:p>
          </table:table-cell>
          <table:table-cell office:value-type="float" office:value="0.509606" calcext:value-type="float">
            <text:p>0.509606</text:p>
          </table:table-cell>
          <table:table-cell office:value-type="float" office:value="0.0680372" calcext:value-type="float">
            <text:p>0.0680372</text:p>
          </table:table-cell>
          <table:table-cell office:value-type="float" office:value="0.0878386" calcext:value-type="float">
            <text:p>0.0878386</text:p>
          </table:table-cell>
          <table:table-cell office:value-type="float" office:value="0.544348" calcext:value-type="float">
            <text:p>0.544348</text:p>
          </table:table-cell>
          <table:table-cell office:value-type="float" office:value="0.466879" calcext:value-type="float">
            <text:p>0.466879</text:p>
          </table:table-cell>
          <table:table-cell office:value-type="float" office:value="1.13973" calcext:value-type="float">
            <text:p>1.139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973" calcext:value-type="float">
            <text:p>20.2973</text:p>
          </table:table-cell>
          <table:table-cell office:value-type="float" office:value="12.5987" calcext:value-type="float">
            <text:p>12.5987</text:p>
          </table:table-cell>
          <table:table-cell office:value-type="float" office:value="4.84567" calcext:value-type="float">
            <text:p>4.84567</text:p>
          </table:table-cell>
          <table:table-cell office:value-type="float" office:value="1.62228" calcext:value-type="float">
            <text:p>1.62228</text:p>
          </table:table-cell>
          <table:table-cell office:value-type="float" office:value="0.561357" calcext:value-type="float">
            <text:p>0.561357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875343" calcext:value-type="float">
            <text:p>0.0875343</text:p>
          </table:table-cell>
          <table:table-cell office:value-type="float" office:value="0.541793" calcext:value-type="float">
            <text:p>0.541793</text:p>
          </table:table-cell>
          <table:table-cell office:value-type="float" office:value="0.464631" calcext:value-type="float">
            <text:p>0.464631</text:p>
          </table:table-cell>
          <table:table-cell office:value-type="float" office:value="3.34035" calcext:value-type="float">
            <text:p>3.340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225" calcext:value-type="float">
            <text:p>20.3225</text:p>
          </table:table-cell>
          <table:table-cell office:value-type="float" office:value="12.8373" calcext:value-type="float">
            <text:p>12.8373</text:p>
          </table:table-cell>
          <table:table-cell office:value-type="float" office:value="4.83858" calcext:value-type="float">
            <text:p>4.83858</text:p>
          </table:table-cell>
          <table:table-cell office:value-type="float" office:value="1.6343" calcext:value-type="float">
            <text:p>1.6343</text:p>
          </table:table-cell>
          <table:table-cell office:value-type="float" office:value="0.544467" calcext:value-type="float">
            <text:p>0.544467</text:p>
          </table:table-cell>
          <table:table-cell office:value-type="float" office:value="0.0677894" calcext:value-type="float">
            <text:p>0.0677894</text:p>
          </table:table-cell>
          <table:table-cell office:value-type="float" office:value="0.0872222" calcext:value-type="float">
            <text:p>0.0872222</text:p>
          </table:table-cell>
          <table:table-cell office:value-type="float" office:value="0.53921" calcext:value-type="float">
            <text:p>0.53921</text:p>
          </table:table-cell>
          <table:table-cell office:value-type="float" office:value="0.462415" calcext:value-type="float">
            <text:p>0.462415</text:p>
          </table:table-cell>
          <table:table-cell office:value-type="float" office:value="1.8188" calcext:value-type="float">
            <text:p>1.81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3114" calcext:value-type="float">
            <text:p>20.3114</text:p>
          </table:table-cell>
          <table:table-cell office:value-type="float" office:value="13.0655" calcext:value-type="float">
            <text:p>13.0655</text:p>
          </table:table-cell>
          <table:table-cell office:value-type="float" office:value="4.80742" calcext:value-type="float">
            <text:p>4.80742</text:p>
          </table:table-cell>
          <table:table-cell office:value-type="float" office:value="1.65982" calcext:value-type="float">
            <text:p>1.65982</text:p>
          </table:table-cell>
          <table:table-cell office:value-type="float" office:value="0.545725" calcext:value-type="float">
            <text:p>0.545725</text:p>
          </table:table-cell>
          <table:table-cell office:value-type="float" office:value="0.0678622" calcext:value-type="float">
            <text:p>0.0678622</text:p>
          </table:table-cell>
          <table:table-cell office:value-type="float" office:value="0.0868641" calcext:value-type="float">
            <text:p>0.0868641</text:p>
          </table:table-cell>
          <table:table-cell office:value-type="float" office:value="0.536661" calcext:value-type="float">
            <text:p>0.536661</text:p>
          </table:table-cell>
          <table:table-cell office:value-type="float" office:value="0.460231" calcext:value-type="float">
            <text:p>0.460231</text:p>
          </table:table-cell>
          <table:table-cell office:value-type="float" office:value="2.09299" calcext:value-type="float">
            <text:p>2.0929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2776" calcext:value-type="float">
            <text:p>20.2776</text:p>
          </table:table-cell>
          <table:table-cell office:value-type="float" office:value="13.2761" calcext:value-type="float">
            <text:p>13.2761</text:p>
          </table:table-cell>
          <table:table-cell office:value-type="float" office:value="4.75741" calcext:value-type="float">
            <text:p>4.75741</text:p>
          </table:table-cell>
          <table:table-cell office:value-type="float" office:value="1.68864" calcext:value-type="float">
            <text:p>1.68864</text:p>
          </table:table-cell>
          <table:table-cell office:value-type="float" office:value="0.547522" calcext:value-type="float">
            <text:p>0.547522</text:p>
          </table:table-cell>
          <table:table-cell office:value-type="float" office:value="0.0678391" calcext:value-type="float">
            <text:p>0.0678391</text:p>
          </table:table-cell>
          <table:table-cell office:value-type="float" office:value="0.0864576" calcext:value-type="float">
            <text:p>0.0864576</text:p>
          </table:table-cell>
          <table:table-cell office:value-type="float" office:value="0.534149" calcext:value-type="float">
            <text:p>0.534149</text:p>
          </table:table-cell>
          <table:table-cell office:value-type="float" office:value="0.458118" calcext:value-type="float">
            <text:p>0.458118</text:p>
          </table:table-cell>
          <table:table-cell office:value-type="float" office:value="0.988516" calcext:value-type="float">
            <text:p>0.9885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397" calcext:value-type="float">
            <text:p>20.2397</text:p>
          </table:table-cell>
          <table:table-cell office:value-type="float" office:value="13.5096" calcext:value-type="float">
            <text:p>13.5096</text:p>
          </table:table-cell>
          <table:table-cell office:value-type="float" office:value="4.76434" calcext:value-type="float">
            <text:p>4.76434</text:p>
          </table:table-cell>
          <table:table-cell office:value-type="float" office:value="1.71519" calcext:value-type="float">
            <text:p>1.71519</text:p>
          </table:table-cell>
          <table:table-cell office:value-type="float" office:value="0.542334" calcext:value-type="float">
            <text:p>0.542334</text:p>
          </table:table-cell>
          <table:table-cell office:value-type="float" office:value="0.0677544" calcext:value-type="float">
            <text:p>0.0677544</text:p>
          </table:table-cell>
          <table:table-cell office:value-type="float" office:value="0.0860569" calcext:value-type="float">
            <text:p>0.0860569</text:p>
          </table:table-cell>
          <table:table-cell office:value-type="float" office:value="0.531672" calcext:value-type="float">
            <text:p>0.531672</text:p>
          </table:table-cell>
          <table:table-cell office:value-type="float" office:value="0.456024" calcext:value-type="float">
            <text:p>0.456024</text:p>
          </table:table-cell>
          <table:table-cell office:value-type="float" office:value="1.28788" calcext:value-type="float">
            <text:p>1.287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217" calcext:value-type="float">
            <text:p>20.217</text:p>
          </table:table-cell>
          <table:table-cell office:value-type="float" office:value="13.7726" calcext:value-type="float">
            <text:p>13.7726</text:p>
          </table:table-cell>
          <table:table-cell office:value-type="float" office:value="4.81181" calcext:value-type="float">
            <text:p>4.81181</text:p>
          </table:table-cell>
          <table:table-cell office:value-type="float" office:value="1.73783" calcext:value-type="float">
            <text:p>1.73783</text:p>
          </table:table-cell>
          <table:table-cell office:value-type="float" office:value="0.537492" calcext:value-type="float">
            <text:p>0.537492</text:p>
          </table:table-cell>
          <table:table-cell office:value-type="float" office:value="0.0677955" calcext:value-type="float">
            <text:p>0.0677955</text:p>
          </table:table-cell>
          <table:table-cell office:value-type="float" office:value="0.0856864" calcext:value-type="float">
            <text:p>0.0856864</text:p>
          </table:table-cell>
          <table:table-cell office:value-type="float" office:value="0.529228" calcext:value-type="float">
            <text:p>0.529228</text:p>
          </table:table-cell>
          <table:table-cell office:value-type="float" office:value="0.453928" calcext:value-type="float">
            <text:p>0.453928</text:p>
          </table:table-cell>
          <table:table-cell office:value-type="float" office:value="1.33944" calcext:value-type="float">
            <text:p>1.339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63" calcext:value-type="float">
            <text:p>20.163</text:p>
          </table:table-cell>
          <table:table-cell office:value-type="float" office:value="13.9971" calcext:value-type="float">
            <text:p>13.9971</text:p>
          </table:table-cell>
          <table:table-cell office:value-type="float" office:value="4.77933" calcext:value-type="float">
            <text:p>4.77933</text:p>
          </table:table-cell>
          <table:table-cell office:value-type="float" office:value="1.77347" calcext:value-type="float">
            <text:p>1.77347</text:p>
          </table:table-cell>
          <table:table-cell office:value-type="float" office:value="0.553528" calcext:value-type="float">
            <text:p>0.553528</text:p>
          </table:table-cell>
          <table:table-cell office:value-type="float" office:value="0.0677393" calcext:value-type="float">
            <text:p>0.0677393</text:p>
          </table:table-cell>
          <table:table-cell office:value-type="float" office:value="0.0853007" calcext:value-type="float">
            <text:p>0.0853007</text:p>
          </table:table-cell>
          <table:table-cell office:value-type="float" office:value="0.526826" calcext:value-type="float">
            <text:p>0.526826</text:p>
          </table:table-cell>
          <table:table-cell office:value-type="float" office:value="0.451878" calcext:value-type="float">
            <text:p>0.451878</text:p>
          </table:table-cell>
          <table:table-cell office:value-type="float" office:value="0.862492" calcext:value-type="float">
            <text:p>0.8624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054" calcext:value-type="float">
            <text:p>20.1054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4.82911" calcext:value-type="float">
            <text:p>4.82911</text:p>
          </table:table-cell>
          <table:table-cell office:value-type="float" office:value="1.80395" calcext:value-type="float">
            <text:p>1.80395</text:p>
          </table:table-cell>
          <table:table-cell office:value-type="float" office:value="0.556308" calcext:value-type="float">
            <text:p>0.556308</text:p>
          </table:table-cell>
          <table:table-cell office:value-type="float" office:value="0.0676234" calcext:value-type="float">
            <text:p>0.0676234</text:p>
          </table:table-cell>
          <table:table-cell office:value-type="float" office:value="0.0849747" calcext:value-type="float">
            <text:p>0.0849747</text:p>
          </table:table-cell>
          <table:table-cell office:value-type="float" office:value="0.52448" calcext:value-type="float">
            <text:p>0.52448</text:p>
          </table:table-cell>
          <table:table-cell office:value-type="float" office:value="0.449838" calcext:value-type="float">
            <text:p>0.449838</text:p>
          </table:table-cell>
          <table:table-cell office:value-type="float" office:value="0.388314" calcext:value-type="float">
            <text:p>0.3883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034" calcext:value-type="float">
            <text:p>20.034</text:p>
          </table:table-cell>
          <table:table-cell office:value-type="float" office:value="14.4848" calcext:value-type="float">
            <text:p>14.4848</text:p>
          </table:table-cell>
          <table:table-cell office:value-type="float" office:value="4.8248" calcext:value-type="float">
            <text:p>4.8248</text:p>
          </table:table-cell>
          <table:table-cell office:value-type="float" office:value="1.83565" calcext:value-type="float">
            <text:p>1.83565</text:p>
          </table:table-cell>
          <table:table-cell office:value-type="float" office:value="0.55939" calcext:value-type="float">
            <text:p>0.55939</text:p>
          </table:table-cell>
          <table:table-cell office:value-type="float" office:value="0.0674157" calcext:value-type="float">
            <text:p>0.0674157</text:p>
          </table:table-cell>
          <table:table-cell office:value-type="float" office:value="0.0846343" calcext:value-type="float">
            <text:p>0.0846343</text:p>
          </table:table-cell>
          <table:table-cell office:value-type="float" office:value="0.52219" calcext:value-type="float">
            <text:p>0.52219</text:p>
          </table:table-cell>
          <table:table-cell office:value-type="float" office:value="0.447825" calcext:value-type="float">
            <text:p>0.447825</text:p>
          </table:table-cell>
          <table:table-cell office:value-type="float" office:value="1.38544" calcext:value-type="float">
            <text:p>1.385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9227" calcext:value-type="float">
            <text:p>19.9227</text:p>
          </table:table-cell>
          <table:table-cell office:value-type="float" office:value="14.745" calcext:value-type="float">
            <text:p>14.745</text:p>
          </table:table-cell>
          <table:table-cell office:value-type="float" office:value="4.89472" calcext:value-type="float">
            <text:p>4.89472</text:p>
          </table:table-cell>
          <table:table-cell office:value-type="float" office:value="1.88027" calcext:value-type="float">
            <text:p>1.88027</text:p>
          </table:table-cell>
          <table:table-cell office:value-type="float" office:value="0.576491" calcext:value-type="float">
            <text:p>0.576491</text:p>
          </table:table-cell>
          <table:table-cell office:value-type="float" office:value="0.0671251" calcext:value-type="float">
            <text:p>0.0671251</text:p>
          </table:table-cell>
          <table:table-cell office:value-type="float" office:value="0.0844196" calcext:value-type="float">
            <text:p>0.0844196</text:p>
          </table:table-cell>
          <table:table-cell office:value-type="float" office:value="0.520162" calcext:value-type="float">
            <text:p>0.520162</text:p>
          </table:table-cell>
          <table:table-cell office:value-type="float" office:value="0.445851" calcext:value-type="float">
            <text:p>0.445851</text:p>
          </table:table-cell>
          <table:table-cell office:value-type="float" office:value="1.24473" calcext:value-type="float">
            <text:p>1.244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566" calcext:value-type="float">
            <text:p>19.8566</text:p>
          </table:table-cell>
          <table:table-cell office:value-type="float" office:value="14.9616" calcext:value-type="float">
            <text:p>14.9616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1.89767" calcext:value-type="float">
            <text:p>1.89767</text:p>
          </table:table-cell>
          <table:table-cell office:value-type="float" office:value="0.554633" calcext:value-type="float">
            <text:p>0.554633</text:p>
          </table:table-cell>
          <table:table-cell office:value-type="float" office:value="0.0668353" calcext:value-type="float">
            <text:p>0.0668353</text:p>
          </table:table-cell>
          <table:table-cell office:value-type="float" office:value="0.084138" calcext:value-type="float">
            <text:p>0.084138</text:p>
          </table:table-cell>
          <table:table-cell office:value-type="float" office:value="0.518027" calcext:value-type="float">
            <text:p>0.518027</text:p>
          </table:table-cell>
          <table:table-cell office:value-type="float" office:value="0.443899" calcext:value-type="float">
            <text:p>0.443899</text:p>
          </table:table-cell>
          <table:table-cell office:value-type="float" office:value="3.37242" calcext:value-type="float">
            <text:p>3.372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8278" calcext:value-type="float">
            <text:p>19.8278</text:p>
          </table:table-cell>
          <table:table-cell office:value-type="float" office:value="15.1759" calcext:value-type="float">
            <text:p>15.1759</text:p>
          </table:table-cell>
          <table:table-cell office:value-type="float" office:value="4.8209" calcext:value-type="float">
            <text:p>4.8209</text:p>
          </table:table-cell>
          <table:table-cell office:value-type="float" office:value="1.90649" calcext:value-type="float">
            <text:p>1.90649</text:p>
          </table:table-cell>
          <table:table-cell office:value-type="float" office:value="0.535301" calcext:value-type="float">
            <text:p>0.535301</text:p>
          </table:table-cell>
          <table:table-cell office:value-type="float" office:value="0.0666336" calcext:value-type="float">
            <text:p>0.0666336</text:p>
          </table:table-cell>
          <table:table-cell office:value-type="float" office:value="0.0838098" calcext:value-type="float">
            <text:p>0.0838098</text:p>
          </table:table-cell>
          <table:table-cell office:value-type="float" office:value="0.515778" calcext:value-type="float">
            <text:p>0.515778</text:p>
          </table:table-cell>
          <table:table-cell office:value-type="float" office:value="0.441965" calcext:value-type="float">
            <text:p>0.441965</text:p>
          </table:table-cell>
          <table:table-cell office:value-type="float" office:value="2.1275" calcext:value-type="float">
            <text:p>2.1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88" calcext:value-type="float">
            <text:p>19.6988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4.75681" calcext:value-type="float">
            <text:p>4.75681</text:p>
          </table:table-cell>
          <table:table-cell office:value-type="float" office:value="1.97909" calcext:value-type="float">
            <text:p>1.97909</text:p>
          </table:table-cell>
          <table:table-cell office:value-type="float" office:value="0.62196" calcext:value-type="float">
            <text:p>0.62196</text:p>
          </table:table-cell>
          <table:table-cell office:value-type="float" office:value="0.0663537" calcext:value-type="float">
            <text:p>0.0663537</text:p>
          </table:table-cell>
          <table:table-cell office:value-type="float" office:value="0.0834506" calcext:value-type="float">
            <text:p>0.0834506</text:p>
          </table:table-cell>
          <table:table-cell office:value-type="float" office:value="0.51392" calcext:value-type="float">
            <text:p>0.51392</text:p>
          </table:table-cell>
          <table:table-cell office:value-type="float" office:value="0.440238" calcext:value-type="float">
            <text:p>0.440238</text:p>
          </table:table-cell>
          <table:table-cell office:value-type="float" office:value="8.00069" calcext:value-type="float">
            <text:p>8.0006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6736" calcext:value-type="float">
            <text:p>19.6736</text:p>
          </table:table-cell>
          <table:table-cell office:value-type="float" office:value="15.564" calcext:value-type="float">
            <text:p>15.564</text:p>
          </table:table-cell>
          <table:table-cell office:value-type="float" office:value="4.65101" calcext:value-type="float">
            <text:p>4.65101</text:p>
          </table:table-cell>
          <table:table-cell office:value-type="float" office:value="1.98575" calcext:value-type="float">
            <text:p>1.98575</text:p>
          </table:table-cell>
          <table:table-cell office:value-type="float" office:value="0.597125" calcext:value-type="float">
            <text:p>0.597125</text:p>
          </table:table-cell>
          <table:table-cell office:value-type="float" office:value="0.0662354" calcext:value-type="float">
            <text:p>0.0662354</text:p>
          </table:table-cell>
          <table:table-cell office:value-type="float" office:value="0.0831556" calcext:value-type="float">
            <text:p>0.0831556</text:p>
          </table:table-cell>
          <table:table-cell office:value-type="float" office:value="0.511765" calcext:value-type="float">
            <text:p>0.511765</text:p>
          </table:table-cell>
          <table:table-cell office:value-type="float" office:value="0.438732" calcext:value-type="float">
            <text:p>0.438732</text:p>
          </table:table-cell>
          <table:table-cell office:value-type="float" office:value="3.34279" calcext:value-type="float">
            <text:p>3.342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831" calcext:value-type="float">
            <text:p>19.5831</text:p>
          </table:table-cell>
          <table:table-cell office:value-type="float" office:value="15.7647" calcext:value-type="float">
            <text:p>15.7647</text:p>
          </table:table-cell>
          <table:table-cell office:value-type="float" office:value="4.63126" calcext:value-type="float">
            <text:p>4.63126</text:p>
          </table:table-cell>
          <table:table-cell office:value-type="float" office:value="2.01186" calcext:value-type="float">
            <text:p>2.01186</text:p>
          </table:table-cell>
          <table:table-cell office:value-type="float" office:value="0.590421" calcext:value-type="float">
            <text:p>0.590421</text:p>
          </table:table-cell>
          <table:table-cell office:value-type="float" office:value="0.0661367" calcext:value-type="float">
            <text:p>0.0661367</text:p>
          </table:table-cell>
          <table:table-cell office:value-type="float" office:value="0.0829602" calcext:value-type="float">
            <text:p>0.0829602</text:p>
          </table:table-cell>
          <table:table-cell office:value-type="float" office:value="0.509617" calcext:value-type="float">
            <text:p>0.509617</text:p>
          </table:table-cell>
          <table:table-cell office:value-type="float" office:value="0.437313" calcext:value-type="float">
            <text:p>0.437313</text:p>
          </table:table-cell>
          <table:table-cell office:value-type="float" office:value="1.27315" calcext:value-type="float">
            <text:p>1.273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4769" calcext:value-type="float">
            <text:p>19.4769</text:p>
          </table:table-cell>
          <table:table-cell office:value-type="float" office:value="15.982" calcext:value-type="float">
            <text:p>15.982</text:p>
          </table:table-cell>
          <table:table-cell office:value-type="float" office:value="4.65079" calcext:value-type="float">
            <text:p>4.65079</text:p>
          </table:table-cell>
          <table:table-cell office:value-type="float" office:value="2.04216" calcext:value-type="float">
            <text:p>2.04216</text:p>
          </table:table-cell>
          <table:table-cell office:value-type="float" office:value="0.59113" calcext:value-type="float">
            <text:p>0.59113</text:p>
          </table:table-cell>
          <table:table-cell office:value-type="float" office:value="0.0659942" calcext:value-type="float">
            <text:p>0.0659942</text:p>
          </table:table-cell>
          <table:table-cell office:value-type="float" office:value="0.0827764" calcext:value-type="float">
            <text:p>0.0827764</text:p>
          </table:table-cell>
          <table:table-cell office:value-type="float" office:value="0.507513" calcext:value-type="float">
            <text:p>0.507513</text:p>
          </table:table-cell>
          <table:table-cell office:value-type="float" office:value="0.43587" calcext:value-type="float">
            <text:p>0.43587</text:p>
          </table:table-cell>
          <table:table-cell office:value-type="float" office:value="0.0468313" calcext:value-type="float">
            <text:p>0.0468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16.1879" calcext:value-type="float">
            <text:p>16.1879</text:p>
          </table:table-cell>
          <table:table-cell office:value-type="float" office:value="4.65691" calcext:value-type="float">
            <text:p>4.65691</text:p>
          </table:table-cell>
          <table:table-cell office:value-type="float" office:value="2.05877" calcext:value-type="float">
            <text:p>2.05877</text:p>
          </table:table-cell>
          <table:table-cell office:value-type="float" office:value="0.564081" calcext:value-type="float">
            <text:p>0.564081</text:p>
          </table:table-cell>
          <table:table-cell office:value-type="float" office:value="0.065886" calcext:value-type="float">
            <text:p>0.065886</text:p>
          </table:table-cell>
          <table:table-cell office:value-type="float" office:value="0.0826574" calcext:value-type="float">
            <text:p>0.0826574</text:p>
          </table:table-cell>
          <table:table-cell office:value-type="float" office:value="0.505399" calcext:value-type="float">
            <text:p>0.505399</text:p>
          </table:table-cell>
          <table:table-cell office:value-type="float" office:value="0.434345" calcext:value-type="float">
            <text:p>0.434345</text:p>
          </table:table-cell>
          <table:table-cell office:value-type="float" office:value="1.77922" calcext:value-type="float">
            <text:p>1.7792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268" calcext:value-type="float">
            <text:p>19.268</text:p>
          </table:table-cell>
          <table:table-cell office:value-type="float" office:value="16.3652" calcext:value-type="float">
            <text:p>16.3652</text:p>
          </table:table-cell>
          <table:table-cell office:value-type="float" office:value="4.60872" calcext:value-type="float">
            <text:p>4.60872</text:p>
          </table:table-cell>
          <table:table-cell office:value-type="float" office:value="2.08862" calcext:value-type="float">
            <text:p>2.08862</text:p>
          </table:table-cell>
          <table:table-cell office:value-type="float" office:value="0.566033" calcext:value-type="float">
            <text:p>0.566033</text:p>
          </table:table-cell>
          <table:table-cell office:value-type="float" office:value="0.0657914" calcext:value-type="float">
            <text:p>0.0657914</text:p>
          </table:table-cell>
          <table:table-cell office:value-type="float" office:value="0.0828432" calcext:value-type="float">
            <text:p>0.0828432</text:p>
          </table:table-cell>
          <table:table-cell office:value-type="float" office:value="0.503306" calcext:value-type="float">
            <text:p>0.503306</text:p>
          </table:table-cell>
          <table:table-cell office:value-type="float" office:value="0.433021" calcext:value-type="float">
            <text:p>0.433021</text:p>
          </table:table-cell>
          <table:table-cell office:value-type="float" office:value="0.533581" calcext:value-type="float">
            <text:p>0.5335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528" calcext:value-type="float">
            <text:p>19.1528</text:p>
          </table:table-cell>
          <table:table-cell office:value-type="float" office:value="16.5589" calcext:value-type="float">
            <text:p>16.5589</text:p>
          </table:table-cell>
          <table:table-cell office:value-type="float" office:value="4.59804" calcext:value-type="float">
            <text:p>4.59804</text:p>
          </table:table-cell>
          <table:table-cell office:value-type="float" office:value="2.11815" calcext:value-type="float">
            <text:p>2.11815</text:p>
          </table:table-cell>
          <table:table-cell office:value-type="float" office:value="0.569164" calcext:value-type="float">
            <text:p>0.569164</text:p>
          </table:table-cell>
          <table:table-cell office:value-type="float" office:value="0.0657083" calcext:value-type="float">
            <text:p>0.0657083</text:p>
          </table:table-cell>
          <table:table-cell office:value-type="float" office:value="0.0832004" calcext:value-type="float">
            <text:p>0.0832004</text:p>
          </table:table-cell>
          <table:table-cell office:value-type="float" office:value="0.501239" calcext:value-type="float">
            <text:p>0.501239</text:p>
          </table:table-cell>
          <table:table-cell office:value-type="float" office:value="0.431774" calcext:value-type="float">
            <text:p>0.431774</text:p>
          </table:table-cell>
          <table:table-cell office:value-type="float" office:value="0.246847" calcext:value-type="float">
            <text:p>0.24684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0178" calcext:value-type="float">
            <text:p>19.0178</text:p>
          </table:table-cell>
          <table:table-cell office:value-type="float" office:value="16.7757" calcext:value-type="float">
            <text:p>16.7757</text:p>
          </table:table-cell>
          <table:table-cell office:value-type="float" office:value="4.64645" calcext:value-type="float">
            <text:p>4.64645</text:p>
          </table:table-cell>
          <table:table-cell office:value-type="float" office:value="2.1482" calcext:value-type="float">
            <text:p>2.1482</text:p>
          </table:table-cell>
          <table:table-cell office:value-type="float" office:value="0.570542" calcext:value-type="float">
            <text:p>0.570542</text:p>
          </table:table-cell>
          <table:table-cell office:value-type="float" office:value="0.0655503" calcext:value-type="float">
            <text:p>0.0655503</text:p>
          </table:table-cell>
          <table:table-cell office:value-type="float" office:value="0.0834367" calcext:value-type="float">
            <text:p>0.0834367</text:p>
          </table:table-cell>
          <table:table-cell office:value-type="float" office:value="0.499206" calcext:value-type="float">
            <text:p>0.499206</text:p>
          </table:table-cell>
          <table:table-cell office:value-type="float" office:value="0.430401" calcext:value-type="float">
            <text:p>0.430401</text:p>
          </table:table-cell>
          <table:table-cell office:value-type="float" office:value="0.257574" calcext:value-type="float">
            <text:p>0.257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616" calcext:value-type="float">
            <text:p>18.8616</text:p>
          </table:table-cell>
          <table:table-cell office:value-type="float" office:value="16.968" calcext:value-type="float">
            <text:p>16.968</text:p>
          </table:table-cell>
          <table:table-cell office:value-type="float" office:value="4.65513" calcext:value-type="float">
            <text:p>4.65513</text:p>
          </table:table-cell>
          <table:table-cell office:value-type="float" office:value="2.20624" calcext:value-type="float">
            <text:p>2.20624</text:p>
          </table:table-cell>
          <table:table-cell office:value-type="float" office:value="0.629441" calcext:value-type="float">
            <text:p>0.629441</text:p>
          </table:table-cell>
          <table:table-cell office:value-type="float" office:value="0.0652972" calcext:value-type="float">
            <text:p>0.0652972</text:p>
          </table:table-cell>
          <table:table-cell office:value-type="float" office:value="0.0837856" calcext:value-type="float">
            <text:p>0.0837856</text:p>
          </table:table-cell>
          <table:table-cell office:value-type="float" office:value="0.497365" calcext:value-type="float">
            <text:p>0.497365</text:p>
          </table:table-cell>
          <table:table-cell office:value-type="float" office:value="0.42939" calcext:value-type="float">
            <text:p>0.42939</text:p>
          </table:table-cell>
          <table:table-cell office:value-type="float" office:value="6.72122" calcext:value-type="float">
            <text:p>6.7212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6791" calcext:value-type="float">
            <text:p>18.6791</text:p>
          </table:table-cell>
          <table:table-cell office:value-type="float" office:value="17.2147" calcext:value-type="float">
            <text:p>17.2147</text:p>
          </table:table-cell>
          <table:table-cell office:value-type="float" office:value="4.79554" calcext:value-type="float">
            <text:p>4.79554</text:p>
          </table:table-cell>
          <table:table-cell office:value-type="float" office:value="2.24245" calcext:value-type="float">
            <text:p>2.24245</text:p>
          </table:table-cell>
          <table:table-cell office:value-type="float" office:value="0.633404" calcext:value-type="float">
            <text:p>0.633404</text:p>
          </table:table-cell>
          <table:table-cell office:value-type="float" office:value="0.0651111" calcext:value-type="float">
            <text:p>0.0651111</text:p>
          </table:table-cell>
          <table:table-cell office:value-type="float" office:value="0.0836967" calcext:value-type="float">
            <text:p>0.0836967</text:p>
          </table:table-cell>
          <table:table-cell office:value-type="float" office:value="0.495912" calcext:value-type="float">
            <text:p>0.495912</text:p>
          </table:table-cell>
          <table:table-cell office:value-type="float" office:value="0.428033" calcext:value-type="float">
            <text:p>0.428033</text:p>
          </table:table-cell>
          <table:table-cell office:value-type="float" office:value="2.02518" calcext:value-type="float">
            <text:p>2.025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777" calcext:value-type="float">
            <text:p>18.5777</text:p>
          </table:table-cell>
          <table:table-cell office:value-type="float" office:value="17.417" calcext:value-type="float">
            <text:p>17.417</text:p>
          </table:table-cell>
          <table:table-cell office:value-type="float" office:value="4.77687" calcext:value-type="float">
            <text:p>4.77687</text:p>
          </table:table-cell>
          <table:table-cell office:value-type="float" office:value="2.22887" calcext:value-type="float">
            <text:p>2.22887</text:p>
          </table:table-cell>
          <table:table-cell office:value-type="float" office:value="0.550426" calcext:value-type="float">
            <text:p>0.550426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835661" calcext:value-type="float">
            <text:p>0.0835661</text:p>
          </table:table-cell>
          <table:table-cell office:value-type="float" office:value="0.494003" calcext:value-type="float">
            <text:p>0.494003</text:p>
          </table:table-cell>
          <table:table-cell office:value-type="float" office:value="0.426416" calcext:value-type="float">
            <text:p>0.426416</text:p>
          </table:table-cell>
          <table:table-cell office:value-type="float" office:value="5.96273" calcext:value-type="float">
            <text:p>5.962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3578" calcext:value-type="float">
            <text:p>18.3578</text:p>
          </table:table-cell>
          <table:table-cell office:value-type="float" office:value="17.6162" calcext:value-type="float">
            <text:p>17.6162</text:p>
          </table:table-cell>
          <table:table-cell office:value-type="float" office:value="4.86968" calcext:value-type="float">
            <text:p>4.86968</text:p>
          </table:table-cell>
          <table:table-cell office:value-type="float" office:value="2.27695" calcext:value-type="float">
            <text:p>2.27695</text:p>
          </table:table-cell>
          <table:table-cell office:value-type="float" office:value="0.570501" calcext:value-type="float">
            <text:p>0.570501</text:p>
          </table:table-cell>
          <table:table-cell office:value-type="float" office:value="0.0649215" calcext:value-type="float">
            <text:p>0.0649215</text:p>
          </table:table-cell>
          <table:table-cell office:value-type="float" office:value="0.0833943" calcext:value-type="float">
            <text:p>0.0833943</text:p>
          </table:table-cell>
          <table:table-cell office:value-type="float" office:value="0.492447" calcext:value-type="float">
            <text:p>0.492447</text:p>
          </table:table-cell>
          <table:table-cell office:value-type="float" office:value="0.42481" calcext:value-type="float">
            <text:p>0.42481</text:p>
          </table:table-cell>
          <table:table-cell office:value-type="float" office:value="3.85488" calcext:value-type="float">
            <text:p>3.854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212" calcext:value-type="float">
            <text:p>18.2212</text:p>
          </table:table-cell>
          <table:table-cell office:value-type="float" office:value="17.8079" calcext:value-type="float">
            <text:p>17.8079</text:p>
          </table:table-cell>
          <table:table-cell office:value-type="float" office:value="4.8607" calcext:value-type="float">
            <text:p>4.8607</text:p>
          </table:table-cell>
          <table:table-cell office:value-type="float" office:value="2.28128" calcext:value-type="float">
            <text:p>2.28128</text:p>
          </table:table-cell>
          <table:table-cell office:value-type="float" office:value="0.52418" calcext:value-type="float">
            <text:p>0.52418</text:p>
          </table:table-cell>
          <table:table-cell office:value-type="float" office:value="0.0648861" calcext:value-type="float">
            <text:p>0.0648861</text:p>
          </table:table-cell>
          <table:table-cell office:value-type="float" office:value="0.0832041" calcext:value-type="float">
            <text:p>0.0832041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23155" calcext:value-type="float">
            <text:p>0.423155</text:p>
          </table:table-cell>
          <table:table-cell office:value-type="float" office:value="2.40014" calcext:value-type="float">
            <text:p>2.400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0907" calcext:value-type="float">
            <text:p>18.0907</text:p>
          </table:table-cell>
          <table:table-cell office:value-type="float" office:value="17.9918" calcext:value-type="float">
            <text:p>17.9918</text:p>
          </table:table-cell>
          <table:table-cell office:value-type="float" office:value="4.83029" calcext:value-type="float">
            <text:p>4.83029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0.514821" calcext:value-type="float">
            <text:p>0.514821</text:p>
          </table:table-cell>
          <table:table-cell office:value-type="float" office:value="0.0647121" calcext:value-type="float">
            <text:p>0.0647121</text:p>
          </table:table-cell>
          <table:table-cell office:value-type="float" office:value="0.0830145" calcext:value-type="float">
            <text:p>0.0830145</text:p>
          </table:table-cell>
          <table:table-cell office:value-type="float" office:value="0.488781" calcext:value-type="float">
            <text:p>0.488781</text:p>
          </table:table-cell>
          <table:table-cell office:value-type="float" office:value="0.421515" calcext:value-type="float">
            <text:p>0.421515</text:p>
          </table:table-cell>
          <table:table-cell office:value-type="float" office:value="0.921606" calcext:value-type="float">
            <text:p>0.9216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158" calcext:value-type="float">
            <text:p>17.9158</text:p>
          </table:table-cell>
          <table:table-cell office:value-type="float" office:value="18.1462" calcext:value-type="float">
            <text:p>18.1462</text:p>
          </table:table-cell>
          <table:table-cell office:value-type="float" office:value="4.80542" calcext:value-type="float">
            <text:p>4.80542</text:p>
          </table:table-cell>
          <table:table-cell office:value-type="float" office:value="2.34033" calcext:value-type="float">
            <text:p>2.34033</text:p>
          </table:table-cell>
          <table:table-cell office:value-type="float" office:value="0.544041" calcext:value-type="float">
            <text:p>0.544041</text:p>
          </table:table-cell>
          <table:table-cell office:value-type="float" office:value="0.0646195" calcext:value-type="float">
            <text:p>0.0646195</text:p>
          </table:table-cell>
          <table:table-cell office:value-type="float" office:value="0.0829801" calcext:value-type="float">
            <text:p>0.0829801</text:p>
          </table:table-cell>
          <table:table-cell office:value-type="float" office:value="0.486979" calcext:value-type="float">
            <text:p>0.486979</text:p>
          </table:table-cell>
          <table:table-cell office:value-type="float" office:value="0.419966" calcext:value-type="float">
            <text:p>0.419966</text:p>
          </table:table-cell>
          <table:table-cell office:value-type="float" office:value="1.96735" calcext:value-type="float">
            <text:p>1.967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7901" calcext:value-type="float">
            <text:p>17.7901</text:p>
          </table:table-cell>
          <table:table-cell office:value-type="float" office:value="18.2826" calcext:value-type="float">
            <text:p>18.2826</text:p>
          </table:table-cell>
          <table:table-cell office:value-type="float" office:value="4.70372" calcext:value-type="float">
            <text:p>4.70372</text:p>
          </table:table-cell>
          <table:table-cell office:value-type="float" office:value="2.36172" calcext:value-type="float">
            <text:p>2.36172</text:p>
          </table:table-cell>
          <table:table-cell office:value-type="float" office:value="0.538913" calcext:value-type="float">
            <text:p>0.538913</text:p>
          </table:table-cell>
          <table:table-cell office:value-type="float" office:value="0.0643817" calcext:value-type="float">
            <text:p>0.0643817</text:p>
          </table:table-cell>
          <table:table-cell office:value-type="float" office:value="0.0832909" calcext:value-type="float">
            <text:p>0.0832909</text:p>
          </table:table-cell>
          <table:table-cell office:value-type="float" office:value="0.485117" calcext:value-type="float">
            <text:p>0.485117</text:p>
          </table:table-cell>
          <table:table-cell office:value-type="float" office:value="0.41855" calcext:value-type="float">
            <text:p>0.41855</text:p>
          </table:table-cell>
          <table:table-cell office:value-type="float" office:value="1.05123" calcext:value-type="float">
            <text:p>1.051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592" calcext:value-type="float">
            <text:p>17.6592</text:p>
          </table:table-cell>
          <table:table-cell office:value-type="float" office:value="18.4612" calcext:value-type="float">
            <text:p>18.4612</text:p>
          </table:table-cell>
          <table:table-cell office:value-type="float" office:value="4.67951" calcext:value-type="float">
            <text:p>4.67951</text:p>
          </table:table-cell>
          <table:table-cell office:value-type="float" office:value="2.36926" calcext:value-type="float">
            <text:p>2.36926</text:p>
          </table:table-cell>
          <table:table-cell office:value-type="float" office:value="0.51195" calcext:value-type="float">
            <text:p>0.51195</text:p>
          </table:table-cell>
          <table:table-cell office:value-type="float" office:value="0.0641767" calcext:value-type="float">
            <text:p>0.0641767</text:p>
          </table:table-cell>
          <table:table-cell office:value-type="float" office:value="0.0835104" calcext:value-type="float">
            <text:p>0.0835104</text:p>
          </table:table-cell>
          <table:table-cell office:value-type="float" office:value="0.483327" calcext:value-type="float">
            <text:p>0.483327</text:p>
          </table:table-cell>
          <table:table-cell office:value-type="float" office:value="0.417042" calcext:value-type="float">
            <text:p>0.417042</text:p>
          </table:table-cell>
          <table:table-cell office:value-type="float" office:value="6.65776" calcext:value-type="float">
            <text:p>6.657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4587" calcext:value-type="float">
            <text:p>17.4587</text:p>
          </table:table-cell>
          <table:table-cell office:value-type="float" office:value="18.6484" calcext:value-type="float">
            <text:p>18.6484</text:p>
          </table:table-cell>
          <table:table-cell office:value-type="float" office:value="4.75537" calcext:value-type="float">
            <text:p>4.75537</text:p>
          </table:table-cell>
          <table:table-cell office:value-type="float" office:value="2.3977" calcext:value-type="float">
            <text:p>2.3977</text:p>
          </table:table-cell>
          <table:table-cell office:value-type="float" office:value="0.514289" calcext:value-type="float">
            <text:p>0.514289</text:p>
          </table:table-cell>
          <table:table-cell office:value-type="float" office:value="0.063935" calcext:value-type="float">
            <text:p>0.063935</text:p>
          </table:table-cell>
          <table:table-cell office:value-type="float" office:value="0.083537" calcext:value-type="float">
            <text:p>0.083537</text:p>
          </table:table-cell>
          <table:table-cell office:value-type="float" office:value="0.481511" calcext:value-type="float">
            <text:p>0.481511</text:p>
          </table:table-cell>
          <table:table-cell office:value-type="float" office:value="0.41549" calcext:value-type="float">
            <text:p>0.41549</text:p>
          </table:table-cell>
          <table:table-cell office:value-type="float" office:value="0.548172" calcext:value-type="float">
            <text:p>0.5481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2799" calcext:value-type="float">
            <text:p>17.2799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4.73178" calcext:value-type="float">
            <text:p>4.73178</text:p>
          </table:table-cell>
          <table:table-cell office:value-type="float" office:value="2.4321" calcext:value-type="float">
            <text:p>2.4321</text:p>
          </table:table-cell>
          <table:table-cell office:value-type="float" office:value="0.528997" calcext:value-type="float">
            <text:p>0.528997</text:p>
          </table:table-cell>
          <table:table-cell office:value-type="float" office:value="0.0636961" calcext:value-type="float">
            <text:p>0.0636961</text:p>
          </table:table-cell>
          <table:table-cell office:value-type="float" office:value="0.083745" calcext:value-type="float">
            <text:p>0.083745</text:p>
          </table:table-cell>
          <table:table-cell office:value-type="float" office:value="0.479715" calcext:value-type="float">
            <text:p>0.479715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1.73229" calcext:value-type="float">
            <text:p>1.7322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121" calcext:value-type="float">
            <text:p>17.121</text:p>
          </table:table-cell>
          <table:table-cell office:value-type="float" office:value="18.9223" calcext:value-type="float">
            <text:p>18.9223</text:p>
          </table:table-cell>
          <table:table-cell office:value-type="float" office:value="4.67811" calcext:value-type="float">
            <text:p>4.67811</text:p>
          </table:table-cell>
          <table:table-cell office:value-type="float" office:value="2.45671" calcext:value-type="float">
            <text:p>2.45671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0634898" calcext:value-type="float">
            <text:p>0.0634898</text:p>
          </table:table-cell>
          <table:table-cell office:value-type="float" office:value="0.0841791" calcext:value-type="float">
            <text:p>0.0841791</text:p>
          </table:table-cell>
          <table:table-cell office:value-type="float" office:value="0.477979" calcext:value-type="float">
            <text:p>0.477979</text:p>
          </table:table-cell>
          <table:table-cell office:value-type="float" office:value="0.412575" calcext:value-type="float">
            <text:p>0.412575</text:p>
          </table:table-cell>
          <table:table-cell office:value-type="float" office:value="0.276366" calcext:value-type="float">
            <text:p>0.2763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537" calcext:value-type="float">
            <text:p>16.9537</text:p>
          </table:table-cell>
          <table:table-cell office:value-type="float" office:value="19.0926" calcext:value-type="float">
            <text:p>19.0926</text:p>
          </table:table-cell>
          <table:table-cell office:value-type="float" office:value="4.68934" calcext:value-type="float">
            <text:p>4.68934</text:p>
          </table:table-cell>
          <table:table-cell office:value-type="float" office:value="2.46895" calcext:value-type="float">
            <text:p>2.46895</text:p>
          </table:table-cell>
          <table:table-cell office:value-type="float" office:value="0.507192" calcext:value-type="float">
            <text:p>0.507192</text:p>
          </table:table-cell>
          <table:table-cell office:value-type="float" office:value="0.0633603" calcext:value-type="float">
            <text:p>0.0633603</text:p>
          </table:table-cell>
          <table:table-cell office:value-type="float" office:value="0.0844013" calcext:value-type="float">
            <text:p>0.0844013</text:p>
          </table:table-cell>
          <table:table-cell office:value-type="float" office:value="0.47632" calcext:value-type="float">
            <text:p>0.47632</text:p>
          </table:table-cell>
          <table:table-cell office:value-type="float" office:value="0.411074" calcext:value-type="float">
            <text:p>0.411074</text:p>
          </table:table-cell>
          <table:table-cell office:value-type="float" office:value="3.08388" calcext:value-type="float">
            <text:p>3.083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7349" calcext:value-type="float">
            <text:p>16.7349</text:p>
          </table:table-cell>
          <table:table-cell office:value-type="float" office:value="19.2099" calcext:value-type="float">
            <text:p>19.2099</text:p>
          </table:table-cell>
          <table:table-cell office:value-type="float" office:value="4.69919" calcext:value-type="float">
            <text:p>4.69919</text:p>
          </table:table-cell>
          <table:table-cell office:value-type="float" office:value="2.50933" calcext:value-type="float">
            <text:p>2.50933</text:p>
          </table:table-cell>
          <table:table-cell office:value-type="float" office:value="0.522201" calcext:value-type="float">
            <text:p>0.522201</text:p>
          </table:table-cell>
          <table:table-cell office:value-type="float" office:value="0.0631413" calcext:value-type="float">
            <text:p>0.0631413</text:p>
          </table:table-cell>
          <table:table-cell office:value-type="float" office:value="0.0849254" calcext:value-type="float">
            <text:p>0.0849254</text:p>
          </table:table-cell>
          <table:table-cell office:value-type="float" office:value="0.474618" calcext:value-type="float">
            <text:p>0.474618</text:p>
          </table:table-cell>
          <table:table-cell office:value-type="float" office:value="0.409639" calcext:value-type="float">
            <text:p>0.409639</text:p>
          </table:table-cell>
          <table:table-cell office:value-type="float" office:value="2.69475" calcext:value-type="float">
            <text:p>2.694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5434" calcext:value-type="float">
            <text:p>16.5434</text:p>
          </table:table-cell>
          <table:table-cell office:value-type="float" office:value="19.3647" calcext:value-type="float">
            <text:p>19.3647</text:p>
          </table:table-cell>
          <table:table-cell office:value-type="float" office:value="4.7257" calcext:value-type="float">
            <text:p>4.7257</text:p>
          </table:table-cell>
          <table:table-cell office:value-type="float" office:value="2.53289" calcext:value-type="float">
            <text:p>2.53289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0629315" calcext:value-type="float">
            <text:p>0.0629315</text:p>
          </table:table-cell>
          <table:table-cell office:value-type="float" office:value="0.0852797" calcext:value-type="float">
            <text:p>0.0852797</text:p>
          </table:table-cell>
          <table:table-cell office:value-type="float" office:value="0.472926" calcext:value-type="float">
            <text:p>0.472926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3.25518" calcext:value-type="float">
            <text:p>3.2551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3115" calcext:value-type="float">
            <text:p>16.3115</text:p>
          </table:table-cell>
          <table:table-cell office:value-type="float" office:value="19.5316" calcext:value-type="float">
            <text:p>19.5316</text:p>
          </table:table-cell>
          <table:table-cell office:value-type="float" office:value="4.82079" calcext:value-type="float">
            <text:p>4.82079</text:p>
          </table:table-cell>
          <table:table-cell office:value-type="float" office:value="2.55853" calcext:value-type="float">
            <text:p>2.55853</text:p>
          </table:table-cell>
          <table:table-cell office:value-type="float" office:value="0.521399" calcext:value-type="float">
            <text:p>0.521399</text:p>
          </table:table-cell>
          <table:table-cell office:value-type="float" office:value="0.0627171" calcext:value-type="float">
            <text:p>0.0627171</text:p>
          </table:table-cell>
          <table:table-cell office:value-type="float" office:value="0.0853377" calcext:value-type="float">
            <text:p>0.0853377</text:p>
          </table:table-cell>
          <table:table-cell office:value-type="float" office:value="0.471222" calcext:value-type="float">
            <text:p>0.471222</text:p>
          </table:table-cell>
          <table:table-cell office:value-type="float" office:value="0.40671" calcext:value-type="float">
            <text:p>0.40671</text:p>
          </table:table-cell>
          <table:table-cell office:value-type="float" office:value="0.848658" calcext:value-type="float">
            <text:p>0.8486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8" calcext:value-type="float">
            <text:p>16.0898</text:p>
          </table:table-cell>
          <table:table-cell office:value-type="float" office:value="19.6143" calcext:value-type="float">
            <text:p>19.6143</text:p>
          </table:table-cell>
          <table:table-cell office:value-type="float" office:value="4.79443" calcext:value-type="float">
            <text:p>4.79443</text:p>
          </table:table-cell>
          <table:table-cell office:value-type="float" office:value="2.60839" calcext:value-type="float">
            <text:p>2.60839</text:p>
          </table:table-cell>
          <table:table-cell office:value-type="float" office:value="0.555386" calcext:value-type="float">
            <text:p>0.555386</text:p>
          </table:table-cell>
          <table:table-cell office:value-type="float" office:value="0.0625583" calcext:value-type="float">
            <text:p>0.0625583</text:p>
          </table:table-cell>
          <table:table-cell office:value-type="float" office:value="0.085854" calcext:value-type="float">
            <text:p>0.085854</text:p>
          </table:table-cell>
          <table:table-cell office:value-type="float" office:value="0.46955" calcext:value-type="float">
            <text:p>0.46955</text:p>
          </table:table-cell>
          <table:table-cell office:value-type="float" office:value="0.405355" calcext:value-type="float">
            <text:p>0.405355</text:p>
          </table:table-cell>
          <table:table-cell office:value-type="float" office:value="10.074" calcext:value-type="float">
            <text:p>10.0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8824" calcext:value-type="float">
            <text:p>15.8824</text:p>
          </table:table-cell>
          <table:table-cell office:value-type="float" office:value="19.7597" calcext:value-type="float">
            <text:p>19.7597</text:p>
          </table:table-cell>
          <table:table-cell office:value-type="float" office:value="4.82543" calcext:value-type="float">
            <text:p>4.82543</text:p>
          </table:table-cell>
          <table:table-cell office:value-type="float" office:value="2.62867" calcext:value-type="float">
            <text:p>2.62867</text:p>
          </table:table-cell>
          <table:table-cell office:value-type="float" office:value="0.547592" calcext:value-type="float">
            <text:p>0.547592</text:p>
          </table:table-cell>
          <table:table-cell office:value-type="float" office:value="0.0624065" calcext:value-type="float">
            <text:p>0.0624065</text:p>
          </table:table-cell>
          <table:table-cell office:value-type="float" office:value="0.0861364" calcext:value-type="float">
            <text:p>0.0861364</text:p>
          </table:table-cell>
          <table:table-cell office:value-type="float" office:value="0.467899" calcext:value-type="float">
            <text:p>0.467899</text:p>
          </table:table-cell>
          <table:table-cell office:value-type="float" office:value="0.403953" calcext:value-type="float">
            <text:p>0.403953</text:p>
          </table:table-cell>
          <table:table-cell office:value-type="float" office:value="0.752548" calcext:value-type="float">
            <text:p>0.752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959" calcext:value-type="float">
            <text:p>15.6959</text:p>
          </table:table-cell>
          <table:table-cell office:value-type="float" office:value="19.8824" calcext:value-type="float">
            <text:p>19.8824</text:p>
          </table:table-cell>
          <table:table-cell office:value-type="float" office:value="4.77847" calcext:value-type="float">
            <text:p>4.77847</text:p>
          </table:table-cell>
          <table:table-cell office:value-type="float" office:value="2.63503" calcext:value-type="float">
            <text:p>2.63503</text:p>
          </table:table-cell>
          <table:table-cell office:value-type="float" office:value="0.506158" calcext:value-type="float">
            <text:p>0.506158</text:p>
          </table:table-cell>
          <table:table-cell office:value-type="float" office:value="0.062195" calcext:value-type="float">
            <text:p>0.062195</text:p>
          </table:table-cell>
          <table:table-cell office:value-type="float" office:value="0.0863775" calcext:value-type="float">
            <text:p>0.0863775</text:p>
          </table:table-cell>
          <table:table-cell office:value-type="float" office:value="0.466263" calcext:value-type="float">
            <text:p>0.466263</text:p>
          </table:table-cell>
          <table:table-cell office:value-type="float" office:value="0.402528" calcext:value-type="float">
            <text:p>0.402528</text:p>
          </table:table-cell>
          <table:table-cell office:value-type="float" office:value="3.27023" calcext:value-type="float">
            <text:p>3.2702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4592" calcext:value-type="float">
            <text:p>15.4592</text:p>
          </table:table-cell>
          <table:table-cell office:value-type="float" office:value="20.0395" calcext:value-type="float">
            <text:p>20.0395</text:p>
          </table:table-cell>
          <table:table-cell office:value-type="float" office:value="4.86841" calcext:value-type="float">
            <text:p>4.86841</text:p>
          </table:table-cell>
          <table:table-cell office:value-type="float" office:value="2.65282" calcext:value-type="float">
            <text:p>2.65282</text:p>
          </table:table-cell>
          <table:table-cell office:value-type="float" office:value="0.49763" calcext:value-type="float">
            <text:p>0.49763</text:p>
          </table:table-cell>
          <table:table-cell office:value-type="float" office:value="0.0620517" calcext:value-type="float">
            <text:p>0.0620517</text:p>
          </table:table-cell>
          <table:table-cell office:value-type="float" office:value="0.0862826" calcext:value-type="float">
            <text:p>0.0862826</text:p>
          </table:table-cell>
          <table:table-cell office:value-type="float" office:value="0.464632" calcext:value-type="float">
            <text:p>0.464632</text:p>
          </table:table-cell>
          <table:table-cell office:value-type="float" office:value="0.401171" calcext:value-type="float">
            <text:p>0.401171</text:p>
          </table:table-cell>
          <table:table-cell office:value-type="float" office:value="1.26513" calcext:value-type="float">
            <text:p>1.265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36" calcext:value-type="float">
            <text:p>15.2436</text:p>
          </table:table-cell>
          <table:table-cell office:value-type="float" office:value="20.1845" calcext:value-type="float">
            <text:p>20.1845</text:p>
          </table:table-cell>
          <table:table-cell office:value-type="float" office:value="4.90055" calcext:value-type="float">
            <text:p>4.90055</text:p>
          </table:table-cell>
          <table:table-cell office:value-type="float" office:value="2.6639" calcext:value-type="float">
            <text:p>2.6639</text:p>
          </table:table-cell>
          <table:table-cell office:value-type="float" office:value="0.477828" calcext:value-type="float">
            <text:p>0.477828</text:p>
          </table:table-cell>
          <table:table-cell office:value-type="float" office:value="0.0619098" calcext:value-type="float">
            <text:p>0.0619098</text:p>
          </table:table-cell>
          <table:table-cell office:value-type="float" office:value="0.0860291" calcext:value-type="float">
            <text:p>0.0860291</text:p>
          </table:table-cell>
          <table:table-cell office:value-type="float" office:value="0.463016" calcext:value-type="float">
            <text:p>0.463016</text:p>
          </table:table-cell>
          <table:table-cell office:value-type="float" office:value="0.399996" calcext:value-type="float">
            <text:p>0.399996</text:p>
          </table:table-cell>
          <table:table-cell office:value-type="float" office:value="5.64883" calcext:value-type="float">
            <text:p>5.6488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0589" calcext:value-type="float">
            <text:p>15.0589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4.86721" calcext:value-type="float">
            <text:p>4.86721</text:p>
          </table:table-cell>
          <table:table-cell office:value-type="float" office:value="2.67616" calcext:value-type="float">
            <text:p>2.67616</text:p>
          </table:table-cell>
          <table:table-cell office:value-type="float" office:value="0.466588" calcext:value-type="float">
            <text:p>0.466588</text:p>
          </table:table-cell>
          <table:table-cell office:value-type="float" office:value="0.0616963" calcext:value-type="float">
            <text:p>0.0616963</text:p>
          </table:table-cell>
          <table:table-cell office:value-type="float" office:value="0.0857344" calcext:value-type="float">
            <text:p>0.0857344</text:p>
          </table:table-cell>
          <table:table-cell office:value-type="float" office:value="0.461436" calcext:value-type="float">
            <text:p>0.461436</text:p>
          </table:table-cell>
          <table:table-cell office:value-type="float" office:value="0.398985" calcext:value-type="float">
            <text:p>0.398985</text:p>
          </table:table-cell>
          <table:table-cell office:value-type="float" office:value="1.92819" calcext:value-type="float">
            <text:p>1.928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278" calcext:value-type="float">
            <text:p>14.8278</text:p>
          </table:table-cell>
          <table:table-cell office:value-type="float" office:value="20.3961" calcext:value-type="float">
            <text:p>20.3961</text:p>
          </table:table-cell>
          <table:table-cell office:value-type="float" office:value="4.86724" calcext:value-type="float">
            <text:p>4.86724</text:p>
          </table:table-cell>
          <table:table-cell office:value-type="float" office:value="2.71257" calcext:value-type="float">
            <text:p>2.71257</text:p>
          </table:table-cell>
          <table:table-cell office:value-type="float" office:value="0.485522" calcext:value-type="float">
            <text:p>0.485522</text:p>
          </table:table-cell>
          <table:table-cell office:value-type="float" office:value="0.061493" calcext:value-type="float">
            <text:p>0.061493</text:p>
          </table:table-cell>
          <table:table-cell office:value-type="float" office:value="0.0854565" calcext:value-type="float">
            <text:p>0.0854565</text:p>
          </table:table-cell>
          <table:table-cell office:value-type="float" office:value="0.459859" calcext:value-type="float">
            <text:p>0.459859</text:p>
          </table:table-cell>
          <table:table-cell office:value-type="float" office:value="0.397848" calcext:value-type="float">
            <text:p>0.397848</text:p>
          </table:table-cell>
          <table:table-cell office:value-type="float" office:value="2.11004" calcext:value-type="float">
            <text:p>2.110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6129" calcext:value-type="float">
            <text:p>14.6129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4.87535" calcext:value-type="float">
            <text:p>4.87535</text:p>
          </table:table-cell>
          <table:table-cell office:value-type="float" office:value="2.72957" calcext:value-type="float">
            <text:p>2.72957</text:p>
          </table:table-cell>
          <table:table-cell office:value-type="float" office:value="0.478206" calcext:value-type="float">
            <text:p>0.478206</text:p>
          </table:table-cell>
          <table:table-cell office:value-type="float" office:value="0.061284" calcext:value-type="float">
            <text:p>0.061284</text:p>
          </table:table-cell>
          <table:table-cell office:value-type="float" office:value="0.0851678" calcext:value-type="float">
            <text:p>0.0851678</text:p>
          </table:table-cell>
          <table:table-cell office:value-type="float" office:value="0.458303" calcext:value-type="float">
            <text:p>0.458303</text:p>
          </table:table-cell>
          <table:table-cell office:value-type="float" office:value="0.396869" calcext:value-type="float">
            <text:p>0.396869</text:p>
          </table:table-cell>
          <table:table-cell office:value-type="float" office:value="0.625467" calcext:value-type="float">
            <text:p>0.6254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731" calcext:value-type="float">
            <text:p>14.3731</text:p>
          </table:table-cell>
          <table:table-cell office:value-type="float" office:value="20.6039" calcext:value-type="float">
            <text:p>20.6039</text:p>
          </table:table-cell>
          <table:table-cell office:value-type="float" office:value="4.90525" calcext:value-type="float">
            <text:p>4.90525</text:p>
          </table:table-cell>
          <table:table-cell office:value-type="float" office:value="2.76435" calcext:value-type="float">
            <text:p>2.76435</text:p>
          </table:table-cell>
          <table:table-cell office:value-type="float" office:value="0.499188" calcext:value-type="float">
            <text:p>0.499188</text:p>
          </table:table-cell>
          <table:table-cell office:value-type="float" office:value="0.0610919" calcext:value-type="float">
            <text:p>0.0610919</text:p>
          </table:table-cell>
          <table:table-cell office:value-type="float" office:value="0.0848868" calcext:value-type="float">
            <text:p>0.0848868</text:p>
          </table:table-cell>
          <table:table-cell office:value-type="float" office:value="0.456752" calcext:value-type="float">
            <text:p>0.456752</text:p>
          </table:table-cell>
          <table:table-cell office:value-type="float" office:value="0.395812" calcext:value-type="float">
            <text:p>0.395812</text:p>
          </table:table-cell>
          <table:table-cell office:value-type="float" office:value="1.22727" calcext:value-type="float">
            <text:p>1.227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1274" calcext:value-type="float">
            <text:p>14.1274</text:p>
          </table:table-cell>
          <table:table-cell office:value-type="float" office:value="20.6773" calcext:value-type="float">
            <text:p>20.6773</text:p>
          </table:table-cell>
          <table:table-cell office:value-type="float" office:value="4.91903" calcext:value-type="float">
            <text:p>4.91903</text:p>
          </table:table-cell>
          <table:table-cell office:value-type="float" office:value="2.79629" calcext:value-type="float">
            <text:p>2.79629</text:p>
          </table:table-cell>
          <table:table-cell office:value-type="float" office:value="0.506007" calcext:value-type="float">
            <text:p>0.506007</text:p>
          </table:table-cell>
          <table:table-cell office:value-type="float" office:value="0.060949" calcext:value-type="float">
            <text:p>0.060949</text:p>
          </table:table-cell>
          <table:table-cell office:value-type="float" office:value="0.0846045" calcext:value-type="float">
            <text:p>0.0846045</text:p>
          </table:table-cell>
          <table:table-cell office:value-type="float" office:value="0.455225" calcext:value-type="float">
            <text:p>0.455225</text:p>
          </table:table-cell>
          <table:table-cell office:value-type="float" office:value="0.394701" calcext:value-type="float">
            <text:p>0.394701</text:p>
          </table:table-cell>
          <table:table-cell office:value-type="float" office:value="0.682063" calcext:value-type="float">
            <text:p>0.6820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879" calcext:value-type="float">
            <text:p>13.8879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4.93504" calcext:value-type="float">
            <text:p>4.93504</text:p>
          </table:table-cell>
          <table:table-cell office:value-type="float" office:value="2.83051" calcext:value-type="float">
            <text:p>2.83051</text:p>
          </table:table-cell>
          <table:table-cell office:value-type="float" office:value="0.523531" calcext:value-type="float">
            <text:p>0.523531</text:p>
          </table:table-cell>
          <table:table-cell office:value-type="float" office:value="0.0608441" calcext:value-type="float">
            <text:p>0.0608441</text:p>
          </table:table-cell>
          <table:table-cell office:value-type="float" office:value="0.0843257" calcext:value-type="float">
            <text:p>0.0843257</text:p>
          </table:table-cell>
          <table:table-cell office:value-type="float" office:value="0.453733" calcext:value-type="float">
            <text:p>0.453733</text:p>
          </table:table-cell>
          <table:table-cell office:value-type="float" office:value="0.393519" calcext:value-type="float">
            <text:p>0.393519</text:p>
          </table:table-cell>
          <table:table-cell office:value-type="float" office:value="0.35779" calcext:value-type="float">
            <text:p>0.3577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6115" calcext:value-type="float">
            <text:p>13.6115</text:p>
          </table:table-cell>
          <table:table-cell office:value-type="float" office:value="20.8156" calcext:value-type="float">
            <text:p>20.8156</text:p>
          </table:table-cell>
          <table:table-cell office:value-type="float" office:value="4.99645" calcext:value-type="float">
            <text:p>4.99645</text:p>
          </table:table-cell>
          <table:table-cell office:value-type="float" office:value="2.86449" calcext:value-type="float">
            <text:p>2.8644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0.061047" calcext:value-type="float">
            <text:p>0.061047</text:p>
          </table:table-cell>
          <table:table-cell office:value-type="float" office:value="0.084049" calcext:value-type="float">
            <text:p>0.084049</text:p>
          </table:table-cell>
          <table:table-cell office:value-type="float" office:value="0.452357" calcext:value-type="float">
            <text:p>0.452357</text:p>
          </table:table-cell>
          <table:table-cell office:value-type="float" office:value="0.392305" calcext:value-type="float">
            <text:p>0.392305</text:p>
          </table:table-cell>
          <table:table-cell office:value-type="float" office:value="1.55725" calcext:value-type="float">
            <text:p>1.5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5.01542" calcext:value-type="float">
            <text:p>5.01542</text:p>
          </table:table-cell>
          <table:table-cell office:value-type="float" office:value="2.91548" calcext:value-type="float">
            <text:p>2.91548</text:p>
          </table:table-cell>
          <table:table-cell office:value-type="float" office:value="0.574909" calcext:value-type="float">
            <text:p>0.574909</text:p>
          </table:table-cell>
          <table:table-cell office:value-type="float" office:value="0.0614184" calcext:value-type="float">
            <text:p>0.0614184</text:p>
          </table:table-cell>
          <table:table-cell office:value-type="float" office:value="0.0837851" calcext:value-type="float">
            <text:p>0.0837851</text:p>
          </table:table-cell>
          <table:table-cell office:value-type="float" office:value="0.451102" calcext:value-type="float">
            <text:p>0.451102</text:p>
          </table:table-cell>
          <table:table-cell office:value-type="float" office:value="0.391015" calcext:value-type="float">
            <text:p>0.391015</text:p>
          </table:table-cell>
          <table:table-cell office:value-type="float" office:value="2.44219" calcext:value-type="float">
            <text:p>2.4421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1179" calcext:value-type="float">
            <text:p>13.1179</text:p>
          </table:table-cell>
          <table:table-cell office:value-type="float" office:value="20.8875" calcext:value-type="float">
            <text:p>20.8875</text:p>
          </table:table-cell>
          <table:table-cell office:value-type="float" office:value="4.99955" calcext:value-type="float">
            <text:p>4.99955</text:p>
          </table:table-cell>
          <table:table-cell office:value-type="float" office:value="2.94857" calcext:value-type="float">
            <text:p>2.94857</text:p>
          </table:table-cell>
          <table:table-cell office:value-type="float" office:value="0.579478" calcext:value-type="float">
            <text:p>0.579478</text:p>
          </table:table-cell>
          <table:table-cell office:value-type="float" office:value="0.0618507" calcext:value-type="float">
            <text:p>0.0618507</text:p>
          </table:table-cell>
          <table:table-cell office:value-type="float" office:value="0.0835549" calcext:value-type="float">
            <text:p>0.0835549</text:p>
          </table:table-cell>
          <table:table-cell office:value-type="float" office:value="0.44983" calcext:value-type="float">
            <text:p>0.44983</text:p>
          </table:table-cell>
          <table:table-cell office:value-type="float" office:value="0.389766" calcext:value-type="float">
            <text:p>0.389766</text:p>
          </table:table-cell>
          <table:table-cell office:value-type="float" office:value="0.190237" calcext:value-type="float">
            <text:p>0.1902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46" calcext:value-type="float">
            <text:p>12.8846</text:p>
          </table:table-cell>
          <table:table-cell office:value-type="float" office:value="20.9466" calcext:value-type="float">
            <text:p>20.9466</text:p>
          </table:table-cell>
          <table:table-cell office:value-type="float" office:value="4.98611" calcext:value-type="float">
            <text:p>4.98611</text:p>
          </table:table-cell>
          <table:table-cell office:value-type="float" office:value="2.97042" calcext:value-type="float">
            <text:p>2.97042</text:p>
          </table:table-cell>
          <table:table-cell office:value-type="float" office:value="0.570978" calcext:value-type="float">
            <text:p>0.570978</text:p>
          </table:table-cell>
          <table:table-cell office:value-type="float" office:value="0.0622271" calcext:value-type="float">
            <text:p>0.0622271</text:p>
          </table:table-cell>
          <table:table-cell office:value-type="float" office:value="0.0833027" calcext:value-type="float">
            <text:p>0.0833027</text:p>
          </table:table-cell>
          <table:table-cell office:value-type="float" office:value="0.448522" calcext:value-type="float">
            <text:p>0.448522</text:p>
          </table:table-cell>
          <table:table-cell office:value-type="float" office:value="0.388518" calcext:value-type="float">
            <text:p>0.388518</text:p>
          </table:table-cell>
          <table:table-cell office:value-type="float" office:value="1.7847" calcext:value-type="float">
            <text:p>1.784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6951" calcext:value-type="float">
            <text:p>12.6951</text:p>
          </table:table-cell>
          <table:table-cell office:value-type="float" office:value="20.9846" calcext:value-type="float">
            <text:p>20.9846</text:p>
          </table:table-cell>
          <table:table-cell office:value-type="float" office:value="4.88742" calcext:value-type="float">
            <text:p>4.88742</text:p>
          </table:table-cell>
          <table:table-cell office:value-type="float" office:value="2.99452" calcext:value-type="float">
            <text:p>2.99452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062186" calcext:value-type="float">
            <text:p>0.062186</text:p>
          </table:table-cell>
          <table:table-cell office:value-type="float" office:value="0.0830603" calcext:value-type="float">
            <text:p>0.0830603</text:p>
          </table:table-cell>
          <table:table-cell office:value-type="float" office:value="0.447086" calcext:value-type="float">
            <text:p>0.447086</text:p>
          </table:table-cell>
          <table:table-cell office:value-type="float" office:value="0.387292" calcext:value-type="float">
            <text:p>0.387292</text:p>
          </table:table-cell>
          <table:table-cell office:value-type="float" office:value="2.09586" calcext:value-type="float">
            <text:p>2.09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386" calcext:value-type="float">
            <text:p>12.4386</text:p>
          </table:table-cell>
          <table:table-cell office:value-type="float" office:value="21.0271" calcext:value-type="float">
            <text:p>21.0271</text:p>
          </table:table-cell>
          <table:table-cell office:value-type="float" office:value="4.92455" calcext:value-type="float">
            <text:p>4.92455</text:p>
          </table:table-cell>
          <table:table-cell office:value-type="float" office:value="3.02217" calcext:value-type="float">
            <text:p>3.02217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0.0622532" calcext:value-type="float">
            <text:p>0.0622532</text:p>
          </table:table-cell>
          <table:table-cell office:value-type="float" office:value="0.0828082" calcext:value-type="float">
            <text:p>0.0828082</text:p>
          </table:table-cell>
          <table:table-cell office:value-type="float" office:value="0.445692" calcext:value-type="float">
            <text:p>0.445692</text:p>
          </table:table-cell>
          <table:table-cell office:value-type="float" office:value="0.386086" calcext:value-type="float">
            <text:p>0.386086</text:p>
          </table:table-cell>
          <table:table-cell office:value-type="float" office:value="2.53163" calcext:value-type="float">
            <text:p>2.531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1934" calcext:value-type="float">
            <text:p>12.1934</text:p>
          </table:table-cell>
          <table:table-cell office:value-type="float" office:value="21.0636" calcext:value-type="float">
            <text:p>21.0636</text:p>
          </table:table-cell>
          <table:table-cell office:value-type="float" office:value="4.93181" calcext:value-type="float">
            <text:p>4.93181</text:p>
          </table:table-cell>
          <table:table-cell office:value-type="float" office:value="3.047" calcext:value-type="float">
            <text:p>3.047</text:p>
          </table:table-cell>
          <table:table-cell office:value-type="float" office:value="0.565721" calcext:value-type="float">
            <text:p>0.565721</text:p>
          </table:table-cell>
          <table:table-cell office:value-type="float" office:value="0.062351" calcext:value-type="float">
            <text:p>0.062351</text:p>
          </table:table-cell>
          <table:table-cell office:value-type="float" office:value="0.0825501" calcext:value-type="float">
            <text:p>0.0825501</text:p>
          </table:table-cell>
          <table:table-cell office:value-type="float" office:value="0.444313" calcext:value-type="float">
            <text:p>0.444313</text:p>
          </table:table-cell>
          <table:table-cell office:value-type="float" office:value="0.384889" calcext:value-type="float">
            <text:p>0.384889</text:p>
          </table:table-cell>
          <table:table-cell office:value-type="float" office:value="0.124472" calcext:value-type="float">
            <text:p>0.1244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9541" calcext:value-type="float">
            <text:p>11.9541</text:p>
          </table:table-cell>
          <table:table-cell office:value-type="float" office:value="21.0836" calcext:value-type="float">
            <text:p>21.0836</text:p>
          </table:table-cell>
          <table:table-cell office:value-type="float" office:value="4.93075" calcext:value-type="float">
            <text:p>4.93075</text:p>
          </table:table-cell>
          <table:table-cell office:value-type="float" office:value="3.07798" calcext:value-type="float">
            <text:p>3.07798</text:p>
          </table:table-cell>
          <table:table-cell office:value-type="float" office:value="0.573454" calcext:value-type="float">
            <text:p>0.573454</text:p>
          </table:table-cell>
          <table:table-cell office:value-type="float" office:value="0.0624278" calcext:value-type="float">
            <text:p>0.0624278</text:p>
          </table:table-cell>
          <table:table-cell office:value-type="float" office:value="0.0822984" calcext:value-type="float">
            <text:p>0.0822984</text:p>
          </table:table-cell>
          <table:table-cell office:value-type="float" office:value="0.442943" calcext:value-type="float">
            <text:p>0.442943</text:p>
          </table:table-cell>
          <table:table-cell office:value-type="float" office:value="0.383744" calcext:value-type="float">
            <text:p>0.383744</text:p>
          </table:table-cell>
          <table:table-cell office:value-type="float" office:value="0.980339" calcext:value-type="float">
            <text:p>0.98033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7161" calcext:value-type="float">
            <text:p>11.7161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894" calcext:value-type="float">
            <text:p>4.894</text:p>
          </table:table-cell>
          <table:table-cell office:value-type="float" office:value="3.12191" calcext:value-type="float">
            <text:p>3.12191</text:p>
          </table:table-cell>
          <table:table-cell office:value-type="float" office:value="0.589704" calcext:value-type="float">
            <text:p>0.589704</text:p>
          </table:table-cell>
          <table:table-cell office:value-type="float" office:value="0.0624702" calcext:value-type="float">
            <text:p>0.0624702</text:p>
          </table:table-cell>
          <table:table-cell office:value-type="float" office:value="0.0821996" calcext:value-type="float">
            <text:p>0.0821996</text:p>
          </table:table-cell>
          <table:table-cell office:value-type="float" office:value="0.441556" calcext:value-type="float">
            <text:p>0.441556</text:p>
          </table:table-cell>
          <table:table-cell office:value-type="float" office:value="0.382834" calcext:value-type="float">
            <text:p>0.382834</text:p>
          </table:table-cell>
          <table:table-cell office:value-type="float" office:value="1.96042" calcext:value-type="float">
            <text:p>1.960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4684" calcext:value-type="float">
            <text:p>11.4684</text:p>
          </table:table-cell>
          <table:table-cell office:value-type="float" office:value="21.039" calcext:value-type="float">
            <text:p>21.039</text:p>
          </table:table-cell>
          <table:table-cell office:value-type="float" office:value="4.89534" calcext:value-type="float">
            <text:p>4.89534</text:p>
          </table:table-cell>
          <table:table-cell office:value-type="float" office:value="3.15739" calcext:value-type="float">
            <text:p>3.15739</text:p>
          </table:table-cell>
          <table:table-cell office:value-type="float" office:value="0.596826" calcext:value-type="float">
            <text:p>0.596826</text:p>
          </table:table-cell>
          <table:table-cell office:value-type="float" office:value="0.0625444" calcext:value-type="float">
            <text:p>0.0625444</text:p>
          </table:table-cell>
          <table:table-cell office:value-type="float" office:value="0.0822458" calcext:value-type="float">
            <text:p>0.0822458</text:p>
          </table:table-cell>
          <table:table-cell office:value-type="float" office:value="0.440178" calcext:value-type="float">
            <text:p>0.440178</text:p>
          </table:table-cell>
          <table:table-cell office:value-type="float" office:value="0.382117" calcext:value-type="float">
            <text:p>0.382117</text:p>
          </table:table-cell>
          <table:table-cell office:value-type="float" office:value="1.09378" calcext:value-type="float">
            <text:p>1.0937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259" calcext:value-type="float">
            <text:p>11.259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4.83194" calcext:value-type="float">
            <text:p>4.83194</text:p>
          </table:table-cell>
          <table:table-cell office:value-type="float" office:value="3.1875" calcext:value-type="float">
            <text:p>3.1875</text:p>
          </table:table-cell>
          <table:table-cell office:value-type="float" office:value="0.598489" calcext:value-type="float">
            <text:p>0.598489</text:p>
          </table:table-cell>
          <table:table-cell office:value-type="float" office:value="0.0624265" calcext:value-type="float">
            <text:p>0.0624265</text:p>
          </table:table-cell>
          <table:table-cell office:value-type="float" office:value="0.0823966" calcext:value-type="float">
            <text:p>0.0823966</text:p>
          </table:table-cell>
          <table:table-cell office:value-type="float" office:value="0.438826" calcext:value-type="float">
            <text:p>0.438826</text:p>
          </table:table-cell>
          <table:table-cell office:value-type="float" office:value="0.381504" calcext:value-type="float">
            <text:p>0.381504</text:p>
          </table:table-cell>
          <table:table-cell office:value-type="float" office:value="0.707539" calcext:value-type="float">
            <text:p>0.7075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032" calcext:value-type="float">
            <text:p>11.0032</text:p>
          </table:table-cell>
          <table:table-cell office:value-type="float" office:value="20.9918" calcext:value-type="float">
            <text:p>20.9918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0.608788" calcext:value-type="float">
            <text:p>0.608788</text:p>
          </table:table-cell>
          <table:table-cell office:value-type="float" office:value="0.0623637" calcext:value-type="float">
            <text:p>0.0623637</text:p>
          </table:table-cell>
          <table:table-cell office:value-type="float" office:value="0.0828846" calcext:value-type="float">
            <text:p>0.0828846</text:p>
          </table:table-cell>
          <table:table-cell office:value-type="float" office:value="0.437483" calcext:value-type="float">
            <text:p>0.437483</text:p>
          </table:table-cell>
          <table:table-cell office:value-type="float" office:value="0.381242" calcext:value-type="float">
            <text:p>0.381242</text:p>
          </table:table-cell>
          <table:table-cell office:value-type="float" office:value="4.16206" calcext:value-type="float">
            <text:p>4.1620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20.9515" calcext:value-type="float">
            <text:p>20.9515</text:p>
          </table:table-cell>
          <table:table-cell office:value-type="float" office:value="4.78115" calcext:value-type="float">
            <text:p>4.78115</text:p>
          </table:table-cell>
          <table:table-cell office:value-type="float" office:value="3.26377" calcext:value-type="float">
            <text:p>3.26377</text:p>
          </table:table-cell>
          <table:table-cell office:value-type="float" office:value="0.617242" calcext:value-type="float">
            <text:p>0.617242</text:p>
          </table:table-cell>
          <table:table-cell office:value-type="float" office:value="0.0621782" calcext:value-type="float">
            <text:p>0.0621782</text:p>
          </table:table-cell>
          <table:table-cell office:value-type="float" office:value="0.0837514" calcext:value-type="float">
            <text:p>0.0837514</text:p>
          </table:table-cell>
          <table:table-cell office:value-type="float" office:value="0.436268" calcext:value-type="float">
            <text:p>0.436268</text:p>
          </table:table-cell>
          <table:table-cell office:value-type="float" office:value="0.381271" calcext:value-type="float">
            <text:p>0.381271</text:p>
          </table:table-cell>
          <table:table-cell office:value-type="float" office:value="0.562738" calcext:value-type="float">
            <text:p>0.5627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5543" calcext:value-type="float">
            <text:p>10.5543</text:p>
          </table:table-cell>
          <table:table-cell office:value-type="float" office:value="20.9481" calcext:value-type="float">
            <text:p>20.9481</text:p>
          </table:table-cell>
          <table:table-cell office:value-type="float" office:value="4.74822" calcext:value-type="float">
            <text:p>4.74822</text:p>
          </table:table-cell>
          <table:table-cell office:value-type="float" office:value="3.27241" calcext:value-type="float">
            <text:p>3.27241</text:p>
          </table:table-cell>
          <table:table-cell office:value-type="float" office:value="0.576482" calcext:value-type="float">
            <text:p>0.576482</text:p>
          </table:table-cell>
          <table:table-cell office:value-type="float" office:value="0.0619957" calcext:value-type="float">
            <text:p>0.0619957</text:p>
          </table:table-cell>
          <table:table-cell office:value-type="float" office:value="0.0844831" calcext:value-type="float">
            <text:p>0.0844831</text:p>
          </table:table-cell>
          <table:table-cell office:value-type="float" office:value="0.43514" calcext:value-type="float">
            <text:p>0.43514</text:p>
          </table:table-cell>
          <table:table-cell office:value-type="float" office:value="0.380844" calcext:value-type="float">
            <text:p>0.380844</text:p>
          </table:table-cell>
          <table:table-cell office:value-type="float" office:value="5.50616" calcext:value-type="float">
            <text:p>5.506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2648" calcext:value-type="float">
            <text:p>10.2648</text:p>
          </table:table-cell>
          <table:table-cell office:value-type="float" office:value="20.9788" calcext:value-type="float">
            <text:p>20.9788</text:p>
          </table:table-cell>
          <table:table-cell office:value-type="float" office:value="4.85882" calcext:value-type="float">
            <text:p>4.85882</text:p>
          </table:table-cell>
          <table:table-cell office:value-type="float" office:value="3.27447" calcext:value-type="float">
            <text:p>3.27447</text:p>
          </table:table-cell>
          <table:table-cell office:value-type="float" office:value="0.545956" calcext:value-type="float">
            <text:p>0.545956</text:p>
          </table:table-cell>
          <table:table-cell office:value-type="float" office:value="0.0619731" calcext:value-type="float">
            <text:p>0.0619731</text:p>
          </table:table-cell>
          <table:table-cell office:value-type="float" office:value="0.0847058" calcext:value-type="float">
            <text:p>0.0847058</text:p>
          </table:table-cell>
          <table:table-cell office:value-type="float" office:value="0.433842" calcext:value-type="float">
            <text:p>0.433842</text:p>
          </table:table-cell>
          <table:table-cell office:value-type="float" office:value="0.380037" calcext:value-type="float">
            <text:p>0.380037</text:p>
          </table:table-cell>
          <table:table-cell office:value-type="float" office:value="3.45779" calcext:value-type="float">
            <text:p>3.457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20.9595" calcext:value-type="float">
            <text:p>20.9595</text:p>
          </table:table-cell>
          <table:table-cell office:value-type="float" office:value="4.84994" calcext:value-type="float">
            <text:p>4.84994</text:p>
          </table:table-cell>
          <table:table-cell office:value-type="float" office:value="3.29445" calcext:value-type="float">
            <text:p>3.29445</text:p>
          </table:table-cell>
          <table:table-cell office:value-type="float" office:value="0.536301" calcext:value-type="float">
            <text:p>0.536301</text:p>
          </table:table-cell>
          <table:table-cell office:value-type="float" office:value="0.061918" calcext:value-type="float">
            <text:p>0.061918</text:p>
          </table:table-cell>
          <table:table-cell office:value-type="float" office:value="0.0848819" calcext:value-type="float">
            <text:p>0.0848819</text:p>
          </table:table-cell>
          <table:table-cell office:value-type="float" office:value="0.43257" calcext:value-type="float">
            <text:p>0.43257</text:p>
          </table:table-cell>
          <table:table-cell office:value-type="float" office:value="0.379166" calcext:value-type="float">
            <text:p>0.379166</text:p>
          </table:table-cell>
          <table:table-cell office:value-type="float" office:value="1.02108" calcext:value-type="float">
            <text:p>1.0210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84225" calcext:value-type="float">
            <text:p>9.84225</text:p>
          </table:table-cell>
          <table:table-cell office:value-type="float" office:value="20.9177" calcext:value-type="float">
            <text:p>20.9177</text:p>
          </table:table-cell>
          <table:table-cell office:value-type="float" office:value="4.75363" calcext:value-type="float">
            <text:p>4.75363</text:p>
          </table:table-cell>
          <table:table-cell office:value-type="float" office:value="3.32535" calcext:value-type="float">
            <text:p>3.32535</text:p>
          </table:table-cell>
          <table:table-cell office:value-type="float" office:value="0.542755" calcext:value-type="float">
            <text:p>0.542755</text:p>
          </table:table-cell>
          <table:table-cell office:value-type="float" office:value="0.0617338" calcext:value-type="float">
            <text:p>0.0617338</text:p>
          </table:table-cell>
          <table:table-cell office:value-type="float" office:value="0.0851475" calcext:value-type="float">
            <text:p>0.0851475</text:p>
          </table:table-cell>
          <table:table-cell office:value-type="float" office:value="0.431503" calcext:value-type="float">
            <text:p>0.431503</text:p>
          </table:table-cell>
          <table:table-cell office:value-type="float" office:value="0.378343" calcext:value-type="float">
            <text:p>0.378343</text:p>
          </table:table-cell>
          <table:table-cell office:value-type="float" office:value="1.58885" calcext:value-type="float">
            <text:p>1.58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1587" calcext:value-type="float">
            <text:p>9.61587</text:p>
          </table:table-cell>
          <table:table-cell office:value-type="float" office:value="20.9051" calcext:value-type="float">
            <text:p>20.9051</text:p>
          </table:table-cell>
          <table:table-cell office:value-type="float" office:value="4.68526" calcext:value-type="float">
            <text:p>4.68526</text:p>
          </table:table-cell>
          <table:table-cell office:value-type="float" office:value="3.3285" calcext:value-type="float">
            <text:p>3.3285</text:p>
          </table:table-cell>
          <table:table-cell office:value-type="float" office:value="0.500312" calcext:value-type="float">
            <text:p>0.500312</text:p>
          </table:table-cell>
          <table:table-cell office:value-type="float" office:value="0.0615725" calcext:value-type="float">
            <text:p>0.0615725</text:p>
          </table:table-cell>
          <table:table-cell office:value-type="float" office:value="0.0852277" calcext:value-type="float">
            <text:p>0.0852277</text:p>
          </table:table-cell>
          <table:table-cell office:value-type="float" office:value="0.430612" calcext:value-type="float">
            <text:p>0.430612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2.28378" calcext:value-type="float">
            <text:p>2.2837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42805" calcext:value-type="float">
            <text:p>9.42805</text:p>
          </table:table-cell>
          <table:table-cell office:value-type="float" office:value="20.8525" calcext:value-type="float">
            <text:p>20.8525</text:p>
          </table:table-cell>
          <table:table-cell office:value-type="float" office:value="4.61078" calcext:value-type="float">
            <text:p>4.61078</text:p>
          </table:table-cell>
          <table:table-cell office:value-type="float" office:value="3.35937" calcext:value-type="float">
            <text:p>3.35937</text:p>
          </table:table-cell>
          <table:table-cell office:value-type="float" office:value="0.508022" calcext:value-type="float">
            <text:p>0.508022</text:p>
          </table:table-cell>
          <table:table-cell office:value-type="float" office:value="0.0616639" calcext:value-type="float">
            <text:p>0.0616639</text:p>
          </table:table-cell>
          <table:table-cell office:value-type="float" office:value="0.0853817" calcext:value-type="float">
            <text:p>0.0853817</text:p>
          </table:table-cell>
          <table:table-cell office:value-type="float" office:value="0.430064" calcext:value-type="float">
            <text:p>0.430064</text:p>
          </table:table-cell>
          <table:table-cell office:value-type="float" office:value="0.376228" calcext:value-type="float">
            <text:p>0.376228</text:p>
          </table:table-cell>
          <table:table-cell office:value-type="float" office:value="0.773097" calcext:value-type="float">
            <text:p>0.7730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1315" calcext:value-type="float">
            <text:p>9.21315</text:p>
          </table:table-cell>
          <table:table-cell office:value-type="float" office:value="20.8084" calcext:value-type="float">
            <text:p>20.8084</text:p>
          </table:table-cell>
          <table:table-cell office:value-type="float" office:value="4.59913" calcext:value-type="float">
            <text:p>4.59913</text:p>
          </table:table-cell>
          <table:table-cell office:value-type="float" office:value="3.38337" calcext:value-type="float">
            <text:p>3.38337</text:p>
          </table:table-cell>
          <table:table-cell office:value-type="float" office:value="0.50835" calcext:value-type="float">
            <text:p>0.50835</text:p>
          </table:table-cell>
          <table:table-cell office:value-type="float" office:value="0.0619721" calcext:value-type="float">
            <text:p>0.0619721</text:p>
          </table:table-cell>
          <table:table-cell office:value-type="float" office:value="0.0855063" calcext:value-type="float">
            <text:p>0.0855063</text:p>
          </table:table-cell>
          <table:table-cell office:value-type="float" office:value="0.429607" calcext:value-type="float">
            <text:p>0.429607</text:p>
          </table:table-cell>
          <table:table-cell office:value-type="float" office:value="0.37518" calcext:value-type="float">
            <text:p>0.37518</text:p>
          </table:table-cell>
          <table:table-cell office:value-type="float" office:value="1.42286" calcext:value-type="float">
            <text:p>1.4228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90524" calcext:value-type="float">
            <text:p>8.90524</text:p>
          </table:table-cell>
          <table:table-cell office:value-type="float" office:value="20.7818" calcext:value-type="float">
            <text:p>20.7818</text:p>
          </table:table-cell>
          <table:table-cell office:value-type="float" office:value="4.74975" calcext:value-type="float">
            <text:p>4.74975</text:p>
          </table:table-cell>
          <table:table-cell office:value-type="float" office:value="3.38829" calcext:value-type="float">
            <text:p>3.38829</text:p>
          </table:table-cell>
          <table:table-cell office:value-type="float" office:value="0.483882" calcext:value-type="float">
            <text:p>0.483882</text:p>
          </table:table-cell>
          <table:table-cell office:value-type="float" office:value="0.0618431" calcext:value-type="float">
            <text:p>0.0618431</text:p>
          </table:table-cell>
          <table:table-cell office:value-type="float" office:value="0.0854623" calcext:value-type="float">
            <text:p>0.0854623</text:p>
          </table:table-cell>
          <table:table-cell office:value-type="float" office:value="0.428578" calcext:value-type="float">
            <text:p>0.428578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2.7076" calcext:value-type="float">
            <text:p>2.70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9592" calcext:value-type="float">
            <text:p>8.69592</text:p>
          </table:table-cell>
          <table:table-cell office:value-type="float" office:value="20.7011" calcext:value-type="float">
            <text:p>20.7011</text:p>
          </table:table-cell>
          <table:table-cell office:value-type="float" office:value="4.72209" calcext:value-type="float">
            <text:p>4.72209</text:p>
          </table:table-cell>
          <table:table-cell office:value-type="float" office:value="3.42372" calcext:value-type="float">
            <text:p>3.42372</text:p>
          </table:table-cell>
          <table:table-cell office:value-type="float" office:value="0.498278" calcext:value-type="float">
            <text:p>0.498278</text:p>
          </table:table-cell>
          <table:table-cell office:value-type="float" office:value="0.0618486" calcext:value-type="float">
            <text:p>0.0618486</text:p>
          </table:table-cell>
          <table:table-cell office:value-type="float" office:value="0.0855488" calcext:value-type="float">
            <text:p>0.0855488</text:p>
          </table:table-cell>
          <table:table-cell office:value-type="float" office:value="0.427692" calcext:value-type="float">
            <text:p>0.427692</text:p>
          </table:table-cell>
          <table:table-cell office:value-type="float" office:value="0.373048" calcext:value-type="float">
            <text:p>0.373048</text:p>
          </table:table-cell>
          <table:table-cell office:value-type="float" office:value="4.33022" calcext:value-type="float">
            <text:p>4.3302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40858" calcext:value-type="float">
            <text:p>8.40858</text:p>
          </table:table-cell>
          <table:table-cell office:value-type="float" office:value="20.6205" calcext:value-type="float">
            <text:p>20.6205</text:p>
          </table:table-cell>
          <table:table-cell office:value-type="float" office:value="4.83235" calcext:value-type="float">
            <text:p>4.83235</text:p>
          </table:table-cell>
          <table:table-cell office:value-type="float" office:value="3.44603" calcext:value-type="float">
            <text:p>3.44603</text:p>
          </table:table-cell>
          <table:table-cell office:value-type="float" office:value="0.493348" calcext:value-type="float">
            <text:p>0.493348</text:p>
          </table:table-cell>
          <table:table-cell office:value-type="float" office:value="0.0616775" calcext:value-type="float">
            <text:p>0.0616775</text:p>
          </table:table-cell>
          <table:table-cell office:value-type="float" office:value="0.0857501" calcext:value-type="float">
            <text:p>0.0857501</text:p>
          </table:table-cell>
          <table:table-cell office:value-type="float" office:value="0.42657" calcext:value-type="float">
            <text:p>0.42657</text:p>
          </table:table-cell>
          <table:table-cell office:value-type="float" office:value="0.372048" calcext:value-type="float">
            <text:p>0.372048</text:p>
          </table:table-cell>
          <table:table-cell office:value-type="float" office:value="2.94705" calcext:value-type="float">
            <text:p>2.947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8052" calcext:value-type="float">
            <text:p>8.18052</text:p>
          </table:table-cell>
          <table:table-cell office:value-type="float" office:value="20.5406" calcext:value-type="float">
            <text:p>20.5406</text:p>
          </table:table-cell>
          <table:table-cell office:value-type="float" office:value="4.83941" calcext:value-type="float">
            <text:p>4.83941</text:p>
          </table:table-cell>
          <table:table-cell office:value-type="float" office:value="3.4743" calcext:value-type="float">
            <text:p>3.4743</text:p>
          </table:table-cell>
          <table:table-cell office:value-type="float" office:value="0.499489" calcext:value-type="float">
            <text:p>0.499489</text:p>
          </table:table-cell>
          <table:table-cell office:value-type="float" office:value="0.061521" calcext:value-type="float">
            <text:p>0.061521</text:p>
          </table:table-cell>
          <table:table-cell office:value-type="float" office:value="0.0860283" calcext:value-type="float">
            <text:p>0.0860283</text:p>
          </table:table-cell>
          <table:table-cell office:value-type="float" office:value="0.425475" calcext:value-type="float">
            <text:p>0.425475</text:p>
          </table:table-cell>
          <table:table-cell office:value-type="float" office:value="0.371099" calcext:value-type="float">
            <text:p>0.371099</text:p>
          </table:table-cell>
          <table:table-cell office:value-type="float" office:value="0.0729853" calcext:value-type="float">
            <text:p>0.072985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93416" calcext:value-type="float">
            <text:p>7.93416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4.872" calcext:value-type="float">
            <text:p>4.872</text:p>
          </table:table-cell>
          <table:table-cell office:value-type="float" office:value="3.49583" calcext:value-type="float">
            <text:p>3.49583</text:p>
          </table:table-cell>
          <table:table-cell office:value-type="float" office:value="0.495254" calcext:value-type="float">
            <text:p>0.495254</text:p>
          </table:table-cell>
          <table:table-cell office:value-type="float" office:value="0.0613494" calcext:value-type="float">
            <text:p>0.0613494</text:p>
          </table:table-cell>
          <table:table-cell office:value-type="float" office:value="0.0863346" calcext:value-type="float">
            <text:p>0.0863346</text:p>
          </table:table-cell>
          <table:table-cell office:value-type="float" office:value="0.424346" calcext:value-type="float">
            <text:p>0.424346</text:p>
          </table:table-cell>
          <table:table-cell office:value-type="float" office:value="0.370163" calcext:value-type="float">
            <text:p>0.370163</text:p>
          </table:table-cell>
          <table:table-cell office:value-type="float" office:value="0.147918" calcext:value-type="float">
            <text:p>0.1479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1791" calcext:value-type="float">
            <text:p>7.71791</text:p>
          </table:table-cell>
          <table:table-cell office:value-type="float" office:value="20.3756" calcext:value-type="float">
            <text:p>20.3756</text:p>
          </table:table-cell>
          <table:table-cell office:value-type="float" office:value="4.88592" calcext:value-type="float">
            <text:p>4.88592</text:p>
          </table:table-cell>
          <table:table-cell office:value-type="float" office:value="3.52729" calcext:value-type="float">
            <text:p>3.52729</text:p>
          </table:table-cell>
          <table:table-cell office:value-type="float" office:value="0.511078" calcext:value-type="float">
            <text:p>0.511078</text:p>
          </table:table-cell>
          <table:table-cell office:value-type="float" office:value="0.0612082" calcext:value-type="float">
            <text:p>0.0612082</text:p>
          </table:table-cell>
          <table:table-cell office:value-type="float" office:value="0.0866796" calcext:value-type="float">
            <text:p>0.0866796</text:p>
          </table:table-cell>
          <table:table-cell office:value-type="float" office:value="0.423246" calcext:value-type="float">
            <text:p>0.423246</text:p>
          </table:table-cell>
          <table:table-cell office:value-type="float" office:value="0.369333" calcext:value-type="float">
            <text:p>0.369333</text:p>
          </table:table-cell>
          <table:table-cell office:value-type="float" office:value="3.42061" calcext:value-type="float">
            <text:p>3.420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39507" calcext:value-type="float">
            <text:p>7.39507</text:p>
          </table:table-cell>
          <table:table-cell office:value-type="float" office:value="20.3194" calcext:value-type="float">
            <text:p>20.3194</text:p>
          </table:table-cell>
          <table:table-cell office:value-type="float" office:value="5.0459" calcext:value-type="float">
            <text:p>5.0459</text:p>
          </table:table-cell>
          <table:table-cell office:value-type="float" office:value="3.52358" calcext:value-type="float">
            <text:p>3.52358</text:p>
          </table:table-cell>
          <table:table-cell office:value-type="float" office:value="0.477384" calcext:value-type="float">
            <text:p>0.477384</text:p>
          </table:table-cell>
          <table:table-cell office:value-type="float" office:value="0.0612262" calcext:value-type="float">
            <text:p>0.0612262</text:p>
          </table:table-cell>
          <table:table-cell office:value-type="float" office:value="0.0867886" calcext:value-type="float">
            <text:p>0.0867886</text:p>
          </table:table-cell>
          <table:table-cell office:value-type="float" office:value="0.422075" calcext:value-type="float">
            <text:p>0.422075</text:p>
          </table:table-cell>
          <table:table-cell office:value-type="float" office:value="0.36838" calcext:value-type="float">
            <text:p>0.36838</text:p>
          </table:table-cell>
          <table:table-cell office:value-type="float" office:value="3.3415" calcext:value-type="float">
            <text:p>3.34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6079" calcext:value-type="float">
            <text:p>7.16079</text:p>
          </table:table-cell>
          <table:table-cell office:value-type="float" office:value="20.2241" calcext:value-type="float">
            <text:p>20.2241</text:p>
          </table:table-cell>
          <table:table-cell office:value-type="float" office:value="5.03513" calcext:value-type="float">
            <text:p>5.03513</text:p>
          </table:table-cell>
          <table:table-cell office:value-type="float" office:value="3.54449" calcext:value-type="float">
            <text:p>3.54449</text:p>
          </table:table-cell>
          <table:table-cell office:value-type="float" office:value="0.470882" calcext:value-type="float">
            <text:p>0.470882</text:p>
          </table:table-cell>
          <table:table-cell office:value-type="float" office:value="0.0612701" calcext:value-type="float">
            <text:p>0.0612701</text:p>
          </table:table-cell>
          <table:table-cell office:value-type="float" office:value="0.0869251" calcext:value-type="float">
            <text:p>0.0869251</text:p>
          </table:table-cell>
          <table:table-cell office:value-type="float" office:value="0.420903" calcext:value-type="float">
            <text:p>0.420903</text:p>
          </table:table-cell>
          <table:table-cell office:value-type="float" office:value="0.36742" calcext:value-type="float">
            <text:p>0.36742</text:p>
          </table:table-cell>
          <table:table-cell office:value-type="float" office:value="0.242752" calcext:value-type="float">
            <text:p>0.2427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89284" calcext:value-type="float">
            <text:p>6.89284</text:p>
          </table:table-cell>
          <table:table-cell office:value-type="float" office:value="20.1409" calcext:value-type="float">
            <text:p>20.1409</text:p>
          </table:table-cell>
          <table:table-cell office:value-type="float" office:value="5.09437" calcext:value-type="float">
            <text:p>5.09437</text:p>
          </table:table-cell>
          <table:table-cell office:value-type="float" office:value="3.55525" calcext:value-type="float">
            <text:p>3.55525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0.0616331" calcext:value-type="float">
            <text:p>0.0616331</text:p>
          </table:table-cell>
          <table:table-cell office:value-type="float" office:value="0.0869751" calcext:value-type="float">
            <text:p>0.0869751</text:p>
          </table:table-cell>
          <table:table-cell office:value-type="float" office:value="0.419817" calcext:value-type="float">
            <text:p>0.419817</text:p>
          </table:table-cell>
          <table:table-cell office:value-type="float" office:value="0.366433" calcext:value-type="float">
            <text:p>0.366433</text:p>
          </table:table-cell>
          <table:table-cell office:value-type="float" office:value="0.521775" calcext:value-type="float">
            <text:p>0.5217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668" calcext:value-type="float">
            <text:p>6.6668</text:p>
          </table:table-cell>
          <table:table-cell office:value-type="float" office:value="20.0501" calcext:value-type="float">
            <text:p>20.0501</text:p>
          </table:table-cell>
          <table:table-cell office:value-type="float" office:value="5.06235" calcext:value-type="float">
            <text:p>5.06235</text:p>
          </table:table-cell>
          <table:table-cell office:value-type="float" office:value="3.57121" calcext:value-type="float">
            <text:p>3.57121</text:p>
          </table:table-cell>
          <table:table-cell office:value-type="float" office:value="0.445251" calcext:value-type="float">
            <text:p>0.445251</text:p>
          </table:table-cell>
          <table:table-cell office:value-type="float" office:value="0.0619875" calcext:value-type="float">
            <text:p>0.0619875</text:p>
          </table:table-cell>
          <table:table-cell office:value-type="float" office:value="0.0869647" calcext:value-type="float">
            <text:p>0.0869647</text:p>
          </table:table-cell>
          <table:table-cell office:value-type="float" office:value="0.418707" calcext:value-type="float">
            <text:p>0.418707</text:p>
          </table:table-cell>
          <table:table-cell office:value-type="float" office:value="0.365423" calcext:value-type="float">
            <text:p>0.365423</text:p>
          </table:table-cell>
          <table:table-cell office:value-type="float" office:value="0.563516" calcext:value-type="float">
            <text:p>0.5635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4194" calcext:value-type="float">
            <text:p>6.4194</text:p>
          </table:table-cell>
          <table:table-cell office:value-type="float" office:value="19.9578" calcext:value-type="float">
            <text:p>19.9578</text:p>
          </table:table-cell>
          <table:table-cell office:value-type="float" office:value="5.08848" calcext:value-type="float">
            <text:p>5.08848</text:p>
          </table:table-cell>
          <table:table-cell office:value-type="float" office:value="3.58472" calcext:value-type="float">
            <text:p>3.58472</text:p>
          </table:table-cell>
          <table:table-cell office:value-type="float" office:value="0.435701" calcext:value-type="float">
            <text:p>0.435701</text:p>
          </table:table-cell>
          <table:table-cell office:value-type="float" office:value="0.0625804" calcext:value-type="float">
            <text:p>0.0625804</text:p>
          </table:table-cell>
          <table:table-cell office:value-type="float" office:value="0.086886" calcext:value-type="float">
            <text:p>0.086886</text:p>
          </table:table-cell>
          <table:table-cell office:value-type="float" office:value="0.417659" calcext:value-type="float">
            <text:p>0.417659</text:p>
          </table:table-cell>
          <table:table-cell office:value-type="float" office:value="0.364413" calcext:value-type="float">
            <text:p>0.364413</text:p>
          </table:table-cell>
          <table:table-cell office:value-type="float" office:value="0.242307" calcext:value-type="float">
            <text:p>0.2423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20281" calcext:value-type="float">
            <text:p>6.20281</text:p>
          </table:table-cell>
          <table:table-cell office:value-type="float" office:value="19.8647" calcext:value-type="float">
            <text:p>19.8647</text:p>
          </table:table-cell>
          <table:table-cell office:value-type="float" office:value="5.06013" calcext:value-type="float">
            <text:p>5.06013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0.431653" calcext:value-type="float">
            <text:p>0.431653</text:p>
          </table:table-cell>
          <table:table-cell office:value-type="float" office:value="0.0630981" calcext:value-type="float">
            <text:p>0.0630981</text:p>
          </table:table-cell>
          <table:table-cell office:value-type="float" office:value="0.0867379" calcext:value-type="float">
            <text:p>0.0867379</text:p>
          </table:table-cell>
          <table:table-cell office:value-type="float" office:value="0.416585" calcext:value-type="float">
            <text:p>0.416585</text:p>
          </table:table-cell>
          <table:table-cell office:value-type="float" office:value="0.363413" calcext:value-type="float">
            <text:p>0.363413</text:p>
          </table:table-cell>
          <table:table-cell office:value-type="float" office:value="2.94203" calcext:value-type="float">
            <text:p>2.942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93808" calcext:value-type="float">
            <text:p>5.93808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5.11828" calcext:value-type="float">
            <text:p>5.11828</text:p>
          </table:table-cell>
          <table:table-cell office:value-type="float" office:value="3.60931" calcext:value-type="float">
            <text:p>3.60931</text:p>
          </table:table-cell>
          <table:table-cell office:value-type="float" office:value="0.415511" calcext:value-type="float">
            <text:p>0.415511</text:p>
          </table:table-cell>
          <table:table-cell office:value-type="float" office:value="0.0641703" calcext:value-type="float">
            <text:p>0.0641703</text:p>
          </table:table-cell>
          <table:table-cell office:value-type="float" office:value="0.0865332" calcext:value-type="float">
            <text:p>0.0865332</text:p>
          </table:table-cell>
          <table:table-cell office:value-type="float" office:value="0.415673" calcext:value-type="float">
            <text:p>0.415673</text:p>
          </table:table-cell>
          <table:table-cell office:value-type="float" office:value="0.362439" calcext:value-type="float">
            <text:p>0.362439</text:p>
          </table:table-cell>
          <table:table-cell office:value-type="float" office:value="0.612332" calcext:value-type="float">
            <text:p>0.6123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0102" calcext:value-type="float">
            <text:p>5.70102</text:p>
          </table:table-cell>
          <table:table-cell office:value-type="float" office:value="19.6268" calcext:value-type="float">
            <text:p>19.6268</text:p>
          </table:table-cell>
          <table:table-cell office:value-type="float" office:value="5.18759" calcext:value-type="float">
            <text:p>5.18759</text:p>
          </table:table-cell>
          <table:table-cell office:value-type="float" office:value="3.6437" calcext:value-type="float">
            <text:p>3.6437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0654998" calcext:value-type="float">
            <text:p>0.0654998</text:p>
          </table:table-cell>
          <table:table-cell office:value-type="float" office:value="0.0863953" calcext:value-type="float">
            <text:p>0.0863953</text:p>
          </table:table-cell>
          <table:table-cell office:value-type="float" office:value="0.414831" calcext:value-type="float">
            <text:p>0.414831</text:p>
          </table:table-cell>
          <table:table-cell office:value-type="float" office:value="0.361468" calcext:value-type="float">
            <text:p>0.361468</text:p>
          </table:table-cell>
          <table:table-cell office:value-type="float" office:value="1.76212" calcext:value-type="float">
            <text:p>1.762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53691" calcext:value-type="float">
            <text:p>5.53691</text:p>
          </table:table-cell>
          <table:table-cell office:value-type="float" office:value="19.5017" calcext:value-type="float">
            <text:p>19.5017</text:p>
          </table:table-cell>
          <table:table-cell office:value-type="float" office:value="5.08312" calcext:value-type="float">
            <text:p>5.08312</text:p>
          </table:table-cell>
          <table:table-cell office:value-type="float" office:value="3.67741" calcext:value-type="float">
            <text:p>3.67741</text:p>
          </table:table-cell>
          <table:table-cell office:value-type="float" office:value="0.453427" calcext:value-type="float">
            <text:p>0.453427</text:p>
          </table:table-cell>
          <table:table-cell office:value-type="float" office:value="0.0661037" calcext:value-type="float">
            <text:p>0.0661037</text:p>
          </table:table-cell>
          <table:table-cell office:value-type="float" office:value="0.0862595" calcext:value-type="float">
            <text:p>0.0862595</text:p>
          </table:table-cell>
          <table:table-cell office:value-type="float" office:value="0.413749" calcext:value-type="float">
            <text:p>0.413749</text:p>
          </table:table-cell>
          <table:table-cell office:value-type="float" office:value="0.360511" calcext:value-type="float">
            <text:p>0.360511</text:p>
          </table:table-cell>
          <table:table-cell office:value-type="float" office:value="1.72476" calcext:value-type="float">
            <text:p>1.72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19.3532" calcext:value-type="float">
            <text:p>19.3532</text:p>
          </table:table-cell>
          <table:table-cell office:value-type="float" office:value="5.07629" calcext:value-type="float">
            <text:p>5.07629</text:p>
          </table:table-cell>
          <table:table-cell office:value-type="float" office:value="3.7099" calcext:value-type="float">
            <text:p>3.7099</text:p>
          </table:table-cell>
          <table:table-cell office:value-type="float" office:value="0.466" calcext:value-type="float">
            <text:p>0.466</text:p>
          </table:table-cell>
          <table:table-cell office:value-type="float" office:value="0.0665791" calcext:value-type="float">
            <text:p>0.0665791</text:p>
          </table:table-cell>
          <table:table-cell office:value-type="float" office:value="0.0862038" calcext:value-type="float">
            <text:p>0.0862038</text:p>
          </table:table-cell>
          <table:table-cell office:value-type="float" office:value="0.412644" calcext:value-type="float">
            <text:p>0.412644</text:p>
          </table:table-cell>
          <table:table-cell office:value-type="float" office:value="0.359619" calcext:value-type="float">
            <text:p>0.359619</text:p>
          </table:table-cell>
          <table:table-cell office:value-type="float" office:value="1.78718" calcext:value-type="float">
            <text:p>1.7871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12593" calcext:value-type="float">
            <text:p>5.12593</text:p>
          </table:table-cell>
          <table:table-cell office:value-type="float" office:value="19.2507" calcext:value-type="float">
            <text:p>19.2507</text:p>
          </table:table-cell>
          <table:table-cell office:value-type="float" office:value="5.05056" calcext:value-type="float">
            <text:p>5.05056</text:p>
          </table:table-cell>
          <table:table-cell office:value-type="float" office:value="3.72216" calcext:value-type="float">
            <text:p>3.72216</text:p>
          </table:table-cell>
          <table:table-cell office:value-type="float" office:value="0.454987" calcext:value-type="float">
            <text:p>0.454987</text:p>
          </table:table-cell>
          <table:table-cell office:value-type="float" office:value="0.0670237" calcext:value-type="float">
            <text:p>0.0670237</text:p>
          </table:table-cell>
          <table:table-cell office:value-type="float" office:value="0.0860336" calcext:value-type="float">
            <text:p>0.0860336</text:p>
          </table:table-cell>
          <table:table-cell office:value-type="float" office:value="0.411544" calcext:value-type="float">
            <text:p>0.411544</text:p>
          </table:table-cell>
          <table:table-cell office:value-type="float" office:value="0.358678" calcext:value-type="float">
            <text:p>0.358678</text:p>
          </table:table-cell>
          <table:table-cell office:value-type="float" office:value="1.98585" calcext:value-type="float">
            <text:p>1.985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4.9519" calcext:value-type="float">
            <text:p>4.9519</text:p>
          </table:table-cell>
          <table:table-cell office:value-type="float" office:value="3.73597" calcext:value-type="float">
            <text:p>3.73597</text:p>
          </table:table-cell>
          <table:table-cell office:value-type="float" office:value="0.438269" calcext:value-type="float">
            <text:p>0.438269</text:p>
          </table:table-cell>
          <table:table-cell office:value-type="float" office:value="0.0672471" calcext:value-type="float">
            <text:p>0.0672471</text:p>
          </table:table-cell>
          <table:table-cell office:value-type="float" office:value="0.0858155" calcext:value-type="float">
            <text:p>0.0858155</text:p>
          </table:table-cell>
          <table:table-cell office:value-type="float" office:value="0.41046" calcext:value-type="float">
            <text:p>0.41046</text:p>
          </table:table-cell>
          <table:table-cell office:value-type="float" office:value="0.357728" calcext:value-type="float">
            <text:p>0.357728</text:p>
          </table:table-cell>
          <table:table-cell office:value-type="float" office:value="4.70068" calcext:value-type="float">
            <text:p>4.700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78603" calcext:value-type="float">
            <text:p>4.78603</text:p>
          </table:table-cell>
          <table:table-cell office:value-type="float" office:value="18.9878" calcext:value-type="float">
            <text:p>18.9878</text:p>
          </table:table-cell>
          <table:table-cell office:value-type="float" office:value="4.88096" calcext:value-type="float">
            <text:p>4.88096</text:p>
          </table:table-cell>
          <table:table-cell office:value-type="float" office:value="3.77219" calcext:value-type="float">
            <text:p>3.77219</text:p>
          </table:table-cell>
          <table:table-cell office:value-type="float" office:value="0.454887" calcext:value-type="float">
            <text:p>0.454887</text:p>
          </table:table-cell>
          <table:table-cell office:value-type="float" office:value="0.0671686" calcext:value-type="float">
            <text:p>0.0671686</text:p>
          </table:table-cell>
          <table:table-cell office:value-type="float" office:value="0.085611" calcext:value-type="float">
            <text:p>0.085611</text:p>
          </table:table-cell>
          <table:table-cell office:value-type="float" office:value="0.409522" calcext:value-type="float">
            <text:p>0.409522</text:p>
          </table:table-cell>
          <table:table-cell office:value-type="float" office:value="0.356781" calcext:value-type="float">
            <text:p>0.356781</text:p>
          </table:table-cell>
          <table:table-cell office:value-type="float" office:value="0.723427" calcext:value-type="float">
            <text:p>0.723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57404" calcext:value-type="float">
            <text:p>4.57404</text:p>
          </table:table-cell>
          <table:table-cell office:value-type="float" office:value="18.8378" calcext:value-type="float">
            <text:p>18.8378</text:p>
          </table:table-cell>
          <table:table-cell office:value-type="float" office:value="4.94136" calcext:value-type="float">
            <text:p>4.94136</text:p>
          </table:table-cell>
          <table:table-cell office:value-type="float" office:value="3.79591" calcext:value-type="float">
            <text:p>3.79591</text:p>
          </table:table-cell>
          <table:table-cell office:value-type="float" office:value="0.461027" calcext:value-type="float">
            <text:p>0.461027</text:p>
          </table:table-cell>
          <table:table-cell office:value-type="float" office:value="0.0671279" calcext:value-type="float">
            <text:p>0.0671279</text:p>
          </table:table-cell>
          <table:table-cell office:value-type="float" office:value="0.0854151" calcext:value-type="float">
            <text:p>0.0854151</text:p>
          </table:table-cell>
          <table:table-cell office:value-type="float" office:value="0.408538" calcext:value-type="float">
            <text:p>0.408538</text:p>
          </table:table-cell>
          <table:table-cell office:value-type="float" office:value="0.355855" calcext:value-type="float">
            <text:p>0.355855</text:p>
          </table:table-cell>
          <table:table-cell office:value-type="float" office:value="1.53695" calcext:value-type="float">
            <text:p>1.5369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40066" calcext:value-type="float">
            <text:p>4.40066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4.89473" calcext:value-type="float">
            <text:p>4.89473</text:p>
          </table:table-cell>
          <table:table-cell office:value-type="float" office:value="3.8176" calcext:value-type="float">
            <text:p>3.8176</text:p>
          </table:table-cell>
          <table:table-cell office:value-type="float" office:value="0.460614" calcext:value-type="float">
            <text:p>0.460614</text:p>
          </table:table-cell>
          <table:table-cell office:value-type="float" office:value="0.0669909" calcext:value-type="float">
            <text:p>0.0669909</text:p>
          </table:table-cell>
          <table:table-cell office:value-type="float" office:value="0.085196" calcext:value-type="float">
            <text:p>0.085196</text:p>
          </table:table-cell>
          <table:table-cell office:value-type="float" office:value="0.407657" calcext:value-type="float">
            <text:p>0.407657</text:p>
          </table:table-cell>
          <table:table-cell office:value-type="float" office:value="0.354925" calcext:value-type="float">
            <text:p>0.354925</text:p>
          </table:table-cell>
          <table:table-cell office:value-type="float" office:value="1.10889" calcext:value-type="float">
            <text:p>1.108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2573" calcext:value-type="float">
            <text:p>4.22573</text:p>
          </table:table-cell>
          <table:table-cell office:value-type="float" office:value="18.5634" calcext:value-type="float">
            <text:p>18.5634</text:p>
          </table:table-cell>
          <table:table-cell office:value-type="float" office:value="4.82401" calcext:value-type="float">
            <text:p>4.82401</text:p>
          </table:table-cell>
          <table:table-cell office:value-type="float" office:value="3.83597" calcext:value-type="float">
            <text:p>3.83597</text:p>
          </table:table-cell>
          <table:table-cell office:value-type="float" office:value="0.449236" calcext:value-type="float">
            <text:p>0.449236</text:p>
          </table:table-cell>
          <table:table-cell office:value-type="float" office:value="0.066819" calcext:value-type="float">
            <text:p>0.066819</text:p>
          </table:table-cell>
          <table:table-cell office:value-type="float" office:value="0.0849739" calcext:value-type="float">
            <text:p>0.0849739</text:p>
          </table:table-cell>
          <table:table-cell office:value-type="float" office:value="0.406932" calcext:value-type="float">
            <text:p>0.406932</text:p>
          </table:table-cell>
          <table:table-cell office:value-type="float" office:value="0.354007" calcext:value-type="float">
            <text:p>0.354007</text:p>
          </table:table-cell>
          <table:table-cell office:value-type="float" office:value="1.24385" calcext:value-type="float">
            <text:p>1.2438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10748" calcext:value-type="float">
            <text:p>4.10748</text:p>
          </table:table-cell>
          <table:table-cell office:value-type="float" office:value="18.4103" calcext:value-type="float">
            <text:p>18.4103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3.87509" calcext:value-type="float">
            <text:p>3.87509</text:p>
          </table:table-cell>
          <table:table-cell office:value-type="float" office:value="0.469474" calcext:value-type="float">
            <text:p>0.469474</text:p>
          </table:table-cell>
          <table:table-cell office:value-type="float" office:value="0.066829" calcext:value-type="float">
            <text:p>0.066829</text:p>
          </table:table-cell>
          <table:table-cell office:value-type="float" office:value="0.0847537" calcext:value-type="float">
            <text:p>0.0847537</text:p>
          </table:table-cell>
          <table:table-cell office:value-type="float" office:value="0.406769" calcext:value-type="float">
            <text:p>0.406769</text:p>
          </table:table-cell>
          <table:table-cell office:value-type="float" office:value="0.353096" calcext:value-type="float">
            <text:p>0.353096</text:p>
          </table:table-cell>
          <table:table-cell office:value-type="float" office:value="1.75264" calcext:value-type="float">
            <text:p>1.752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91469" calcext:value-type="float">
            <text:p>3.91469</text:p>
          </table:table-cell>
          <table:table-cell office:value-type="float" office:value="18.2381" calcext:value-type="float">
            <text:p>18.2381</text:p>
          </table:table-cell>
          <table:table-cell office:value-type="float" office:value="4.87205" calcext:value-type="float">
            <text:p>4.87205</text:p>
          </table:table-cell>
          <table:table-cell office:value-type="float" office:value="3.90782" calcext:value-type="float">
            <text:p>3.90782</text:p>
          </table:table-cell>
          <table:table-cell office:value-type="float" office:value="0.495374" calcext:value-type="float">
            <text:p>0.495374</text:p>
          </table:table-cell>
          <table:table-cell office:value-type="float" office:value="0.0668384" calcext:value-type="float">
            <text:p>0.0668384</text:p>
          </table:table-cell>
          <table:table-cell office:value-type="float" office:value="0.0845368" calcext:value-type="float">
            <text:p>0.0845368</text:p>
          </table:table-cell>
          <table:table-cell office:value-type="float" office:value="0.406361" calcext:value-type="float">
            <text:p>0.406361</text:p>
          </table:table-cell>
          <table:table-cell office:value-type="float" office:value="0.352277" calcext:value-type="float">
            <text:p>0.352277</text:p>
          </table:table-cell>
          <table:table-cell office:value-type="float" office:value="7.35714" calcext:value-type="float">
            <text:p>7.357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64962" calcext:value-type="float">
            <text:p>3.64962</text:p>
          </table:table-cell>
          <table:table-cell office:value-type="float" office:value="18.095" calcext:value-type="float">
            <text:p>18.095</text:p>
          </table:table-cell>
          <table:table-cell office:value-type="float" office:value="4.98193" calcext:value-type="float">
            <text:p>4.98193</text:p>
          </table:table-cell>
          <table:table-cell office:value-type="float" office:value="3.89763" calcext:value-type="float">
            <text:p>3.89763</text:p>
          </table:table-cell>
          <table:table-cell office:value-type="float" office:value="0.454759" calcext:value-type="float">
            <text:p>0.454759</text:p>
          </table:table-cell>
          <table:table-cell office:value-type="float" office:value="0.0666684" calcext:value-type="float">
            <text:p>0.0666684</text:p>
          </table:table-cell>
          <table:table-cell office:value-type="float" office:value="0.084326" calcext:value-type="float">
            <text:p>0.084326</text:p>
          </table:table-cell>
          <table:table-cell office:value-type="float" office:value="0.405458" calcext:value-type="float">
            <text:p>0.405458</text:p>
          </table:table-cell>
          <table:table-cell office:value-type="float" office:value="0.35142" calcext:value-type="float">
            <text:p>0.35142</text:p>
          </table:table-cell>
          <table:table-cell office:value-type="float" office:value="2.70648" calcext:value-type="float">
            <text:p>2.706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9351" calcext:value-type="float">
            <text:p>3.49351</text:p>
          </table:table-cell>
          <table:table-cell office:value-type="float" office:value="17.9448" calcext:value-type="float">
            <text:p>17.9448</text:p>
          </table:table-cell>
          <table:table-cell office:value-type="float" office:value="4.87244" calcext:value-type="float">
            <text:p>4.87244</text:p>
          </table:table-cell>
          <table:table-cell office:value-type="float" office:value="3.91425" calcext:value-type="float">
            <text:p>3.91425</text:p>
          </table:table-cell>
          <table:table-cell office:value-type="float" office:value="0.439975" calcext:value-type="float">
            <text:p>0.439975</text:p>
          </table:table-cell>
          <table:table-cell office:value-type="float" office:value="0.0665213" calcext:value-type="float">
            <text:p>0.0665213</text:p>
          </table:table-cell>
          <table:table-cell office:value-type="float" office:value="0.0841429" calcext:value-type="float">
            <text:p>0.0841429</text:p>
          </table:table-cell>
          <table:table-cell office:value-type="float" office:value="0.404753" calcext:value-type="float">
            <text:p>0.404753</text:p>
          </table:table-cell>
          <table:table-cell office:value-type="float" office:value="0.350522" calcext:value-type="float">
            <text:p>0.350522</text:p>
          </table:table-cell>
          <table:table-cell office:value-type="float" office:value="3.42894" calcext:value-type="float">
            <text:p>3.4289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2605" calcext:value-type="float">
            <text:p>3.2605</text:p>
          </table:table-cell>
          <table:table-cell office:value-type="float" office:value="17.7767" calcext:value-type="float">
            <text:p>17.7767</text:p>
          </table:table-cell>
          <table:table-cell office:value-type="float" office:value="4.95478" calcext:value-type="float">
            <text:p>4.95478</text:p>
          </table:table-cell>
          <table:table-cell office:value-type="float" office:value="3.91678" calcext:value-type="float">
            <text:p>3.91678</text:p>
          </table:table-cell>
          <table:table-cell office:value-type="float" office:value="0.416909" calcext:value-type="float">
            <text:p>0.416909</text:p>
          </table:table-cell>
          <table:table-cell office:value-type="float" office:value="0.0663743" calcext:value-type="float">
            <text:p>0.0663743</text:p>
          </table:table-cell>
          <table:table-cell office:value-type="float" office:value="0.0839693" calcext:value-type="float">
            <text:p>0.0839693</text:p>
          </table:table-cell>
          <table:table-cell office:value-type="float" office:value="0.403819" calcext:value-type="float">
            <text:p>0.403819</text:p>
          </table:table-cell>
          <table:table-cell office:value-type="float" office:value="0.349632" calcext:value-type="float">
            <text:p>0.349632</text:p>
          </table:table-cell>
          <table:table-cell office:value-type="float" office:value="1.20581" calcext:value-type="float">
            <text:p>1.205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7444" calcext:value-type="float">
            <text:p>3.07444</text:p>
          </table:table-cell>
          <table:table-cell office:value-type="float" office:value="17.5933" calcext:value-type="float">
            <text:p>17.5933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3.94296" calcext:value-type="float">
            <text:p>3.94296</text:p>
          </table:table-cell>
          <table:table-cell office:value-type="float" office:value="0.431397" calcext:value-type="float">
            <text:p>0.431397</text:p>
          </table:table-cell>
          <table:table-cell office:value-type="float" office:value="0.0662373" calcext:value-type="float">
            <text:p>0.0662373</text:p>
          </table:table-cell>
          <table:table-cell office:value-type="float" office:value="0.0837811" calcext:value-type="float">
            <text:p>0.0837811</text:p>
          </table:table-cell>
          <table:table-cell office:value-type="float" office:value="0.402865" calcext:value-type="float">
            <text:p>0.402865</text:p>
          </table:table-cell>
          <table:table-cell office:value-type="float" office:value="0.348792" calcext:value-type="float">
            <text:p>0.348792</text:p>
          </table:table-cell>
          <table:table-cell office:value-type="float" office:value="2.27405" calcext:value-type="float">
            <text:p>2.2740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90041" calcext:value-type="float">
            <text:p>2.90041</text:p>
          </table:table-cell>
          <table:table-cell office:value-type="float" office:value="17.475" calcext:value-type="float">
            <text:p>17.475</text:p>
          </table:table-cell>
          <table:table-cell office:value-type="float" office:value="4.97777" calcext:value-type="float">
            <text:p>4.97777</text:p>
          </table:table-cell>
          <table:table-cell office:value-type="float" office:value="3.94607" calcext:value-type="float">
            <text:p>3.94607</text:p>
          </table:table-cell>
          <table:table-cell office:value-type="float" office:value="0.412614" calcext:value-type="float">
            <text:p>0.412614</text:p>
          </table:table-cell>
          <table:table-cell office:value-type="float" office:value="0.0660919" calcext:value-type="float">
            <text:p>0.0660919</text:p>
          </table:table-cell>
          <table:table-cell office:value-type="float" office:value="0.0838049" calcext:value-type="float">
            <text:p>0.0838049</text:p>
          </table:table-cell>
          <table:table-cell office:value-type="float" office:value="0.401911" calcext:value-type="float">
            <text:p>0.401911</text:p>
          </table:table-cell>
          <table:table-cell office:value-type="float" office:value="0.347916" calcext:value-type="float">
            <text:p>0.347916</text:p>
          </table:table-cell>
          <table:table-cell office:value-type="float" office:value="6.20359" calcext:value-type="float">
            <text:p>6.203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503" calcext:value-type="float">
            <text:p>2.7503</text:p>
          </table:table-cell>
          <table:table-cell office:value-type="float" office:value="17.2596" calcext:value-type="float">
            <text:p>17.2596</text:p>
          </table:table-cell>
          <table:table-cell office:value-type="float" office:value="5.05773" calcext:value-type="float">
            <text:p>5.05773</text:p>
          </table:table-cell>
          <table:table-cell office:value-type="float" office:value="3.99113" calcext:value-type="float">
            <text:p>3.99113</text:p>
          </table:table-cell>
          <table:table-cell office:value-type="float" office:value="0.450979" calcext:value-type="float">
            <text:p>0.450979</text:p>
          </table:table-cell>
          <table:table-cell office:value-type="float" office:value="0.0659266" calcext:value-type="float">
            <text:p>0.0659266</text:p>
          </table:table-cell>
          <table:table-cell office:value-type="float" office:value="0.083684" calcext:value-type="float">
            <text:p>0.083684</text:p>
          </table:table-cell>
          <table:table-cell office:value-type="float" office:value="0.401053" calcext:value-type="float">
            <text:p>0.401053</text:p>
          </table:table-cell>
          <table:table-cell office:value-type="float" office:value="0.347177" calcext:value-type="float">
            <text:p>0.347177</text:p>
          </table:table-cell>
          <table:table-cell office:value-type="float" office:value="2.94377" calcext:value-type="float">
            <text:p>2.943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57487" calcext:value-type="float">
            <text:p>2.57487</text:p>
          </table:table-cell>
          <table:table-cell office:value-type="float" office:value="17.072" calcext:value-type="float">
            <text:p>17.072</text:p>
          </table:table-cell>
          <table:table-cell office:value-type="float" office:value="5.06843" calcext:value-type="float">
            <text:p>5.06843</text:p>
          </table:table-cell>
          <table:table-cell office:value-type="float" office:value="4.00918" calcext:value-type="float">
            <text:p>4.00918</text:p>
          </table:table-cell>
          <table:table-cell office:value-type="float" office:value="0.445883" calcext:value-type="float">
            <text:p>0.445883</text:p>
          </table:table-cell>
          <table:table-cell office:value-type="float" office:value="0.0657624" calcext:value-type="float">
            <text:p>0.0657624</text:p>
          </table:table-cell>
          <table:table-cell office:value-type="float" office:value="0.0835546" calcext:value-type="float">
            <text:p>0.0835546</text:p>
          </table:table-cell>
          <table:table-cell office:value-type="float" office:value="0.400212" calcext:value-type="float">
            <text:p>0.400212</text:p>
          </table:table-cell>
          <table:table-cell office:value-type="float" office:value="0.34646" calcext:value-type="float">
            <text:p>0.34646</text:p>
          </table:table-cell>
          <table:table-cell office:value-type="float" office:value="0.0391576" calcext:value-type="float">
            <text:p>0.03915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41591" calcext:value-type="float">
            <text:p>2.41591</text:p>
          </table:table-cell>
          <table:table-cell office:value-type="float" office:value="16.9068" calcext:value-type="float">
            <text:p>16.9068</text:p>
          </table:table-cell>
          <table:table-cell office:value-type="float" office:value="4.94809" calcext:value-type="float">
            <text:p>4.94809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0.417738" calcext:value-type="float">
            <text:p>0.417738</text:p>
          </table:table-cell>
          <table:table-cell office:value-type="float" office:value="0.0656044" calcext:value-type="float">
            <text:p>0.0656044</text:p>
          </table:table-cell>
          <table:table-cell office:value-type="float" office:value="0.083509" calcext:value-type="float">
            <text:p>0.083509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345603" calcext:value-type="float">
            <text:p>0.345603</text:p>
          </table:table-cell>
          <table:table-cell office:value-type="float" office:value="2.21656" calcext:value-type="float">
            <text:p>2.216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25376" calcext:value-type="float">
            <text:p>2.25376</text:p>
          </table:table-cell>
          <table:table-cell office:value-type="float" office:value="16.7347" calcext:value-type="float">
            <text:p>16.7347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4.03032" calcext:value-type="float">
            <text:p>4.03032</text:p>
          </table:table-cell>
          <table:table-cell office:value-type="float" office:value="0.410587" calcext:value-type="float">
            <text:p>0.410587</text:p>
          </table:table-cell>
          <table:table-cell office:value-type="float" office:value="0.0654532" calcext:value-type="float">
            <text:p>0.0654532</text:p>
          </table:table-cell>
          <table:table-cell office:value-type="float" office:value="0.0835528" calcext:value-type="float">
            <text:p>0.0835528</text:p>
          </table:table-cell>
          <table:table-cell office:value-type="float" office:value="0.398781" calcext:value-type="float">
            <text:p>0.398781</text:p>
          </table:table-cell>
          <table:table-cell office:value-type="float" office:value="0.344751" calcext:value-type="float">
            <text:p>0.344751</text:p>
          </table:table-cell>
          <table:table-cell office:value-type="float" office:value="0.516719" calcext:value-type="float">
            <text:p>0.5167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8098" calcext:value-type="float">
            <text:p>2.08098</text:p>
          </table:table-cell>
          <table:table-cell office:value-type="float" office:value="16.5385" calcext:value-type="float">
            <text:p>16.5385</text:p>
          </table:table-cell>
          <table:table-cell office:value-type="float" office:value="4.91318" calcext:value-type="float">
            <text:p>4.91318</text:p>
          </table:table-cell>
          <table:table-cell office:value-type="float" office:value="4.04045" calcext:value-type="float">
            <text:p>4.04045</text:p>
          </table:table-cell>
          <table:table-cell office:value-type="float" office:value="0.391639" calcext:value-type="float">
            <text:p>0.391639</text:p>
          </table:table-cell>
          <table:table-cell office:value-type="float" office:value="0.0652955" calcext:value-type="float">
            <text:p>0.0652955</text:p>
          </table:table-cell>
          <table:table-cell office:value-type="float" office:value="0.0835797" calcext:value-type="float">
            <text:p>0.0835797</text:p>
          </table:table-cell>
          <table:table-cell office:value-type="float" office:value="0.398073" calcext:value-type="float">
            <text:p>0.398073</text:p>
          </table:table-cell>
          <table:table-cell office:value-type="float" office:value="0.34392" calcext:value-type="float">
            <text:p>0.34392</text:p>
          </table:table-cell>
          <table:table-cell office:value-type="float" office:value="4.90234" calcext:value-type="float">
            <text:p>4.902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92395" calcext:value-type="float">
            <text:p>1.92395</text:p>
          </table:table-cell>
          <table:table-cell office:value-type="float" office:value="16.3082" calcext:value-type="float">
            <text:p>16.3082</text:p>
          </table:table-cell>
          <table:table-cell office:value-type="float" office:value="4.9593" calcext:value-type="float">
            <text:p>4.9593</text:p>
          </table:table-cell>
          <table:table-cell office:value-type="float" office:value="4.06727" calcext:value-type="float">
            <text:p>4.06727</text:p>
          </table:table-cell>
          <table:table-cell office:value-type="float" office:value="0.398548" calcext:value-type="float">
            <text:p>0.398548</text:p>
          </table:table-cell>
          <table:table-cell office:value-type="float" office:value="0.065143" calcext:value-type="float">
            <text:p>0.065143</text:p>
          </table:table-cell>
          <table:table-cell office:value-type="float" office:value="0.0834617" calcext:value-type="float">
            <text:p>0.0834617</text:p>
          </table:table-cell>
          <table:table-cell office:value-type="float" office:value="0.397426" calcext:value-type="float">
            <text:p>0.397426</text:p>
          </table:table-cell>
          <table:table-cell office:value-type="float" office:value="0.343083" calcext:value-type="float">
            <text:p>0.343083</text:p>
          </table:table-cell>
          <table:table-cell office:value-type="float" office:value="2.22274" calcext:value-type="float">
            <text:p>2.22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7736" calcext:value-type="float">
            <text:p>1.7736</text:p>
          </table:table-cell>
          <table:table-cell office:value-type="float" office:value="16.1322" calcext:value-type="float">
            <text:p>16.1322</text:p>
          </table:table-cell>
          <table:table-cell office:value-type="float" office:value="4.88735" calcext:value-type="float">
            <text:p>4.88735</text:p>
          </table:table-cell>
          <table:table-cell office:value-type="float" office:value="4.07576" calcext:value-type="float">
            <text:p>4.07576</text:p>
          </table:table-cell>
          <table:table-cell office:value-type="float" office:value="0.379747" calcext:value-type="float">
            <text:p>0.379747</text:p>
          </table:table-cell>
          <table:table-cell office:value-type="float" office:value="0.0650036" calcext:value-type="float">
            <text:p>0.0650036</text:p>
          </table:table-cell>
          <table:table-cell office:value-type="float" office:value="0.0834295" calcext:value-type="float">
            <text:p>0.0834295</text:p>
          </table:table-cell>
          <table:table-cell office:value-type="float" office:value="0.396846" calcext:value-type="float">
            <text:p>0.396846</text:p>
          </table:table-cell>
          <table:table-cell office:value-type="float" office:value="0.342277" calcext:value-type="float">
            <text:p>0.342277</text:p>
          </table:table-cell>
          <table:table-cell office:value-type="float" office:value="0.952454" calcext:value-type="float">
            <text:p>0.95245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56732" calcext:value-type="float">
            <text:p>1.56732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4.93301" calcext:value-type="float">
            <text:p>4.93301</text:p>
          </table:table-cell>
          <table:table-cell office:value-type="float" office:value="4.06551" calcext:value-type="float">
            <text:p>4.06551</text:p>
          </table:table-cell>
          <table:table-cell office:value-type="float" office:value="0.346946" calcext:value-type="float">
            <text:p>0.346946</text:p>
          </table:table-cell>
          <table:table-cell office:value-type="float" office:value="0.0648744" calcext:value-type="float">
            <text:p>0.0648744</text:p>
          </table:table-cell>
          <table:table-cell office:value-type="float" office:value="0.0835676" calcext:value-type="float">
            <text:p>0.0835676</text:p>
          </table:table-cell>
          <table:table-cell office:value-type="float" office:value="0.395987" calcext:value-type="float">
            <text:p>0.395987</text:p>
          </table:table-cell>
          <table:table-cell office:value-type="float" office:value="0.341527" calcext:value-type="float">
            <text:p>0.341527</text:p>
          </table:table-cell>
          <table:table-cell office:value-type="float" office:value="1.79102" calcext:value-type="float">
            <text:p>1.79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43383" calcext:value-type="float">
            <text:p>1.43383</text:p>
          </table:table-cell>
          <table:table-cell office:value-type="float" office:value="15.7322" calcext:value-type="float">
            <text:p>15.7322</text:p>
          </table:table-cell>
          <table:table-cell office:value-type="float" office:value="5.02581" calcext:value-type="float">
            <text:p>5.02581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0.378312" calcext:value-type="float">
            <text:p>0.378312</text:p>
          </table:table-cell>
          <table:table-cell office:value-type="float" office:value="0.0647203" calcext:value-type="float">
            <text:p>0.0647203</text:p>
          </table:table-cell>
          <table:table-cell office:value-type="float" office:value="0.0835529" calcext:value-type="float">
            <text:p>0.0835529</text:p>
          </table:table-cell>
          <table:table-cell office:value-type="float" office:value="0.395206" calcext:value-type="float">
            <text:p>0.395206</text:p>
          </table:table-cell>
          <table:table-cell office:value-type="float" office:value="0.340712" calcext:value-type="float">
            <text:p>0.340712</text:p>
          </table:table-cell>
          <table:table-cell office:value-type="float" office:value="2.02244" calcext:value-type="float">
            <text:p>2.022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5.5125" calcext:value-type="float">
            <text:p>15.5125</text:p>
          </table:table-cell>
          <table:table-cell office:value-type="float" office:value="5.07899" calcext:value-type="float">
            <text:p>5.07899</text:p>
          </table:table-cell>
          <table:table-cell office:value-type="float" office:value="4.1127" calcext:value-type="float">
            <text:p>4.1127</text:p>
          </table:table-cell>
          <table:table-cell office:value-type="float" office:value="0.367647" calcext:value-type="float">
            <text:p>0.367647</text:p>
          </table:table-cell>
          <table:table-cell office:value-type="float" office:value="0.0646008" calcext:value-type="float">
            <text:p>0.0646008</text:p>
          </table:table-cell>
          <table:table-cell office:value-type="float" office:value="0.0834785" calcext:value-type="float">
            <text:p>0.0834785</text:p>
          </table:table-cell>
          <table:table-cell office:value-type="float" office:value="0.394355" calcext:value-type="float">
            <text:p>0.394355</text:p>
          </table:table-cell>
          <table:table-cell office:value-type="float" office:value="0.339921" calcext:value-type="float">
            <text:p>0.339921</text:p>
          </table:table-cell>
          <table:table-cell office:value-type="float" office:value="0.722955" calcext:value-type="float">
            <text:p>0.722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1038" calcext:value-type="float">
            <text:p>1.1038</text:p>
          </table:table-cell>
          <table:table-cell office:value-type="float" office:value="15.3199" calcext:value-type="float">
            <text:p>15.3199</text:p>
          </table:table-cell>
          <table:table-cell office:value-type="float" office:value="5.05023" calcext:value-type="float">
            <text:p>5.05023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0.351797" calcext:value-type="float">
            <text:p>0.351797</text:p>
          </table:table-cell>
          <table:table-cell office:value-type="float" office:value="0.0645007" calcext:value-type="float">
            <text:p>0.0645007</text:p>
          </table:table-cell>
          <table:table-cell office:value-type="float" office:value="0.0834684" calcext:value-type="float">
            <text:p>0.0834684</text:p>
          </table:table-cell>
          <table:table-cell office:value-type="float" office:value="0.393497" calcext:value-type="float">
            <text:p>0.393497</text:p>
          </table:table-cell>
          <table:table-cell office:value-type="float" office:value="0.339111" calcext:value-type="float">
            <text:p>0.339111</text:p>
          </table:table-cell>
          <table:table-cell office:value-type="float" office:value="1.01112" calcext:value-type="float">
            <text:p>1.011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5.15157" calcext:value-type="float">
            <text:p>5.15157</text:p>
          </table:table-cell>
          <table:table-cell office:value-type="float" office:value="4.11155" calcext:value-type="float">
            <text:p>4.11155</text:p>
          </table:table-cell>
          <table:table-cell office:value-type="float" office:value="0.32188" calcext:value-type="float">
            <text:p>0.32188</text:p>
          </table:table-cell>
          <table:table-cell office:value-type="float" office:value="0.0647788" calcext:value-type="float">
            <text:p>0.0647788</text:p>
          </table:table-cell>
          <table:table-cell office:value-type="float" office:value="0.0834091" calcext:value-type="float">
            <text:p>0.0834091</text:p>
          </table:table-cell>
          <table:table-cell office:value-type="float" office:value="0.392568" calcext:value-type="float">
            <text:p>0.392568</text:p>
          </table:table-cell>
          <table:table-cell office:value-type="float" office:value="0.338313" calcext:value-type="float">
            <text:p>0.338313</text:p>
          </table:table-cell>
          <table:table-cell office:value-type="float" office:value="2.19146" calcext:value-type="float">
            <text:p>2.19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14.9195" calcext:value-type="float">
            <text:p>14.9195</text:p>
          </table:table-cell>
          <table:table-cell office:value-type="float" office:value="5.0457" calcext:value-type="float">
            <text:p>5.0457</text:p>
          </table:table-cell>
          <table:table-cell office:value-type="float" office:value="4.11541" calcext:value-type="float">
            <text:p>4.11541</text:p>
          </table:table-cell>
          <table:table-cell office:value-type="float" office:value="0.30045" calcext:value-type="float">
            <text:p>0.30045</text:p>
          </table:table-cell>
          <table:table-cell office:value-type="float" office:value="0.0650307" calcext:value-type="float">
            <text:p>0.0650307</text:p>
          </table:table-cell>
          <table:table-cell office:value-type="float" office:value="0.0835101" calcext:value-type="float">
            <text:p>0.0835101</text:p>
          </table:table-cell>
          <table:table-cell office:value-type="float" office:value="0.391641" calcext:value-type="float">
            <text:p>0.391641</text:p>
          </table:table-cell>
          <table:table-cell office:value-type="float" office:value="0.337567" calcext:value-type="float">
            <text:p>0.337567</text:p>
          </table:table-cell>
          <table:table-cell office:value-type="float" office:value="2.61391" calcext:value-type="float">
            <text:p>2.6139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650004" calcext:value-type="float">
            <text:p>0.650004</text:p>
          </table:table-cell>
          <table:table-cell office:value-type="float" office:value="14.7071" calcext:value-type="float">
            <text:p>14.7071</text:p>
          </table:table-cell>
          <table:table-cell office:value-type="float" office:value="5.00071" calcext:value-type="float">
            <text:p>5.00071</text:p>
          </table:table-cell>
          <table:table-cell office:value-type="float" office:value="4.14663" calcext:value-type="float">
            <text:p>4.14663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0650229" calcext:value-type="float">
            <text:p>0.0650229</text:p>
          </table:table-cell>
          <table:table-cell office:value-type="float" office:value="0.0836188" calcext:value-type="float">
            <text:p>0.0836188</text:p>
          </table:table-cell>
          <table:table-cell office:value-type="float" office:value="0.390781" calcext:value-type="float">
            <text:p>0.390781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0.502773" calcext:value-type="float">
            <text:p>0.5027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32725" calcext:value-type="float">
            <text:p>0.5327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5.07712" calcext:value-type="float">
            <text:p>5.07712</text:p>
          </table:table-cell>
          <table:table-cell office:value-type="float" office:value="4.17968" calcext:value-type="float">
            <text:p>4.17968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064937" calcext:value-type="float">
            <text:p>0.064937</text:p>
          </table:table-cell>
          <table:table-cell office:value-type="float" office:value="0.0835958" calcext:value-type="float">
            <text:p>0.0835958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36037" calcext:value-type="float">
            <text:p>0.336037</text:p>
          </table:table-cell>
          <table:table-cell office:value-type="float" office:value="1.74555" calcext:value-type="float">
            <text:p>1.7455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356845" calcext:value-type="float">
            <text:p>0.356845</text:p>
          </table:table-cell>
          <table:table-cell office:value-type="float" office:value="14.2416" calcext:value-type="float">
            <text:p>14.2416</text:p>
          </table:table-cell>
          <table:table-cell office:value-type="float" office:value="5.13714" calcext:value-type="float">
            <text:p>5.13714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0650363" calcext:value-type="float">
            <text:p>0.0650363</text:p>
          </table:table-cell>
          <table:table-cell office:value-type="float" office:value="0.0835457" calcext:value-type="float">
            <text:p>0.0835457</text:p>
          </table:table-cell>
          <table:table-cell office:value-type="float" office:value="0.389124" calcext:value-type="float">
            <text:p>0.389124</text:p>
          </table:table-cell>
          <table:table-cell office:value-type="float" office:value="0.335274" calcext:value-type="float">
            <text:p>0.335274</text:p>
          </table:table-cell>
          <table:table-cell office:value-type="float" office:value="0.774625" calcext:value-type="float">
            <text:p>0.774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24196" calcext:value-type="float">
            <text:p>0.224196</text:p>
          </table:table-cell>
          <table:table-cell office:value-type="float" office:value="13.9883" calcext:value-type="float">
            <text:p>13.9883</text:p>
          </table:table-cell>
          <table:table-cell office:value-type="float" office:value="5.27127" calcext:value-type="float">
            <text:p>5.2712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0.350238" calcext:value-type="float">
            <text:p>0.350238</text:p>
          </table:table-cell>
          <table:table-cell office:value-type="float" office:value="0.0651343" calcext:value-type="float">
            <text:p>0.0651343</text:p>
          </table:table-cell>
          <table:table-cell office:value-type="float" office:value="0.0833923" calcext:value-type="float">
            <text:p>0.0833923</text:p>
          </table:table-cell>
          <table:table-cell office:value-type="float" office:value="0.388267" calcext:value-type="float">
            <text:p>0.388267</text:p>
          </table:table-cell>
          <table:table-cell office:value-type="float" office:value="0.334804" calcext:value-type="float">
            <text:p>0.334804</text:p>
          </table:table-cell>
          <table:table-cell office:value-type="float" office:value="2.67917" calcext:value-type="float">
            <text:p>2.679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13.7421" calcext:value-type="float">
            <text:p>13.7421</text:p>
          </table:table-cell>
          <table:table-cell office:value-type="float" office:value="5.16214" calcext:value-type="float">
            <text:p>5.16214</text:p>
          </table:table-cell>
          <table:table-cell office:value-type="float" office:value="4.27393" calcext:value-type="float">
            <text:p>4.2739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0650396" calcext:value-type="float">
            <text:p>0.0650396</text:p>
          </table:table-cell>
          <table:table-cell office:value-type="float" office:value="0.0832046" calcext:value-type="float">
            <text:p>0.0832046</text:p>
          </table:table-cell>
          <table:table-cell office:value-type="float" office:value="0.388274" calcext:value-type="float">
            <text:p>0.388274</text:p>
          </table:table-cell>
          <table:table-cell office:value-type="float" office:value="0.334412" calcext:value-type="float">
            <text:p>0.334412</text:p>
          </table:table-cell>
          <table:table-cell office:value-type="float" office:value="4.05321" calcext:value-type="float">
            <text:p>4.05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07594" calcext:value-type="float">
            <text:p>0.107594</text:p>
          </table:table-cell>
          <table:table-cell office:value-type="float" office:value="13.4985" calcext:value-type="float">
            <text:p>13.4985</text:p>
          </table:table-cell>
          <table:table-cell office:value-type="float" office:value="5.22511" calcext:value-type="float">
            <text:p>5.22511</text:p>
          </table:table-cell>
          <table:table-cell office:value-type="float" office:value="4.29818" calcext:value-type="float">
            <text:p>4.29818</text:p>
          </table:table-cell>
          <table:table-cell office:value-type="float" office:value="0.413835" calcext:value-type="float">
            <text:p>0.413835</text:p>
          </table:table-cell>
          <table:table-cell office:value-type="float" office:value="0.0650086" calcext:value-type="float">
            <text:p>0.0650086</text:p>
          </table:table-cell>
          <table:table-cell office:value-type="float" office:value="0.0830153" calcext:value-type="float">
            <text:p>0.0830153</text:p>
          </table:table-cell>
          <table:table-cell office:value-type="float" office:value="0.38848" calcext:value-type="float">
            <text:p>0.38848</text:p>
          </table:table-cell>
          <table:table-cell office:value-type="float" office:value="0.334315" calcext:value-type="float">
            <text:p>0.334315</text:p>
          </table:table-cell>
          <table:table-cell office:value-type="float" office:value="0.808328" calcext:value-type="float">
            <text:p>0.80832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0590959" calcext:value-type="float">
            <text:p>-0.0590959</text:p>
          </table:table-cell>
          <table:table-cell office:value-type="float" office:value="13.2643" calcext:value-type="float">
            <text:p>13.2643</text:p>
          </table:table-cell>
          <table:table-cell office:value-type="float" office:value="5.28081" calcext:value-type="float">
            <text:p>5.28081</text:p>
          </table:table-cell>
          <table:table-cell office:value-type="float" office:value="4.29288" calcext:value-type="float">
            <text:p>4.29288</text:p>
          </table:table-cell>
          <table:table-cell office:value-type="float" office:value="0.383753" calcext:value-type="float">
            <text:p>0.383753</text:p>
          </table:table-cell>
          <table:table-cell office:value-type="float" office:value="0.0648698" calcext:value-type="float">
            <text:p>0.0648698</text:p>
          </table:table-cell>
          <table:table-cell office:value-type="float" office:value="0.0828344" calcext:value-type="float">
            <text:p>0.0828344</text:p>
          </table:table-cell>
          <table:table-cell office:value-type="float" office:value="0.388257" calcext:value-type="float">
            <text:p>0.388257</text:p>
          </table:table-cell>
          <table:table-cell office:value-type="float" office:value="0.33426" calcext:value-type="float">
            <text:p>0.33426</text:p>
          </table:table-cell>
          <table:table-cell office:value-type="float" office:value="1.16422" calcext:value-type="float">
            <text:p>1.16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175543" calcext:value-type="float">
            <text:p>-0.175543</text:p>
          </table:table-cell>
          <table:table-cell office:value-type="float" office:value="13.0476" calcext:value-type="float">
            <text:p>13.0476</text:p>
          </table:table-cell>
          <table:table-cell office:value-type="float" office:value="5.19321" calcext:value-type="float">
            <text:p>5.19321</text:p>
          </table:table-cell>
          <table:table-cell office:value-type="float" office:value="4.29866" calcext:value-type="float">
            <text:p>4.29866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0647414" calcext:value-type="float">
            <text:p>0.0647414</text:p>
          </table:table-cell>
          <table:table-cell office:value-type="float" office:value="0.0826482" calcext:value-type="float">
            <text:p>0.0826482</text:p>
          </table:table-cell>
          <table:table-cell office:value-type="float" office:value="0.388109" calcext:value-type="float">
            <text:p>0.388109</text:p>
          </table:table-cell>
          <table:table-cell office:value-type="float" office:value="0.333846" calcext:value-type="float">
            <text:p>0.333846</text:p>
          </table:table-cell>
          <table:table-cell office:value-type="float" office:value="1.28452" calcext:value-type="float">
            <text:p>1.284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2.8262" calcext:value-type="float">
            <text:p>12.8262</text:p>
          </table:table-cell>
          <table:table-cell office:value-type="float" office:value="5.07355" calcext:value-type="float">
            <text:p>5.07355</text:p>
          </table:table-cell>
          <table:table-cell office:value-type="float" office:value="4.35578" calcext:value-type="float">
            <text:p>4.35578</text:p>
          </table:table-cell>
          <table:table-cell office:value-type="float" office:value="0.408213" calcext:value-type="float">
            <text:p>0.408213</text:p>
          </table:table-cell>
          <table:table-cell office:value-type="float" office:value="0.0653509" calcext:value-type="float">
            <text:p>0.0653509</text:p>
          </table:table-cell>
          <table:table-cell office:value-type="float" office:value="0.0824613" calcext:value-type="float">
            <text:p>0.0824613</text:p>
          </table:table-cell>
          <table:table-cell office:value-type="float" office:value="0.389514" calcext:value-type="float">
            <text:p>0.389514</text:p>
          </table:table-cell>
          <table:table-cell office:value-type="float" office:value="0.333354" calcext:value-type="float">
            <text:p>0.333354</text:p>
          </table:table-cell>
          <table:table-cell office:value-type="float" office:value="3.70911" calcext:value-type="float">
            <text:p>3.70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286108" calcext:value-type="float">
            <text:p>-0.286108</text:p>
          </table:table-cell>
          <table:table-cell office:value-type="float" office:value="12.6016" calcext:value-type="float">
            <text:p>12.6016</text:p>
          </table:table-cell>
          <table:table-cell office:value-type="float" office:value="5.00086" calcext:value-type="float">
            <text:p>5.00086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0.381313" calcext:value-type="float">
            <text:p>0.381313</text:p>
          </table:table-cell>
          <table:table-cell office:value-type="float" office:value="0.0660025" calcext:value-type="float">
            <text:p>0.0660025</text:p>
          </table:table-cell>
          <table:table-cell office:value-type="float" office:value="0.0822754" calcext:value-type="float">
            <text:p>0.0822754</text:p>
          </table:table-cell>
          <table:table-cell office:value-type="float" office:value="0.390869" calcext:value-type="float">
            <text:p>0.390869</text:p>
          </table:table-cell>
          <table:table-cell office:value-type="float" office:value="0.332681" calcext:value-type="float">
            <text:p>0.332681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404805" calcext:value-type="float">
            <text:p>-0.404805</text:p>
          </table:table-cell>
          <table:table-cell office:value-type="float" office:value="12.3663" calcext:value-type="float">
            <text:p>12.3663</text:p>
          </table:table-cell>
          <table:table-cell office:value-type="float" office:value="5.03004" calcext:value-type="float">
            <text:p>5.03004</text:p>
          </table:table-cell>
          <table:table-cell office:value-type="float" office:value="4.36373" calcext:value-type="float">
            <text:p>4.36373</text:p>
          </table:table-cell>
          <table:table-cell office:value-type="float" office:value="0.364942" calcext:value-type="float">
            <text:p>0.364942</text:p>
          </table:table-cell>
          <table:table-cell office:value-type="float" office:value="0.0666207" calcext:value-type="float">
            <text:p>0.0666207</text:p>
          </table:table-cell>
          <table:table-cell office:value-type="float" office:value="0.0820914" calcext:value-type="float">
            <text:p>0.0820914</text:p>
          </table:table-cell>
          <table:table-cell office:value-type="float" office:value="0.392012" calcext:value-type="float">
            <text:p>0.392012</text:p>
          </table:table-cell>
          <table:table-cell office:value-type="float" office:value="0.332031" calcext:value-type="float">
            <text:p>0.332031</text:p>
          </table:table-cell>
          <table:table-cell office:value-type="float" office:value="0.337947" calcext:value-type="float">
            <text:p>0.337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521945" calcext:value-type="float">
            <text:p>-0.521945</text:p>
          </table:table-cell>
          <table:table-cell office:value-type="float" office:value="12.1585" calcext:value-type="float">
            <text:p>12.158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36134" calcext:value-type="float">
            <text:p>4.36134</text:p>
          </table:table-cell>
          <table:table-cell office:value-type="float" office:value="0.337804" calcext:value-type="float">
            <text:p>0.337804</text:p>
          </table:table-cell>
          <table:table-cell office:value-type="float" office:value="0.0672021" calcext:value-type="float">
            <text:p>0.0672021</text:p>
          </table:table-cell>
          <table:table-cell office:value-type="float" office:value="0.0819169" calcext:value-type="float">
            <text:p>0.0819169</text:p>
          </table:table-cell>
          <table:table-cell office:value-type="float" office:value="0.392921" calcext:value-type="float">
            <text:p>0.392921</text:p>
          </table:table-cell>
          <table:table-cell office:value-type="float" office:value="0.3313" calcext:value-type="float">
            <text:p>0.3313</text:p>
          </table:table-cell>
          <table:table-cell office:value-type="float" office:value="3.66187" calcext:value-type="float">
            <text:p>3.6618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598215" calcext:value-type="float">
            <text:p>-0.598215</text:p>
          </table:table-cell>
          <table:table-cell office:value-type="float" office:value="11.942" calcext:value-type="float">
            <text:p>11.942</text:p>
          </table:table-cell>
          <table:table-cell office:value-type="float" office:value="4.94624" calcext:value-type="float">
            <text:p>4.94624</text:p>
          </table:table-cell>
          <table:table-cell office:value-type="float" office:value="4.37883" calcext:value-type="float">
            <text:p>4.37883</text:p>
          </table:table-cell>
          <table:table-cell office:value-type="float" office:value="0.339086" calcext:value-type="float">
            <text:p>0.339086</text:p>
          </table:table-cell>
          <table:table-cell office:value-type="float" office:value="0.068167" calcext:value-type="float">
            <text:p>0.068167</text:p>
          </table:table-cell>
          <table:table-cell office:value-type="float" office:value="0.0817654" calcext:value-type="float">
            <text:p>0.0817654</text:p>
          </table:table-cell>
          <table:table-cell office:value-type="float" office:value="0.394164" calcext:value-type="float">
            <text:p>0.394164</text:p>
          </table:table-cell>
          <table:table-cell office:value-type="float" office:value="0.330565" calcext:value-type="float">
            <text:p>0.330565</text:p>
          </table:table-cell>
          <table:table-cell office:value-type="float" office:value="0.505305" calcext:value-type="float">
            <text:p>0.505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719183" calcext:value-type="float">
            <text:p>-0.719183</text:p>
          </table:table-cell>
          <table:table-cell office:value-type="float" office:value="11.7133" calcext:value-type="float">
            <text:p>11.7133</text:p>
          </table:table-cell>
          <table:table-cell office:value-type="float" office:value="4.94753" calcext:value-type="float">
            <text:p>4.94753</text:p>
          </table:table-cell>
          <table:table-cell office:value-type="float" office:value="4.37582" calcext:value-type="float">
            <text:p>4.37582</text:p>
          </table:table-cell>
          <table:table-cell office:value-type="float" office:value="0.313632" calcext:value-type="float">
            <text:p>0.313632</text:p>
          </table:table-cell>
          <table:table-cell office:value-type="float" office:value="0.068991" calcext:value-type="float">
            <text:p>0.068991</text:p>
          </table:table-cell>
          <table:table-cell office:value-type="float" office:value="0.0816239" calcext:value-type="float">
            <text:p>0.0816239</text:p>
          </table:table-cell>
          <table:table-cell office:value-type="float" office:value="0.395046" calcext:value-type="float">
            <text:p>0.395046</text:p>
          </table:table-cell>
          <table:table-cell office:value-type="float" office:value="0.329833" calcext:value-type="float">
            <text:p>0.329833</text:p>
          </table:table-cell>
          <table:table-cell office:value-type="float" office:value="2.78902" calcext:value-type="float">
            <text:p>2.789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917679" calcext:value-type="float">
            <text:p>-0.917679</text:p>
          </table:table-cell>
          <table:table-cell office:value-type="float" office:value="11.4662" calcext:value-type="float">
            <text:p>11.4662</text:p>
          </table:table-cell>
          <table:table-cell office:value-type="float" office:value="5.05637" calcext:value-type="float">
            <text:p>5.05637</text:p>
          </table:table-cell>
          <table:table-cell office:value-type="float" office:value="4.34294" calcext:value-type="float">
            <text:p>4.34294</text:p>
          </table:table-cell>
          <table:table-cell office:value-type="float" office:value="0.256548" calcext:value-type="float">
            <text:p>0.256548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814612" calcext:value-type="float">
            <text:p>0.0814612</text:p>
          </table:table-cell>
          <table:table-cell office:value-type="float" office:value="0.394783" calcext:value-type="float">
            <text:p>0.394783</text:p>
          </table:table-cell>
          <table:table-cell office:value-type="float" office:value="0.329108" calcext:value-type="float">
            <text:p>0.329108</text:p>
          </table:table-cell>
          <table:table-cell office:value-type="float" office:value="4.46052" calcext:value-type="float">
            <text:p>4.46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01269" calcext:value-type="float">
            <text:p>-1.01269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4.96148" calcext:value-type="float">
            <text:p>4.96148</text:p>
          </table:table-cell>
          <table:table-cell office:value-type="float" office:value="4.34514" calcext:value-type="float">
            <text:p>4.34514</text:p>
          </table:table-cell>
          <table:table-cell office:value-type="float" office:value="0.235425" calcext:value-type="float">
            <text:p>0.235425</text:p>
          </table:table-cell>
          <table:table-cell office:value-type="float" office:value="0.0692039" calcext:value-type="float">
            <text:p>0.0692039</text:p>
          </table:table-cell>
          <table:table-cell office:value-type="float" office:value="0.0813203" calcext:value-type="float">
            <text:p>0.0813203</text:p>
          </table:table-cell>
          <table:table-cell office:value-type="float" office:value="0.394555" calcext:value-type="float">
            <text:p>0.394555</text:p>
          </table:table-cell>
          <table:table-cell office:value-type="float" office:value="0.328434" calcext:value-type="float">
            <text:p>0.328434</text:p>
          </table:table-cell>
          <table:table-cell office:value-type="float" office:value="2.69431" calcext:value-type="float">
            <text:p>2.6943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19192" calcext:value-type="float">
            <text:p>-1.19192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5.02969" calcext:value-type="float">
            <text:p>5.02969</text:p>
          </table:table-cell>
          <table:table-cell office:value-type="float" office:value="4.31771" calcext:value-type="float">
            <text:p>4.31771</text:p>
          </table:table-cell>
          <table:table-cell office:value-type="float" office:value="0.190205" calcext:value-type="float">
            <text:p>0.190205</text:p>
          </table:table-cell>
          <table:table-cell office:value-type="float" office:value="0.0690675" calcext:value-type="float">
            <text:p>0.0690675</text:p>
          </table:table-cell>
          <table:table-cell office:value-type="float" office:value="0.0811966" calcext:value-type="float">
            <text:p>0.0811966</text:p>
          </table:table-cell>
          <table:table-cell office:value-type="float" office:value="0.39382" calcext:value-type="float">
            <text:p>0.39382</text:p>
          </table:table-cell>
          <table:table-cell office:value-type="float" office:value="0.327771" calcext:value-type="float">
            <text:p>0.327771</text:p>
          </table:table-cell>
          <table:table-cell office:value-type="float" office:value="2.65086" calcext:value-type="float">
            <text:p>2.650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27461" calcext:value-type="float">
            <text:p>-1.27461</text:p>
          </table:table-cell>
          <table:table-cell office:value-type="float" office:value="10.768" calcext:value-type="float">
            <text:p>10.768</text:p>
          </table:table-cell>
          <table:table-cell office:value-type="float" office:value="5.10177" calcext:value-type="float">
            <text:p>5.10177</text:p>
          </table:table-cell>
          <table:table-cell office:value-type="float" office:value="4.34053" calcext:value-type="float">
            <text:p>4.34053</text:p>
          </table:table-cell>
          <table:table-cell office:value-type="float" office:value="0.213157" calcext:value-type="float">
            <text:p>0.213157</text:p>
          </table:table-cell>
          <table:table-cell office:value-type="float" office:value="0.0689741" calcext:value-type="float">
            <text:p>0.0689741</text:p>
          </table:table-cell>
          <table:table-cell office:value-type="float" office:value="0.0810538" calcext:value-type="float">
            <text:p>0.0810538</text:p>
          </table:table-cell>
          <table:table-cell office:value-type="float" office:value="0.393182" calcext:value-type="float">
            <text:p>0.393182</text:p>
          </table:table-cell>
          <table:table-cell office:value-type="float" office:value="0.327057" calcext:value-type="float">
            <text:p>0.327057</text:p>
          </table:table-cell>
          <table:table-cell office:value-type="float" office:value="1.27442" calcext:value-type="float">
            <text:p>1.274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40772" calcext:value-type="float">
            <text:p>-1.40772</text:p>
          </table:table-cell>
          <table:table-cell office:value-type="float" office:value="10.5118" calcext:value-type="float">
            <text:p>10.5118</text:p>
          </table:table-cell>
          <table:table-cell office:value-type="float" office:value="5.16211" calcext:value-type="float">
            <text:p>5.16211</text:p>
          </table:table-cell>
          <table:table-cell office:value-type="float" office:value="4.3359" calcext:value-type="float">
            <text:p>4.3359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0688285" calcext:value-type="float">
            <text:p>0.0688285</text:p>
          </table:table-cell>
          <table:table-cell office:value-type="float" office:value="0.0808861" calcext:value-type="float">
            <text:p>0.0808861</text:p>
          </table:table-cell>
          <table:table-cell office:value-type="float" office:value="0.392414" calcext:value-type="float">
            <text:p>0.392414</text:p>
          </table:table-cell>
          <table:table-cell office:value-type="float" office:value="0.326356" calcext:value-type="float">
            <text:p>0.326356</text:p>
          </table:table-cell>
          <table:table-cell office:value-type="float" office:value="0.969373" calcext:value-type="float">
            <text:p>0.969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50044" calcext:value-type="float">
            <text:p>-1.50044</text:p>
          </table:table-cell>
          <table:table-cell office:value-type="float" office:value="10.2478" calcext:value-type="float">
            <text:p>10.2478</text:p>
          </table:table-cell>
          <table:table-cell office:value-type="float" office:value="5.23865" calcext:value-type="float">
            <text:p>5.23865</text:p>
          </table:table-cell>
          <table:table-cell office:value-type="float" office:value="4.35326" calcext:value-type="float">
            <text:p>4.35326</text:p>
          </table:table-cell>
          <table:table-cell office:value-type="float" office:value="0.208985" calcext:value-type="float">
            <text:p>0.208985</text:p>
          </table:table-cell>
          <table:table-cell office:value-type="float" office:value="0.068691" calcext:value-type="float">
            <text:p>0.068691</text:p>
          </table:table-cell>
          <table:table-cell office:value-type="float" office:value="0.0807133" calcext:value-type="float">
            <text:p>0.0807133</text:p>
          </table:table-cell>
          <table:table-cell office:value-type="float" office:value="0.391691" calcext:value-type="float">
            <text:p>0.391691</text:p>
          </table:table-cell>
          <table:table-cell office:value-type="float" office:value="0.325751" calcext:value-type="float">
            <text:p>0.325751</text:p>
          </table:table-cell>
          <table:table-cell office:value-type="float" office:value="1.2502" calcext:value-type="float">
            <text:p>1.25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59617" calcext:value-type="float">
            <text:p>-1.59617</text:p>
          </table:table-cell>
          <table:table-cell office:value-type="float" office:value="10.0386" calcext:value-type="float">
            <text:p>10.0386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35742" calcext:value-type="float">
            <text:p>4.35742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0685584" calcext:value-type="float">
            <text:p>0.0685584</text:p>
          </table:table-cell>
          <table:table-cell office:value-type="float" office:value="0.080553" calcext:value-type="float">
            <text:p>0.080553</text:p>
          </table:table-cell>
          <table:table-cell office:value-type="float" office:value="0.390986" calcext:value-type="float">
            <text:p>0.390986</text:p>
          </table:table-cell>
          <table:table-cell office:value-type="float" office:value="0.325086" calcext:value-type="float">
            <text:p>0.325086</text:p>
          </table:table-cell>
          <table:table-cell office:value-type="float" office:value="2.10242" calcext:value-type="float">
            <text:p>2.10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68237" calcext:value-type="float">
            <text:p>-1.68237</text:p>
          </table:table-cell>
          <table:table-cell office:value-type="float" office:value="9.81069" calcext:value-type="float">
            <text:p>9.81069</text:p>
          </table:table-cell>
          <table:table-cell office:value-type="float" office:value="5.13999" calcext:value-type="float">
            <text:p>5.13999</text:p>
          </table:table-cell>
          <table:table-cell office:value-type="float" office:value="4.3643" calcext:value-type="float">
            <text:p>4.3643</text:p>
          </table:table-cell>
          <table:table-cell office:value-type="float" office:value="0.195823" calcext:value-type="float">
            <text:p>0.195823</text:p>
          </table:table-cell>
          <table:table-cell office:value-type="float" office:value="0.0684457" calcext:value-type="float">
            <text:p>0.0684457</text:p>
          </table:table-cell>
          <table:table-cell office:value-type="float" office:value="0.080412" calcext:value-type="float">
            <text:p>0.080412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324394" calcext:value-type="float">
            <text:p>0.324394</text:p>
          </table:table-cell>
          <table:table-cell office:value-type="float" office:value="0.581445" calcext:value-type="float">
            <text:p>0.58144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75552" calcext:value-type="float">
            <text:p>-1.75552</text:p>
          </table:table-cell>
          <table:table-cell office:value-type="float" office:value="9.59231" calcext:value-type="float">
            <text:p>9.59231</text:p>
          </table:table-cell>
          <table:table-cell office:value-type="float" office:value="5.09549" calcext:value-type="float">
            <text:p>5.09549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0.199747" calcext:value-type="float">
            <text:p>0.199747</text:p>
          </table:table-cell>
          <table:table-cell office:value-type="float" office:value="0.0683974" calcext:value-type="float">
            <text:p>0.0683974</text:p>
          </table:table-cell>
          <table:table-cell office:value-type="float" office:value="0.0803258" calcext:value-type="float">
            <text:p>0.0803258</text:p>
          </table:table-cell>
          <table:table-cell office:value-type="float" office:value="0.389794" calcext:value-type="float">
            <text:p>0.389794</text:p>
          </table:table-cell>
          <table:table-cell office:value-type="float" office:value="0.323703" calcext:value-type="float">
            <text:p>0.323703</text:p>
          </table:table-cell>
          <table:table-cell office:value-type="float" office:value="0.811695" calcext:value-type="float">
            <text:p>0.8116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87043" calcext:value-type="float">
            <text:p>-1.87043</text:p>
          </table:table-cell>
          <table:table-cell office:value-type="float" office:value="9.33793" calcext:value-type="float">
            <text:p>9.33793</text:p>
          </table:table-cell>
          <table:table-cell office:value-type="float" office:value="5.1828" calcext:value-type="float">
            <text:p>5.1828</text:p>
          </table:table-cell>
          <table:table-cell office:value-type="float" office:value="4.37884" calcext:value-type="float">
            <text:p>4.37884</text:p>
          </table:table-cell>
          <table:table-cell office:value-type="float" office:value="0.195126" calcext:value-type="float">
            <text:p>0.195126</text:p>
          </table:table-cell>
          <table:table-cell office:value-type="float" office:value="0.0682923" calcext:value-type="float">
            <text:p>0.0682923</text:p>
          </table:table-cell>
          <table:table-cell office:value-type="float" office:value="0.0802057" calcext:value-type="float">
            <text:p>0.0802057</text:p>
          </table:table-cell>
          <table:table-cell office:value-type="float" office:value="0.38916" calcext:value-type="float">
            <text:p>0.38916</text:p>
          </table:table-cell>
          <table:table-cell office:value-type="float" office:value="0.323044" calcext:value-type="float">
            <text:p>0.323044</text:p>
          </table:table-cell>
          <table:table-cell office:value-type="float" office:value="2.54881" calcext:value-type="float">
            <text:p>2.548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95672" calcext:value-type="float">
            <text:p>-1.95672</text:p>
          </table:table-cell>
          <table:table-cell office:value-type="float" office:value="9.04247" calcext:value-type="float">
            <text:p>9.04247</text:p>
          </table:table-cell>
          <table:table-cell office:value-type="float" office:value="5.25731" calcext:value-type="float">
            <text:p>5.25731</text:p>
          </table:table-cell>
          <table:table-cell office:value-type="float" office:value="4.39296" calcext:value-type="float">
            <text:p>4.39296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068206" calcext:value-type="float">
            <text:p>0.068206</text:p>
          </table:table-cell>
          <table:table-cell office:value-type="float" office:value="0.0800389" calcext:value-type="float">
            <text:p>0.0800389</text:p>
          </table:table-cell>
          <table:table-cell office:value-type="float" office:value="0.388581" calcext:value-type="float">
            <text:p>0.388581</text:p>
          </table:table-cell>
          <table:table-cell office:value-type="float" office:value="0.322504" calcext:value-type="float">
            <text:p>0.322504</text:p>
          </table:table-cell>
          <table:table-cell office:value-type="float" office:value="3.917" calcext:value-type="float">
            <text:p>3.9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03878" calcext:value-type="float">
            <text:p>-2.03878</text:p>
          </table:table-cell>
          <table:table-cell office:value-type="float" office:value="8.8225" calcext:value-type="float">
            <text:p>8.8225</text:p>
          </table:table-cell>
          <table:table-cell office:value-type="float" office:value="5.16582" calcext:value-type="float">
            <text:p>5.16582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0.183264" calcext:value-type="float">
            <text:p>0.183264</text:p>
          </table:table-cell>
          <table:table-cell office:value-type="float" office:value="0.0681518" calcext:value-type="float">
            <text:p>0.0681518</text:p>
          </table:table-cell>
          <table:table-cell office:value-type="float" office:value="0.0798747" calcext:value-type="float">
            <text:p>0.0798747</text:p>
          </table:table-cell>
          <table:table-cell office:value-type="float" office:value="0.388042" calcext:value-type="float">
            <text:p>0.388042</text:p>
          </table:table-cell>
          <table:table-cell office:value-type="float" office:value="0.321845" calcext:value-type="float">
            <text:p>0.321845</text:p>
          </table:table-cell>
          <table:table-cell office:value-type="float" office:value="1.96027" calcext:value-type="float">
            <text:p>1.960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13646" calcext:value-type="float">
            <text:p>-2.13646</text:p>
          </table:table-cell>
          <table:table-cell office:value-type="float" office:value="8.56985" calcext:value-type="float">
            <text:p>8.56985</text:p>
          </table:table-cell>
          <table:table-cell office:value-type="float" office:value="5.19146" calcext:value-type="float">
            <text:p>5.19146</text:p>
          </table:table-cell>
          <table:table-cell office:value-type="float" office:value="4.39695" calcext:value-type="float">
            <text:p>4.39695</text:p>
          </table:table-cell>
          <table:table-cell office:value-type="float" office:value="0.175385" calcext:value-type="float">
            <text:p>0.175385</text:p>
          </table:table-cell>
          <table:table-cell office:value-type="float" office:value="0.0680789" calcext:value-type="float">
            <text:p>0.0680789</text:p>
          </table:table-cell>
          <table:table-cell office:value-type="float" office:value="0.0797076" calcext:value-type="float">
            <text:p>0.0797076</text:p>
          </table:table-cell>
          <table:table-cell office:value-type="float" office:value="0.38747" calcext:value-type="float">
            <text:p>0.38747</text:p>
          </table:table-cell>
          <table:table-cell office:value-type="float" office:value="0.321205" calcext:value-type="float">
            <text:p>0.321205</text:p>
          </table:table-cell>
          <table:table-cell office:value-type="float" office:value="0.150629" calcext:value-type="float">
            <text:p>0.150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26764" calcext:value-type="float">
            <text:p>-2.26764</text:p>
          </table:table-cell>
          <table:table-cell office:value-type="float" office:value="8.31353" calcext:value-type="float">
            <text:p>8.31353</text:p>
          </table:table-cell>
          <table:table-cell office:value-type="float" office:value="5.24179" calcext:value-type="float">
            <text:p>5.24179</text:p>
          </table:table-cell>
          <table:table-cell office:value-type="float" office:value="4.38436" calcext:value-type="float">
            <text:p>4.38436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0.0679384" calcext:value-type="float">
            <text:p>0.0679384</text:p>
          </table:table-cell>
          <table:table-cell office:value-type="float" office:value="0.0795442" calcext:value-type="float">
            <text:p>0.0795442</text:p>
          </table:table-cell>
          <table:table-cell office:value-type="float" office:value="0.386733" calcext:value-type="float">
            <text:p>0.386733</text:p>
          </table:table-cell>
          <table:table-cell office:value-type="float" office:value="0.32059" calcext:value-type="float">
            <text:p>0.32059</text:p>
          </table:table-cell>
          <table:table-cell office:value-type="float" office:value="2.83623" calcext:value-type="float">
            <text:p>2.8362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31087" calcext:value-type="float">
            <text:p>-2.31087</text:p>
          </table:table-cell>
          <table:table-cell office:value-type="float" office:value="8.08343" calcext:value-type="float">
            <text:p>8.08343</text:p>
          </table:table-cell>
          <table:table-cell office:value-type="float" office:value="5.18125" calcext:value-type="float">
            <text:p>5.18125</text:p>
          </table:table-cell>
          <table:table-cell office:value-type="float" office:value="4.40678" calcext:value-type="float">
            <text:p>4.40678</text:p>
          </table:table-cell>
          <table:table-cell office:value-type="float" office:value="0.167097" calcext:value-type="float">
            <text:p>0.167097</text:p>
          </table:table-cell>
          <table:table-cell office:value-type="float" office:value="0.0678853" calcext:value-type="float">
            <text:p>0.0678853</text:p>
          </table:table-cell>
          <table:table-cell office:value-type="float" office:value="0.0793792" calcext:value-type="float">
            <text:p>0.0793792</text:p>
          </table:table-cell>
          <table:table-cell office:value-type="float" office:value="0.38621" calcext:value-type="float">
            <text:p>0.38621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815899" calcext:value-type="float">
            <text:p>0.815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36828" calcext:value-type="float">
            <text:p>-2.36828</text:p>
          </table:table-cell>
          <table:table-cell office:value-type="float" office:value="7.87462" calcext:value-type="float">
            <text:p>7.87462</text:p>
          </table:table-cell>
          <table:table-cell office:value-type="float" office:value="5.09127" calcext:value-type="float">
            <text:p>5.09127</text:p>
          </table:table-cell>
          <table:table-cell office:value-type="float" office:value="4.41774" calcext:value-type="float">
            <text:p>4.41774</text:p>
          </table:table-cell>
          <table:table-cell office:value-type="float" office:value="0.168467" calcext:value-type="float">
            <text:p>0.168467</text:p>
          </table:table-cell>
          <table:table-cell office:value-type="float" office:value="0.067966" calcext:value-type="float">
            <text:p>0.067966</text:p>
          </table:table-cell>
          <table:table-cell office:value-type="float" office:value="0.0792536" calcext:value-type="float">
            <text:p>0.0792536</text:p>
          </table:table-cell>
          <table:table-cell office:value-type="float" office:value="0.385874" calcext:value-type="float">
            <text:p>0.385874</text:p>
          </table:table-cell>
          <table:table-cell office:value-type="float" office:value="0.31929" calcext:value-type="float">
            <text:p>0.31929</text:p>
          </table:table-cell>
          <table:table-cell office:value-type="float" office:value="5.48481" calcext:value-type="float">
            <text:p>5.484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48511" calcext:value-type="float">
            <text:p>-2.48511</text:p>
          </table:table-cell>
          <table:table-cell office:value-type="float" office:value="7.62141" calcext:value-type="float">
            <text:p>7.62141</text:p>
          </table:table-cell>
          <table:table-cell office:value-type="float" office:value="5.14282" calcext:value-type="float">
            <text:p>5.14282</text:p>
          </table:table-cell>
          <table:table-cell office:value-type="float" office:value="4.40892" calcext:value-type="float">
            <text:p>4.40892</text:p>
          </table:table-cell>
          <table:table-cell office:value-type="float" office:value="0.148532" calcext:value-type="float">
            <text:p>0.148532</text:p>
          </table:table-cell>
          <table:table-cell office:value-type="float" office:value="0.0679233" calcext:value-type="float">
            <text:p>0.0679233</text:p>
          </table:table-cell>
          <table:table-cell office:value-type="float" office:value="0.0791131" calcext:value-type="float">
            <text:p>0.0791131</text:p>
          </table:table-cell>
          <table:table-cell office:value-type="float" office:value="0.385343" calcext:value-type="float">
            <text:p>0.385343</text:p>
          </table:table-cell>
          <table:table-cell office:value-type="float" office:value="0.318634" calcext:value-type="float">
            <text:p>0.318634</text:p>
          </table:table-cell>
          <table:table-cell office:value-type="float" office:value="0.794512" calcext:value-type="float">
            <text:p>0.7945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64486" calcext:value-type="float">
            <text:p>-2.64486</text:p>
          </table:table-cell>
          <table:table-cell office:value-type="float" office:value="7.38669" calcext:value-type="float">
            <text:p>7.38669</text:p>
          </table:table-cell>
          <table:table-cell office:value-type="float" office:value="5.12203" calcext:value-type="float">
            <text:p>5.12203</text:p>
          </table:table-cell>
          <table:table-cell office:value-type="float" office:value="4.37134" calcext:value-type="float">
            <text:p>4.37134</text:p>
          </table:table-cell>
          <table:table-cell office:value-type="float" office:value="0.0845302" calcext:value-type="float">
            <text:p>0.0845302</text:p>
          </table:table-cell>
          <table:table-cell office:value-type="float" office:value="0.0677911" calcext:value-type="float">
            <text:p>0.0677911</text:p>
          </table:table-cell>
          <table:table-cell office:value-type="float" office:value="0.0789913" calcext:value-type="float">
            <text:p>0.0789913</text:p>
          </table:table-cell>
          <table:table-cell office:value-type="float" office:value="0.384559" calcext:value-type="float">
            <text:p>0.384559</text:p>
          </table:table-cell>
          <table:table-cell office:value-type="float" office:value="0.31801" calcext:value-type="float">
            <text:p>0.31801</text:p>
          </table:table-cell>
          <table:table-cell office:value-type="float" office:value="5.78742" calcext:value-type="float">
            <text:p>5.787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75119" calcext:value-type="float">
            <text:p>-2.75119</text:p>
          </table:table-cell>
          <table:table-cell office:value-type="float" office:value="7.12966" calcext:value-type="float">
            <text:p>7.12966</text:p>
          </table:table-cell>
          <table:table-cell office:value-type="float" office:value="5.1641" calcext:value-type="float">
            <text:p>5.1641</text:p>
          </table:table-cell>
          <table:table-cell office:value-type="float" office:value="4.36829" calcext:value-type="float">
            <text:p>4.36829</text:p>
          </table:table-cell>
          <table:table-cell office:value-type="float" office:value="0.0758791" calcext:value-type="float">
            <text:p>0.0758791</text:p>
          </table:table-cell>
          <table:table-cell office:value-type="float" office:value="0.0676888" calcext:value-type="float">
            <text:p>0.0676888</text:p>
          </table:table-cell>
          <table:table-cell office:value-type="float" office:value="0.0788491" calcext:value-type="float">
            <text:p>0.0788491</text:p>
          </table:table-cell>
          <table:table-cell office:value-type="float" office:value="0.383774" calcext:value-type="float">
            <text:p>0.383774</text:p>
          </table:table-cell>
          <table:table-cell office:value-type="float" office:value="0.31737" calcext:value-type="float">
            <text:p>0.31737</text:p>
          </table:table-cell>
          <table:table-cell office:value-type="float" office:value="0.382327" calcext:value-type="float">
            <text:p>0.3823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81167" calcext:value-type="float">
            <text:p>-2.81167</text:p>
          </table:table-cell>
          <table:table-cell office:value-type="float" office:value="6.89701" calcext:value-type="float">
            <text:p>6.89701</text:p>
          </table:table-cell>
          <table:table-cell office:value-type="float" office:value="5.15302" calcext:value-type="float">
            <text:p>5.15302</text:p>
          </table:table-cell>
          <table:table-cell office:value-type="float" office:value="4.38628" calcext:value-type="float">
            <text:p>4.38628</text:p>
          </table:table-cell>
          <table:table-cell office:value-type="float" office:value="0.0981082" calcext:value-type="float">
            <text:p>0.0981082</text:p>
          </table:table-cell>
          <table:table-cell office:value-type="float" office:value="0.0675532" calcext:value-type="float">
            <text:p>0.0675532</text:p>
          </table:table-cell>
          <table:table-cell office:value-type="float" office:value="0.0787294" calcext:value-type="float">
            <text:p>0.0787294</text:p>
          </table:table-cell>
          <table:table-cell office:value-type="float" office:value="0.383026" calcext:value-type="float">
            <text:p>0.383026</text:p>
          </table:table-cell>
          <table:table-cell office:value-type="float" office:value="0.316727" calcext:value-type="float">
            <text:p>0.316727</text:p>
          </table:table-cell>
          <table:table-cell office:value-type="float" office:value="1.60944" calcext:value-type="float">
            <text:p>1.609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8484" calcext:value-type="float">
            <text:p>-2.8484</text:p>
          </table:table-cell>
          <table:table-cell office:value-type="float" office:value="6.69476" calcext:value-type="float">
            <text:p>6.69476</text:p>
          </table:table-cell>
          <table:table-cell office:value-type="float" office:value="5.04757" calcext:value-type="float">
            <text:p>5.04757</text:p>
          </table:table-cell>
          <table:table-cell office:value-type="float" office:value="4.40577" calcext:value-type="float">
            <text:p>4.40577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0674672" calcext:value-type="float">
            <text:p>0.0674672</text:p>
          </table:table-cell>
          <table:table-cell office:value-type="float" office:value="0.0787455" calcext:value-type="float">
            <text:p>0.0787455</text:p>
          </table:table-cell>
          <table:table-cell office:value-type="float" office:value="0.38246" calcext:value-type="float">
            <text:p>0.38246</text:p>
          </table:table-cell>
          <table:table-cell office:value-type="float" office:value="0.316141" calcext:value-type="float">
            <text:p>0.316141</text:p>
          </table:table-cell>
          <table:table-cell office:value-type="float" office:value="2.33346" calcext:value-type="float">
            <text:p>2.333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90405" calcext:value-type="float">
            <text:p>-2.90405</text:p>
          </table:table-cell>
          <table:table-cell office:value-type="float" office:value="6.47896" calcext:value-type="float">
            <text:p>6.47896</text:p>
          </table:table-cell>
          <table:table-cell office:value-type="float" office:value="4.9288" calcext:value-type="float">
            <text:p>4.9288</text:p>
          </table:table-cell>
          <table:table-cell office:value-type="float" office:value="4.40843" calcext:value-type="float">
            <text:p>4.40843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0674841" calcext:value-type="float">
            <text:p>0.0674841</text:p>
          </table:table-cell>
          <table:table-cell office:value-type="float" office:value="0.0789086" calcext:value-type="float">
            <text:p>0.07890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15771" calcext:value-type="float">
            <text:p>0.315771</text:p>
          </table:table-cell>
          <table:table-cell office:value-type="float" office:value="3.69755" calcext:value-type="float">
            <text:p>3.6975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95957" calcext:value-type="float">
            <text:p>-2.95957</text:p>
          </table:table-cell>
          <table:table-cell office:value-type="float" office:value="6.24438" calcext:value-type="float">
            <text:p>6.24438</text:p>
          </table:table-cell>
          <table:table-cell office:value-type="float" office:value="4.91151" calcext:value-type="float">
            <text:p>4.91151</text:p>
          </table:table-cell>
          <table:table-cell office:value-type="float" office:value="4.42057" calcext:value-type="float">
            <text:p>4.42057</text:p>
          </table:table-cell>
          <table:table-cell office:value-type="float" office:value="0.10809" calcext:value-type="float">
            <text:p>0.10809</text:p>
          </table:table-cell>
          <table:table-cell office:value-type="float" office:value="0.0676569" calcext:value-type="float">
            <text:p>0.0676569</text:p>
          </table:table-cell>
          <table:table-cell office:value-type="float" office:value="0.0791347" calcext:value-type="float">
            <text:p>0.0791347</text:p>
          </table:table-cell>
          <table:table-cell office:value-type="float" office:value="0.381711" calcext:value-type="float">
            <text:p>0.381711</text:p>
          </table:table-cell>
          <table:table-cell office:value-type="float" office:value="0.315405" calcext:value-type="float">
            <text:p>0.315405</text:p>
          </table:table-cell>
          <table:table-cell office:value-type="float" office:value="0.200751" calcext:value-type="float">
            <text:p>0.2007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08095" calcext:value-type="float">
            <text:p>-3.08095</text:p>
          </table:table-cell>
          <table:table-cell office:value-type="float" office:value="5.99414" calcext:value-type="float">
            <text:p>5.99414</text:p>
          </table:table-cell>
          <table:table-cell office:value-type="float" office:value="4.99339" calcext:value-type="float">
            <text:p>4.99339</text:p>
          </table:table-cell>
          <table:table-cell office:value-type="float" office:value="4.4079" calcext:value-type="float">
            <text:p>4.4079</text:p>
          </table:table-cell>
          <table:table-cell office:value-type="float" office:value="0.0895231" calcext:value-type="float">
            <text:p>0.0895231</text:p>
          </table:table-cell>
          <table:table-cell office:value-type="float" office:value="0.0676509" calcext:value-type="float">
            <text:p>0.0676509</text:p>
          </table:table-cell>
          <table:table-cell office:value-type="float" office:value="0.0793294" calcext:value-type="float">
            <text:p>0.0793294</text:p>
          </table:table-cell>
          <table:table-cell office:value-type="float" office:value="0.381191" calcext:value-type="float">
            <text:p>0.381191</text:p>
          </table:table-cell>
          <table:table-cell office:value-type="float" office:value="0.314909" calcext:value-type="float">
            <text:p>0.314909</text:p>
          </table:table-cell>
          <table:table-cell office:value-type="float" office:value="3.79656" calcext:value-type="float">
            <text:p>3.796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16937" calcext:value-type="float">
            <text:p>-3.16937</text:p>
          </table:table-cell>
          <table:table-cell office:value-type="float" office:value="5.71587" calcext:value-type="float">
            <text:p>5.71587</text:p>
          </table:table-cell>
          <table:table-cell office:value-type="float" office:value="5.06988" calcext:value-type="float">
            <text:p>5.06988</text:p>
          </table:table-cell>
          <table:table-cell office:value-type="float" office:value="4.40997" calcext:value-type="float">
            <text:p>4.40997</text:p>
          </table:table-cell>
          <table:table-cell office:value-type="float" office:value="0.0858964" calcext:value-type="float">
            <text:p>0.0858964</text:p>
          </table:table-cell>
          <table:table-cell office:value-type="float" office:value="0.0676344" calcext:value-type="float">
            <text:p>0.0676344</text:p>
          </table:table-cell>
          <table:table-cell office:value-type="float" office:value="0.0793547" calcext:value-type="float">
            <text:p>0.0793547</text:p>
          </table:table-cell>
          <table:table-cell office:value-type="float" office:value="0.380647" calcext:value-type="float">
            <text:p>0.380647</text:p>
          </table:table-cell>
          <table:table-cell office:value-type="float" office:value="0.314312" calcext:value-type="float">
            <text:p>0.314312</text:p>
          </table:table-cell>
          <table:table-cell office:value-type="float" office:value="1.85725" calcext:value-type="float">
            <text:p>1.85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2786" calcext:value-type="float">
            <text:p>-3.2786</text:p>
          </table:table-cell>
          <table:table-cell office:value-type="float" office:value="5.46887" calcext:value-type="float">
            <text:p>5.46887</text:p>
          </table:table-cell>
          <table:table-cell office:value-type="float" office:value="5.05848" calcext:value-type="float">
            <text:p>5.05848</text:p>
          </table:table-cell>
          <table:table-cell office:value-type="float" office:value="4.39096" calcext:value-type="float">
            <text:p>4.39096</text:p>
          </table:table-cell>
          <table:table-cell office:value-type="float" office:value="0.0462983" calcext:value-type="float">
            <text:p>0.0462983</text:p>
          </table:table-cell>
          <table:table-cell office:value-type="float" office:value="0.0675467" calcext:value-type="float">
            <text:p>0.0675467</text:p>
          </table:table-cell>
          <table:table-cell office:value-type="float" office:value="0.0793733" calcext:value-type="float">
            <text:p>0.0793733</text:p>
          </table:table-cell>
          <table:table-cell office:value-type="float" office:value="0.379962" calcext:value-type="float">
            <text:p>0.379962</text:p>
          </table:table-cell>
          <table:table-cell office:value-type="float" office:value="0.313764" calcext:value-type="float">
            <text:p>0.313764</text:p>
          </table:table-cell>
          <table:table-cell office:value-type="float" office:value="2.40737" calcext:value-type="float">
            <text:p>2.4073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37904" calcext:value-type="float">
            <text:p>-3.37904</text:p>
          </table:table-cell>
          <table:table-cell office:value-type="float" office:value="5.20424" calcext:value-type="float">
            <text:p>5.20424</text:p>
          </table:table-cell>
          <table:table-cell office:value-type="float" office:value="5.11868" calcext:value-type="float">
            <text:p>5.11868</text:p>
          </table:table-cell>
          <table:table-cell office:value-type="float" office:value="4.387" calcext:value-type="float">
            <text:p>4.387</text:p>
          </table:table-cell>
          <table:table-cell office:value-type="float" office:value="0.0388318" calcext:value-type="float">
            <text:p>0.0388318</text:p>
          </table:table-cell>
          <table:table-cell office:value-type="float" office:value="0.0674317" calcext:value-type="float">
            <text:p>0.0674317</text:p>
          </table:table-cell>
          <table:table-cell office:value-type="float" office:value="0.0793206" calcext:value-type="float">
            <text:p>0.0793206</text:p>
          </table:table-cell>
          <table:table-cell office:value-type="float" office:value="0.379245" calcext:value-type="float">
            <text:p>0.379245</text:p>
          </table:table-cell>
          <table:table-cell office:value-type="float" office:value="0.313164" calcext:value-type="float">
            <text:p>0.313164</text:p>
          </table:table-cell>
          <table:table-cell office:value-type="float" office:value="0.710509" calcext:value-type="float">
            <text:p>0.7105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4476" calcext:value-type="float">
            <text:p>-3.4476</text:p>
          </table:table-cell>
          <table:table-cell office:value-type="float" office:value="4.95881" calcext:value-type="float">
            <text:p>4.95881</text:p>
          </table:table-cell>
          <table:table-cell office:value-type="float" office:value="5.12673" calcext:value-type="float">
            <text:p>5.12673</text:p>
          </table:table-cell>
          <table:table-cell office:value-type="float" office:value="4.39814" calcext:value-type="float">
            <text:p>4.39814</text:p>
          </table:table-cell>
          <table:table-cell office:value-type="float" office:value="0.0540713" calcext:value-type="float">
            <text:p>0.0540713</text:p>
          </table:table-cell>
          <table:table-cell office:value-type="float" office:value="0.067352" calcext:value-type="float">
            <text:p>0.067352</text:p>
          </table:table-cell>
          <table:table-cell office:value-type="float" office:value="0.079268" calcext:value-type="float">
            <text:p>0.079268</text:p>
          </table:table-cell>
          <table:table-cell office:value-type="float" office:value="0.378596" calcext:value-type="float">
            <text:p>0.378596</text:p>
          </table:table-cell>
          <table:table-cell office:value-type="float" office:value="0.312552" calcext:value-type="float">
            <text:p>0.312552</text:p>
          </table:table-cell>
          <table:table-cell office:value-type="float" office:value="0.178033" calcext:value-type="float">
            <text:p>0.1780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5685" calcext:value-type="float">
            <text:p>-3.5685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.2378" calcext:value-type="float">
            <text:p>5.2378</text:p>
          </table:table-cell>
          <table:table-cell office:value-type="float" office:value="4.388" calcext:value-type="float">
            <text:p>4.388</text:p>
          </table:table-cell>
          <table:table-cell office:value-type="float" office:value="0.0395443" calcext:value-type="float">
            <text:p>0.0395443</text:p>
          </table:table-cell>
          <table:table-cell office:value-type="float" office:value="0.0672217" calcext:value-type="float">
            <text:p>0.0672217</text:p>
          </table:table-cell>
          <table:table-cell office:value-type="float" office:value="0.0791277" calcext:value-type="float">
            <text:p>0.0791277</text:p>
          </table:table-cell>
          <table:table-cell office:value-type="float" office:value="0.377872" calcext:value-type="float">
            <text:p>0.377872</text:p>
          </table:table-cell>
          <table:table-cell office:value-type="float" office:value="0.311963" calcext:value-type="float">
            <text:p>0.311963</text:p>
          </table:table-cell>
          <table:table-cell office:value-type="float" office:value="2.24297" calcext:value-type="float">
            <text:p>2.242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6795" calcext:value-type="float">
            <text:p>-3.6795</text:p>
          </table:table-cell>
          <table:table-cell office:value-type="float" office:value="4.41966" calcext:value-type="float">
            <text:p>4.41966</text:p>
          </table:table-cell>
          <table:table-cell office:value-type="float" office:value="5.23744" calcext:value-type="float">
            <text:p>5.23744</text:p>
          </table:table-cell>
          <table:table-cell office:value-type="float" office:value="4.36874" calcext:value-type="float">
            <text:p>4.36874</text:p>
          </table:table-cell>
          <table:table-cell office:value-type="float" office:value="0.000911957" calcext:value-type="float">
            <text:p>0.000911957</text:p>
          </table:table-cell>
          <table:table-cell office:value-type="float" office:value="0.067098" calcext:value-type="float">
            <text:p>0.067098</text:p>
          </table:table-cell>
          <table:table-cell office:value-type="float" office:value="0.0789791" calcext:value-type="float">
            <text:p>0.0789791</text:p>
          </table:table-cell>
          <table:table-cell office:value-type="float" office:value="0.377137" calcext:value-type="float">
            <text:p>0.377137</text:p>
          </table:table-cell>
          <table:table-cell office:value-type="float" office:value="0.31136" calcext:value-type="float">
            <text:p>0.31136</text:p>
          </table:table-cell>
          <table:table-cell office:value-type="float" office:value="2.29959" calcext:value-type="float">
            <text:p>2.2995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81763" calcext:value-type="float">
            <text:p>-3.81763</text:p>
          </table:table-cell>
          <table:table-cell office:value-type="float" office:value="4.14213" calcext:value-type="float">
            <text:p>4.14213</text:p>
          </table:table-cell>
          <table:table-cell office:value-type="float" office:value="5.34357" calcext:value-type="float">
            <text:p>5.34357</text:p>
          </table:table-cell>
          <table:table-cell office:value-type="float" office:value="4.35297" calcext:value-type="float">
            <text:p>4.35297</text:p>
          </table:table-cell>
          <table:table-cell office:value-type="float" office:value="-0.0159862" calcext:value-type="float">
            <text:p>-0.0159862</text:p>
          </table:table-cell>
          <table:table-cell office:value-type="float" office:value="0.0670985" calcext:value-type="float">
            <text:p>0.0670985</text:p>
          </table:table-cell>
          <table:table-cell office:value-type="float" office:value="0.0788324" calcext:value-type="float">
            <text:p>0.0788324</text:p>
          </table:table-cell>
          <table:table-cell office:value-type="float" office:value="0.376493" calcext:value-type="float">
            <text:p>0.376493</text:p>
          </table:table-cell>
          <table:table-cell office:value-type="float" office:value="0.310826" calcext:value-type="float">
            <text:p>0.310826</text:p>
          </table:table-cell>
          <table:table-cell office:value-type="float" office:value="2.46201" calcext:value-type="float">
            <text:p>2.46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89673" calcext:value-type="float">
            <text:p>-3.89673</text:p>
          </table:table-cell>
          <table:table-cell office:value-type="float" office:value="3.90297" calcext:value-type="float">
            <text:p>3.90297</text:p>
          </table:table-cell>
          <table:table-cell office:value-type="float" office:value="5.32481" calcext:value-type="float">
            <text:p>5.32481</text:p>
          </table:table-cell>
          <table:table-cell office:value-type="float" office:value="4.36321" calcext:value-type="float">
            <text:p>4.36321</text:p>
          </table:table-cell>
          <table:table-cell office:value-type="float" office:value="0.0051372" calcext:value-type="float">
            <text:p>0.0051372</text:p>
          </table:table-cell>
          <table:table-cell office:value-type="float" office:value="0.0670679" calcext:value-type="float">
            <text:p>0.0670679</text:p>
          </table:table-cell>
          <table:table-cell office:value-type="float" office:value="0.0786828" calcext:value-type="float">
            <text:p>0.0786828</text:p>
          </table:table-cell>
          <table:table-cell office:value-type="float" office:value="0.375783" calcext:value-type="float">
            <text:p>0.375783</text:p>
          </table:table-cell>
          <table:table-cell office:value-type="float" office:value="0.310305" calcext:value-type="float">
            <text:p>0.310305</text:p>
          </table:table-cell>
          <table:table-cell office:value-type="float" office:value="1.21195" calcext:value-type="float">
            <text:p>1.2119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96576" calcext:value-type="float">
            <text:p>-3.96576</text:p>
          </table:table-cell>
          <table:table-cell office:value-type="float" office:value="3.67461" calcext:value-type="float">
            <text:p>3.67461</text:p>
          </table:table-cell>
          <table:table-cell office:value-type="float" office:value="5.2622" calcext:value-type="float">
            <text:p>5.2622</text:p>
          </table:table-cell>
          <table:table-cell office:value-type="float" office:value="4.36907" calcext:value-type="float">
            <text:p>4.36907</text:p>
          </table:table-cell>
          <table:table-cell office:value-type="float" office:value="0.0106234" calcext:value-type="float">
            <text:p>0.0106234</text:p>
          </table:table-cell>
          <table:table-cell office:value-type="float" office:value="0.0669831" calcext:value-type="float">
            <text:p>0.0669831</text:p>
          </table:table-cell>
          <table:table-cell office:value-type="float" office:value="0.0785312" calcext:value-type="float">
            <text:p>0.0785312</text:p>
          </table:table-cell>
          <table:table-cell office:value-type="float" office:value="0.375057" calcext:value-type="float">
            <text:p>0.375057</text:p>
          </table:table-cell>
          <table:table-cell office:value-type="float" office:value="0.309738" calcext:value-type="float">
            <text:p>0.309738</text:p>
          </table:table-cell>
          <table:table-cell office:value-type="float" office:value="0.745301" calcext:value-type="float">
            <text:p>0.745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06354" calcext:value-type="float">
            <text:p>-4.06354</text:p>
          </table:table-cell>
          <table:table-cell office:value-type="float" office:value="3.47401" calcext:value-type="float">
            <text:p>3.47401</text:p>
          </table:table-cell>
          <table:table-cell office:value-type="float" office:value="5.16881" calcext:value-type="float">
            <text:p>5.16881</text:p>
          </table:table-cell>
          <table:table-cell office:value-type="float" office:value="4.35312" calcext:value-type="float">
            <text:p>4.35312</text:p>
          </table:table-cell>
          <table:table-cell office:value-type="float" office:value="-0.0194592" calcext:value-type="float">
            <text:p>-0.0194592</text:p>
          </table:table-cell>
          <table:table-cell office:value-type="float" office:value="0.066921" calcext:value-type="float">
            <text:p>0.066921</text:p>
          </table:table-cell>
          <table:table-cell office:value-type="float" office:value="0.0784362" calcext:value-type="float">
            <text:p>0.0784362</text:p>
          </table:table-cell>
          <table:table-cell office:value-type="float" office:value="0.374339" calcext:value-type="float">
            <text:p>0.374339</text:p>
          </table:table-cell>
          <table:table-cell office:value-type="float" office:value="0.30915" calcext:value-type="float">
            <text:p>0.30915</text:p>
          </table:table-cell>
          <table:table-cell office:value-type="float" office:value="4.25264" calcext:value-type="float">
            <text:p>4.2526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15425" calcext:value-type="float">
            <text:p>-4.15425</text:p>
          </table:table-cell>
          <table:table-cell office:value-type="float" office:value="3.22991" calcext:value-type="float">
            <text:p>3.22991</text:p>
          </table:table-cell>
          <table:table-cell office:value-type="float" office:value="5.17282" calcext:value-type="float">
            <text:p>5.17282</text:p>
          </table:table-cell>
          <table:table-cell office:value-type="float" office:value="4.3525" calcext:value-type="float">
            <text:p>4.3525</text:p>
          </table:table-cell>
          <table:table-cell office:value-type="float" office:value="-0.019076" calcext:value-type="float">
            <text:p>-0.019076</text:p>
          </table:table-cell>
          <table:table-cell office:value-type="float" office:value="0.0668619" calcext:value-type="float">
            <text:p>0.0668619</text:p>
          </table:table-cell>
          <table:table-cell office:value-type="float" office:value="0.0783409" calcext:value-type="float">
            <text:p>0.0783409</text:p>
          </table:table-cell>
          <table:table-cell office:value-type="float" office:value="0.373623" calcext:value-type="float">
            <text:p>0.373623</text:p>
          </table:table-cell>
          <table:table-cell office:value-type="float" office:value="0.308562" calcext:value-type="float">
            <text:p>0.308562</text:p>
          </table:table-cell>
          <table:table-cell office:value-type="float" office:value="0.00617642" calcext:value-type="float">
            <text:p>0.006176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27252" calcext:value-type="float">
            <text:p>-4.27252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5.22291" calcext:value-type="float">
            <text:p>5.22291</text:p>
          </table:table-cell>
          <table:table-cell office:value-type="float" office:value="4.3371" calcext:value-type="float">
            <text:p>4.3371</text:p>
          </table:table-cell>
          <table:table-cell office:value-type="float" office:value="-0.0443042" calcext:value-type="float">
            <text:p>-0.0443042</text:p>
          </table:table-cell>
          <table:table-cell office:value-type="float" office:value="0.0669027" calcext:value-type="float">
            <text:p>0.0669027</text:p>
          </table:table-cell>
          <table:table-cell office:value-type="float" office:value="0.0782171" calcext:value-type="float">
            <text:p>0.0782171</text:p>
          </table:table-cell>
          <table:table-cell office:value-type="float" office:value="0.372954" calcext:value-type="float">
            <text:p>0.372954</text:p>
          </table:table-cell>
          <table:table-cell office:value-type="float" office:value="0.307973" calcext:value-type="float">
            <text:p>0.307973</text:p>
          </table:table-cell>
          <table:table-cell office:value-type="float" office:value="0.843695" calcext:value-type="float">
            <text:p>0.84369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36422" calcext:value-type="float">
            <text:p>-4.36422</text:p>
          </table:table-cell>
          <table:table-cell office:value-type="float" office:value="2.69482" calcext:value-type="float">
            <text:p>2.69482</text:p>
          </table:table-cell>
          <table:table-cell office:value-type="float" office:value="5.28302" calcext:value-type="float">
            <text:p>5.28302</text:p>
          </table:table-cell>
          <table:table-cell office:value-type="float" office:value="4.34034" calcext:value-type="float">
            <text:p>4.34034</text:p>
          </table:table-cell>
          <table:table-cell office:value-type="float" office:value="-0.0379932" calcext:value-type="float">
            <text:p>-0.0379932</text:p>
          </table:table-cell>
          <table:table-cell office:value-type="float" office:value="0.0669438" calcext:value-type="float">
            <text:p>0.0669438</text:p>
          </table:table-cell>
          <table:table-cell office:value-type="float" office:value="0.0780684" calcext:value-type="float">
            <text:p>0.0780684</text:p>
          </table:table-cell>
          <table:table-cell office:value-type="float" office:value="0.372277" calcext:value-type="float">
            <text:p>0.372277</text:p>
          </table:table-cell>
          <table:table-cell office:value-type="float" office:value="0.307417" calcext:value-type="float">
            <text:p>0.307417</text:p>
          </table:table-cell>
          <table:table-cell office:value-type="float" office:value="1.22534" calcext:value-type="float">
            <text:p>1.225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45065" calcext:value-type="float">
            <text:p>-4.45065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5.27957" calcext:value-type="float">
            <text:p>5.27957</text:p>
          </table:table-cell>
          <table:table-cell office:value-type="float" office:value="4.34498" calcext:value-type="float">
            <text:p>4.34498</text:p>
          </table:table-cell>
          <table:table-cell office:value-type="float" office:value="-0.0267394" calcext:value-type="float">
            <text:p>-0.0267394</text:p>
          </table:table-cell>
          <table:table-cell office:value-type="float" office:value="0.0669588" calcext:value-type="float">
            <text:p>0.0669588</text:p>
          </table:table-cell>
          <table:table-cell office:value-type="float" office:value="0.0779219" calcext:value-type="float">
            <text:p>0.0779219</text:p>
          </table:table-cell>
          <table:table-cell office:value-type="float" office:value="0.371577" calcext:value-type="float">
            <text:p>0.371577</text:p>
          </table:table-cell>
          <table:table-cell office:value-type="float" office:value="0.306879" calcext:value-type="float">
            <text:p>0.306879</text:p>
          </table:table-cell>
          <table:table-cell office:value-type="float" office:value="0.162776" calcext:value-type="float">
            <text:p>0.1627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55703" calcext:value-type="float">
            <text:p>-4.55703</text:p>
          </table:table-cell>
          <table:table-cell office:value-type="float" office:value="2.17797" calcext:value-type="float">
            <text:p>2.17797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4.34308" calcext:value-type="float">
            <text:p>4.34308</text:p>
          </table:table-cell>
          <table:table-cell office:value-type="float" office:value="-0.0261668" calcext:value-type="float">
            <text:p>-0.0261668</text:p>
          </table:table-cell>
          <table:table-cell office:value-type="float" office:value="0.067029" calcext:value-type="float">
            <text:p>0.067029</text:p>
          </table:table-cell>
          <table:table-cell office:value-type="float" office:value="0.0778029" calcext:value-type="float">
            <text:p>0.0778029</text:p>
          </table:table-cell>
          <table:table-cell office:value-type="float" office:value="0.370884" calcext:value-type="float">
            <text:p>0.370884</text:p>
          </table:table-cell>
          <table:table-cell office:value-type="float" office:value="0.306426" calcext:value-type="float">
            <text:p>0.306426</text:p>
          </table:table-cell>
          <table:table-cell office:value-type="float" office:value="0.576256" calcext:value-type="float">
            <text:p>0.5762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6663" calcext:value-type="float">
            <text:p>-4.6663</text:p>
          </table:table-cell>
          <table:table-cell office:value-type="float" office:value="1.94643" calcext:value-type="float">
            <text:p>1.94643</text:p>
          </table:table-cell>
          <table:table-cell office:value-type="float" office:value="5.3172" calcext:value-type="float">
            <text:p>5.3172</text:p>
          </table:table-cell>
          <table:table-cell office:value-type="float" office:value="4.32013" calcext:value-type="float">
            <text:p>4.32013</text:p>
          </table:table-cell>
          <table:table-cell office:value-type="float" office:value="-0.0725216" calcext:value-type="float">
            <text:p>-0.0725216</text:p>
          </table:table-cell>
          <table:table-cell office:value-type="float" office:value="0.0671718" calcext:value-type="float">
            <text:p>0.0671718</text:p>
          </table:table-cell>
          <table:table-cell office:value-type="float" office:value="0.0776708" calcext:value-type="float">
            <text:p>0.0776708</text:p>
          </table:table-cell>
          <table:table-cell office:value-type="float" office:value="0.370265" calcext:value-type="float">
            <text:p>0.370265</text:p>
          </table:table-cell>
          <table:table-cell office:value-type="float" office:value="0.305903" calcext:value-type="float">
            <text:p>0.305903</text:p>
          </table:table-cell>
          <table:table-cell office:value-type="float" office:value="4.17842" calcext:value-type="float">
            <text:p>4.178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78404" calcext:value-type="float">
            <text:p>-4.78404</text:p>
          </table:table-cell>
          <table:table-cell office:value-type="float" office:value="1.66782" calcext:value-type="float">
            <text:p>1.66782</text:p>
          </table:table-cell>
          <table:table-cell office:value-type="float" office:value="5.39971" calcext:value-type="float">
            <text:p>5.39971</text:p>
          </table:table-cell>
          <table:table-cell office:value-type="float" office:value="4.31696" calcext:value-type="float">
            <text:p>4.31696</text:p>
          </table:table-cell>
          <table:table-cell office:value-type="float" office:value="-0.0697364" calcext:value-type="float">
            <text:p>-0.0697364</text:p>
          </table:table-cell>
          <table:table-cell office:value-type="float" office:value="0.0674442" calcext:value-type="float">
            <text:p>0.0674442</text:p>
          </table:table-cell>
          <table:table-cell office:value-type="float" office:value="0.0776185" calcext:value-type="float">
            <text:p>0.0776185</text:p>
          </table:table-cell>
          <table:table-cell office:value-type="float" office:value="0.369678" calcext:value-type="float">
            <text:p>0.369678</text:p>
          </table:table-cell>
          <table:table-cell office:value-type="float" office:value="0.305518" calcext:value-type="float">
            <text:p>0.305518</text:p>
          </table:table-cell>
          <table:table-cell office:value-type="float" office:value="1.36238" calcext:value-type="float">
            <text:p>1.362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90833" calcext:value-type="float">
            <text:p>-4.90833</text:p>
          </table:table-cell>
          <table:table-cell office:value-type="float" office:value="1.41565" calcext:value-type="float">
            <text:p>1.41565</text:p>
          </table:table-cell>
          <table:table-cell office:value-type="float" office:value="5.43425" calcext:value-type="float">
            <text:p>5.43425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0.0924813" calcext:value-type="float">
            <text:p>-0.0924813</text:p>
          </table:table-cell>
          <table:table-cell office:value-type="float" office:value="0.0679103" calcext:value-type="float">
            <text:p>0.0679103</text:p>
          </table:table-cell>
          <table:table-cell office:value-type="float" office:value="0.0776062" calcext:value-type="float">
            <text:p>0.0776062</text:p>
          </table:table-cell>
          <table:table-cell office:value-type="float" office:value="0.369213" calcext:value-type="float">
            <text:p>0.369213</text:p>
          </table:table-cell>
          <table:table-cell office:value-type="float" office:value="0.305162" calcext:value-type="float">
            <text:p>0.305162</text:p>
          </table:table-cell>
          <table:table-cell office:value-type="float" office:value="0.517477" calcext:value-type="float">
            <text:p>0.5174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96462" calcext:value-type="float">
            <text:p>-4.96462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5.33649" calcext:value-type="float">
            <text:p>5.33649</text:p>
          </table:table-cell>
          <table:table-cell office:value-type="float" office:value="4.30763" calcext:value-type="float">
            <text:p>4.30763</text:p>
          </table:table-cell>
          <table:table-cell office:value-type="float" office:value="-0.0846662" calcext:value-type="float">
            <text:p>-0.0846662</text:p>
          </table:table-cell>
          <table:table-cell office:value-type="float" office:value="0.0680796" calcext:value-type="float">
            <text:p>0.0680796</text:p>
          </table:table-cell>
          <table:table-cell office:value-type="float" office:value="0.0775519" calcext:value-type="float">
            <text:p>0.0775519</text:p>
          </table:table-cell>
          <table:table-cell office:value-type="float" office:value="0.368588" calcext:value-type="float">
            <text:p>0.368588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5.12906" calcext:value-type="float">
            <text:p>5.129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05811" calcext:value-type="float">
            <text:p>-5.05811</text:p>
          </table:table-cell>
          <table:table-cell office:value-type="float" office:value="0.978467" calcext:value-type="float">
            <text:p>0.978467</text:p>
          </table:table-cell>
          <table:table-cell office:value-type="float" office:value="5.25108" calcext:value-type="float">
            <text:p>5.25108</text:p>
          </table:table-cell>
          <table:table-cell office:value-type="float" office:value="4.30342" calcext:value-type="float">
            <text:p>4.30342</text:p>
          </table:table-cell>
          <table:table-cell office:value-type="float" office:value="-0.0831666" calcext:value-type="float">
            <text:p>-0.0831666</text:p>
          </table:table-cell>
          <table:table-cell office:value-type="float" office:value="0.0682102" calcext:value-type="float">
            <text:p>0.0682102</text:p>
          </table:table-cell>
          <table:table-cell office:value-type="float" office:value="0.0774348" calcext:value-type="float">
            <text:p>0.0774348</text:p>
          </table:table-cell>
          <table:table-cell office:value-type="float" office:value="0.367928" calcext:value-type="float">
            <text:p>0.367928</text:p>
          </table:table-cell>
          <table:table-cell office:value-type="float" office:value="0.304142" calcext:value-type="float">
            <text:p>0.304142</text:p>
          </table:table-cell>
          <table:table-cell office:value-type="float" office:value="1.18116" calcext:value-type="float">
            <text:p>1.181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11673" calcext:value-type="float">
            <text:p>-5.11673</text:p>
          </table:table-cell>
          <table:table-cell office:value-type="float" office:value="0.752451" calcext:value-type="float">
            <text:p>0.752451</text:p>
          </table:table-cell>
          <table:table-cell office:value-type="float" office:value="5.17785" calcext:value-type="float">
            <text:p>5.17785</text:p>
          </table:table-cell>
          <table:table-cell office:value-type="float" office:value="4.30923" calcext:value-type="float">
            <text:p>4.30923</text:p>
          </table:table-cell>
          <table:table-cell office:value-type="float" office:value="-0.0758312" calcext:value-type="float">
            <text:p>-0.0758312</text:p>
          </table:table-cell>
          <table:table-cell office:value-type="float" office:value="0.0681631" calcext:value-type="float">
            <text:p>0.0681631</text:p>
          </table:table-cell>
          <table:table-cell office:value-type="float" office:value="0.0773028" calcext:value-type="float">
            <text:p>0.0773028</text:p>
          </table:table-cell>
          <table:table-cell office:value-type="float" office:value="0.367251" calcext:value-type="float">
            <text:p>0.367251</text:p>
          </table:table-cell>
          <table:table-cell office:value-type="float" office:value="0.303582" calcext:value-type="float">
            <text:p>0.303582</text:p>
          </table:table-cell>
          <table:table-cell office:value-type="float" office:value="3.86787" calcext:value-type="float">
            <text:p>3.86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21372" calcext:value-type="float">
            <text:p>-5.21372</text:p>
          </table:table-cell>
          <table:table-cell office:value-type="float" office:value="0.449485" calcext:value-type="float">
            <text:p>0.449485</text:p>
          </table:table-cell>
          <table:table-cell office:value-type="float" office:value="5.31535" calcext:value-type="float">
            <text:p>5.31535</text:p>
          </table:table-cell>
          <table:table-cell office:value-type="float" office:value="4.31517" calcext:value-type="float">
            <text:p>4.31517</text:p>
          </table:table-cell>
          <table:table-cell office:value-type="float" office:value="-0.0676964" calcext:value-type="float">
            <text:p>-0.0676964</text:p>
          </table:table-cell>
          <table:table-cell office:value-type="float" office:value="0.0680987" calcext:value-type="float">
            <text:p>0.0680987</text:p>
          </table:table-cell>
          <table:table-cell office:value-type="float" office:value="0.0773423" calcext:value-type="float">
            <text:p>0.0773423</text:p>
          </table:table-cell>
          <table:table-cell office:value-type="float" office:value="0.366579" calcext:value-type="float">
            <text:p>0.366579</text:p>
          </table:table-cell>
          <table:table-cell office:value-type="float" office:value="0.303199" calcext:value-type="float">
            <text:p>0.303199</text:p>
          </table:table-cell>
          <table:table-cell office:value-type="float" office:value="5.23104" calcext:value-type="float">
            <text:p>5.231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28762" calcext:value-type="float">
            <text:p>-5.28762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5.27355" calcext:value-type="float">
            <text:p>5.27355</text:p>
          </table:table-cell>
          <table:table-cell office:value-type="float" office:value="4.31826" calcext:value-type="float">
            <text:p>4.31826</text:p>
          </table:table-cell>
          <table:table-cell office:value-type="float" office:value="-0.06258" calcext:value-type="float">
            <text:p>-0.06258</text:p>
          </table:table-cell>
          <table:table-cell office:value-type="float" office:value="0.067981" calcext:value-type="float">
            <text:p>0.067981</text:p>
          </table:table-cell>
          <table:table-cell office:value-type="float" office:value="0.0773847" calcext:value-type="float">
            <text:p>0.0773847</text:p>
          </table:table-cell>
          <table:table-cell office:value-type="float" office:value="0.365952" calcext:value-type="float">
            <text:p>0.365952</text:p>
          </table:table-cell>
          <table:table-cell office:value-type="float" office:value="0.302791" calcext:value-type="float">
            <text:p>0.302791</text:p>
          </table:table-cell>
          <table:table-cell office:value-type="float" office:value="1.5212" calcext:value-type="float">
            <text:p>1.52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39633" calcext:value-type="float">
            <text:p>-5.39633</text:p>
          </table:table-cell>
          <table:table-cell office:value-type="float" office:value="-0.024583" calcext:value-type="float">
            <text:p>-0.024583</text:p>
          </table:table-cell>
          <table:table-cell office:value-type="float" office:value="5.241" calcext:value-type="float">
            <text:p>5.241</text:p>
          </table:table-cell>
          <table:table-cell office:value-type="float" office:value="4.32025" calcext:value-type="float">
            <text:p>4.32025</text:p>
          </table:table-cell>
          <table:table-cell office:value-type="float" office:value="-0.0444479" calcext:value-type="float">
            <text:p>-0.0444479</text:p>
          </table:table-cell>
          <table:table-cell office:value-type="float" office:value="0.0678657" calcext:value-type="float">
            <text:p>0.0678657</text:p>
          </table:table-cell>
          <table:table-cell office:value-type="float" office:value="0.0774347" calcext:value-type="float">
            <text:p>0.0774347</text:p>
          </table:table-cell>
          <table:table-cell office:value-type="float" office:value="0.365398" calcext:value-type="float">
            <text:p>0.365398</text:p>
          </table:table-cell>
          <table:table-cell office:value-type="float" office:value="0.302373" calcext:value-type="float">
            <text:p>0.302373</text:p>
          </table:table-cell>
          <table:table-cell office:value-type="float" office:value="30.3557" calcext:value-type="float">
            <text:p>30.35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46678" calcext:value-type="float">
            <text:p>-5.46678</text:p>
          </table:table-cell>
          <table:table-cell office:value-type="float" office:value="-0.258176" calcext:value-type="float">
            <text:p>-0.258176</text:p>
          </table:table-cell>
          <table:table-cell office:value-type="float" office:value="5.20017" calcext:value-type="float">
            <text:p>5.20017</text:p>
          </table:table-cell>
          <table:table-cell office:value-type="float" office:value="4.32456" calcext:value-type="float">
            <text:p>4.32456</text:p>
          </table:table-cell>
          <table:table-cell office:value-type="float" office:value="-0.0391347" calcext:value-type="float">
            <text:p>-0.0391347</text:p>
          </table:table-cell>
          <table:table-cell office:value-type="float" office:value="0.067753" calcext:value-type="float">
            <text:p>0.067753</text:p>
          </table:table-cell>
          <table:table-cell office:value-type="float" office:value="0.0774816" calcext:value-type="float">
            <text:p>0.0774816</text:p>
          </table:table-cell>
          <table:table-cell office:value-type="float" office:value="0.364986" calcext:value-type="float">
            <text:p>0.364986</text:p>
          </table:table-cell>
          <table:table-cell office:value-type="float" office:value="0.301942" calcext:value-type="float">
            <text:p>0.301942</text:p>
          </table:table-cell>
          <table:table-cell office:value-type="float" office:value="1.56916" calcext:value-type="float">
            <text:p>1.569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58573" calcext:value-type="float">
            <text:p>-5.58573</text:p>
          </table:table-cell>
          <table:table-cell office:value-type="float" office:value="-0.433584" calcext:value-type="float">
            <text:p>-0.433584</text:p>
          </table:table-cell>
          <table:table-cell office:value-type="float" office:value="5.1042" calcext:value-type="float">
            <text:p>5.1042</text:p>
          </table:table-cell>
          <table:table-cell office:value-type="float" office:value="4.29891" calcext:value-type="float">
            <text:p>4.29891</text:p>
          </table:table-cell>
          <table:table-cell office:value-type="float" office:value="-0.0746418" calcext:value-type="float">
            <text:p>-0.0746418</text:p>
          </table:table-cell>
          <table:table-cell office:value-type="float" office:value="0.0676339" calcext:value-type="float">
            <text:p>0.0676339</text:p>
          </table:table-cell>
          <table:table-cell office:value-type="float" office:value="0.0773645" calcext:value-type="float">
            <text:p>0.0773645</text:p>
          </table:table-cell>
          <table:table-cell office:value-type="float" office:value="0.364484" calcext:value-type="float">
            <text:p>0.364484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3.82427" calcext:value-type="float">
            <text:p>3.824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72037" calcext:value-type="float">
            <text:p>-5.72037</text:p>
          </table:table-cell>
          <table:table-cell office:value-type="float" office:value="-0.612918" calcext:value-type="float">
            <text:p>-0.612918</text:p>
          </table:table-cell>
          <table:table-cell office:value-type="float" office:value="5.02694" calcext:value-type="float">
            <text:p>5.02694</text:p>
          </table:table-cell>
          <table:table-cell office:value-type="float" office:value="4.27358" calcext:value-type="float">
            <text:p>4.27358</text:p>
          </table:table-cell>
          <table:table-cell office:value-type="float" office:value="-0.101902" calcext:value-type="float">
            <text:p>-0.101902</text:p>
          </table:table-cell>
          <table:table-cell office:value-type="float" office:value="0.0675145" calcext:value-type="float">
            <text:p>0.0675145</text:p>
          </table:table-cell>
          <table:table-cell office:value-type="float" office:value="0.0772352" calcext:value-type="float">
            <text:p>0.0772352</text:p>
          </table:table-cell>
          <table:table-cell office:value-type="float" office:value="0.363915" calcext:value-type="float">
            <text:p>0.363915</text:p>
          </table:table-cell>
          <table:table-cell office:value-type="float" office:value="0.300889" calcext:value-type="float">
            <text:p>0.300889</text:p>
          </table:table-cell>
          <table:table-cell office:value-type="float" office:value="2.62008" calcext:value-type="float">
            <text:p>2.62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83549" calcext:value-type="float">
            <text:p>-5.83549</text:p>
          </table:table-cell>
          <table:table-cell office:value-type="float" office:value="-0.846636" calcext:value-type="float">
            <text:p>-0.846636</text:p>
          </table:table-cell>
          <table:table-cell office:value-type="float" office:value="5.10857" calcext:value-type="float">
            <text:p>5.10857</text:p>
          </table:table-cell>
          <table:table-cell office:value-type="float" office:value="4.25496" calcext:value-type="float">
            <text:p>4.25496</text:p>
          </table:table-cell>
          <table:table-cell office:value-type="float" office:value="-0.134778" calcext:value-type="float">
            <text:p>-0.134778</text:p>
          </table:table-cell>
          <table:table-cell office:value-type="float" office:value="0.0673962" calcext:value-type="float">
            <text:p>0.0673962</text:p>
          </table:table-cell>
          <table:table-cell office:value-type="float" office:value="0.077104" calcext:value-type="float">
            <text:p>0.077104</text:p>
          </table:table-cell>
          <table:table-cell office:value-type="float" office:value="0.363274" calcext:value-type="float">
            <text:p>0.363274</text:p>
          </table:table-cell>
          <table:table-cell office:value-type="float" office:value="0.300351" calcext:value-type="float">
            <text:p>0.300351</text:p>
          </table:table-cell>
          <table:table-cell office:value-type="float" office:value="5.64799" calcext:value-type="float">
            <text:p>5.6479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93218" calcext:value-type="float">
            <text:p>-5.93218</text:p>
          </table:table-cell>
          <table:table-cell office:value-type="float" office:value="-1.12002" calcext:value-type="float">
            <text:p>-1.12002</text:p>
          </table:table-cell>
          <table:table-cell office:value-type="float" office:value="5.1778" calcext:value-type="float">
            <text:p>5.1778</text:p>
          </table:table-cell>
          <table:table-cell office:value-type="float" office:value="4.26405" calcext:value-type="float">
            <text:p>4.26405</text:p>
          </table:table-cell>
          <table:table-cell office:value-type="float" office:value="-0.113868" calcext:value-type="float">
            <text:p>-0.113868</text:p>
          </table:table-cell>
          <table:table-cell office:value-type="float" office:value="0.0672775" calcext:value-type="float">
            <text:p>0.0672775</text:p>
          </table:table-cell>
          <table:table-cell office:value-type="float" office:value="0.0769806" calcext:value-type="float">
            <text:p>0.0769806</text:p>
          </table:table-cell>
          <table:table-cell office:value-type="float" office:value="0.36268" calcext:value-type="float">
            <text:p>0.36268</text:p>
          </table:table-cell>
          <table:table-cell office:value-type="float" office:value="0.299856" calcext:value-type="float">
            <text:p>0.299856</text:p>
          </table:table-cell>
          <table:table-cell office:value-type="float" office:value="1.44557" calcext:value-type="float">
            <text:p>1.44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02178" calcext:value-type="float">
            <text:p>-6.02178</text:p>
          </table:table-cell>
          <table:table-cell office:value-type="float" office:value="-1.39211" calcext:value-type="float">
            <text:p>-1.39211</text:p>
          </table:table-cell>
          <table:table-cell office:value-type="float" office:value="5.23566" calcext:value-type="float">
            <text:p>5.23566</text:p>
          </table:table-cell>
          <table:table-cell office:value-type="float" office:value="4.27439" calcext:value-type="float">
            <text:p>4.27439</text:p>
          </table:table-cell>
          <table:table-cell office:value-type="float" office:value="-0.094146" calcext:value-type="float">
            <text:p>-0.094146</text:p>
          </table:table-cell>
          <table:table-cell office:value-type="float" office:value="0.0671959" calcext:value-type="float">
            <text:p>0.0671959</text:p>
          </table:table-cell>
          <table:table-cell office:value-type="float" office:value="0.0769534" calcext:value-type="float">
            <text:p>0.0769534</text:p>
          </table:table-cell>
          <table:table-cell office:value-type="float" office:value="0.362184" calcext:value-type="float">
            <text:p>0.362184</text:p>
          </table:table-cell>
          <table:table-cell office:value-type="float" office:value="0.299529" calcext:value-type="float">
            <text:p>0.299529</text:p>
          </table:table-cell>
          <table:table-cell office:value-type="float" office:value="2.73446" calcext:value-type="float">
            <text:p>2.7344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16011" calcext:value-type="float">
            <text:p>-6.16011</text:p>
          </table:table-cell>
          <table:table-cell office:value-type="float" office:value="-1.59803" calcext:value-type="float">
            <text:p>-1.59803</text:p>
          </table:table-cell>
          <table:table-cell office:value-type="float" office:value="5.19974" calcext:value-type="float">
            <text:p>5.19974</text:p>
          </table:table-cell>
          <table:table-cell office:value-type="float" office:value="4.25379" calcext:value-type="float">
            <text:p>4.25379</text:p>
          </table:table-cell>
          <table:table-cell office:value-type="float" office:value="-0.113928" calcext:value-type="float">
            <text:p>-0.113928</text:p>
          </table:table-cell>
          <table:table-cell office:value-type="float" office:value="0.0670877" calcext:value-type="float">
            <text:p>0.0670877</text:p>
          </table:table-cell>
          <table:table-cell office:value-type="float" office:value="0.0768692" calcext:value-type="float">
            <text:p>0.0768692</text:p>
          </table:table-cell>
          <table:table-cell office:value-type="float" office:value="0.361633" calcext:value-type="float">
            <text:p>0.361633</text:p>
          </table:table-cell>
          <table:table-cell office:value-type="float" office:value="0.299106" calcext:value-type="float">
            <text:p>0.299106</text:p>
          </table:table-cell>
          <table:table-cell office:value-type="float" office:value="1.16803" calcext:value-type="float">
            <text:p>1.168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3028" calcext:value-type="float">
            <text:p>-6.3028</text:p>
          </table:table-cell>
          <table:table-cell office:value-type="float" office:value="-1.84414" calcext:value-type="float">
            <text:p>-1.84414</text:p>
          </table:table-cell>
          <table:table-cell office:value-type="float" office:value="5.33415" calcext:value-type="float">
            <text:p>5.33415</text:p>
          </table:table-cell>
          <table:table-cell office:value-type="float" office:value="4.22936" calcext:value-type="float">
            <text:p>4.22936</text:p>
          </table:table-cell>
          <table:table-cell office:value-type="float" office:value="-0.15339" calcext:value-type="float">
            <text:p>-0.15339</text:p>
          </table:table-cell>
          <table:table-cell office:value-type="float" office:value="0.0669686" calcext:value-type="float">
            <text:p>0.0669686</text:p>
          </table:table-cell>
          <table:table-cell office:value-type="float" office:value="0.0768402" calcext:value-type="float">
            <text:p>0.0768402</text:p>
          </table:table-cell>
          <table:table-cell office:value-type="float" office:value="0.360991" calcext:value-type="float">
            <text:p>0.360991</text:p>
          </table:table-cell>
          <table:table-cell office:value-type="float" office:value="0.298879" calcext:value-type="float">
            <text:p>0.298879</text:p>
          </table:table-cell>
          <table:table-cell office:value-type="float" office:value="3.94514" calcext:value-type="float">
            <text:p>3.945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41041" calcext:value-type="float">
            <text:p>-6.41041</text:p>
          </table:table-cell>
          <table:table-cell office:value-type="float" office:value="-2.09566" calcext:value-type="float">
            <text:p>-2.09566</text:p>
          </table:table-cell>
          <table:table-cell office:value-type="float" office:value="5.35021" calcext:value-type="float">
            <text:p>5.35021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-0.141841" calcext:value-type="float">
            <text:p>-0.141841</text:p>
          </table:table-cell>
          <table:table-cell office:value-type="float" office:value="0.0668599" calcext:value-type="float">
            <text:p>0.0668599</text:p>
          </table:table-cell>
          <table:table-cell office:value-type="float" office:value="0.0769142" calcext:value-type="float">
            <text:p>0.0769142</text:p>
          </table:table-cell>
          <table:table-cell office:value-type="float" office:value="0.360368" calcext:value-type="float">
            <text:p>0.360368</text:p>
          </table:table-cell>
          <table:table-cell office:value-type="float" office:value="0.298798" calcext:value-type="float">
            <text:p>0.298798</text:p>
          </table:table-cell>
          <table:table-cell office:value-type="float" office:value="0.377439" calcext:value-type="float">
            <text:p>0.377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56052" calcext:value-type="float">
            <text:p>-6.56052</text:p>
          </table:table-cell>
          <table:table-cell office:value-type="float" office:value="-2.29724" calcext:value-type="float">
            <text:p>-2.29724</text:p>
          </table:table-cell>
          <table:table-cell office:value-type="float" office:value="5.29197" calcext:value-type="float">
            <text:p>5.2919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-0.158564" calcext:value-type="float">
            <text:p>-0.158564</text:p>
          </table:table-cell>
          <table:table-cell office:value-type="float" office:value="0.0667423" calcext:value-type="float">
            <text:p>0.0667423</text:p>
          </table:table-cell>
          <table:table-cell office:value-type="float" office:value="0.0769056" calcext:value-type="float">
            <text:p>0.0769056</text:p>
          </table:table-cell>
          <table:table-cell office:value-type="float" office:value="0.359736" calcext:value-type="float">
            <text:p>0.359736</text:p>
          </table:table-cell>
          <table:table-cell office:value-type="float" office:value="0.298505" calcext:value-type="float">
            <text:p>0.298505</text:p>
          </table:table-cell>
          <table:table-cell office:value-type="float" office:value="3.30232" calcext:value-type="float">
            <text:p>3.3023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7105" calcext:value-type="float">
            <text:p>-6.7105</text:p>
          </table:table-cell>
          <table:table-cell office:value-type="float" office:value="-2.50523" calcext:value-type="float">
            <text:p>-2.50523</text:p>
          </table:table-cell>
          <table:table-cell office:value-type="float" office:value="5.26753" calcext:value-type="float">
            <text:p>5.26753</text:p>
          </table:table-cell>
          <table:table-cell office:value-type="float" office:value="4.18794" calcext:value-type="float">
            <text:p>4.18794</text:p>
          </table:table-cell>
          <table:table-cell office:value-type="float" office:value="-0.174677" calcext:value-type="float">
            <text:p>-0.174677</text:p>
          </table:table-cell>
          <table:table-cell office:value-type="float" office:value="0.0666389" calcext:value-type="float">
            <text:p>0.0666389</text:p>
          </table:table-cell>
          <table:table-cell office:value-type="float" office:value="0.0768566" calcext:value-type="float">
            <text:p>0.0768566</text:p>
          </table:table-cell>
          <table:table-cell office:value-type="float" office:value="0.359105" calcext:value-type="float">
            <text:p>0.359105</text:p>
          </table:table-cell>
          <table:table-cell office:value-type="float" office:value="0.298125" calcext:value-type="float">
            <text:p>0.298125</text:p>
          </table:table-cell>
          <table:table-cell office:value-type="float" office:value="0.59875" calcext:value-type="float">
            <text:p>0.59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86553" calcext:value-type="float">
            <text:p>-6.86553</text:p>
          </table:table-cell>
          <table:table-cell office:value-type="float" office:value="-2.71959" calcext:value-type="float">
            <text:p>-2.71959</text:p>
          </table:table-cell>
          <table:table-cell office:value-type="float" office:value="5.27343" calcext:value-type="float">
            <text:p>5.27343</text:p>
          </table:table-cell>
          <table:table-cell office:value-type="float" office:value="4.16742" calcext:value-type="float">
            <text:p>4.16742</text:p>
          </table:table-cell>
          <table:table-cell office:value-type="float" office:value="-0.190678" calcext:value-type="float">
            <text:p>-0.190678</text:p>
          </table:table-cell>
          <table:table-cell office:value-type="float" office:value="0.0665761" calcext:value-type="float">
            <text:p>0.0665761</text:p>
          </table:table-cell>
          <table:table-cell office:value-type="float" office:value="0.0767945" calcext:value-type="float">
            <text:p>0.0767945</text:p>
          </table:table-cell>
          <table:table-cell office:value-type="float" office:value="0.358492" calcext:value-type="float">
            <text:p>0.358492</text:p>
          </table:table-cell>
          <table:table-cell office:value-type="float" office:value="0.29772" calcext:value-type="float">
            <text:p>0.29772</text:p>
          </table:table-cell>
          <table:table-cell office:value-type="float" office:value="1.19791" calcext:value-type="float">
            <text:p>1.1979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95956" calcext:value-type="float">
            <text:p>-6.95956</text:p>
          </table:table-cell>
          <table:table-cell office:value-type="float" office:value="-2.99007" calcext:value-type="float">
            <text:p>-2.99007</text:p>
          </table:table-cell>
          <table:table-cell office:value-type="float" office:value="5.31782" calcext:value-type="float">
            <text:p>5.31782</text:p>
          </table:table-cell>
          <table:table-cell office:value-type="float" office:value="4.18408" calcext:value-type="float">
            <text:p>4.18408</text:p>
          </table:table-cell>
          <table:table-cell office:value-type="float" office:value="-0.157981" calcext:value-type="float">
            <text:p>-0.157981</text:p>
          </table:table-cell>
          <table:table-cell office:value-type="float" office:value="0.0664605" calcext:value-type="float">
            <text:p>0.0664605</text:p>
          </table:table-cell>
          <table:table-cell office:value-type="float" office:value="0.0769312" calcext:value-type="float">
            <text:p>0.0769312</text:p>
          </table:table-cell>
          <table:table-cell office:value-type="float" office:value="0.357877" calcext:value-type="float">
            <text:p>0.357877</text:p>
          </table:table-cell>
          <table:table-cell office:value-type="float" office:value="0.297598" calcext:value-type="float">
            <text:p>0.297598</text:p>
          </table:table-cell>
          <table:table-cell office:value-type="float" office:value="2.20617" calcext:value-type="float">
            <text:p>2.206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08806" calcext:value-type="float">
            <text:p>-7.08806</text:p>
          </table:table-cell>
          <table:table-cell office:value-type="float" office:value="-3.2124" calcext:value-type="float">
            <text:p>-3.2124</text:p>
          </table:table-cell>
          <table:table-cell office:value-type="float" office:value="5.272" calcext:value-type="float">
            <text:p>5.272</text:p>
          </table:table-cell>
          <table:table-cell office:value-type="float" office:value="4.17933" calcext:value-type="float">
            <text:p>4.17933</text:p>
          </table:table-cell>
          <table:table-cell office:value-type="float" office:value="-0.150507" calcext:value-type="float">
            <text:p>-0.150507</text:p>
          </table:table-cell>
          <table:table-cell office:value-type="float" office:value="0.0663457" calcext:value-type="float">
            <text:p>0.0663457</text:p>
          </table:table-cell>
          <table:table-cell office:value-type="float" office:value="0.0770999" calcext:value-type="float">
            <text:p>0.0770999</text:p>
          </table:table-cell>
          <table:table-cell office:value-type="float" office:value="0.357303" calcext:value-type="float">
            <text:p>0.357303</text:p>
          </table:table-cell>
          <table:table-cell office:value-type="float" office:value="0.297432" calcext:value-type="float">
            <text:p>0.297432</text:p>
          </table:table-cell>
          <table:table-cell office:value-type="float" office:value="0.311342" calcext:value-type="float">
            <text:p>0.3113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21291" calcext:value-type="float">
            <text:p>-7.21291</text:p>
          </table:table-cell>
          <table:table-cell office:value-type="float" office:value="-3.40261" calcext:value-type="float">
            <text:p>-3.40261</text:p>
          </table:table-cell>
          <table:table-cell office:value-type="float" office:value="5.20816" calcext:value-type="float">
            <text:p>5.20816</text:p>
          </table:table-cell>
          <table:table-cell office:value-type="float" office:value="4.1646" calcext:value-type="float">
            <text:p>4.1646</text:p>
          </table:table-cell>
          <table:table-cell office:value-type="float" office:value="-0.161316" calcext:value-type="float">
            <text:p>-0.161316</text:p>
          </table:table-cell>
          <table:table-cell office:value-type="float" office:value="0.0662418" calcext:value-type="float">
            <text:p>0.0662418</text:p>
          </table:table-cell>
          <table:table-cell office:value-type="float" office:value="0.0771569" calcext:value-type="float">
            <text:p>0.0771569</text:p>
          </table:table-cell>
          <table:table-cell office:value-type="float" office:value="0.356752" calcext:value-type="float">
            <text:p>0.356752</text:p>
          </table:table-cell>
          <table:table-cell office:value-type="float" office:value="0.297127" calcext:value-type="float">
            <text:p>0.297127</text:p>
          </table:table-cell>
          <table:table-cell office:value-type="float" office:value="1.48558" calcext:value-type="float">
            <text:p>1.4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592" calcext:value-type="float">
            <text:p>-7.3592</text:p>
          </table:table-cell>
          <table:table-cell office:value-type="float" office:value="-3.65357" calcext:value-type="float">
            <text:p>-3.65357</text:p>
          </table:table-cell>
          <table:table-cell office:value-type="float" office:value="5.25717" calcext:value-type="float">
            <text:p>5.25717</text:p>
          </table:table-cell>
          <table:table-cell office:value-type="float" office:value="4.16207" calcext:value-type="float">
            <text:p>4.16207</text:p>
          </table:table-cell>
          <table:table-cell office:value-type="float" office:value="-0.152497" calcext:value-type="float">
            <text:p>-0.152497</text:p>
          </table:table-cell>
          <table:table-cell office:value-type="float" office:value="0.0661351" calcext:value-type="float">
            <text:p>0.0661351</text:p>
          </table:table-cell>
          <table:table-cell office:value-type="float" office:value="0.0774079" calcext:value-type="float">
            <text:p>0.0774079</text:p>
          </table:table-cell>
          <table:table-cell office:value-type="float" office:value="0.356222" calcext:value-type="float">
            <text:p>0.356222</text:p>
          </table:table-cell>
          <table:table-cell office:value-type="float" office:value="0.297023" calcext:value-type="float">
            <text:p>0.297023</text:p>
          </table:table-cell>
          <table:table-cell office:value-type="float" office:value="4.3829" calcext:value-type="float">
            <text:p>4.382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51728" calcext:value-type="float">
            <text:p>-7.51728</text:p>
          </table:table-cell>
          <table:table-cell office:value-type="float" office:value="-3.78458" calcext:value-type="float">
            <text:p>-3.78458</text:p>
          </table:table-cell>
          <table:table-cell office:value-type="float" office:value="5.12979" calcext:value-type="float">
            <text:p>5.12979</text:p>
          </table:table-cell>
          <table:table-cell office:value-type="float" office:value="4.12178" calcext:value-type="float">
            <text:p>4.12178</text:p>
          </table:table-cell>
          <table:table-cell office:value-type="float" office:value="-0.195514" calcext:value-type="float">
            <text:p>-0.195514</text:p>
          </table:table-cell>
          <table:table-cell office:value-type="float" office:value="0.0660219" calcext:value-type="float">
            <text:p>0.0660219</text:p>
          </table:table-cell>
          <table:table-cell office:value-type="float" office:value="0.0773357" calcext:value-type="float">
            <text:p>0.0773357</text:p>
          </table:table-cell>
          <table:table-cell office:value-type="float" office:value="0.35564" calcext:value-type="float">
            <text:p>0.35564</text:p>
          </table:table-cell>
          <table:table-cell office:value-type="float" office:value="0.296556" calcext:value-type="float">
            <text:p>0.296556</text:p>
          </table:table-cell>
          <table:table-cell office:value-type="float" office:value="5.05021" calcext:value-type="float">
            <text:p>5.05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66187" calcext:value-type="float">
            <text:p>-7.66187</text:p>
          </table:table-cell>
          <table:table-cell office:value-type="float" office:value="-3.99455" calcext:value-type="float">
            <text:p>-3.99455</text:p>
          </table:table-cell>
          <table:table-cell office:value-type="float" office:value="5.14989" calcext:value-type="float">
            <text:p>5.14989</text:p>
          </table:table-cell>
          <table:table-cell office:value-type="float" office:value="4.10938" calcext:value-type="float">
            <text:p>4.10938</text:p>
          </table:table-cell>
          <table:table-cell office:value-type="float" office:value="-0.20106" calcext:value-type="float">
            <text:p>-0.20106</text:p>
          </table:table-cell>
          <table:table-cell office:value-type="float" office:value="0.0659105" calcext:value-type="float">
            <text:p>0.0659105</text:p>
          </table:table-cell>
          <table:table-cell office:value-type="float" office:value="0.0772694" calcext:value-type="float">
            <text:p>0.0772694</text:p>
          </table:table-cell>
          <table:table-cell office:value-type="float" office:value="0.355054" calcext:value-type="float">
            <text:p>0.355054</text:p>
          </table:table-cell>
          <table:table-cell office:value-type="float" office:value="0.296119" calcext:value-type="float">
            <text:p>0.296119</text:p>
          </table:table-cell>
          <table:table-cell office:value-type="float" office:value="0.494843" calcext:value-type="float">
            <text:p>0.4948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81697" calcext:value-type="float">
            <text:p>-7.81697</text:p>
          </table:table-cell>
          <table:table-cell office:value-type="float" office:value="-4.22392" calcext:value-type="float">
            <text:p>-4.22392</text:p>
          </table:table-cell>
          <table:table-cell office:value-type="float" office:value="5.18279" calcext:value-type="float">
            <text:p>5.18279</text:p>
          </table:table-cell>
          <table:table-cell office:value-type="float" office:value="4.102" calcext:value-type="float">
            <text:p>4.102</text:p>
          </table:table-cell>
          <table:table-cell office:value-type="float" office:value="-0.196893" calcext:value-type="float">
            <text:p>-0.196893</text:p>
          </table:table-cell>
          <table:table-cell office:value-type="float" office:value="0.0657983" calcext:value-type="float">
            <text:p>0.0657983</text:p>
          </table:table-cell>
          <table:table-cell office:value-type="float" office:value="0.0772738" calcext:value-type="float">
            <text:p>0.0772738</text:p>
          </table:table-cell>
          <table:table-cell office:value-type="float" office:value="0.354473" calcext:value-type="float">
            <text:p>0.354473</text:p>
          </table:table-cell>
          <table:table-cell office:value-type="float" office:value="0.295765" calcext:value-type="float">
            <text:p>0.295765</text:p>
          </table:table-cell>
          <table:table-cell office:value-type="float" office:value="0.505103" calcext:value-type="float">
            <text:p>0.5051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9681" calcext:value-type="float">
            <text:p>-7.9681</text:p>
          </table:table-cell>
          <table:table-cell office:value-type="float" office:value="-4.44282" calcext:value-type="float">
            <text:p>-4.44282</text:p>
          </table:table-cell>
          <table:table-cell office:value-type="float" office:value="5.18916" calcext:value-type="float">
            <text:p>5.18916</text:p>
          </table:table-cell>
          <table:table-cell office:value-type="float" office:value="4.09416" calcext:value-type="float">
            <text:p>4.09416</text:p>
          </table:table-cell>
          <table:table-cell office:value-type="float" office:value="-0.193601" calcext:value-type="float">
            <text:p>-0.193601</text:p>
          </table:table-cell>
          <table:table-cell office:value-type="float" office:value="0.0656874" calcext:value-type="float">
            <text:p>0.0656874</text:p>
          </table:table-cell>
          <table:table-cell office:value-type="float" office:value="0.0773379" calcext:value-type="float">
            <text:p>0.0773379</text:p>
          </table:table-cell>
          <table:table-cell office:value-type="float" office:value="0.353909" calcext:value-type="float">
            <text:p>0.353909</text:p>
          </table:table-cell>
          <table:table-cell office:value-type="float" office:value="0.295472" calcext:value-type="float">
            <text:p>0.295472</text:p>
          </table:table-cell>
          <table:table-cell office:value-type="float" office:value="0.384571" calcext:value-type="float">
            <text:p>0.38457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13069" calcext:value-type="float">
            <text:p>-8.13069</text:p>
          </table:table-cell>
          <table:table-cell office:value-type="float" office:value="-4.68242" calcext:value-type="float">
            <text:p>-4.68242</text:p>
          </table:table-cell>
          <table:table-cell office:value-type="float" office:value="5.23937" calcext:value-type="float">
            <text:p>5.23937</text:p>
          </table:table-cell>
          <table:table-cell office:value-type="float" office:value="4.08943" calcext:value-type="float">
            <text:p>4.08943</text:p>
          </table:table-cell>
          <table:table-cell office:value-type="float" office:value="-0.186325" calcext:value-type="float">
            <text:p>-0.186325</text:p>
          </table:table-cell>
          <table:table-cell office:value-type="float" office:value="0.065576" calcext:value-type="float">
            <text:p>0.065576</text:p>
          </table:table-cell>
          <table:table-cell office:value-type="float" office:value="0.0775947" calcext:value-type="float">
            <text:p>0.0775947</text:p>
          </table:table-cell>
          <table:table-cell office:value-type="float" office:value="0.353354" calcext:value-type="float">
            <text:p>0.353354</text:p>
          </table:table-cell>
          <table:table-cell office:value-type="float" office:value="0.295377" calcext:value-type="float">
            <text:p>0.295377</text:p>
          </table:table-cell>
          <table:table-cell office:value-type="float" office:value="1.18712" calcext:value-type="float">
            <text:p>1.18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27068" calcext:value-type="float">
            <text:p>-8.27068</text:p>
          </table:table-cell>
          <table:table-cell office:value-type="float" office:value="-4.88015" calcext:value-type="float">
            <text:p>-4.88015</text:p>
          </table:table-cell>
          <table:table-cell office:value-type="float" office:value="5.11821" calcext:value-type="float">
            <text:p>5.11821</text:p>
          </table:table-cell>
          <table:table-cell office:value-type="float" office:value="4.08589" calcext:value-type="float">
            <text:p>4.08589</text:p>
          </table:table-cell>
          <table:table-cell office:value-type="float" office:value="-0.172361" calcext:value-type="float">
            <text:p>-0.172361</text:p>
          </table:table-cell>
          <table:table-cell office:value-type="float" office:value="0.0654749" calcext:value-type="float">
            <text:p>0.0654749</text:p>
          </table:table-cell>
          <table:table-cell office:value-type="float" office:value="0.0778458" calcext:value-type="float">
            <text:p>0.0778458</text:p>
          </table:table-cell>
          <table:table-cell office:value-type="float" office:value="0.352965" calcext:value-type="float">
            <text:p>0.352965</text:p>
          </table:table-cell>
          <table:table-cell office:value-type="float" office:value="0.295124" calcext:value-type="float">
            <text:p>0.295124</text:p>
          </table:table-cell>
          <table:table-cell office:value-type="float" office:value="2.37537" calcext:value-type="float">
            <text:p>2.3753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4031" calcext:value-type="float">
            <text:p>-8.4031</text:p>
          </table:table-cell>
          <table:table-cell office:value-type="float" office:value="-5.09712" calcext:value-type="float">
            <text:p>-5.09712</text:p>
          </table:table-cell>
          <table:table-cell office:value-type="float" office:value="5.11847" calcext:value-type="float">
            <text:p>5.11847</text:p>
          </table:table-cell>
          <table:table-cell office:value-type="float" office:value="4.08623" calcext:value-type="float">
            <text:p>4.08623</text:p>
          </table:table-cell>
          <table:table-cell office:value-type="float" office:value="-0.161621" calcext:value-type="float">
            <text:p>-0.161621</text:p>
          </table:table-cell>
          <table:table-cell office:value-type="float" office:value="0.0654262" calcext:value-type="float">
            <text:p>0.0654262</text:p>
          </table:table-cell>
          <table:table-cell office:value-type="float" office:value="0.0782255" calcext:value-type="float">
            <text:p>0.0782255</text:p>
          </table:table-cell>
          <table:table-cell office:value-type="float" office:value="0.352707" calcext:value-type="float">
            <text:p>0.352707</text:p>
          </table:table-cell>
          <table:table-cell office:value-type="float" office:value="0.295016" calcext:value-type="float">
            <text:p>0.295016</text:p>
          </table:table-cell>
          <table:table-cell office:value-type="float" office:value="0.265267" calcext:value-type="float">
            <text:p>0.265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037" calcext:value-type="float">
            <text:p>-8.55037</text:p>
          </table:table-cell>
          <table:table-cell office:value-type="float" office:value="-5.25747" calcext:value-type="float">
            <text:p>-5.25747</text:p>
          </table:table-cell>
          <table:table-cell office:value-type="float" office:value="4.99083" calcext:value-type="float">
            <text:p>4.99083</text:p>
          </table:table-cell>
          <table:table-cell office:value-type="float" office:value="4.06884" calcext:value-type="float">
            <text:p>4.06884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0.0654295" calcext:value-type="float">
            <text:p>0.0654295</text:p>
          </table:table-cell>
          <table:table-cell office:value-type="float" office:value="0.0784086" calcext:value-type="float">
            <text:p>0.0784086</text:p>
          </table:table-cell>
          <table:table-cell office:value-type="float" office:value="0.352622" calcext:value-type="float">
            <text:p>0.352622</text:p>
          </table:table-cell>
          <table:table-cell office:value-type="float" office:value="0.294667" calcext:value-type="float">
            <text:p>0.294667</text:p>
          </table:table-cell>
          <table:table-cell office:value-type="float" office:value="3.55636" calcext:value-type="float">
            <text:p>3.5563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73932" calcext:value-type="float">
            <text:p>-8.73932</text:p>
          </table:table-cell>
          <table:table-cell office:value-type="float" office:value="-5.45696" calcext:value-type="float">
            <text:p>-5.45696</text:p>
          </table:table-cell>
          <table:table-cell office:value-type="float" office:value="5.02276" calcext:value-type="float">
            <text:p>5.02276</text:p>
          </table:table-cell>
          <table:table-cell office:value-type="float" office:value="4.04814" calcext:value-type="float">
            <text:p>4.04814</text:p>
          </table:table-cell>
          <table:table-cell office:value-type="float" office:value="-0.18338" calcext:value-type="float">
            <text:p>-0.18338</text:p>
          </table:table-cell>
          <table:table-cell office:value-type="float" office:value="0.0653719" calcext:value-type="float">
            <text:p>0.0653719</text:p>
          </table:table-cell>
          <table:table-cell office:value-type="float" office:value="0.0786391" calcext:value-type="float">
            <text:p>0.0786391</text:p>
          </table:table-cell>
          <table:table-cell office:value-type="float" office:value="0.352407" calcext:value-type="float">
            <text:p>0.352407</text:p>
          </table:table-cell>
          <table:table-cell office:value-type="float" office:value="0.294354" calcext:value-type="float">
            <text:p>0.294354</text:p>
          </table:table-cell>
          <table:table-cell office:value-type="float" office:value="1.8344" calcext:value-type="float">
            <text:p>1.83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89965" calcext:value-type="float">
            <text:p>-8.89965</text:p>
          </table:table-cell>
          <table:table-cell office:value-type="float" office:value="-5.65215" calcext:value-type="float">
            <text:p>-5.65215</text:p>
          </table:table-cell>
          <table:table-cell office:value-type="float" office:value="5.01441" calcext:value-type="float">
            <text:p>5.01441</text:p>
          </table:table-cell>
          <table:table-cell office:value-type="float" office:value="4.03737" calcext:value-type="float">
            <text:p>4.03737</text:p>
          </table:table-cell>
          <table:table-cell office:value-type="float" office:value="-0.184597" calcext:value-type="float">
            <text:p>-0.184597</text:p>
          </table:table-cell>
          <table:table-cell office:value-type="float" office:value="0.0653402" calcext:value-type="float">
            <text:p>0.0653402</text:p>
          </table:table-cell>
          <table:table-cell office:value-type="float" office:value="0.0789111" calcext:value-type="float">
            <text:p>0.0789111</text:p>
          </table:table-cell>
          <table:table-cell office:value-type="float" office:value="0.352246" calcext:value-type="float">
            <text:p>0.352246</text:p>
          </table:table-cell>
          <table:table-cell office:value-type="float" office:value="0.29408" calcext:value-type="float">
            <text:p>0.29408</text:p>
          </table:table-cell>
          <table:table-cell office:value-type="float" office:value="0.268015" calcext:value-type="float">
            <text:p>0.2680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05542" calcext:value-type="float">
            <text:p>-9.05542</text:p>
          </table:table-cell>
          <table:table-cell office:value-type="float" office:value="-5.83744" calcext:value-type="float">
            <text:p>-5.83744</text:p>
          </table:table-cell>
          <table:table-cell office:value-type="float" office:value="5.00052" calcext:value-type="float">
            <text:p>5.00052</text:p>
          </table:table-cell>
          <table:table-cell office:value-type="float" office:value="4.0257" calcext:value-type="float">
            <text:p>4.0257</text:p>
          </table:table-cell>
          <table:table-cell office:value-type="float" office:value="-0.187783" calcext:value-type="float">
            <text:p>-0.187783</text:p>
          </table:table-cell>
          <table:table-cell office:value-type="float" office:value="0.0653651" calcext:value-type="float">
            <text:p>0.0653651</text:p>
          </table:table-cell>
          <table:table-cell office:value-type="float" office:value="0.0791846" calcext:value-type="float">
            <text:p>0.0791846</text:p>
          </table:table-cell>
          <table:table-cell office:value-type="float" office:value="0.352143" calcext:value-type="float">
            <text:p>0.352143</text:p>
          </table:table-cell>
          <table:table-cell office:value-type="float" office:value="0.293835" calcext:value-type="float">
            <text:p>0.293835</text:p>
          </table:table-cell>
          <table:table-cell office:value-type="float" office:value="0.0905025" calcext:value-type="float">
            <text:p>0.09050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19514" calcext:value-type="float">
            <text:p>-9.19514</text:p>
          </table:table-cell>
          <table:table-cell office:value-type="float" office:value="-5.98745" calcext:value-type="float">
            <text:p>-5.98745</text:p>
          </table:table-cell>
          <table:table-cell office:value-type="float" office:value="4.87478" calcext:value-type="float">
            <text:p>4.87478</text:p>
          </table:table-cell>
          <table:table-cell office:value-type="float" office:value="4.01174" calcext:value-type="float">
            <text:p>4.01174</text:p>
          </table:table-cell>
          <table:table-cell office:value-type="float" office:value="-0.191423" calcext:value-type="float">
            <text:p>-0.191423</text:p>
          </table:table-cell>
          <table:table-cell office:value-type="float" office:value="0.0655561" calcext:value-type="float">
            <text:p>0.0655561</text:p>
          </table:table-cell>
          <table:table-cell office:value-type="float" office:value="0.0792936" calcext:value-type="float">
            <text:p>0.0792936</text:p>
          </table:table-cell>
          <table:table-cell office:value-type="float" office:value="0.352326" calcext:value-type="float">
            <text:p>0.352326</text:p>
          </table:table-cell>
          <table:table-cell office:value-type="float" office:value="0.293441" calcext:value-type="float">
            <text:p>0.293441</text:p>
          </table:table-cell>
          <table:table-cell office:value-type="float" office:value="5.60193" calcext:value-type="float">
            <text:p>5.6019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36908" calcext:value-type="float">
            <text:p>-9.36908</text:p>
          </table:table-cell>
          <table:table-cell office:value-type="float" office:value="-6.08757" calcext:value-type="float">
            <text:p>-6.08757</text:p>
          </table:table-cell>
          <table:table-cell office:value-type="float" office:value="4.77925" calcext:value-type="float">
            <text:p>4.77925</text:p>
          </table:table-cell>
          <table:table-cell office:value-type="float" office:value="3.97022" calcext:value-type="float">
            <text:p>3.97022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.0657725" calcext:value-type="float">
            <text:p>0.0657725</text:p>
          </table:table-cell>
          <table:table-cell office:value-type="float" office:value="0.0791801" calcext:value-type="float">
            <text:p>0.0791801</text:p>
          </table:table-cell>
          <table:table-cell office:value-type="float" office:value="0.352394" calcext:value-type="float">
            <text:p>0.352394</text:p>
          </table:table-cell>
          <table:table-cell office:value-type="float" office:value="0.292957" calcext:value-type="float">
            <text:p>0.292957</text:p>
          </table:table-cell>
          <table:table-cell office:value-type="float" office:value="4.21646" calcext:value-type="float">
            <text:p>4.216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4618" calcext:value-type="float">
            <text:p>-9.54618</text:p>
          </table:table-cell>
          <table:table-cell office:value-type="float" office:value="-6.27031" calcext:value-type="float">
            <text:p>-6.27031</text:p>
          </table:table-cell>
          <table:table-cell office:value-type="float" office:value="4.81668" calcext:value-type="float">
            <text:p>4.81668</text:p>
          </table:table-cell>
          <table:table-cell office:value-type="float" office:value="3.95588" calcext:value-type="float">
            <text:p>3.95588</text:p>
          </table:table-cell>
          <table:table-cell office:value-type="float" office:value="-0.234671" calcext:value-type="float">
            <text:p>-0.234671</text:p>
          </table:table-cell>
          <table:table-cell office:value-type="float" office:value="0.0660129" calcext:value-type="float">
            <text:p>0.0660129</text:p>
          </table:table-cell>
          <table:table-cell office:value-type="float" office:value="0.0790773" calcext:value-type="float">
            <text:p>0.0790773</text:p>
          </table:table-cell>
          <table:table-cell office:value-type="float" office:value="0.352394" calcext:value-type="float">
            <text:p>0.352394</text:p>
          </table:table-cell>
          <table:table-cell office:value-type="float" office:value="0.292481" calcext:value-type="float">
            <text:p>0.292481</text:p>
          </table:table-cell>
          <table:table-cell office:value-type="float" office:value="1.06927" calcext:value-type="float">
            <text:p>1.069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68601" calcext:value-type="float">
            <text:p>-9.68601</text:p>
          </table:table-cell>
          <table:table-cell office:value-type="float" office:value="-6.47995" calcext:value-type="float">
            <text:p>-6.47995</text:p>
          </table:table-cell>
          <table:table-cell office:value-type="float" office:value="4.83664" calcext:value-type="float">
            <text:p>4.83664</text:p>
          </table:table-cell>
          <table:table-cell office:value-type="float" office:value="3.9641" calcext:value-type="float">
            <text:p>3.9641</text:p>
          </table:table-cell>
          <table:table-cell office:value-type="float" office:value="-0.210713" calcext:value-type="float">
            <text:p>-0.210713</text:p>
          </table:table-cell>
          <table:table-cell office:value-type="float" office:value="0.06656" calcext:value-type="float">
            <text:p>0.06656</text:p>
          </table:table-cell>
          <table:table-cell office:value-type="float" office:value="0.0790617" calcext:value-type="float">
            <text:p>0.0790617</text:p>
          </table:table-cell>
          <table:table-cell office:value-type="float" office:value="0.352651" calcext:value-type="float">
            <text:p>0.352651</text:p>
          </table:table-cell>
          <table:table-cell office:value-type="float" office:value="0.292114" calcext:value-type="float">
            <text:p>0.292114</text:p>
          </table:table-cell>
          <table:table-cell office:value-type="float" office:value="0.641345" calcext:value-type="float">
            <text:p>0.6413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90848" calcext:value-type="float">
            <text:p>-9.90848</text:p>
          </table:table-cell>
          <table:table-cell office:value-type="float" office:value="-6.64411" calcext:value-type="float">
            <text:p>-6.64411</text:p>
          </table:table-cell>
          <table:table-cell office:value-type="float" office:value="4.94405" calcext:value-type="float">
            <text:p>4.94405</text:p>
          </table:table-cell>
          <table:table-cell office:value-type="float" office:value="3.92899" calcext:value-type="float">
            <text:p>3.92899</text:p>
          </table:table-cell>
          <table:table-cell office:value-type="float" office:value="-0.242282" calcext:value-type="float">
            <text:p>-0.242282</text:p>
          </table:table-cell>
          <table:table-cell office:value-type="float" office:value="0.0668495" calcext:value-type="float">
            <text:p>0.0668495</text:p>
          </table:table-cell>
          <table:table-cell office:value-type="float" office:value="0.0790332" calcext:value-type="float">
            <text:p>0.0790332</text:p>
          </table:table-cell>
          <table:table-cell office:value-type="float" office:value="0.35244" calcext:value-type="float">
            <text:p>0.35244</text:p>
          </table:table-cell>
          <table:table-cell office:value-type="float" office:value="0.291796" calcext:value-type="float">
            <text:p>0.291796</text:p>
          </table:table-cell>
          <table:table-cell office:value-type="float" office:value="7.25804" calcext:value-type="float">
            <text:p>7.258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1116" calcext:value-type="float">
            <text:p>-10.1116</text:p>
          </table:table-cell>
          <table:table-cell office:value-type="float" office:value="-6.8115" calcext:value-type="float">
            <text:p>-6.8115</text:p>
          </table:table-cell>
          <table:table-cell office:value-type="float" office:value="4.96274" calcext:value-type="float">
            <text:p>4.96274</text:p>
          </table:table-cell>
          <table:table-cell office:value-type="float" office:value="3.9058" calcext:value-type="float">
            <text:p>3.9058</text:p>
          </table:table-cell>
          <table:table-cell office:value-type="float" office:value="-0.255019" calcext:value-type="float">
            <text:p>-0.255019</text:p>
          </table:table-cell>
          <table:table-cell office:value-type="float" office:value="0.0670587" calcext:value-type="float">
            <text:p>0.0670587</text:p>
          </table:table-cell>
          <table:table-cell office:value-type="float" office:value="0.0790118" calcext:value-type="float">
            <text:p>0.0790118</text:p>
          </table:table-cell>
          <table:table-cell office:value-type="float" office:value="0.352136" calcext:value-type="float">
            <text:p>0.352136</text:p>
          </table:table-cell>
          <table:table-cell office:value-type="float" office:value="0.291483" calcext:value-type="float">
            <text:p>0.291483</text:p>
          </table:table-cell>
          <table:table-cell office:value-type="float" office:value="0.723706" calcext:value-type="float">
            <text:p>0.723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297" calcext:value-type="float">
            <text:p>-10.297</text:p>
          </table:table-cell>
          <table:table-cell office:value-type="float" office:value="-6.97404" calcext:value-type="float">
            <text:p>-6.97404</text:p>
          </table:table-cell>
          <table:table-cell office:value-type="float" office:value="4.99134" calcext:value-type="float">
            <text:p>4.99134</text:p>
          </table:table-cell>
          <table:table-cell office:value-type="float" office:value="3.88799" calcext:value-type="float">
            <text:p>3.88799</text:p>
          </table:table-cell>
          <table:table-cell office:value-type="float" office:value="-0.262152" calcext:value-type="float">
            <text:p>-0.262152</text:p>
          </table:table-cell>
          <table:table-cell office:value-type="float" office:value="0.0673071" calcext:value-type="float">
            <text:p>0.0673071</text:p>
          </table:table-cell>
          <table:table-cell office:value-type="float" office:value="0.0789939" calcext:value-type="float">
            <text:p>0.0789939</text:p>
          </table:table-cell>
          <table:table-cell office:value-type="float" office:value="0.351777" calcext:value-type="float">
            <text:p>0.351777</text:p>
          </table:table-cell>
          <table:table-cell office:value-type="float" office:value="0.29123" calcext:value-type="float">
            <text:p>0.29123</text:p>
          </table:table-cell>
          <table:table-cell office:value-type="float" office:value="0.952212" calcext:value-type="float">
            <text:p>0.9522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5279" calcext:value-type="float">
            <text:p>-10.5279</text:p>
          </table:table-cell>
          <table:table-cell office:value-type="float" office:value="-7.15908" calcext:value-type="float">
            <text:p>-7.15908</text:p>
          </table:table-cell>
          <table:table-cell office:value-type="float" office:value="5.05736" calcext:value-type="float">
            <text:p>5.05736</text:p>
          </table:table-cell>
          <table:table-cell office:value-type="float" office:value="3.86593" calcext:value-type="float">
            <text:p>3.86593</text:p>
          </table:table-cell>
          <table:table-cell office:value-type="float" office:value="-0.271584" calcext:value-type="float">
            <text:p>-0.271584</text:p>
          </table:table-cell>
          <table:table-cell office:value-type="float" office:value="0.0673763" calcext:value-type="float">
            <text:p>0.0673763</text:p>
          </table:table-cell>
          <table:table-cell office:value-type="float" office:value="0.0790732" calcext:value-type="float">
            <text:p>0.0790732</text:p>
          </table:table-cell>
          <table:table-cell office:value-type="float" office:value="0.351304" calcext:value-type="float">
            <text:p>0.351304</text:p>
          </table:table-cell>
          <table:table-cell office:value-type="float" office:value="0.291066" calcext:value-type="float">
            <text:p>0.291066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7332" calcext:value-type="float">
            <text:p>-10.7332</text:p>
          </table:table-cell>
          <table:table-cell office:value-type="float" office:value="-7.30165" calcext:value-type="float">
            <text:p>-7.30165</text:p>
          </table:table-cell>
          <table:table-cell office:value-type="float" office:value="5.06073" calcext:value-type="float">
            <text:p>5.06073</text:p>
          </table:table-cell>
          <table:table-cell office:value-type="float" office:value="3.83936" calcext:value-type="float">
            <text:p>3.83936</text:p>
          </table:table-cell>
          <table:table-cell office:value-type="float" office:value="-0.287496" calcext:value-type="float">
            <text:p>-0.287496</text:p>
          </table:table-cell>
          <table:table-cell office:value-type="float" office:value="0.0674168" calcext:value-type="float">
            <text:p>0.0674168</text:p>
          </table:table-cell>
          <table:table-cell office:value-type="float" office:value="0.079108" calcext:value-type="float">
            <text:p>0.079108</text:p>
          </table:table-cell>
          <table:table-cell office:value-type="float" office:value="0.350791" calcext:value-type="float">
            <text:p>0.350791</text:p>
          </table:table-cell>
          <table:table-cell office:value-type="float" office:value="0.290847" calcext:value-type="float">
            <text:p>0.290847</text:p>
          </table:table-cell>
          <table:table-cell office:value-type="float" office:value="1.83081" calcext:value-type="float">
            <text:p>1.830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-7.46713" calcext:value-type="float">
            <text:p>-7.46713</text:p>
          </table:table-cell>
          <table:table-cell office:value-type="float" office:value="5.12125" calcext:value-type="float">
            <text:p>5.12125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-0.303772" calcext:value-type="float">
            <text:p>-0.303772</text:p>
          </table:table-cell>
          <table:table-cell office:value-type="float" office:value="0.0673323" calcext:value-type="float">
            <text:p>0.0673323</text:p>
          </table:table-cell>
          <table:table-cell office:value-type="float" office:value="0.0792032" calcext:value-type="float">
            <text:p>0.0792032</text:p>
          </table:table-cell>
          <table:table-cell office:value-type="float" office:value="0.350229" calcext:value-type="float">
            <text:p>0.350229</text:p>
          </table:table-cell>
          <table:table-cell office:value-type="float" office:value="0.290633" calcext:value-type="float">
            <text:p>0.290633</text:p>
          </table:table-cell>
          <table:table-cell office:value-type="float" office:value="3.63605" calcext:value-type="float">
            <text:p>3.636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1685" calcext:value-type="float">
            <text:p>-11.1685</text:p>
          </table:table-cell>
          <table:table-cell office:value-type="float" office:value="-7.60584" calcext:value-type="float">
            <text:p>-7.60584</text:p>
          </table:table-cell>
          <table:table-cell office:value-type="float" office:value="5.04831" calcext:value-type="float">
            <text:p>5.04831</text:p>
          </table:table-cell>
          <table:table-cell office:value-type="float" office:value="3.79314" calcext:value-type="float">
            <text:p>3.79314</text:p>
          </table:table-cell>
          <table:table-cell office:value-type="float" office:value="-0.306039" calcext:value-type="float">
            <text:p>-0.306039</text:p>
          </table:table-cell>
          <table:table-cell office:value-type="float" office:value="0.0672785" calcext:value-type="float">
            <text:p>0.0672785</text:p>
          </table:table-cell>
          <table:table-cell office:value-type="float" office:value="0.0792675" calcext:value-type="float">
            <text:p>0.0792675</text:p>
          </table:table-cell>
          <table:table-cell office:value-type="float" office:value="0.349693" calcext:value-type="float">
            <text:p>0.349693</text:p>
          </table:table-cell>
          <table:table-cell office:value-type="float" office:value="0.290348" calcext:value-type="float">
            <text:p>0.290348</text:p>
          </table:table-cell>
          <table:table-cell office:value-type="float" office:value="1.31348" calcext:value-type="float">
            <text:p>1.3134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3181" calcext:value-type="float">
            <text:p>-11.3181</text:p>
          </table:table-cell>
          <table:table-cell office:value-type="float" office:value="-7.75888" calcext:value-type="float">
            <text:p>-7.75888</text:p>
          </table:table-cell>
          <table:table-cell office:value-type="float" office:value="4.99288" calcext:value-type="float">
            <text:p>4.99288</text:p>
          </table:table-cell>
          <table:table-cell office:value-type="float" office:value="3.79374" calcext:value-type="float">
            <text:p>3.79374</text:p>
          </table:table-cell>
          <table:table-cell office:value-type="float" office:value="-0.28827" calcext:value-type="float">
            <text:p>-0.28827</text:p>
          </table:table-cell>
          <table:table-cell office:value-type="float" office:value="0.0674272" calcext:value-type="float">
            <text:p>0.0674272</text:p>
          </table:table-cell>
          <table:table-cell office:value-type="float" office:value="0.0793769" calcext:value-type="float">
            <text:p>0.0793769</text:p>
          </table:table-cell>
          <table:table-cell office:value-type="float" office:value="0.349271" calcext:value-type="float">
            <text:p>0.349271</text:p>
          </table:table-cell>
          <table:table-cell office:value-type="float" office:value="0.290182" calcext:value-type="float">
            <text:p>0.290182</text:p>
          </table:table-cell>
          <table:table-cell office:value-type="float" office:value="3.04897" calcext:value-type="float">
            <text:p>3.048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124" calcext:value-type="float">
            <text:p>-11.5124</text:p>
          </table:table-cell>
          <table:table-cell office:value-type="float" office:value="-7.8853" calcext:value-type="float">
            <text:p>-7.8853</text:p>
          </table:table-cell>
          <table:table-cell office:value-type="float" office:value="4.94841" calcext:value-type="float">
            <text:p>4.94841</text:p>
          </table:table-cell>
          <table:table-cell office:value-type="float" office:value="3.77234" calcext:value-type="float">
            <text:p>3.77234</text:p>
          </table:table-cell>
          <table:table-cell office:value-type="float" office:value="-0.296692" calcext:value-type="float">
            <text:p>-0.296692</text:p>
          </table:table-cell>
          <table:table-cell office:value-type="float" office:value="0.0676482" calcext:value-type="float">
            <text:p>0.0676482</text:p>
          </table:table-cell>
          <table:table-cell office:value-type="float" office:value="0.0794385" calcext:value-type="float">
            <text:p>0.0794385</text:p>
          </table:table-cell>
          <table:table-cell office:value-type="float" office:value="0.348887" calcext:value-type="float">
            <text:p>0.348887</text:p>
          </table:table-cell>
          <table:table-cell office:value-type="float" office:value="0.28995" calcext:value-type="float">
            <text:p>0.28995</text:p>
          </table:table-cell>
          <table:table-cell office:value-type="float" office:value="1.75186" calcext:value-type="float">
            <text:p>1.7518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6911" calcext:value-type="float">
            <text:p>-11.6911</text:p>
          </table:table-cell>
          <table:table-cell office:value-type="float" office:value="-7.98882" calcext:value-type="float">
            <text:p>-7.98882</text:p>
          </table:table-cell>
          <table:table-cell office:value-type="float" office:value="4.88401" calcext:value-type="float">
            <text:p>4.88401</text:p>
          </table:table-cell>
          <table:table-cell office:value-type="float" office:value="3.74904" calcext:value-type="float">
            <text:p>3.74904</text:p>
          </table:table-cell>
          <table:table-cell office:value-type="float" office:value="-0.307513" calcext:value-type="float">
            <text:p>-0.307513</text:p>
          </table:table-cell>
          <table:table-cell office:value-type="float" office:value="0.0680685" calcext:value-type="float">
            <text:p>0.0680685</text:p>
          </table:table-cell>
          <table:table-cell office:value-type="float" office:value="0.0794014" calcext:value-type="float">
            <text:p>0.0794014</text:p>
          </table:table-cell>
          <table:table-cell office:value-type="float" office:value="0.348571" calcext:value-type="float">
            <text:p>0.348571</text:p>
          </table:table-cell>
          <table:table-cell office:value-type="float" office:value="0.28963" calcext:value-type="float">
            <text:p>0.28963</text:p>
          </table:table-cell>
          <table:table-cell office:value-type="float" office:value="2.90573" calcext:value-type="float">
            <text:p>2.9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8816" calcext:value-type="float">
            <text:p>-11.8816</text:p>
          </table:table-cell>
          <table:table-cell office:value-type="float" office:value="-8.10133" calcext:value-type="float">
            <text:p>-8.10133</text:p>
          </table:table-cell>
          <table:table-cell office:value-type="float" office:value="4.77296" calcext:value-type="float">
            <text:p>4.77296</text:p>
          </table:table-cell>
          <table:table-cell office:value-type="float" office:value="3.72713" calcext:value-type="float">
            <text:p>3.72713</text:p>
          </table:table-cell>
          <table:table-cell office:value-type="float" office:value="-0.315271" calcext:value-type="float">
            <text:p>-0.315271</text:p>
          </table:table-cell>
          <table:table-cell office:value-type="float" office:value="0.0686538" calcext:value-type="float">
            <text:p>0.0686538</text:p>
          </table:table-cell>
          <table:table-cell office:value-type="float" office:value="0.0793256" calcext:value-type="float">
            <text:p>0.0793256</text:p>
          </table:table-cell>
          <table:table-cell office:value-type="float" office:value="0.348453" calcext:value-type="float">
            <text:p>0.348453</text:p>
          </table:table-cell>
          <table:table-cell office:value-type="float" office:value="0.289225" calcext:value-type="float">
            <text:p>0.289225</text:p>
          </table:table-cell>
          <table:table-cell office:value-type="float" office:value="1.48575" calcext:value-type="float">
            <text:p>1.485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8.19188" calcext:value-type="float">
            <text:p>-8.19188</text:p>
          </table:table-cell>
          <table:table-cell office:value-type="float" office:value="4.75324" calcext:value-type="float">
            <text:p>4.75324</text:p>
          </table:table-cell>
          <table:table-cell office:value-type="float" office:value="3.69287" calcext:value-type="float">
            <text:p>3.69287</text:p>
          </table:table-cell>
          <table:table-cell office:value-type="float" office:value="-0.337031" calcext:value-type="float">
            <text:p>-0.337031</text:p>
          </table:table-cell>
          <table:table-cell office:value-type="float" office:value="0.069248" calcext:value-type="float">
            <text:p>0.069248</text:p>
          </table:table-cell>
          <table:table-cell office:value-type="float" office:value="0.0792053" calcext:value-type="float">
            <text:p>0.0792053</text:p>
          </table:table-cell>
          <table:table-cell office:value-type="float" office:value="0.348269" calcext:value-type="float">
            <text:p>0.348269</text:p>
          </table:table-cell>
          <table:table-cell office:value-type="float" office:value="0.288777" calcext:value-type="float">
            <text:p>0.288777</text:p>
          </table:table-cell>
          <table:table-cell office:value-type="float" office:value="0.657269" calcext:value-type="float">
            <text:p>0.657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3243" calcext:value-type="float">
            <text:p>-12.3243</text:p>
          </table:table-cell>
          <table:table-cell office:value-type="float" office:value="-8.32268" calcext:value-type="float">
            <text:p>-8.32268</text:p>
          </table:table-cell>
          <table:table-cell office:value-type="float" office:value="4.89897" calcext:value-type="float">
            <text:p>4.89897</text:p>
          </table:table-cell>
          <table:table-cell office:value-type="float" office:value="3.67342" calcext:value-type="float">
            <text:p>3.67342</text:p>
          </table:table-cell>
          <table:table-cell office:value-type="float" office:value="-0.339056" calcext:value-type="float">
            <text:p>-0.339056</text:p>
          </table:table-cell>
          <table:table-cell office:value-type="float" office:value="0.069746" calcext:value-type="float">
            <text:p>0.069746</text:p>
          </table:table-cell>
          <table:table-cell office:value-type="float" office:value="0.0790945" calcext:value-type="float">
            <text:p>0.0790945</text:p>
          </table:table-cell>
          <table:table-cell office:value-type="float" office:value="0.34783" calcext:value-type="float">
            <text:p>0.34783</text:p>
          </table:table-cell>
          <table:table-cell office:value-type="float" office:value="0.28841" calcext:value-type="float">
            <text:p>0.28841</text:p>
          </table:table-cell>
          <table:table-cell office:value-type="float" office:value="2.90119" calcext:value-type="float">
            <text:p>2.9011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5279" calcext:value-type="float">
            <text:p>-12.5279</text:p>
          </table:table-cell>
          <table:table-cell office:value-type="float" office:value="-8.40385" calcext:value-type="float">
            <text:p>-8.40385</text:p>
          </table:table-cell>
          <table:table-cell office:value-type="float" office:value="4.85408" calcext:value-type="float">
            <text:p>4.85408</text:p>
          </table:table-cell>
          <table:table-cell office:value-type="float" office:value="3.64306" calcext:value-type="float">
            <text:p>3.64306</text:p>
          </table:table-cell>
          <table:table-cell office:value-type="float" office:value="-0.355184" calcext:value-type="float">
            <text:p>-0.355184</text:p>
          </table:table-cell>
          <table:table-cell office:value-type="float" office:value="0.0703644" calcext:value-type="float">
            <text:p>0.0703644</text:p>
          </table:table-cell>
          <table:table-cell office:value-type="float" office:value="0.0789717" calcext:value-type="float">
            <text:p>0.0789717</text:p>
          </table:table-cell>
          <table:table-cell office:value-type="float" office:value="0.347407" calcext:value-type="float">
            <text:p>0.347407</text:p>
          </table:table-cell>
          <table:table-cell office:value-type="float" office:value="0.287984" calcext:value-type="float">
            <text:p>0.287984</text:p>
          </table:table-cell>
          <table:table-cell office:value-type="float" office:value="1.71014" calcext:value-type="float">
            <text:p>1.710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7299" calcext:value-type="float">
            <text:p>-12.7299</text:p>
          </table:table-cell>
          <table:table-cell office:value-type="float" office:value="-8.49128" calcext:value-type="float">
            <text:p>-8.49128</text:p>
          </table:table-cell>
          <table:table-cell office:value-type="float" office:value="4.74981" calcext:value-type="float">
            <text:p>4.74981</text:p>
          </table:table-cell>
          <table:table-cell office:value-type="float" office:value="3.61634" calcext:value-type="float">
            <text:p>3.61634</text:p>
          </table:table-cell>
          <table:table-cell office:value-type="float" office:value="-0.366953" calcext:value-type="float">
            <text:p>-0.366953</text:p>
          </table:table-cell>
          <table:table-cell office:value-type="float" office:value="0.0711429" calcext:value-type="float">
            <text:p>0.0711429</text:p>
          </table:table-cell>
          <table:table-cell office:value-type="float" office:value="0.0788679" calcext:value-type="float">
            <text:p>0.0788679</text:p>
          </table:table-cell>
          <table:table-cell office:value-type="float" office:value="0.347122" calcext:value-type="float">
            <text:p>0.347122</text:p>
          </table:table-cell>
          <table:table-cell office:value-type="float" office:value="0.287534" calcext:value-type="float">
            <text:p>0.287534</text:p>
          </table:table-cell>
          <table:table-cell office:value-type="float" office:value="1.57713" calcext:value-type="float">
            <text:p>1.5771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0103" calcext:value-type="float">
            <text:p>-13.0103</text:p>
          </table:table-cell>
          <table:table-cell office:value-type="float" office:value="-8.58213" calcext:value-type="float">
            <text:p>-8.58213</text:p>
          </table:table-cell>
          <table:table-cell office:value-type="float" office:value="4.82596" calcext:value-type="float">
            <text:p>4.82596</text:p>
          </table:table-cell>
          <table:table-cell office:value-type="float" office:value="3.57446" calcext:value-type="float">
            <text:p>3.57446</text:p>
          </table:table-cell>
          <table:table-cell office:value-type="float" office:value="-0.393202" calcext:value-type="float">
            <text:p>-0.393202</text:p>
          </table:table-cell>
          <table:table-cell office:value-type="float" office:value="0.0714879" calcext:value-type="float">
            <text:p>0.0714879</text:p>
          </table:table-cell>
          <table:table-cell office:value-type="float" office:value="0.0787881" calcext:value-type="float">
            <text:p>0.0787881</text:p>
          </table:table-cell>
          <table:table-cell office:value-type="float" office:value="0.346649" calcext:value-type="float">
            <text:p>0.346649</text:p>
          </table:table-cell>
          <table:table-cell office:value-type="float" office:value="0.287097" calcext:value-type="float">
            <text:p>0.287097</text:p>
          </table:table-cell>
          <table:table-cell office:value-type="float" office:value="4.49632" calcext:value-type="float">
            <text:p>4.49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2613" calcext:value-type="float">
            <text:p>-13.2613</text:p>
          </table:table-cell>
          <table:table-cell office:value-type="float" office:value="-8.68422" calcext:value-type="float">
            <text:p>-8.68422</text:p>
          </table:table-cell>
          <table:table-cell office:value-type="float" office:value="4.91959" calcext:value-type="float">
            <text:p>4.91959</text:p>
          </table:table-cell>
          <table:table-cell office:value-type="float" office:value="3.54991" calcext:value-type="float">
            <text:p>3.54991</text:p>
          </table:table-cell>
          <table:table-cell office:value-type="float" office:value="-0.397085" calcext:value-type="float">
            <text:p>-0.397085</text:p>
          </table:table-cell>
          <table:table-cell office:value-type="float" office:value="0.0716879" calcext:value-type="float">
            <text:p>0.0716879</text:p>
          </table:table-cell>
          <table:table-cell office:value-type="float" office:value="0.0787071" calcext:value-type="float">
            <text:p>0.0787071</text:p>
          </table:table-cell>
          <table:table-cell office:value-type="float" office:value="0.346114" calcext:value-type="float">
            <text:p>0.346114</text:p>
          </table:table-cell>
          <table:table-cell office:value-type="float" office:value="0.286653" calcext:value-type="float">
            <text:p>0.286653</text:p>
          </table:table-cell>
          <table:table-cell office:value-type="float" office:value="2.83544" calcext:value-type="float">
            <text:p>2.835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4831" calcext:value-type="float">
            <text:p>-13.4831</text:p>
          </table:table-cell>
          <table:table-cell office:value-type="float" office:value="-8.73144" calcext:value-type="float">
            <text:p>-8.73144</text:p>
          </table:table-cell>
          <table:table-cell office:value-type="float" office:value="4.88081" calcext:value-type="float">
            <text:p>4.88081</text:p>
          </table:table-cell>
          <table:table-cell office:value-type="float" office:value="3.51188" calcext:value-type="float">
            <text:p>3.51188</text:p>
          </table:table-cell>
          <table:table-cell office:value-type="float" office:value="-0.418585" calcext:value-type="float">
            <text:p>-0.418585</text:p>
          </table:table-cell>
          <table:table-cell office:value-type="float" office:value="0.0719198" calcext:value-type="float">
            <text:p>0.0719198</text:p>
          </table:table-cell>
          <table:table-cell office:value-type="float" office:value="0.0787618" calcext:value-type="float">
            <text:p>0.0787618</text:p>
          </table:table-cell>
          <table:table-cell office:value-type="float" office:value="0.345581" calcext:value-type="float">
            <text:p>0.345581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1.86499" calcext:value-type="float">
            <text:p>1.864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93" calcext:value-type="float">
            <text:p>-13.693</text:p>
          </table:table-cell>
          <table:table-cell office:value-type="float" office:value="-8.77589" calcext:value-type="float">
            <text:p>-8.77589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3.47462" calcext:value-type="float">
            <text:p>3.47462</text:p>
          </table:table-cell>
          <table:table-cell office:value-type="float" office:value="-0.441216" calcext:value-type="float">
            <text:p>-0.441216</text:p>
          </table:table-cell>
          <table:table-cell office:value-type="float" office:value="0.0722665" calcext:value-type="float">
            <text:p>0.0722665</text:p>
          </table:table-cell>
          <table:table-cell office:value-type="float" office:value="0.0790315" calcext:value-type="float">
            <text:p>0.0790315</text:p>
          </table:table-cell>
          <table:table-cell office:value-type="float" office:value="0.345127" calcext:value-type="float">
            <text:p>0.345127</text:p>
          </table:table-cell>
          <table:table-cell office:value-type="float" office:value="0.286088" calcext:value-type="float">
            <text:p>0.286088</text:p>
          </table:table-cell>
          <table:table-cell office:value-type="float" office:value="3.64661" calcext:value-type="float">
            <text:p>3.646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922" calcext:value-type="float">
            <text:p>-13.922</text:p>
          </table:table-cell>
          <table:table-cell office:value-type="float" office:value="-8.88413" calcext:value-type="float">
            <text:p>-8.88413</text:p>
          </table:table-cell>
          <table:table-cell office:value-type="float" office:value="4.768" calcext:value-type="float">
            <text:p>4.768</text:p>
          </table:table-cell>
          <table:table-cell office:value-type="float" office:value="3.46534" calcext:value-type="float">
            <text:p>3.46534</text:p>
          </table:table-cell>
          <table:table-cell office:value-type="float" office:value="-0.426167" calcext:value-type="float">
            <text:p>-0.426167</text:p>
          </table:table-cell>
          <table:table-cell office:value-type="float" office:value="0.0726267" calcext:value-type="float">
            <text:p>0.0726267</text:p>
          </table:table-cell>
          <table:table-cell office:value-type="float" office:value="0.0791859" calcext:value-type="float">
            <text:p>0.0791859</text:p>
          </table:table-cell>
          <table:table-cell office:value-type="float" office:value="0.344669" calcext:value-type="float">
            <text:p>0.344669</text:p>
          </table:table-cell>
          <table:table-cell office:value-type="float" office:value="0.285768" calcext:value-type="float">
            <text:p>0.285768</text:p>
          </table:table-cell>
          <table:table-cell office:value-type="float" office:value="0.941427" calcext:value-type="float">
            <text:p>0.941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88" calcext:value-type="float">
            <text:p>-14.1788</text:p>
          </table:table-cell>
          <table:table-cell office:value-type="float" office:value="-8.97447" calcext:value-type="float">
            <text:p>-8.97447</text:p>
          </table:table-cell>
          <table:table-cell office:value-type="float" office:value="4.92061" calcext:value-type="float">
            <text:p>4.92061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-0.415208" calcext:value-type="float">
            <text:p>-0.415208</text:p>
          </table:table-cell>
          <table:table-cell office:value-type="float" office:value="0.0728475" calcext:value-type="float">
            <text:p>0.0728475</text:p>
          </table:table-cell>
          <table:table-cell office:value-type="float" office:value="0.0792966" calcext:value-type="float">
            <text:p>0.0792966</text:p>
          </table:table-cell>
          <table:table-cell office:value-type="float" office:value="0.344141" calcext:value-type="float">
            <text:p>0.344141</text:p>
          </table:table-cell>
          <table:table-cell office:value-type="float" office:value="0.285355" calcext:value-type="float">
            <text:p>0.285355</text:p>
          </table:table-cell>
          <table:table-cell office:value-type="float" office:value="2.91349" calcext:value-type="float">
            <text:p>2.9134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4049" calcext:value-type="float">
            <text:p>-14.4049</text:p>
          </table:table-cell>
          <table:table-cell office:value-type="float" office:value="-9.08531" calcext:value-type="float">
            <text:p>-9.08531</text:p>
          </table:table-cell>
          <table:table-cell office:value-type="float" office:value="4.92738" calcext:value-type="float">
            <text:p>4.92738</text:p>
          </table:table-cell>
          <table:table-cell office:value-type="float" office:value="3.44679" calcext:value-type="float">
            <text:p>3.44679</text:p>
          </table:table-cell>
          <table:table-cell office:value-type="float" office:value="-0.394333" calcext:value-type="float">
            <text:p>-0.394333</text:p>
          </table:table-cell>
          <table:table-cell office:value-type="float" office:value="0.0731136" calcext:value-type="float">
            <text:p>0.0731136</text:p>
          </table:table-cell>
          <table:table-cell office:value-type="float" office:value="0.0792811" calcext:value-type="float">
            <text:p>0.0792811</text:p>
          </table:table-cell>
          <table:table-cell office:value-type="float" office:value="0.343614" calcext:value-type="float">
            <text:p>0.343614</text:p>
          </table:table-cell>
          <table:table-cell office:value-type="float" office:value="0.284922" calcext:value-type="float">
            <text:p>0.284922</text:p>
          </table:table-cell>
          <table:table-cell office:value-type="float" office:value="0.654428" calcext:value-type="float">
            <text:p>0.654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329" calcext:value-type="float">
            <text:p>-14.6329</text:p>
          </table:table-cell>
          <table:table-cell office:value-type="float" office:value="-9.1566" calcext:value-type="float">
            <text:p>-9.1566</text:p>
          </table:table-cell>
          <table:table-cell office:value-type="float" office:value="4.88739" calcext:value-type="float">
            <text:p>4.88739</text:p>
          </table:table-cell>
          <table:table-cell office:value-type="float" office:value="3.42702" calcext:value-type="float">
            <text:p>3.42702</text:p>
          </table:table-cell>
          <table:table-cell office:value-type="float" office:value="-0.395779" calcext:value-type="float">
            <text:p>-0.395779</text:p>
          </table:table-cell>
          <table:table-cell office:value-type="float" office:value="0.073425" calcext:value-type="float">
            <text:p>0.073425</text:p>
          </table:table-cell>
          <table:table-cell office:value-type="float" office:value="0.0792621" calcext:value-type="float">
            <text:p>0.0792621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284493" calcext:value-type="float">
            <text:p>0.284493</text:p>
          </table:table-cell>
          <table:table-cell office:value-type="float" office:value="0.319189" calcext:value-type="float">
            <text:p>0.3191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9214" calcext:value-type="float">
            <text:p>-14.9214</text:p>
          </table:table-cell>
          <table:table-cell office:value-type="float" office:value="-9.1555" calcext:value-type="float">
            <text:p>-9.1555</text:p>
          </table:table-cell>
          <table:table-cell office:value-type="float" office:value="4.93736" calcext:value-type="float">
            <text:p>4.93736</text:p>
          </table:table-cell>
          <table:table-cell office:value-type="float" office:value="3.36852" calcext:value-type="float">
            <text:p>3.36852</text:p>
          </table:table-cell>
          <table:table-cell office:value-type="float" office:value="-0.439672" calcext:value-type="float">
            <text:p>-0.439672</text:p>
          </table:table-cell>
          <table:table-cell office:value-type="float" office:value="0.0734868" calcext:value-type="float">
            <text:p>0.0734868</text:p>
          </table:table-cell>
          <table:table-cell office:value-type="float" office:value="0.0795089" calcext:value-type="float">
            <text:p>0.0795089</text:p>
          </table:table-cell>
          <table:table-cell office:value-type="float" office:value="0.342589" calcext:value-type="float">
            <text:p>0.342589</text:p>
          </table:table-cell>
          <table:table-cell office:value-type="float" office:value="0.284144" calcext:value-type="float">
            <text:p>0.284144</text:p>
          </table:table-cell>
          <table:table-cell office:value-type="float" office:value="2.10129" calcext:value-type="float">
            <text:p>2.101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821" calcext:value-type="float">
            <text:p>-15.1821</text:p>
          </table:table-cell>
          <table:table-cell office:value-type="float" office:value="-9.22769" calcext:value-type="float">
            <text:p>-9.22769</text:p>
          </table:table-cell>
          <table:table-cell office:value-type="float" office:value="4.97724" calcext:value-type="float">
            <text:p>4.97724</text:p>
          </table:table-cell>
          <table:table-cell office:value-type="float" office:value="3.35149" calcext:value-type="float">
            <text:p>3.35149</text:p>
          </table:table-cell>
          <table:table-cell office:value-type="float" office:value="-0.433472" calcext:value-type="float">
            <text:p>-0.433472</text:p>
          </table:table-cell>
          <table:table-cell office:value-type="float" office:value="0.0734756" calcext:value-type="float">
            <text:p>0.0734756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283754" calcext:value-type="float">
            <text:p>0.283754</text:p>
          </table:table-cell>
          <table:table-cell office:value-type="float" office:value="4.49588" calcext:value-type="float">
            <text:p>4.495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4504" calcext:value-type="float">
            <text:p>-15.4504</text:p>
          </table:table-cell>
          <table:table-cell office:value-type="float" office:value="-9.34182" calcext:value-type="float">
            <text:p>-9.34182</text:p>
          </table:table-cell>
          <table:table-cell office:value-type="float" office:value="5.03642" calcext:value-type="float">
            <text:p>5.03642</text:p>
          </table:table-cell>
          <table:table-cell office:value-type="float" office:value="3.35347" calcext:value-type="float">
            <text:p>3.35347</text:p>
          </table:table-cell>
          <table:table-cell office:value-type="float" office:value="-0.405905" calcext:value-type="float">
            <text:p>-0.405905</text:p>
          </table:table-cell>
          <table:table-cell office:value-type="float" office:value="0.0733995" calcext:value-type="float">
            <text:p>0.0733995</text:p>
          </table:table-cell>
          <table:table-cell office:value-type="float" office:value="0.0796465" calcext:value-type="float">
            <text:p>0.0796465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283337" calcext:value-type="float">
            <text:p>0.283337</text:p>
          </table:table-cell>
          <table:table-cell office:value-type="float" office:value="5.26504" calcext:value-type="float">
            <text:p>5.265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96" calcext:value-type="float">
            <text:p>-15.6896</text:p>
          </table:table-cell>
          <table:table-cell office:value-type="float" office:value="-9.37336" calcext:value-type="float">
            <text:p>-9.37336</text:p>
          </table:table-cell>
          <table:table-cell office:value-type="float" office:value="4.93692" calcext:value-type="float">
            <text:p>4.93692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-0.425012" calcext:value-type="float">
            <text:p>-0.425012</text:p>
          </table:table-cell>
          <table:table-cell office:value-type="float" office:value="0.0733265" calcext:value-type="float">
            <text:p>0.0733265</text:p>
          </table:table-cell>
          <table:table-cell office:value-type="float" office:value="0.0796504" calcext:value-type="float">
            <text:p>0.0796504</text:p>
          </table:table-cell>
          <table:table-cell office:value-type="float" office:value="0.341136" calcext:value-type="float">
            <text:p>0.341136</text:p>
          </table:table-cell>
          <table:table-cell office:value-type="float" office:value="0.282912" calcext:value-type="float">
            <text:p>0.282912</text:p>
          </table:table-cell>
          <table:table-cell office:value-type="float" office:value="2.1191" calcext:value-type="float">
            <text:p>2.119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9481" calcext:value-type="float">
            <text:p>-15.9481</text:p>
          </table:table-cell>
          <table:table-cell office:value-type="float" office:value="-9.45648" calcext:value-type="float">
            <text:p>-9.45648</text:p>
          </table:table-cell>
          <table:table-cell office:value-type="float" office:value="4.97173" calcext:value-type="float">
            <text:p>4.97173</text:p>
          </table:table-cell>
          <table:table-cell office:value-type="float" office:value="3.31547" calcext:value-type="float">
            <text:p>3.31547</text:p>
          </table:table-cell>
          <table:table-cell office:value-type="float" office:value="-0.406972" calcext:value-type="float">
            <text:p>-0.406972</text:p>
          </table:table-cell>
          <table:table-cell office:value-type="float" office:value="0.0732301" calcext:value-type="float">
            <text:p>0.0732301</text:p>
          </table:table-cell>
          <table:table-cell office:value-type="float" office:value="0.0795608" calcext:value-type="float">
            <text:p>0.0795608</text:p>
          </table:table-cell>
          <table:table-cell office:value-type="float" office:value="0.340639" calcext:value-type="float">
            <text:p>0.340639</text:p>
          </table:table-cell>
          <table:table-cell office:value-type="float" office:value="0.282517" calcext:value-type="float">
            <text:p>0.282517</text:p>
          </table:table-cell>
          <table:table-cell office:value-type="float" office:value="2.09884" calcext:value-type="float">
            <text:p>2.09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97" calcext:value-type="float">
            <text:p>-16.197</text:p>
          </table:table-cell>
          <table:table-cell office:value-type="float" office:value="-9.46856" calcext:value-type="float">
            <text:p>-9.46856</text:p>
          </table:table-cell>
          <table:table-cell office:value-type="float" office:value="4.928" calcext:value-type="float">
            <text:p>4.928</text:p>
          </table:table-cell>
          <table:table-cell office:value-type="float" office:value="3.27947" calcext:value-type="float">
            <text:p>3.27947</text:p>
          </table:table-cell>
          <table:table-cell office:value-type="float" office:value="-0.427866" calcext:value-type="float">
            <text:p>-0.427866</text:p>
          </table:table-cell>
          <table:table-cell office:value-type="float" office:value="0.0731281" calcext:value-type="float">
            <text:p>0.0731281</text:p>
          </table:table-cell>
          <table:table-cell office:value-type="float" office:value="0.0795193" calcext:value-type="float">
            <text:p>0.0795193</text:p>
          </table:table-cell>
          <table:table-cell office:value-type="float" office:value="0.340132" calcext:value-type="float">
            <text:p>0.340132</text:p>
          </table:table-cell>
          <table:table-cell office:value-type="float" office:value="0.282094" calcext:value-type="float">
            <text:p>0.282094</text:p>
          </table:table-cell>
          <table:table-cell office:value-type="float" office:value="2.23551" calcext:value-type="float">
            <text:p>2.2355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4478" calcext:value-type="float">
            <text:p>-16.4478</text:p>
          </table:table-cell>
          <table:table-cell office:value-type="float" office:value="-9.46252" calcext:value-type="float">
            <text:p>-9.46252</text:p>
          </table:table-cell>
          <table:table-cell office:value-type="float" office:value="4.93116" calcext:value-type="float">
            <text:p>4.93116</text:p>
          </table:table-cell>
          <table:table-cell office:value-type="float" office:value="3.24114" calcext:value-type="float">
            <text:p>3.24114</text:p>
          </table:table-cell>
          <table:table-cell office:value-type="float" office:value="-0.447108" calcext:value-type="float">
            <text:p>-0.447108</text:p>
          </table:table-cell>
          <table:table-cell office:value-type="float" office:value="0.0730216" calcext:value-type="float">
            <text:p>0.0730216</text:p>
          </table:table-cell>
          <table:table-cell office:value-type="float" office:value="0.0795912" calcext:value-type="float">
            <text:p>0.0795912</text:p>
          </table:table-cell>
          <table:table-cell office:value-type="float" office:value="0.339633" calcext:value-type="float">
            <text:p>0.339633</text:p>
          </table:table-cell>
          <table:table-cell office:value-type="float" office:value="0.281693" calcext:value-type="float">
            <text:p>0.281693</text:p>
          </table:table-cell>
          <table:table-cell office:value-type="float" office:value="0.550266" calcext:value-type="float">
            <text:p>0.5502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06" calcext:value-type="float">
            <text:p>-16.6606</text:p>
          </table:table-cell>
          <table:table-cell office:value-type="float" office:value="-9.46697" calcext:value-type="float">
            <text:p>-9.46697</text:p>
          </table:table-cell>
          <table:table-cell office:value-type="float" office:value="4.84561" calcext:value-type="float">
            <text:p>4.8456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-0.456915" calcext:value-type="float">
            <text:p>-0.456915</text:p>
          </table:table-cell>
          <table:table-cell office:value-type="float" office:value="0.072949" calcext:value-type="float">
            <text:p>0.072949</text:p>
          </table:table-cell>
          <table:table-cell office:value-type="float" office:value="0.0797463" calcext:value-type="float">
            <text:p>0.0797463</text:p>
          </table:table-cell>
          <table:table-cell office:value-type="float" office:value="0.339133" calcext:value-type="float">
            <text:p>0.339133</text:p>
          </table:table-cell>
          <table:table-cell office:value-type="float" office:value="0.281315" calcext:value-type="float">
            <text:p>0.281315</text:p>
          </table:table-cell>
          <table:table-cell office:value-type="float" office:value="5.05181" calcext:value-type="float">
            <text:p>5.051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9468" calcext:value-type="float">
            <text:p>-16.9468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4.91237" calcext:value-type="float">
            <text:p>4.91237</text:p>
          </table:table-cell>
          <table:table-cell office:value-type="float" office:value="3.17111" calcext:value-type="float">
            <text:p>3.17111</text:p>
          </table:table-cell>
          <table:table-cell office:value-type="float" office:value="-0.477938" calcext:value-type="float">
            <text:p>-0.477938</text:p>
          </table:table-cell>
          <table:table-cell office:value-type="float" office:value="0.0728407" calcext:value-type="float">
            <text:p>0.0728407</text:p>
          </table:table-cell>
          <table:table-cell office:value-type="float" office:value="0.0800856" calcext:value-type="float">
            <text:p>0.0800856</text:p>
          </table:table-cell>
          <table:table-cell office:value-type="float" office:value="0.338635" calcext:value-type="float">
            <text:p>0.338635</text:p>
          </table:table-cell>
          <table:table-cell office:value-type="float" office:value="0.281052" calcext:value-type="float">
            <text:p>0.281052</text:p>
          </table:table-cell>
          <table:table-cell office:value-type="float" office:value="1.60423" calcext:value-type="float">
            <text:p>1.604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2011" calcext:value-type="float">
            <text:p>-17.2011</text:p>
          </table:table-cell>
          <table:table-cell office:value-type="float" office:value="-9.50694" calcext:value-type="float">
            <text:p>-9.50694</text:p>
          </table:table-cell>
          <table:table-cell office:value-type="float" office:value="4.97139" calcext:value-type="float">
            <text:p>4.97139</text:p>
          </table:table-cell>
          <table:table-cell office:value-type="float" office:value="3.17329" calcext:value-type="float">
            <text:p>3.17329</text:p>
          </table:table-cell>
          <table:table-cell office:value-type="float" office:value="-0.443984" calcext:value-type="float">
            <text:p>-0.443984</text:p>
          </table:table-cell>
          <table:table-cell office:value-type="float" office:value="0.0727352" calcext:value-type="float">
            <text:p>0.0727352</text:p>
          </table:table-cell>
          <table:table-cell office:value-type="float" office:value="0.0802013" calcext:value-type="float">
            <text:p>0.0802013</text:p>
          </table:table-cell>
          <table:table-cell office:value-type="float" office:value="0.338171" calcext:value-type="float">
            <text:p>0.338171</text:p>
          </table:table-cell>
          <table:table-cell office:value-type="float" office:value="0.280644" calcext:value-type="float">
            <text:p>0.280644</text:p>
          </table:table-cell>
          <table:table-cell office:value-type="float" office:value="7.85709" calcext:value-type="float">
            <text:p>7.8570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4627" calcext:value-type="float">
            <text:p>-17.4627</text:p>
          </table:table-cell>
          <table:table-cell office:value-type="float" office:value="-9.52357" calcext:value-type="float">
            <text:p>-9.52357</text:p>
          </table:table-cell>
          <table:table-cell office:value-type="float" office:value="4.99302" calcext:value-type="float">
            <text:p>4.99302</text:p>
          </table:table-cell>
          <table:table-cell office:value-type="float" office:value="3.15483" calcext:value-type="float">
            <text:p>3.15483</text:p>
          </table:table-cell>
          <table:table-cell office:value-type="float" office:value="-0.439638" calcext:value-type="float">
            <text:p>-0.439638</text:p>
          </table:table-cell>
          <table:table-cell office:value-type="float" office:value="0.0726443" calcext:value-type="float">
            <text:p>0.0726443</text:p>
          </table:table-cell>
          <table:table-cell office:value-type="float" office:value="0.0802773" calcext:value-type="float">
            <text:p>0.0802773</text:p>
          </table:table-cell>
          <table:table-cell office:value-type="float" office:value="0.337732" calcext:value-type="float">
            <text:p>0.337732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492253" calcext:value-type="float">
            <text:p>0.492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192" calcext:value-type="float">
            <text:p>-17.7192</text:p>
          </table:table-cell>
          <table:table-cell office:value-type="float" office:value="-9.51466" calcext:value-type="float">
            <text:p>-9.51466</text:p>
          </table:table-cell>
          <table:table-cell office:value-type="float" office:value="4.96989" calcext:value-type="float">
            <text:p>4.96989</text:p>
          </table:table-cell>
          <table:table-cell office:value-type="float" office:value="3.12493" calcext:value-type="float">
            <text:p>3.12493</text:p>
          </table:table-cell>
          <table:table-cell office:value-type="float" office:value="-0.452133" calcext:value-type="float">
            <text:p>-0.452133</text:p>
          </table:table-cell>
          <table:table-cell office:value-type="float" office:value="0.0725717" calcext:value-type="float">
            <text:p>0.0725717</text:p>
          </table:table-cell>
          <table:table-cell office:value-type="float" office:value="0.080391" calcext:value-type="float">
            <text:p>0.080391</text:p>
          </table:table-cell>
          <table:table-cell office:value-type="float" office:value="0.337276" calcext:value-type="float">
            <text:p>0.337276</text:p>
          </table:table-cell>
          <table:table-cell office:value-type="float" office:value="0.279826" calcext:value-type="float">
            <text:p>0.279826</text:p>
          </table:table-cell>
          <table:table-cell office:value-type="float" office:value="1.67895" calcext:value-type="float">
            <text:p>1.6789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9745" calcext:value-type="float">
            <text:p>-17.9745</text:p>
          </table:table-cell>
          <table:table-cell office:value-type="float" office:value="-9.48154" calcext:value-type="float">
            <text:p>-9.48154</text:p>
          </table:table-cell>
          <table:table-cell office:value-type="float" office:value="4.98321" calcext:value-type="float">
            <text:p>4.98321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-0.465445" calcext:value-type="float">
            <text:p>-0.465445</text:p>
          </table:table-cell>
          <table:table-cell office:value-type="float" office:value="0.0725217" calcext:value-type="float">
            <text:p>0.0725217</text:p>
          </table:table-cell>
          <table:table-cell office:value-type="float" office:value="0.0806323" calcext:value-type="float">
            <text:p>0.0806323</text:p>
          </table:table-cell>
          <table:table-cell office:value-type="float" office:value="0.336834" calcext:value-type="float">
            <text:p>0.336834</text:p>
          </table:table-cell>
          <table:table-cell office:value-type="float" office:value="0.279457" calcext:value-type="float">
            <text:p>0.279457</text:p>
          </table:table-cell>
          <table:table-cell office:value-type="float" office:value="0.219593" calcext:value-type="float">
            <text:p>0.2195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155" calcext:value-type="float">
            <text:p>-18.2155</text:p>
          </table:table-cell>
          <table:table-cell office:value-type="float" office:value="-9.44778" calcext:value-type="float">
            <text:p>-9.44778</text:p>
          </table:table-cell>
          <table:table-cell office:value-type="float" office:value="4.93466" calcext:value-type="float">
            <text:p>4.93466</text:p>
          </table:table-cell>
          <table:table-cell office:value-type="float" office:value="3.05578" calcext:value-type="float">
            <text:p>3.05578</text:p>
          </table:table-cell>
          <table:table-cell office:value-type="float" office:value="-0.482988" calcext:value-type="float">
            <text:p>-0.482988</text:p>
          </table:table-cell>
          <table:table-cell office:value-type="float" office:value="0.0724676" calcext:value-type="float">
            <text:p>0.0724676</text:p>
          </table:table-cell>
          <table:table-cell office:value-type="float" office:value="0.0809945" calcext:value-type="float">
            <text:p>0.0809945</text:p>
          </table:table-cell>
          <table:table-cell office:value-type="float" office:value="0.336357" calcext:value-type="float">
            <text:p>0.336357</text:p>
          </table:table-cell>
          <table:table-cell office:value-type="float" office:value="0.279145" calcext:value-type="float">
            <text:p>0.279145</text:p>
          </table:table-cell>
          <table:table-cell office:value-type="float" office:value="0.669451" calcext:value-type="float">
            <text:p>0.66945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4131" calcext:value-type="float">
            <text:p>-18.4131</text:p>
          </table:table-cell>
          <table:table-cell office:value-type="float" office:value="-9.49345" calcext:value-type="float">
            <text:p>-9.49345</text:p>
          </table:table-cell>
          <table:table-cell office:value-type="float" office:value="4.84678" calcext:value-type="float">
            <text:p>4.84678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-0.44611" calcext:value-type="float">
            <text:p>-0.44611</text:p>
          </table:table-cell>
          <table:table-cell office:value-type="float" office:value="0.0723625" calcext:value-type="float">
            <text:p>0.0723625</text:p>
          </table:table-cell>
          <table:table-cell office:value-type="float" office:value="0.0810557" calcext:value-type="float">
            <text:p>0.0810557</text:p>
          </table:table-cell>
          <table:table-cell office:value-type="float" office:value="0.335867" calcext:value-type="float">
            <text:p>0.335867</text:p>
          </table:table-cell>
          <table:table-cell office:value-type="float" office:value="0.278745" calcext:value-type="float">
            <text:p>0.278745</text:p>
          </table:table-cell>
          <table:table-cell office:value-type="float" office:value="2.08732" calcext:value-type="float">
            <text:p>2.087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6494" calcext:value-type="float">
            <text:p>-18.6494</text:p>
          </table:table-cell>
          <table:table-cell office:value-type="float" office:value="-9.48143" calcext:value-type="float">
            <text:p>-9.48143</text:p>
          </table:table-cell>
          <table:table-cell office:value-type="float" office:value="4.87647" calcext:value-type="float">
            <text:p>4.87647</text:p>
          </table:table-cell>
          <table:table-cell office:value-type="float" office:value="3.05084" calcext:value-type="float">
            <text:p>3.05084</text:p>
          </table:table-cell>
          <table:table-cell office:value-type="float" office:value="-0.432113" calcext:value-type="float">
            <text:p>-0.432113</text:p>
          </table:table-cell>
          <table:table-cell office:value-type="float" office:value="0.0722573" calcext:value-type="float">
            <text:p>0.0722573</text:p>
          </table:table-cell>
          <table:table-cell office:value-type="float" office:value="0.0810778" calcext:value-type="float">
            <text:p>0.0810778</text:p>
          </table:table-cell>
          <table:table-cell office:value-type="float" office:value="0.335382" calcext:value-type="float">
            <text:p>0.335382</text:p>
          </table:table-cell>
          <table:table-cell office:value-type="float" office:value="0.278381" calcext:value-type="float">
            <text:p>0.278381</text:p>
          </table:table-cell>
          <table:table-cell office:value-type="float" office:value="1.74367" calcext:value-type="float">
            <text:p>1.7436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8991" calcext:value-type="float">
            <text:p>-18.8991</text:p>
          </table:table-cell>
          <table:table-cell office:value-type="float" office:value="-9.47015" calcext:value-type="float">
            <text:p>-9.47015</text:p>
          </table:table-cell>
          <table:table-cell office:value-type="float" office:value="4.8855" calcext:value-type="float">
            <text:p>4.8855</text:p>
          </table:table-cell>
          <table:table-cell office:value-type="float" office:value="3.0348" calcext:value-type="float">
            <text:p>3.0348</text:p>
          </table:table-cell>
          <table:table-cell office:value-type="float" office:value="-0.425846" calcext:value-type="float">
            <text:p>-0.425846</text:p>
          </table:table-cell>
          <table:table-cell office:value-type="float" office:value="0.072154" calcext:value-type="float">
            <text:p>0.072154</text:p>
          </table:table-cell>
          <table:table-cell office:value-type="float" office:value="0.0810479" calcext:value-type="float">
            <text:p>0.0810479</text:p>
          </table:table-cell>
          <table:table-cell office:value-type="float" office:value="0.334905" calcext:value-type="float">
            <text:p>0.334905</text:p>
          </table:table-cell>
          <table:table-cell office:value-type="float" office:value="0.278068" calcext:value-type="float">
            <text:p>0.278068</text:p>
          </table:table-cell>
          <table:table-cell office:value-type="float" office:value="0.273323" calcext:value-type="float">
            <text:p>0.273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129" calcext:value-type="float">
            <text:p>-19.129</text:p>
          </table:table-cell>
          <table:table-cell office:value-type="float" office:value="-9.43285" calcext:value-type="float">
            <text:p>-9.43285</text:p>
          </table:table-cell>
          <table:table-cell office:value-type="float" office:value="4.89496" calcext:value-type="float">
            <text:p>4.89496</text:p>
          </table:table-cell>
          <table:table-cell office:value-type="float" office:value="3.01316" calcext:value-type="float">
            <text:p>3.01316</text:p>
          </table:table-cell>
          <table:table-cell office:value-type="float" office:value="-0.422846" calcext:value-type="float">
            <text:p>-0.422846</text:p>
          </table:table-cell>
          <table:table-cell office:value-type="float" office:value="0.0720497" calcext:value-type="float">
            <text:p>0.0720497</text:p>
          </table:table-cell>
          <table:table-cell office:value-type="float" office:value="0.0810223" calcext:value-type="float">
            <text:p>0.0810223</text:p>
          </table:table-cell>
          <table:table-cell office:value-type="float" office:value="0.33444" calcext:value-type="float">
            <text:p>0.33444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3.93213" calcext:value-type="float">
            <text:p>3.9321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378" calcext:value-type="float">
            <text:p>-19.378</text:p>
          </table:table-cell>
          <table:table-cell office:value-type="float" office:value="-9.31167" calcext:value-type="float">
            <text:p>-9.31167</text:p>
          </table:table-cell>
          <table:table-cell office:value-type="float" office:value="4.93128" calcext:value-type="float">
            <text:p>4.93128</text:p>
          </table:table-cell>
          <table:table-cell office:value-type="float" office:value="2.95406" calcext:value-type="float">
            <text:p>2.95406</text:p>
          </table:table-cell>
          <table:table-cell office:value-type="float" office:value="-0.465284" calcext:value-type="float">
            <text:p>-0.465284</text:p>
          </table:table-cell>
          <table:table-cell office:value-type="float" office:value="0.0719473" calcext:value-type="float">
            <text:p>0.0719473</text:p>
          </table:table-cell>
          <table:table-cell office:value-type="float" office:value="0.0813104" calcext:value-type="float">
            <text:p>0.0813104</text:p>
          </table:table-cell>
          <table:table-cell office:value-type="float" office:value="0.333986" calcext:value-type="float">
            <text:p>0.333986</text:p>
          </table:table-cell>
          <table:table-cell office:value-type="float" office:value="0.277382" calcext:value-type="float">
            <text:p>0.277382</text:p>
          </table:table-cell>
          <table:table-cell office:value-type="float" office:value="3.09911" calcext:value-type="float">
            <text:p>3.099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6092" calcext:value-type="float">
            <text:p>-19.6092</text:p>
          </table:table-cell>
          <table:table-cell office:value-type="float" office:value="-9.23946" calcext:value-type="float">
            <text:p>-9.23946</text:p>
          </table:table-cell>
          <table:table-cell office:value-type="float" office:value="4.88253" calcext:value-type="float">
            <text:p>4.88253</text:p>
          </table:table-cell>
          <table:table-cell office:value-type="float" office:value="2.91565" calcext:value-type="float">
            <text:p>2.91565</text:p>
          </table:table-cell>
          <table:table-cell office:value-type="float" office:value="-0.488402" calcext:value-type="float">
            <text:p>-0.488402</text:p>
          </table:table-cell>
          <table:table-cell office:value-type="float" office:value="0.071844" calcext:value-type="float">
            <text:p>0.071844</text:p>
          </table:table-cell>
          <table:table-cell office:value-type="float" office:value="0.0817352" calcext:value-type="float">
            <text:p>0.0817352</text:p>
          </table:table-cell>
          <table:table-cell office:value-type="float" office:value="0.333508" calcext:value-type="float">
            <text:p>0.333508</text:p>
          </table:table-cell>
          <table:table-cell office:value-type="float" office:value="0.277012" calcext:value-type="float">
            <text:p>0.277012</text:p>
          </table:table-cell>
          <table:table-cell office:value-type="float" office:value="1.15168" calcext:value-type="float">
            <text:p>1.151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865" calcext:value-type="float">
            <text:p>-19.865</text:p>
          </table:table-cell>
          <table:table-cell office:value-type="float" office:value="-9.11309" calcext:value-type="float">
            <text:p>-9.11309</text:p>
          </table:table-cell>
          <table:table-cell office:value-type="float" office:value="4.93947" calcext:value-type="float">
            <text:p>4.93947</text:p>
          </table:table-cell>
          <table:table-cell office:value-type="float" office:value="2.86152" calcext:value-type="float">
            <text:p>2.86152</text:p>
          </table:table-cell>
          <table:table-cell office:value-type="float" office:value="-0.521387" calcext:value-type="float">
            <text:p>-0.521387</text:p>
          </table:table-cell>
          <table:table-cell office:value-type="float" office:value="0.0717506" calcext:value-type="float">
            <text:p>0.0717506</text:p>
          </table:table-cell>
          <table:table-cell office:value-type="float" office:value="0.0826873" calcext:value-type="float">
            <text:p>0.0826873</text:p>
          </table:table-cell>
          <table:table-cell office:value-type="float" office:value="0.333037" calcext:value-type="float">
            <text:p>0.333037</text:p>
          </table:table-cell>
          <table:table-cell office:value-type="float" office:value="0.276876" calcext:value-type="float">
            <text:p>0.276876</text:p>
          </table:table-cell>
          <table:table-cell office:value-type="float" office:value="1.44978" calcext:value-type="float">
            <text:p>1.449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033" calcext:value-type="float">
            <text:p>-20.1033</text:p>
          </table:table-cell>
          <table:table-cell office:value-type="float" office:value="-9.01134" calcext:value-type="float">
            <text:p>-9.01134</text:p>
          </table:table-cell>
          <table:table-cell office:value-type="float" office:value="4.95973" calcext:value-type="float">
            <text:p>4.95973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-0.534882" calcext:value-type="float">
            <text:p>-0.534882</text:p>
          </table:table-cell>
          <table:table-cell office:value-type="float" office:value="0.0716613" calcext:value-type="float">
            <text:p>0.0716613</text:p>
          </table:table-cell>
          <table:table-cell office:value-type="float" office:value="0.0840043" calcext:value-type="float">
            <text:p>0.0840043</text:p>
          </table:table-cell>
          <table:table-cell office:value-type="float" office:value="0.332568" calcext:value-type="float">
            <text:p>0.332568</text:p>
          </table:table-cell>
          <table:table-cell office:value-type="float" office:value="0.276921" calcext:value-type="float">
            <text:p>0.276921</text:p>
          </table:table-cell>
          <table:table-cell office:value-type="float" office:value="4.98987" calcext:value-type="float">
            <text:p>4.9898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2656" calcext:value-type="float">
            <text:p>-20.2656</text:p>
          </table:table-cell>
          <table:table-cell office:value-type="float" office:value="-9.14637" calcext:value-type="float">
            <text:p>-9.14637</text:p>
          </table:table-cell>
          <table:table-cell office:value-type="float" office:value="4.73488" calcext:value-type="float">
            <text:p>4.73488</text:p>
          </table:table-cell>
          <table:table-cell office:value-type="float" office:value="2.88643" calcext:value-type="float">
            <text:p>2.88643</text:p>
          </table:table-cell>
          <table:table-cell office:value-type="float" office:value="-0.435764" calcext:value-type="float">
            <text:p>-0.435764</text:p>
          </table:table-cell>
          <table:table-cell office:value-type="float" office:value="0.0715987" calcext:value-type="float">
            <text:p>0.0715987</text:p>
          </table:table-cell>
          <table:table-cell office:value-type="float" office:value="0.0840163" calcext:value-type="float">
            <text:p>0.0840163</text:p>
          </table:table-cell>
          <table:table-cell office:value-type="float" office:value="0.332105" calcext:value-type="float">
            <text:p>0.332105</text:p>
          </table:table-cell>
          <table:table-cell office:value-type="float" office:value="0.276708" calcext:value-type="float">
            <text:p>0.276708</text:p>
          </table:table-cell>
          <table:table-cell office:value-type="float" office:value="14.1559" calcext:value-type="float">
            <text:p>14.1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5046" calcext:value-type="float">
            <text:p>-20.5046</text:p>
          </table:table-cell>
          <table:table-cell office:value-type="float" office:value="-9.10541" calcext:value-type="float">
            <text:p>-9.10541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2.877" calcext:value-type="float">
            <text:p>2.877</text:p>
          </table:table-cell>
          <table:table-cell office:value-type="float" office:value="-0.418507" calcext:value-type="float">
            <text:p>-0.418507</text:p>
          </table:table-cell>
          <table:table-cell office:value-type="float" office:value="0.0715232" calcext:value-type="float">
            <text:p>0.0715232</text:p>
          </table:table-cell>
          <table:table-cell office:value-type="float" office:value="0.0839515" calcext:value-type="float">
            <text:p>0.0839515</text:p>
          </table:table-cell>
          <table:table-cell office:value-type="float" office:value="0.331633" calcext:value-type="float">
            <text:p>0.331633</text:p>
          </table:table-cell>
          <table:table-cell office:value-type="float" office:value="0.276655" calcext:value-type="float">
            <text:p>0.276655</text:p>
          </table:table-cell>
          <table:table-cell office:value-type="float" office:value="1.60379" calcext:value-type="float">
            <text:p>1.6037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7279" calcext:value-type="float">
            <text:p>-20.7279</text:p>
          </table:table-cell>
          <table:table-cell office:value-type="float" office:value="-9.00635" calcext:value-type="float">
            <text:p>-9.00635</text:p>
          </table:table-cell>
          <table:table-cell office:value-type="float" office:value="4.77413" calcext:value-type="float">
            <text:p>4.77413</text:p>
          </table:table-cell>
          <table:table-cell office:value-type="float" office:value="2.84139" calcext:value-type="float">
            <text:p>2.84139</text:p>
          </table:table-cell>
          <table:table-cell office:value-type="float" office:value="-0.43473" calcext:value-type="float">
            <text:p>-0.43473</text:p>
          </table:table-cell>
          <table:table-cell office:value-type="float" office:value="0.0714561" calcext:value-type="float">
            <text:p>0.0714561</text:p>
          </table:table-cell>
          <table:table-cell office:value-type="float" office:value="0.0839346" calcext:value-type="float">
            <text:p>0.0839346</text:p>
          </table:table-cell>
          <table:table-cell office:value-type="float" office:value="0.331164" calcext:value-type="float">
            <text:p>0.331164</text:p>
          </table:table-cell>
          <table:table-cell office:value-type="float" office:value="0.276491" calcext:value-type="float">
            <text:p>0.276491</text:p>
          </table:table-cell>
          <table:table-cell office:value-type="float" office:value="0.731912" calcext:value-type="float">
            <text:p>0.7319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9706" calcext:value-type="float">
            <text:p>-20.9706</text:p>
          </table:table-cell>
          <table:table-cell office:value-type="float" office:value="-8.92643" calcext:value-type="float">
            <text:p>-8.92643</text:p>
          </table:table-cell>
          <table:table-cell office:value-type="float" office:value="4.79209" calcext:value-type="float">
            <text:p>4.79209</text:p>
          </table:table-cell>
          <table:table-cell office:value-type="float" office:value="2.81583" calcext:value-type="float">
            <text:p>2.81583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0.0713679" calcext:value-type="float">
            <text:p>0.0713679</text:p>
          </table:table-cell>
          <table:table-cell office:value-type="float" office:value="0.083907" calcext:value-type="float">
            <text:p>0.083907</text:p>
          </table:table-cell>
          <table:table-cell office:value-type="float" office:value="0.330702" calcext:value-type="float">
            <text:p>0.330702</text:p>
          </table:table-cell>
          <table:table-cell office:value-type="float" office:value="0.276322" calcext:value-type="float">
            <text:p>0.276322</text:p>
          </table:table-cell>
          <table:table-cell office:value-type="float" office:value="2.52003" calcext:value-type="float">
            <text:p>2.520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1653" calcext:value-type="float">
            <text:p>-21.1653</text:p>
          </table:table-cell>
          <table:table-cell office:value-type="float" office:value="-8.8584" calcext:value-type="float">
            <text:p>-8.8584</text:p>
          </table:table-cell>
          <table:table-cell office:value-type="float" office:value="4.73636" calcext:value-type="float">
            <text:p>4.73636</text:p>
          </table:table-cell>
          <table:table-cell office:value-type="float" office:value="2.79711" calcext:value-type="float">
            <text:p>2.79711</text:p>
          </table:table-cell>
          <table:table-cell office:value-type="float" office:value="-0.437173" calcext:value-type="float">
            <text:p>-0.437173</text:p>
          </table:table-cell>
          <table:table-cell office:value-type="float" office:value="0.0713261" calcext:value-type="float">
            <text:p>0.0713261</text:p>
          </table:table-cell>
          <table:table-cell office:value-type="float" office:value="0.0838332" calcext:value-type="float">
            <text:p>0.0838332</text:p>
          </table:table-cell>
          <table:table-cell office:value-type="float" office:value="0.330236" calcext:value-type="float">
            <text:p>0.330236</text:p>
          </table:table-cell>
          <table:table-cell office:value-type="float" office:value="0.276278" calcext:value-type="float">
            <text:p>0.276278</text:p>
          </table:table-cell>
          <table:table-cell office:value-type="float" office:value="1.14382" calcext:value-type="float">
            <text:p>1.14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3982" calcext:value-type="float">
            <text:p>-21.3982</text:p>
          </table:table-cell>
          <table:table-cell office:value-type="float" office:value="-8.77303" calcext:value-type="float">
            <text:p>-8.77303</text:p>
          </table:table-cell>
          <table:table-cell office:value-type="float" office:value="4.73845" calcext:value-type="float">
            <text:p>4.73845</text:p>
          </table:table-cell>
          <table:table-cell office:value-type="float" office:value="2.77201" calcext:value-type="float">
            <text:p>2.77201</text:p>
          </table:table-cell>
          <table:table-cell office:value-type="float" office:value="-0.443977" calcext:value-type="float">
            <text:p>-0.443977</text:p>
          </table:table-cell>
          <table:table-cell office:value-type="float" office:value="0.0712622" calcext:value-type="float">
            <text:p>0.0712622</text:p>
          </table:table-cell>
          <table:table-cell office:value-type="float" office:value="0.0837435" calcext:value-type="float">
            <text:p>0.0837435</text:p>
          </table:table-cell>
          <table:table-cell office:value-type="float" office:value="0.329774" calcext:value-type="float">
            <text:p>0.329774</text:p>
          </table:table-cell>
          <table:table-cell office:value-type="float" office:value="0.276247" calcext:value-type="float">
            <text:p>0.276247</text:p>
          </table:table-cell>
          <table:table-cell office:value-type="float" office:value="1.96024" calcext:value-type="float">
            <text:p>1.960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5876" calcext:value-type="float">
            <text:p>-21.5876</text:p>
          </table:table-cell>
          <table:table-cell office:value-type="float" office:value="-8.74915" calcext:value-type="float">
            <text:p>-8.74915</text:p>
          </table:table-cell>
          <table:table-cell office:value-type="float" office:value="4.64793" calcext:value-type="float">
            <text:p>4.64793</text:p>
          </table:table-cell>
          <table:table-cell office:value-type="float" office:value="2.77487" calcext:value-type="float">
            <text:p>2.77487</text:p>
          </table:table-cell>
          <table:table-cell office:value-type="float" office:value="-0.416359" calcext:value-type="float">
            <text:p>-0.416359</text:p>
          </table:table-cell>
          <table:table-cell office:value-type="float" office:value="0.0712647" calcext:value-type="float">
            <text:p>0.0712647</text:p>
          </table:table-cell>
          <table:table-cell office:value-type="float" office:value="0.083649" calcext:value-type="float">
            <text:p>0.083649</text:p>
          </table:table-cell>
          <table:table-cell office:value-type="float" office:value="0.329311" calcext:value-type="float">
            <text:p>0.329311</text:p>
          </table:table-cell>
          <table:table-cell office:value-type="float" office:value="0.276779" calcext:value-type="float">
            <text:p>0.276779</text:p>
          </table:table-cell>
          <table:table-cell office:value-type="float" office:value="1.45328" calcext:value-type="float">
            <text:p>1.45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7748" calcext:value-type="float">
            <text:p>-21.7748</text:p>
          </table:table-cell>
          <table:table-cell office:value-type="float" office:value="-8.61804" calcext:value-type="float">
            <text:p>-8.61804</text:p>
          </table:table-cell>
          <table:table-cell office:value-type="float" office:value="4.556" calcext:value-type="float">
            <text:p>4.556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-0.467301" calcext:value-type="float">
            <text:p>-0.467301</text:p>
          </table:table-cell>
          <table:table-cell office:value-type="float" office:value="0.0713636" calcext:value-type="float">
            <text:p>0.0713636</text:p>
          </table:table-cell>
          <table:table-cell office:value-type="float" office:value="0.0835351" calcext:value-type="float">
            <text:p>0.0835351</text:p>
          </table:table-cell>
          <table:table-cell office:value-type="float" office:value="0.328916" calcext:value-type="float">
            <text:p>0.328916</text:p>
          </table:table-cell>
          <table:table-cell office:value-type="float" office:value="0.277" calcext:value-type="float">
            <text:p>0.277</text:p>
          </table:table-cell>
          <table:table-cell office:value-type="float" office:value="6.34033" calcext:value-type="float">
            <text:p>6.340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9784" calcext:value-type="float">
            <text:p>-21.9784</text:p>
          </table:table-cell>
          <table:table-cell office:value-type="float" office:value="-8.53758" calcext:value-type="float">
            <text:p>-8.53758</text:p>
          </table:table-cell>
          <table:table-cell office:value-type="float" office:value="4.54048" calcext:value-type="float">
            <text:p>4.54048</text:p>
          </table:table-cell>
          <table:table-cell office:value-type="float" office:value="2.70372" calcext:value-type="float">
            <text:p>2.70372</text:p>
          </table:table-cell>
          <table:table-cell office:value-type="float" office:value="-0.460628" calcext:value-type="float">
            <text:p>-0.460628</text:p>
          </table:table-cell>
          <table:table-cell office:value-type="float" office:value="0.0714988" calcext:value-type="float">
            <text:p>0.0714988</text:p>
          </table:table-cell>
          <table:table-cell office:value-type="float" office:value="0.0834542" calcext:value-type="float">
            <text:p>0.0834542</text:p>
          </table:table-cell>
          <table:table-cell office:value-type="float" office:value="0.328507" calcext:value-type="float">
            <text:p>0.328507</text:p>
          </table:table-cell>
          <table:table-cell office:value-type="float" office:value="0.277399" calcext:value-type="float">
            <text:p>0.277399</text:p>
          </table:table-cell>
          <table:table-cell office:value-type="float" office:value="0.0715162" calcext:value-type="float">
            <text:p>0.071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8.43231" calcext:value-type="float">
            <text:p>-8.43231</text:p>
          </table:table-cell>
          <table:table-cell office:value-type="float" office:value="4.58619" calcext:value-type="float">
            <text:p>4.58619</text:p>
          </table:table-cell>
          <table:table-cell office:value-type="float" office:value="2.68389" calcext:value-type="float">
            <text:p>2.68389</text:p>
          </table:table-cell>
          <table:table-cell office:value-type="float" office:value="-0.450457" calcext:value-type="float">
            <text:p>-0.450457</text:p>
          </table:table-cell>
          <table:table-cell office:value-type="float" office:value="0.0716319" calcext:value-type="float">
            <text:p>0.0716319</text:p>
          </table:table-cell>
          <table:table-cell office:value-type="float" office:value="0.0833977" calcext:value-type="float">
            <text:p>0.0833977</text:p>
          </table:table-cell>
          <table:table-cell office:value-type="float" office:value="0.328057" calcext:value-type="float">
            <text:p>0.328057</text:p>
          </table:table-cell>
          <table:table-cell office:value-type="float" office:value="0.277838" calcext:value-type="float">
            <text:p>0.277838</text:p>
          </table:table-cell>
          <table:table-cell office:value-type="float" office:value="2.08024" calcext:value-type="float">
            <text:p>2.080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4236" calcext:value-type="float">
            <text:p>-22.4236</text:p>
          </table:table-cell>
          <table:table-cell office:value-type="float" office:value="-8.32648" calcext:value-type="float">
            <text:p>-8.32648</text:p>
          </table:table-cell>
          <table:table-cell office:value-type="float" office:value="4.63524" calcext:value-type="float">
            <text:p>4.63524</text:p>
          </table:table-cell>
          <table:table-cell office:value-type="float" office:value="2.66346" calcext:value-type="float">
            <text:p>2.66346</text:p>
          </table:table-cell>
          <table:table-cell office:value-type="float" office:value="-0.448255" calcext:value-type="float">
            <text:p>-0.448255</text:p>
          </table:table-cell>
          <table:table-cell office:value-type="float" office:value="0.0716562" calcext:value-type="float">
            <text:p>0.0716562</text:p>
          </table:table-cell>
          <table:table-cell office:value-type="float" office:value="0.083384" calcext:value-type="float">
            <text:p>0.083384</text:p>
          </table:table-cell>
          <table:table-cell office:value-type="float" office:value="0.327606" calcext:value-type="float">
            <text:p>0.327606</text:p>
          </table:table-cell>
          <table:table-cell office:value-type="float" office:value="0.27829" calcext:value-type="float">
            <text:p>0.27829</text:p>
          </table:table-cell>
          <table:table-cell office:value-type="float" office:value="1.39253" calcext:value-type="float">
            <text:p>1.39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25" calcext:value-type="float">
            <text:p>-22.6125</text:p>
          </table:table-cell>
          <table:table-cell office:value-type="float" office:value="-8.2163" calcext:value-type="float">
            <text:p>-8.2163</text:p>
          </table:table-cell>
          <table:table-cell office:value-type="float" office:value="4.5938" calcext:value-type="float">
            <text:p>4.5938</text:p>
          </table:table-cell>
          <table:table-cell office:value-type="float" office:value="2.63538" calcext:value-type="float">
            <text:p>2.63538</text:p>
          </table:table-cell>
          <table:table-cell office:value-type="float" office:value="-0.458722" calcext:value-type="float">
            <text:p>-0.458722</text:p>
          </table:table-cell>
          <table:table-cell office:value-type="float" office:value="0.071726" calcext:value-type="float">
            <text:p>0.071726</text:p>
          </table:table-cell>
          <table:table-cell office:value-type="float" office:value="0.0834279" calcext:value-type="float">
            <text:p>0.0834279</text:p>
          </table:table-cell>
          <table:table-cell office:value-type="float" office:value="0.327154" calcext:value-type="float">
            <text:p>0.327154</text:p>
          </table:table-cell>
          <table:table-cell office:value-type="float" office:value="0.278798" calcext:value-type="float">
            <text:p>0.278798</text:p>
          </table:table-cell>
          <table:table-cell office:value-type="float" office:value="0.831734" calcext:value-type="float">
            <text:p>0.8317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8617" calcext:value-type="float">
            <text:p>-22.8617</text:p>
          </table:table-cell>
          <table:table-cell office:value-type="float" office:value="-7.96116" calcext:value-type="float">
            <text:p>-7.96116</text:p>
          </table:table-cell>
          <table:table-cell office:value-type="float" office:value="4.79259" calcext:value-type="float">
            <text:p>4.79259</text:p>
          </table:table-cell>
          <table:table-cell office:value-type="float" office:value="2.56029" calcext:value-type="float">
            <text:p>2.56029</text:p>
          </table:table-cell>
          <table:table-cell office:value-type="float" office:value="-0.515407" calcext:value-type="float">
            <text:p>-0.515407</text:p>
          </table:table-cell>
          <table:table-cell office:value-type="float" office:value="0.071663" calcext:value-type="float">
            <text:p>0.071663</text:p>
          </table:table-cell>
          <table:table-cell office:value-type="float" office:value="0.0833208" calcext:value-type="float">
            <text:p>0.0833208</text:p>
          </table:table-cell>
          <table:table-cell office:value-type="float" office:value="0.326721" calcext:value-type="float">
            <text:p>0.326721</text:p>
          </table:table-cell>
          <table:table-cell office:value-type="float" office:value="0.278493" calcext:value-type="float">
            <text:p>0.278493</text:p>
          </table:table-cell>
          <table:table-cell office:value-type="float" office:value="6.48437" calcext:value-type="float">
            <text:p>6.48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507" calcext:value-type="float">
            <text:p>-23.0507</text:p>
          </table:table-cell>
          <table:table-cell office:value-type="float" office:value="-7.81579" calcext:value-type="float">
            <text:p>-7.81579</text:p>
          </table:table-cell>
          <table:table-cell office:value-type="float" office:value="4.73464" calcext:value-type="float">
            <text:p>4.73464</text:p>
          </table:table-cell>
          <table:table-cell office:value-type="float" office:value="2.51586" calcext:value-type="float">
            <text:p>2.51586</text:p>
          </table:table-cell>
          <table:table-cell office:value-type="float" office:value="-0.551535" calcext:value-type="float">
            <text:p>-0.551535</text:p>
          </table:table-cell>
          <table:table-cell office:value-type="float" office:value="0.071611" calcext:value-type="float">
            <text:p>0.071611</text:p>
          </table:table-cell>
          <table:table-cell office:value-type="float" office:value="0.083218" calcext:value-type="float">
            <text:p>0.083218</text:p>
          </table:table-cell>
          <table:table-cell office:value-type="float" office:value="0.326275" calcext:value-type="float">
            <text:p>0.326275</text:p>
          </table:table-cell>
          <table:table-cell office:value-type="float" office:value="0.278151" calcext:value-type="float">
            <text:p>0.278151</text:p>
          </table:table-cell>
          <table:table-cell office:value-type="float" office:value="3.66857" calcext:value-type="float">
            <text:p>3.668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2847" calcext:value-type="float">
            <text:p>-23.2847</text:p>
          </table:table-cell>
          <table:table-cell office:value-type="float" office:value="-7.63039" calcext:value-type="float">
            <text:p>-7.63039</text:p>
          </table:table-cell>
          <table:table-cell office:value-type="float" office:value="4.84238" calcext:value-type="float">
            <text:p>4.84238</text:p>
          </table:table-cell>
          <table:table-cell office:value-type="float" office:value="2.47698" calcext:value-type="float">
            <text:p>2.47698</text:p>
          </table:table-cell>
          <table:table-cell office:value-type="float" office:value="-0.563469" calcext:value-type="float">
            <text:p>-0.563469</text:p>
          </table:table-cell>
          <table:table-cell office:value-type="float" office:value="0.0715136" calcext:value-type="float">
            <text:p>0.0715136</text:p>
          </table:table-cell>
          <table:table-cell office:value-type="float" office:value="0.0831762" calcext:value-type="float">
            <text:p>0.0831762</text:p>
          </table:table-cell>
          <table:table-cell office:value-type="float" office:value="0.325831" calcext:value-type="float">
            <text:p>0.325831</text:p>
          </table:table-cell>
          <table:table-cell office:value-type="float" office:value="0.277772" calcext:value-type="float">
            <text:p>0.277772</text:p>
          </table:table-cell>
          <table:table-cell office:value-type="float" office:value="2.34828" calcext:value-type="float">
            <text:p>2.348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856" calcext:value-type="float">
            <text:p>-23.4856</text:p>
          </table:table-cell>
          <table:table-cell office:value-type="float" office:value="-7.48711" calcext:value-type="float">
            <text:p>-7.48711</text:p>
          </table:table-cell>
          <table:table-cell office:value-type="float" office:value="4.88804" calcext:value-type="float">
            <text:p>4.88804</text:p>
          </table:table-cell>
          <table:table-cell office:value-type="float" office:value="2.46405" calcext:value-type="float">
            <text:p>2.46405</text:p>
          </table:table-cell>
          <table:table-cell office:value-type="float" office:value="-0.534657" calcext:value-type="float">
            <text:p>-0.534657</text:p>
          </table:table-cell>
          <table:table-cell office:value-type="float" office:value="0.0714169" calcext:value-type="float">
            <text:p>0.0714169</text:p>
          </table:table-cell>
          <table:table-cell office:value-type="float" office:value="0.083119" calcext:value-type="float">
            <text:p>0.083119</text:p>
          </table:table-cell>
          <table:table-cell office:value-type="float" office:value="0.325437" calcext:value-type="float">
            <text:p>0.325437</text:p>
          </table:table-cell>
          <table:table-cell office:value-type="float" office:value="0.277392" calcext:value-type="float">
            <text:p>0.277392</text:p>
          </table:table-cell>
          <table:table-cell office:value-type="float" office:value="1.61434" calcext:value-type="float">
            <text:p>1.614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6504" calcext:value-type="float">
            <text:p>-23.6504</text:p>
          </table:table-cell>
          <table:table-cell office:value-type="float" office:value="-7.34584" calcext:value-type="float">
            <text:p>-7.34584</text:p>
          </table:table-cell>
          <table:table-cell office:value-type="float" office:value="4.83975" calcext:value-type="float">
            <text:p>4.83975</text:p>
          </table:table-cell>
          <table:table-cell office:value-type="float" office:value="2.43906" calcext:value-type="float">
            <text:p>2.43906</text:p>
          </table:table-cell>
          <table:table-cell office:value-type="float" office:value="-0.533004" calcext:value-type="float">
            <text:p>-0.533004</text:p>
          </table:table-cell>
          <table:table-cell office:value-type="float" office:value="0.0713216" calcext:value-type="float">
            <text:p>0.0713216</text:p>
          </table:table-cell>
          <table:table-cell office:value-type="float" office:value="0.0830374" calcext:value-type="float">
            <text:p>0.0830374</text:p>
          </table:table-cell>
          <table:table-cell office:value-type="float" office:value="0.325021" calcext:value-type="float">
            <text:p>0.325021</text:p>
          </table:table-cell>
          <table:table-cell office:value-type="float" office:value="0.277022" calcext:value-type="float">
            <text:p>0.277022</text:p>
          </table:table-cell>
          <table:table-cell office:value-type="float" office:value="0.666625" calcext:value-type="float">
            <text:p>0.6666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8425" calcext:value-type="float">
            <text:p>-23.8425</text:p>
          </table:table-cell>
          <table:table-cell office:value-type="float" office:value="-7.18286" calcext:value-type="float">
            <text:p>-7.18286</text:p>
          </table:table-cell>
          <table:table-cell office:value-type="float" office:value="4.87009" calcext:value-type="float">
            <text:p>4.87009</text:p>
          </table:table-cell>
          <table:table-cell office:value-type="float" office:value="2.41575" calcext:value-type="float">
            <text:p>2.41575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0.0712249" calcext:value-type="float">
            <text:p>0.0712249</text:p>
          </table:table-cell>
          <table:table-cell office:value-type="float" office:value="0.0829593" calcext:value-type="float">
            <text:p>0.0829593</text:p>
          </table:table-cell>
          <table:table-cell office:value-type="float" office:value="0.324639" calcext:value-type="float">
            <text:p>0.324639</text:p>
          </table:table-cell>
          <table:table-cell office:value-type="float" office:value="0.27665" calcext:value-type="float">
            <text:p>0.27665</text:p>
          </table:table-cell>
          <table:table-cell office:value-type="float" office:value="0.882063" calcext:value-type="float">
            <text:p>0.8820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9992" calcext:value-type="float">
            <text:p>-23.9992</text:p>
          </table:table-cell>
          <table:table-cell office:value-type="float" office:value="-7.09739" calcext:value-type="float">
            <text:p>-7.09739</text:p>
          </table:table-cell>
          <table:table-cell office:value-type="float" office:value="4.74568" calcext:value-type="float">
            <text:p>4.74568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-0.500595" calcext:value-type="float">
            <text:p>-0.500595</text:p>
          </table:table-cell>
          <table:table-cell office:value-type="float" office:value="0.071132" calcext:value-type="float">
            <text:p>0.071132</text:p>
          </table:table-cell>
          <table:table-cell office:value-type="float" office:value="0.0828658" calcext:value-type="float">
            <text:p>0.0828658</text:p>
          </table:table-cell>
          <table:table-cell office:value-type="float" office:value="0.32425" calcext:value-type="float">
            <text:p>0.32425</text:p>
          </table:table-cell>
          <table:table-cell office:value-type="float" office:value="0.276472" calcext:value-type="float">
            <text:p>0.276472</text:p>
          </table:table-cell>
          <table:table-cell office:value-type="float" office:value="2.00029" calcext:value-type="float">
            <text:p>2.00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1672" calcext:value-type="float">
            <text:p>-24.1672</text:p>
          </table:table-cell>
          <table:table-cell office:value-type="float" office:value="-6.91596" calcext:value-type="float">
            <text:p>-6.91596</text:p>
          </table:table-cell>
          <table:table-cell office:value-type="float" office:value="4.74741" calcext:value-type="float">
            <text:p>4.74741</text:p>
          </table:table-cell>
          <table:table-cell office:value-type="float" office:value="2.37551" calcext:value-type="float">
            <text:p>2.37551</text:p>
          </table:table-cell>
          <table:table-cell office:value-type="float" office:value="-0.519367" calcext:value-type="float">
            <text:p>-0.519367</text:p>
          </table:table-cell>
          <table:table-cell office:value-type="float" office:value="0.0710402" calcext:value-type="float">
            <text:p>0.0710402</text:p>
          </table:table-cell>
          <table:table-cell office:value-type="float" office:value="0.0827623" calcext:value-type="float">
            <text:p>0.0827623</text:p>
          </table:table-cell>
          <table:table-cell office:value-type="float" office:value="0.32384" calcext:value-type="float">
            <text:p>0.32384</text:p>
          </table:table-cell>
          <table:table-cell office:value-type="float" office:value="0.276224" calcext:value-type="float">
            <text:p>0.276224</text:p>
          </table:table-cell>
          <table:table-cell office:value-type="float" office:value="2.01283" calcext:value-type="float">
            <text:p>2.0128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3342" calcext:value-type="float">
            <text:p>-24.3342</text:p>
          </table:table-cell>
          <table:table-cell office:value-type="float" office:value="-6.6543" calcext:value-type="float">
            <text:p>-6.6543</text:p>
          </table:table-cell>
          <table:table-cell office:value-type="float" office:value="4.86427" calcext:value-type="float">
            <text:p>4.86427</text:p>
          </table:table-cell>
          <table:table-cell office:value-type="float" office:value="2.31669" calcext:value-type="float">
            <text:p>2.31669</text:p>
          </table:table-cell>
          <table:table-cell office:value-type="float" office:value="-0.553652" calcext:value-type="float">
            <text:p>-0.553652</text:p>
          </table:table-cell>
          <table:table-cell office:value-type="float" office:value="0.0709475" calcext:value-type="float">
            <text:p>0.0709475</text:p>
          </table:table-cell>
          <table:table-cell office:value-type="float" office:value="0.0827173" calcext:value-type="float">
            <text:p>0.0827173</text:p>
          </table:table-cell>
          <table:table-cell office:value-type="float" office:value="0.323418" calcext:value-type="float">
            <text:p>0.323418</text:p>
          </table:table-cell>
          <table:table-cell office:value-type="float" office:value="0.275856" calcext:value-type="float">
            <text:p>0.275856</text:p>
          </table:table-cell>
          <table:table-cell office:value-type="float" office:value="3.32535" calcext:value-type="float">
            <text:p>3.32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5011" calcext:value-type="float">
            <text:p>-24.5011</text:p>
          </table:table-cell>
          <table:table-cell office:value-type="float" office:value="-6.47819" calcext:value-type="float">
            <text:p>-6.47819</text:p>
          </table:table-cell>
          <table:table-cell office:value-type="float" office:value="4.84365" calcext:value-type="float">
            <text:p>4.84365</text:p>
          </table:table-cell>
          <table:table-cell office:value-type="float" office:value="2.28464" calcext:value-type="float">
            <text:p>2.28464</text:p>
          </table:table-cell>
          <table:table-cell office:value-type="float" office:value="-0.567428" calcext:value-type="float">
            <text:p>-0.567428</text:p>
          </table:table-cell>
          <table:table-cell office:value-type="float" office:value="0.0708527" calcext:value-type="float">
            <text:p>0.0708527</text:p>
          </table:table-cell>
          <table:table-cell office:value-type="float" office:value="0.0826661" calcext:value-type="float">
            <text:p>0.0826661</text:p>
          </table:table-cell>
          <table:table-cell office:value-type="float" office:value="0.322986" calcext:value-type="float">
            <text:p>0.322986</text:p>
          </table:table-cell>
          <table:table-cell office:value-type="float" office:value="0.27549" calcext:value-type="float">
            <text:p>0.27549</text:p>
          </table:table-cell>
          <table:table-cell office:value-type="float" office:value="3.52428" calcext:value-type="float">
            <text:p>3.5242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5944" calcext:value-type="float">
            <text:p>-24.5944</text:p>
          </table:table-cell>
          <table:table-cell office:value-type="float" office:value="-6.34946" calcext:value-type="float">
            <text:p>-6.34946</text:p>
          </table:table-cell>
          <table:table-cell office:value-type="float" office:value="4.691" calcext:value-type="float">
            <text:p>4.691</text:p>
          </table:table-cell>
          <table:table-cell office:value-type="float" office:value="2.26123" calcext:value-type="float">
            <text:p>2.26123</text:p>
          </table:table-cell>
          <table:table-cell office:value-type="float" office:value="-0.562804" calcext:value-type="float">
            <text:p>-0.562804</text:p>
          </table:table-cell>
          <table:table-cell office:value-type="float" office:value="0.0708423" calcext:value-type="float">
            <text:p>0.0708423</text:p>
          </table:table-cell>
          <table:table-cell office:value-type="float" office:value="0.0825558" calcext:value-type="float">
            <text:p>0.0825558</text:p>
          </table:table-cell>
          <table:table-cell office:value-type="float" office:value="0.322565" calcext:value-type="float">
            <text:p>0.322565</text:p>
          </table:table-cell>
          <table:table-cell office:value-type="float" office:value="0.275166" calcext:value-type="float">
            <text:p>0.275166</text:p>
          </table:table-cell>
          <table:table-cell office:value-type="float" office:value="5.21679" calcext:value-type="float">
            <text:p>5.216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345" calcext:value-type="float">
            <text:p>-24.7345</text:p>
          </table:table-cell>
          <table:table-cell office:value-type="float" office:value="-6.16269" calcext:value-type="float">
            <text:p>-6.16269</text:p>
          </table:table-cell>
          <table:table-cell office:value-type="float" office:value="4.68836" calcext:value-type="float">
            <text:p>4.68836</text:p>
          </table:table-cell>
          <table:table-cell office:value-type="float" office:value="2.2303" calcext:value-type="float">
            <text:p>2.2303</text:p>
          </table:table-cell>
          <table:table-cell office:value-type="float" office:value="-0.565904" calcext:value-type="float">
            <text:p>-0.565904</text:p>
          </table:table-cell>
          <table:table-cell office:value-type="float" office:value="0.0708572" calcext:value-type="float">
            <text:p>0.0708572</text:p>
          </table:table-cell>
          <table:table-cell office:value-type="float" office:value="0.0824457" calcext:value-type="float">
            <text:p>0.0824457</text:p>
          </table:table-cell>
          <table:table-cell office:value-type="float" office:value="0.322152" calcext:value-type="float">
            <text:p>0.322152</text:p>
          </table:table-cell>
          <table:table-cell office:value-type="float" office:value="0.274838" calcext:value-type="float">
            <text:p>0.274838</text:p>
          </table:table-cell>
          <table:table-cell office:value-type="float" office:value="0.312038" calcext:value-type="float">
            <text:p>0.31203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9206" calcext:value-type="float">
            <text:p>-24.9206</text:p>
          </table:table-cell>
          <table:table-cell office:value-type="float" office:value="-5.94989" calcext:value-type="float">
            <text:p>-5.94989</text:p>
          </table:table-cell>
          <table:table-cell office:value-type="float" office:value="4.77753" calcext:value-type="float">
            <text:p>4.77753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-0.562733" calcext:value-type="float">
            <text:p>-0.562733</text:p>
          </table:table-cell>
          <table:table-cell office:value-type="float" office:value="0.070785" calcext:value-type="float">
            <text:p>0.070785</text:p>
          </table:table-cell>
          <table:table-cell office:value-type="float" office:value="0.0823466" calcext:value-type="float">
            <text:p>0.0823466</text:p>
          </table:table-cell>
          <table:table-cell office:value-type="float" office:value="0.321722" calcext:value-type="float">
            <text:p>0.321722</text:p>
          </table:table-cell>
          <table:table-cell office:value-type="float" office:value="0.274474" calcext:value-type="float">
            <text:p>0.274474</text:p>
          </table:table-cell>
          <table:table-cell office:value-type="float" office:value="2.78867" calcext:value-type="float">
            <text:p>2.78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516" calcext:value-type="float">
            <text:p>-25.0516</text:p>
          </table:table-cell>
          <table:table-cell office:value-type="float" office:value="-5.74452" calcext:value-type="float">
            <text:p>-5.74452</text:p>
          </table:table-cell>
          <table:table-cell office:value-type="float" office:value="4.78929" calcext:value-type="float">
            <text:p>4.78929</text:p>
          </table:table-cell>
          <table:table-cell office:value-type="float" office:value="2.17321" calcext:value-type="float">
            <text:p>2.17321</text:p>
          </table:table-cell>
          <table:table-cell office:value-type="float" office:value="-0.563821" calcext:value-type="float">
            <text:p>-0.563821</text:p>
          </table:table-cell>
          <table:table-cell office:value-type="float" office:value="0.0707246" calcext:value-type="float">
            <text:p>0.0707246</text:p>
          </table:table-cell>
          <table:table-cell office:value-type="float" office:value="0.0822577" calcext:value-type="float">
            <text:p>0.0822577</text:p>
          </table:table-cell>
          <table:table-cell office:value-type="float" office:value="0.321294" calcext:value-type="float">
            <text:p>0.321294</text:p>
          </table:table-cell>
          <table:table-cell office:value-type="float" office:value="0.274109" calcext:value-type="float">
            <text:p>0.274109</text:p>
          </table:table-cell>
          <table:table-cell office:value-type="float" office:value="1.86175" calcext:value-type="float">
            <text:p>1.861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1832" calcext:value-type="float">
            <text:p>-25.1832</text:p>
          </table:table-cell>
          <table:table-cell office:value-type="float" office:value="-5.57547" calcext:value-type="float">
            <text:p>-5.57547</text:p>
          </table:table-cell>
          <table:table-cell office:value-type="float" office:value="4.74353" calcext:value-type="float">
            <text:p>4.74353</text:p>
          </table:table-cell>
          <table:table-cell office:value-type="float" office:value="2.15335" calcext:value-type="float">
            <text:p>2.15335</text:p>
          </table:table-cell>
          <table:table-cell office:value-type="float" office:value="-0.55536" calcext:value-type="float">
            <text:p>-0.55536</text:p>
          </table:table-cell>
          <table:table-cell office:value-type="float" office:value="0.0706677" calcext:value-type="float">
            <text:p>0.0706677</text:p>
          </table:table-cell>
          <table:table-cell office:value-type="float" office:value="0.0821489" calcext:value-type="float">
            <text:p>0.0821489</text:p>
          </table:table-cell>
          <table:table-cell office:value-type="float" office:value="0.320868" calcext:value-type="float">
            <text:p>0.320868</text:p>
          </table:table-cell>
          <table:table-cell office:value-type="float" office:value="0.273765" calcext:value-type="float">
            <text:p>0.273765</text:p>
          </table:table-cell>
          <table:table-cell office:value-type="float" office:value="0.30309" calcext:value-type="float">
            <text:p>0.303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364" calcext:value-type="float">
            <text:p>-25.3364</text:p>
          </table:table-cell>
          <table:table-cell office:value-type="float" office:value="-5.38835" calcext:value-type="float">
            <text:p>-5.38835</text:p>
          </table:table-cell>
          <table:table-cell office:value-type="float" office:value="4.77222" calcext:value-type="float">
            <text:p>4.77222</text:p>
          </table:table-cell>
          <table:table-cell office:value-type="float" office:value="2.14481" calcext:value-type="float">
            <text:p>2.14481</text:p>
          </table:table-cell>
          <table:table-cell office:value-type="float" office:value="-0.5229" calcext:value-type="float">
            <text:p>-0.5229</text:p>
          </table:table-cell>
          <table:table-cell office:value-type="float" office:value="0.070581" calcext:value-type="float">
            <text:p>0.07058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320475" calcext:value-type="float">
            <text:p>0.320475</text:p>
          </table:table-cell>
          <table:table-cell office:value-type="float" office:value="0.273441" calcext:value-type="float">
            <text:p>0.273441</text:p>
          </table:table-cell>
          <table:table-cell office:value-type="float" office:value="1.30886" calcext:value-type="float">
            <text:p>1.3088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4826" calcext:value-type="float">
            <text:p>-25.4826</text:p>
          </table:table-cell>
          <table:table-cell office:value-type="float" office:value="-5.15775" calcext:value-type="float">
            <text:p>-5.15775</text:p>
          </table:table-cell>
          <table:table-cell office:value-type="float" office:value="4.83644" calcext:value-type="float">
            <text:p>4.83644</text:p>
          </table:table-cell>
          <table:table-cell office:value-type="float" office:value="2.11608" calcext:value-type="float">
            <text:p>2.11608</text:p>
          </table:table-cell>
          <table:table-cell office:value-type="float" office:value="-0.525334" calcext:value-type="float">
            <text:p>-0.525334</text:p>
          </table:table-cell>
          <table:table-cell office:value-type="float" office:value="0.0704883" calcext:value-type="float">
            <text:p>0.0704883</text:p>
          </table:table-cell>
          <table:table-cell office:value-type="float" office:value="0.0819367" calcext:value-type="float">
            <text:p>0.0819367</text:p>
          </table:table-cell>
          <table:table-cell office:value-type="float" office:value="0.320108" calcext:value-type="float">
            <text:p>0.320108</text:p>
          </table:table-cell>
          <table:table-cell office:value-type="float" office:value="0.273083" calcext:value-type="float">
            <text:p>0.273083</text:p>
          </table:table-cell>
          <table:table-cell office:value-type="float" office:value="0.632706" calcext:value-type="float">
            <text:p>0.632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6131" calcext:value-type="float">
            <text:p>-25.6131</text:p>
          </table:table-cell>
          <table:table-cell office:value-type="float" office:value="-4.98159" calcext:value-type="float">
            <text:p>-4.98159</text:p>
          </table:table-cell>
          <table:table-cell office:value-type="float" office:value="4.81733" calcext:value-type="float">
            <text:p>4.81733</text:p>
          </table:table-cell>
          <table:table-cell office:value-type="float" office:value="2.11152" calcext:value-type="float">
            <text:p>2.11152</text:p>
          </table:table-cell>
          <table:table-cell office:value-type="float" office:value="-0.487469" calcext:value-type="float">
            <text:p>-0.487469</text:p>
          </table:table-cell>
          <table:table-cell office:value-type="float" office:value="0.0704018" calcext:value-type="float">
            <text:p>0.0704018</text:p>
          </table:table-cell>
          <table:table-cell office:value-type="float" office:value="0.0818353" calcext:value-type="float">
            <text:p>0.0818353</text:p>
          </table:table-cell>
          <table:table-cell office:value-type="float" office:value="0.319857" calcext:value-type="float">
            <text:p>0.319857</text:p>
          </table:table-cell>
          <table:table-cell office:value-type="float" office:value="0.27277" calcext:value-type="float">
            <text:p>0.27277</text:p>
          </table:table-cell>
          <table:table-cell office:value-type="float" office:value="6.39707" calcext:value-type="float">
            <text:p>6.3970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4.81357" calcext:value-type="float">
            <text:p>-4.81357</text:p>
          </table:table-cell>
          <table:table-cell office:value-type="float" office:value="4.74521" calcext:value-type="float">
            <text:p>4.74521</text:p>
          </table:table-cell>
          <table:table-cell office:value-type="float" office:value="2.09468" calcext:value-type="float">
            <text:p>2.09468</text:p>
          </table:table-cell>
          <table:table-cell office:value-type="float" office:value="-0.479876" calcext:value-type="float">
            <text:p>-0.479876</text:p>
          </table:table-cell>
          <table:table-cell office:value-type="float" office:value="0.0703165" calcext:value-type="float">
            <text:p>0.0703165</text:p>
          </table:table-cell>
          <table:table-cell office:value-type="float" office:value="0.0817955" calcext:value-type="float">
            <text:p>0.0817955</text:p>
          </table:table-cell>
          <table:table-cell office:value-type="float" office:value="0.319626" calcext:value-type="float">
            <text:p>0.319626</text:p>
          </table:table-cell>
          <table:table-cell office:value-type="float" office:value="0.272569" calcext:value-type="float">
            <text:p>0.272569</text:p>
          </table:table-cell>
          <table:table-cell office:value-type="float" office:value="0.536977" calcext:value-type="float">
            <text:p>0.5369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8465" calcext:value-type="float">
            <text:p>-25.8465</text:p>
          </table:table-cell>
          <table:table-cell office:value-type="float" office:value="-4.60679" calcext:value-type="float">
            <text:p>-4.60679</text:p>
          </table:table-cell>
          <table:table-cell office:value-type="float" office:value="4.75856" calcext:value-type="float">
            <text:p>4.75856</text:p>
          </table:table-cell>
          <table:table-cell office:value-type="float" office:value="2.07596" calcext:value-type="float">
            <text:p>2.07596</text:p>
          </table:table-cell>
          <table:table-cell office:value-type="float" office:value="-0.469105" calcext:value-type="float">
            <text:p>-0.469105</text:p>
          </table:table-cell>
          <table:table-cell office:value-type="float" office:value="0.0702485" calcext:value-type="float">
            <text:p>0.0702485</text:p>
          </table:table-cell>
          <table:table-cell office:value-type="float" office:value="0.0817764" calcext:value-type="float">
            <text:p>0.0817764</text:p>
          </table:table-cell>
          <table:table-cell office:value-type="float" office:value="0.319487" calcext:value-type="float">
            <text:p>0.319487</text:p>
          </table:table-cell>
          <table:table-cell office:value-type="float" office:value="0.272373" calcext:value-type="float">
            <text:p>0.272373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9605" calcext:value-type="float">
            <text:p>-25.9605</text:p>
          </table:table-cell>
          <table:table-cell office:value-type="float" office:value="-4.35703" calcext:value-type="float">
            <text:p>-4.35703</text:p>
          </table:table-cell>
          <table:table-cell office:value-type="float" office:value="4.82514" calcext:value-type="float">
            <text:p>4.82514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-0.478531" calcext:value-type="float">
            <text:p>-0.478531</text:p>
          </table:table-cell>
          <table:table-cell office:value-type="float" office:value="0.0702049" calcext:value-type="float">
            <text:p>0.0702049</text:p>
          </table:table-cell>
          <table:table-cell office:value-type="float" office:value="0.0816992" calcext:value-type="float">
            <text:p>0.0816992</text:p>
          </table:table-cell>
          <table:table-cell office:value-type="float" office:value="0.319377" calcext:value-type="float">
            <text:p>0.319377</text:p>
          </table:table-cell>
          <table:table-cell office:value-type="float" office:value="0.272072" calcext:value-type="float">
            <text:p>0.272072</text:p>
          </table:table-cell>
          <table:table-cell office:value-type="float" office:value="0.528406" calcext:value-type="float">
            <text:p>0.5284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0703" calcext:value-type="float">
            <text:p>-26.0703</text:p>
          </table:table-cell>
          <table:table-cell office:value-type="float" office:value="-4.13609" calcext:value-type="float">
            <text:p>-4.13609</text:p>
          </table:table-cell>
          <table:table-cell office:value-type="float" office:value="4.80425" calcext:value-type="float">
            <text:p>4.8042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-0.520548" calcext:value-type="float">
            <text:p>-0.520548</text:p>
          </table:table-cell>
          <table:table-cell office:value-type="float" office:value="0.0701982" calcext:value-type="float">
            <text:p>0.0701982</text:p>
          </table:table-cell>
          <table:table-cell office:value-type="float" office:value="0.0816231" calcext:value-type="float">
            <text:p>0.0816231</text:p>
          </table:table-cell>
          <table:table-cell office:value-type="float" office:value="0.319136" calcext:value-type="float">
            <text:p>0.319136</text:p>
          </table:table-cell>
          <table:table-cell office:value-type="float" office:value="0.271756" calcext:value-type="float">
            <text:p>0.271756</text:p>
          </table:table-cell>
          <table:table-cell office:value-type="float" office:value="11.0452" calcext:value-type="float">
            <text:p>11.04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1643" calcext:value-type="float">
            <text:p>-26.1643</text:p>
          </table:table-cell>
          <table:table-cell office:value-type="float" office:value="-3.84342" calcext:value-type="float">
            <text:p>-3.84342</text:p>
          </table:table-cell>
          <table:table-cell office:value-type="float" office:value="4.92295" calcext:value-type="float">
            <text:p>4.92295</text:p>
          </table:table-cell>
          <table:table-cell office:value-type="float" office:value="1.95876" calcext:value-type="float">
            <text:p>1.95876</text:p>
          </table:table-cell>
          <table:table-cell office:value-type="float" office:value="-0.538244" calcext:value-type="float">
            <text:p>-0.538244</text:p>
          </table:table-cell>
          <table:table-cell office:value-type="float" office:value="0.07021" calcext:value-type="float">
            <text:p>0.07021</text:p>
          </table:table-cell>
          <table:table-cell office:value-type="float" office:value="0.0815271" calcext:value-type="float">
            <text:p>0.0815271</text:p>
          </table:table-cell>
          <table:table-cell office:value-type="float" office:value="0.318858" calcext:value-type="float">
            <text:p>0.318858</text:p>
          </table:table-cell>
          <table:table-cell office:value-type="float" office:value="0.271417" calcext:value-type="float">
            <text:p>0.271417</text:p>
          </table:table-cell>
          <table:table-cell office:value-type="float" office:value="1.86322" calcext:value-type="float">
            <text:p>1.863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387" calcext:value-type="float">
            <text:p>-26.2387</text:p>
          </table:table-cell>
          <table:table-cell office:value-type="float" office:value="-3.60492" calcext:value-type="float">
            <text:p>-3.60492</text:p>
          </table:table-cell>
          <table:table-cell office:value-type="float" office:value="4.90627" calcext:value-type="float">
            <text:p>4.90627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-0.583535" calcext:value-type="float">
            <text:p>-0.583535</text:p>
          </table:table-cell>
          <table:table-cell office:value-type="float" office:value="0.0702047" calcext:value-type="float">
            <text:p>0.0702047</text:p>
          </table:table-cell>
          <table:table-cell office:value-type="float" office:value="0.0814436" calcext:value-type="float">
            <text:p>0.0814436</text:p>
          </table:table-cell>
          <table:table-cell office:value-type="float" office:value="0.318467" calcext:value-type="float">
            <text:p>0.318467</text:p>
          </table:table-cell>
          <table:table-cell office:value-type="float" office:value="0.271095" calcext:value-type="float">
            <text:p>0.271095</text:p>
          </table:table-cell>
          <table:table-cell office:value-type="float" office:value="3.57193" calcext:value-type="float">
            <text:p>3.5719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-3.33854" calcext:value-type="float">
            <text:p>-3.33854</text:p>
          </table:table-cell>
          <table:table-cell office:value-type="float" office:value="4.92748" calcext:value-type="float">
            <text:p>4.92748</text:p>
          </table:table-cell>
          <table:table-cell office:value-type="float" office:value="1.85896" calcext:value-type="float">
            <text:p>1.85896</text:p>
          </table:table-cell>
          <table:table-cell office:value-type="float" office:value="-0.605377" calcext:value-type="float">
            <text:p>-0.605377</text:p>
          </table:table-cell>
          <table:table-cell office:value-type="float" office:value="0.0701234" calcext:value-type="float">
            <text:p>0.0701234</text:p>
          </table:table-cell>
          <table:table-cell office:value-type="float" office:value="0.0814283" calcext:value-type="float">
            <text:p>0.0814283</text:p>
          </table:table-cell>
          <table:table-cell office:value-type="float" office:value="0.318059" calcext:value-type="float">
            <text:p>0.318059</text:p>
          </table:table-cell>
          <table:table-cell office:value-type="float" office:value="0.270829" calcext:value-type="float">
            <text:p>0.270829</text:p>
          </table:table-cell>
          <table:table-cell office:value-type="float" office:value="4.34976" calcext:value-type="float">
            <text:p>4.349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178" calcext:value-type="float">
            <text:p>-26.3178</text:p>
          </table:table-cell>
          <table:table-cell office:value-type="float" office:value="-3.09213" calcext:value-type="float">
            <text:p>-3.09213</text:p>
          </table:table-cell>
          <table:table-cell office:value-type="float" office:value="4.92633" calcext:value-type="float">
            <text:p>4.92633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-0.631867" calcext:value-type="float">
            <text:p>-0.631867</text:p>
          </table:table-cell>
          <table:table-cell office:value-type="float" office:value="0.0700333" calcext:value-type="float">
            <text:p>0.0700333</text:p>
          </table:table-cell>
          <table:table-cell office:value-type="float" office:value="0.0814549" calcext:value-type="float">
            <text:p>0.0814549</text:p>
          </table:table-cell>
          <table:table-cell office:value-type="float" office:value="0.317708" calcext:value-type="float">
            <text:p>0.317708</text:p>
          </table:table-cell>
          <table:table-cell office:value-type="float" office:value="0.27059" calcext:value-type="float">
            <text:p>0.27059</text:p>
          </table:table-cell>
          <table:table-cell office:value-type="float" office:value="0.564143" calcext:value-type="float">
            <text:p>0.5641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3415" calcext:value-type="float">
            <text:p>-26.3415</text:p>
          </table:table-cell>
          <table:table-cell office:value-type="float" office:value="-2.86275" calcext:value-type="float">
            <text:p>-2.86275</text:p>
          </table:table-cell>
          <table:table-cell office:value-type="float" office:value="4.88711" calcext:value-type="float">
            <text:p>4.88711</text:p>
          </table:table-cell>
          <table:table-cell office:value-type="float" office:value="1.77422" calcext:value-type="float">
            <text:p>1.77422</text:p>
          </table:table-cell>
          <table:table-cell office:value-type="float" office:value="-0.640446" calcext:value-type="float">
            <text:p>-0.640446</text:p>
          </table:table-cell>
          <table:table-cell office:value-type="float" office:value="0.0699651" calcext:value-type="float">
            <text:p>0.0699651</text:p>
          </table:table-cell>
          <table:table-cell office:value-type="float" office:value="0.0814731" calcext:value-type="float">
            <text:p>0.0814731</text:p>
          </table:table-cell>
          <table:table-cell office:value-type="float" office:value="0.317453" calcext:value-type="float">
            <text:p>0.317453</text:p>
          </table:table-cell>
          <table:table-cell office:value-type="float" office:value="0.270312" calcext:value-type="float">
            <text:p>0.270312</text:p>
          </table:table-cell>
          <table:table-cell office:value-type="float" office:value="1.49995" calcext:value-type="float">
            <text:p>1.499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87" calcext:value-type="float">
            <text:p>-26.3987</text:p>
          </table:table-cell>
          <table:table-cell office:value-type="float" office:value="-2.63694" calcext:value-type="float">
            <text:p>-2.63694</text:p>
          </table:table-cell>
          <table:table-cell office:value-type="float" office:value="4.86971" calcext:value-type="float">
            <text:p>4.86971</text:p>
          </table:table-cell>
          <table:table-cell office:value-type="float" office:value="1.75103" calcext:value-type="float">
            <text:p>1.75103</text:p>
          </table:table-cell>
          <table:table-cell office:value-type="float" office:value="-0.627407" calcext:value-type="float">
            <text:p>-0.627407</text:p>
          </table:table-cell>
          <table:table-cell office:value-type="float" office:value="0.0698956" calcext:value-type="float">
            <text:p>0.0698956</text:p>
          </table:table-cell>
          <table:table-cell office:value-type="float" office:value="0.0814694" calcext:value-type="float">
            <text:p>0.0814694</text:p>
          </table:table-cell>
          <table:table-cell office:value-type="float" office:value="0.31718" calcext:value-type="float">
            <text:p>0.31718</text:p>
          </table:table-cell>
          <table:table-cell office:value-type="float" office:value="0.270007" calcext:value-type="float">
            <text:p>0.270007</text:p>
          </table:table-cell>
          <table:table-cell office:value-type="float" office:value="1.40492" calcext:value-type="float">
            <text:p>1.404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4723" calcext:value-type="float">
            <text:p>-26.4723</text:p>
          </table:table-cell>
          <table:table-cell office:value-type="float" office:value="-2.49844" calcext:value-type="float">
            <text:p>-2.49844</text:p>
          </table:table-cell>
          <table:table-cell office:value-type="float" office:value="4.70489" calcext:value-type="float">
            <text:p>4.70489</text:p>
          </table:table-cell>
          <table:table-cell office:value-type="float" office:value="1.74458" calcext:value-type="float">
            <text:p>1.74458</text:p>
          </table:table-cell>
          <table:table-cell office:value-type="float" office:value="-0.603951" calcext:value-type="float">
            <text:p>-0.603951</text:p>
          </table:table-cell>
          <table:table-cell office:value-type="float" office:value="0.0698077" calcext:value-type="float">
            <text:p>0.0698077</text:p>
          </table:table-cell>
          <table:table-cell office:value-type="float" office:value="0.0813697" calcext:value-type="float">
            <text:p>0.0813697</text:p>
          </table:table-cell>
          <table:table-cell office:value-type="float" office:value="0.316827" calcext:value-type="float">
            <text:p>0.316827</text:p>
          </table:table-cell>
          <table:table-cell office:value-type="float" office:value="0.269701" calcext:value-type="float">
            <text:p>0.269701</text:p>
          </table:table-cell>
          <table:table-cell office:value-type="float" office:value="5.75758" calcext:value-type="float">
            <text:p>5.757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27" calcext:value-type="float">
            <text:p>-26.527</text:p>
          </table:table-cell>
          <table:table-cell office:value-type="float" office:value="-2.26418" calcext:value-type="float">
            <text:p>-2.26418</text:p>
          </table:table-cell>
          <table:table-cell office:value-type="float" office:value="4.72007" calcext:value-type="float">
            <text:p>4.72007</text:p>
          </table:table-cell>
          <table:table-cell office:value-type="float" office:value="1.72656" calcext:value-type="float">
            <text:p>1.72656</text:p>
          </table:table-cell>
          <table:table-cell office:value-type="float" office:value="-0.581726" calcext:value-type="float">
            <text:p>-0.581726</text:p>
          </table:table-cell>
          <table:table-cell office:value-type="float" office:value="0.0697187" calcext:value-type="float">
            <text:p>0.0697187</text:p>
          </table:table-cell>
          <table:table-cell office:value-type="float" office:value="0.0812719" calcext:value-type="float">
            <text:p>0.0812719</text:p>
          </table:table-cell>
          <table:table-cell office:value-type="float" office:value="0.316442" calcext:value-type="float">
            <text:p>0.316442</text:p>
          </table:table-cell>
          <table:table-cell office:value-type="float" office:value="0.269394" calcext:value-type="float">
            <text:p>0.269394</text:p>
          </table:table-cell>
          <table:table-cell office:value-type="float" office:value="0.98766" calcext:value-type="float">
            <text:p>0.9876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5761" calcext:value-type="float">
            <text:p>-26.5761</text:p>
          </table:table-cell>
          <table:table-cell office:value-type="float" office:value="-2.07313" calcext:value-type="float">
            <text:p>-2.07313</text:p>
          </table:table-cell>
          <table:table-cell office:value-type="float" office:value="4.64962" calcext:value-type="float">
            <text:p>4.64962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-0.572156" calcext:value-type="float">
            <text:p>-0.572156</text:p>
          </table:table-cell>
          <table:table-cell office:value-type="float" office:value="0.0696338" calcext:value-type="float">
            <text:p>0.0696338</text:p>
          </table:table-cell>
          <table:table-cell office:value-type="float" office:value="0.081238" calcext:value-type="float">
            <text:p>0.081238</text:p>
          </table:table-cell>
          <table:table-cell office:value-type="float" office:value="0.316045" calcext:value-type="float">
            <text:p>0.316045</text:p>
          </table:table-cell>
          <table:table-cell office:value-type="float" office:value="0.269182" calcext:value-type="float">
            <text:p>0.269182</text:p>
          </table:table-cell>
          <table:table-cell office:value-type="float" office:value="1.08613" calcext:value-type="float">
            <text:p>1.08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67" calcext:value-type="float">
            <text:p>-26.6067</text:p>
          </table:table-cell>
          <table:table-cell office:value-type="float" office:value="-1.83877" calcext:value-type="float">
            <text:p>-1.83877</text:p>
          </table:table-cell>
          <table:table-cell office:value-type="float" office:value="4.65928" calcext:value-type="float">
            <text:p>4.65928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-0.552679" calcext:value-type="float">
            <text:p>-0.552679</text:p>
          </table:table-cell>
          <table:table-cell office:value-type="float" office:value="0.0695492" calcext:value-type="float">
            <text:p>0.0695492</text:p>
          </table:table-cell>
          <table:table-cell office:value-type="float" office:value="0.0812144" calcext:value-type="float">
            <text:p>0.0812144</text:p>
          </table:table-cell>
          <table:table-cell office:value-type="float" office:value="0.315644" calcext:value-type="float">
            <text:p>0.315644</text:p>
          </table:table-cell>
          <table:table-cell office:value-type="float" office:value="0.268967" calcext:value-type="float">
            <text:p>0.268967</text:p>
          </table:table-cell>
          <table:table-cell office:value-type="float" office:value="2.02049" calcext:value-type="float">
            <text:p>2.0204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6053" calcext:value-type="float">
            <text:p>-26.6053</text:p>
          </table:table-cell>
          <table:table-cell office:value-type="float" office:value="-1.58538" calcext:value-type="float">
            <text:p>-1.58538</text:p>
          </table:table-cell>
          <table:table-cell office:value-type="float" office:value="4.6897" calcext:value-type="float">
            <text:p>4.6897</text:p>
          </table:table-cell>
          <table:table-cell office:value-type="float" office:value="1.64881" calcext:value-type="float">
            <text:p>1.64881</text:p>
          </table:table-cell>
          <table:table-cell office:value-type="float" office:value="-0.56322" calcext:value-type="float">
            <text:p>-0.56322</text:p>
          </table:table-cell>
          <table:table-cell office:value-type="float" office:value="0.0694633" calcext:value-type="float">
            <text:p>0.0694633</text:p>
          </table:table-cell>
          <table:table-cell office:value-type="float" office:value="0.0811637" calcext:value-type="float">
            <text:p>0.0811637</text:p>
          </table:table-cell>
          <table:table-cell office:value-type="float" office:value="0.315255" calcext:value-type="float">
            <text:p>0.315255</text:p>
          </table:table-cell>
          <table:table-cell office:value-type="float" office:value="0.268707" calcext:value-type="float">
            <text:p>0.268707</text:p>
          </table:table-cell>
          <table:table-cell office:value-type="float" office:value="1.1809" calcext:value-type="float">
            <text:p>1.18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026" calcext:value-type="float">
            <text:p>-26.6026</text:p>
          </table:table-cell>
          <table:table-cell office:value-type="float" office:value="-1.3588" calcext:value-type="float">
            <text:p>-1.3588</text:p>
          </table:table-cell>
          <table:table-cell office:value-type="float" office:value="4.67036" calcext:value-type="float">
            <text:p>4.67036</text:p>
          </table:table-cell>
          <table:table-cell office:value-type="float" office:value="1.60767" calcext:value-type="float">
            <text:p>1.60767</text:p>
          </table:table-cell>
          <table:table-cell office:value-type="float" office:value="-0.587527" calcext:value-type="float">
            <text:p>-0.587527</text:p>
          </table:table-cell>
          <table:table-cell office:value-type="float" office:value="0.0693932" calcext:value-type="float">
            <text:p>0.0693932</text:p>
          </table:table-cell>
          <table:table-cell office:value-type="float" office:value="0.0811415" calcext:value-type="float">
            <text:p>0.0811415</text:p>
          </table:table-cell>
          <table:table-cell office:value-type="float" office:value="0.314912" calcext:value-type="float">
            <text:p>0.314912</text:p>
          </table:table-cell>
          <table:table-cell office:value-type="float" office:value="0.268475" calcext:value-type="float">
            <text:p>0.268475</text:p>
          </table:table-cell>
          <table:table-cell office:value-type="float" office:value="1.65512" calcext:value-type="float">
            <text:p>1.655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6064" calcext:value-type="float">
            <text:p>-26.6064</text:p>
          </table:table-cell>
          <table:table-cell office:value-type="float" office:value="-1.13078" calcext:value-type="float">
            <text:p>-1.13078</text:p>
          </table:table-cell>
          <table:table-cell office:value-type="float" office:value="4.66" calcext:value-type="float">
            <text:p>4.66</text:p>
          </table:table-cell>
          <table:table-cell office:value-type="float" office:value="1.57821" calcext:value-type="float">
            <text:p>1.57821</text:p>
          </table:table-cell>
          <table:table-cell office:value-type="float" office:value="-0.587716" calcext:value-type="float">
            <text:p>-0.587716</text:p>
          </table:table-cell>
          <table:table-cell office:value-type="float" office:value="0.0693329" calcext:value-type="float">
            <text:p>0.0693329</text:p>
          </table:table-cell>
          <table:table-cell office:value-type="float" office:value="0.0811513" calcext:value-type="float">
            <text:p>0.0811513</text:p>
          </table:table-cell>
          <table:table-cell office:value-type="float" office:value="0.31458" calcext:value-type="float">
            <text:p>0.31458</text:p>
          </table:table-cell>
          <table:table-cell office:value-type="float" office:value="0.268268" calcext:value-type="float">
            <text:p>0.268268</text:p>
          </table:table-cell>
          <table:table-cell office:value-type="float" office:value="0.0115847" calcext:value-type="float">
            <text:p>0.01158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52" calcext:value-type="float">
            <text:p>-26.6352</text:p>
          </table:table-cell>
          <table:table-cell office:value-type="float" office:value="-0.909623" calcext:value-type="float">
            <text:p>-0.909623</text:p>
          </table:table-cell>
          <table:table-cell office:value-type="float" office:value="4.64471" calcext:value-type="float">
            <text:p>4.64471</text:p>
          </table:table-cell>
          <table:table-cell office:value-type="float" office:value="1.56251" calcext:value-type="float">
            <text:p>1.56251</text:p>
          </table:table-cell>
          <table:table-cell office:value-type="float" office:value="-0.57067" calcext:value-type="float">
            <text:p>-0.57067</text:p>
          </table:table-cell>
          <table:table-cell office:value-type="float" office:value="0.0692497" calcext:value-type="float">
            <text:p>0.0692497</text:p>
          </table:table-cell>
          <table:table-cell office:value-type="float" office:value="0.0812206" calcext:value-type="float">
            <text:p>0.0812206</text:p>
          </table:table-cell>
          <table:table-cell office:value-type="float" office:value="0.314205" calcext:value-type="float">
            <text:p>0.314205</text:p>
          </table:table-cell>
          <table:table-cell office:value-type="float" office:value="0.268097" calcext:value-type="float">
            <text:p>0.268097</text:p>
          </table:table-cell>
          <table:table-cell office:value-type="float" office:value="5.11338" calcext:value-type="float">
            <text:p>5.1133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6467" calcext:value-type="float">
            <text:p>-26.6467</text:p>
          </table:table-cell>
          <table:table-cell office:value-type="float" office:value="-0.652259" calcext:value-type="float">
            <text:p>-0.652259</text:p>
          </table:table-cell>
          <table:table-cell office:value-type="float" office:value="4.69618" calcext:value-type="float">
            <text:p>4.69618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0.565314" calcext:value-type="float">
            <text:p>-0.565314</text:p>
          </table:table-cell>
          <table:table-cell office:value-type="float" office:value="0.069163" calcext:value-type="float">
            <text:p>0.069163</text:p>
          </table:table-cell>
          <table:table-cell office:value-type="float" office:value="0.0812423" calcext:value-type="float">
            <text:p>0.0812423</text:p>
          </table:table-cell>
          <table:table-cell office:value-type="float" office:value="0.313824" calcext:value-type="float">
            <text:p>0.313824</text:p>
          </table:table-cell>
          <table:table-cell office:value-type="float" office:value="0.267853" calcext:value-type="float">
            <text:p>0.267853</text:p>
          </table:table-cell>
          <table:table-cell office:value-type="float" office:value="0.62369" calcext:value-type="float">
            <text:p>0.623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6345" calcext:value-type="float">
            <text:p>-26.6345</text:p>
          </table:table-cell>
          <table:table-cell office:value-type="float" office:value="-0.40977" calcext:value-type="float">
            <text:p>-0.40977</text:p>
          </table:table-cell>
          <table:table-cell office:value-type="float" office:value="4.71617" calcext:value-type="float">
            <text:p>4.71617</text:p>
          </table:table-cell>
          <table:table-cell office:value-type="float" office:value="1.50145" calcext:value-type="float">
            <text:p>1.50145</text:p>
          </table:table-cell>
          <table:table-cell office:value-type="float" office:value="-0.586364" calcext:value-type="float">
            <text:p>-0.586364</text:p>
          </table:table-cell>
          <table:table-cell office:value-type="float" office:value="0.0690771" calcext:value-type="float">
            <text:p>0.0690771</text:p>
          </table:table-cell>
          <table:table-cell office:value-type="float" office:value="0.0812615" calcext:value-type="float">
            <text:p>0.0812615</text:p>
          </table:table-cell>
          <table:table-cell office:value-type="float" office:value="0.313477" calcext:value-type="float">
            <text:p>0.313477</text:p>
          </table:table-cell>
          <table:table-cell office:value-type="float" office:value="0.267595" calcext:value-type="float">
            <text:p>0.267595</text:p>
          </table:table-cell>
          <table:table-cell office:value-type="float" office:value="2.28572" calcext:value-type="float">
            <text:p>2.2857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5899" calcext:value-type="float">
            <text:p>-26.5899</text:p>
          </table:table-cell>
          <table:table-cell office:value-type="float" office:value="-0.103425" calcext:value-type="float">
            <text:p>-0.103425</text:p>
          </table:table-cell>
          <table:table-cell office:value-type="float" office:value="4.84849" calcext:value-type="float">
            <text:p>4.84849</text:p>
          </table:table-cell>
          <table:table-cell office:value-type="float" office:value="1.46157" calcext:value-type="float">
            <text:p>1.46157</text:p>
          </table:table-cell>
          <table:table-cell office:value-type="float" office:value="-0.59569" calcext:value-type="float">
            <text:p>-0.59569</text:p>
          </table:table-cell>
          <table:table-cell office:value-type="float" office:value="0.0690152" calcext:value-type="float">
            <text:p>0.0690152</text:p>
          </table:table-cell>
          <table:table-cell office:value-type="float" office:value="0.0811688" calcext:value-type="float">
            <text:p>0.0811688</text:p>
          </table:table-cell>
          <table:table-cell office:value-type="float" office:value="0.313217" calcext:value-type="float">
            <text:p>0.313217</text:p>
          </table:table-cell>
          <table:table-cell office:value-type="float" office:value="0.267261" calcext:value-type="float">
            <text:p>0.267261</text:p>
          </table:table-cell>
          <table:table-cell office:value-type="float" office:value="2.66381" calcext:value-type="float">
            <text:p>2.663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703" calcext:value-type="float">
            <text:p>-26.5703</text:p>
          </table:table-cell>
          <table:table-cell office:value-type="float" office:value="0.137806" calcext:value-type="float">
            <text:p>0.137806</text:p>
          </table:table-cell>
          <table:table-cell office:value-type="float" office:value="4.85393" calcext:value-type="float">
            <text:p>4.85393</text:p>
          </table:table-cell>
          <table:table-cell office:value-type="float" office:value="1.43244" calcext:value-type="float">
            <text:p>1.43244</text:p>
          </table:table-cell>
          <table:table-cell office:value-type="float" office:value="-0.599561" calcext:value-type="float">
            <text:p>-0.599561</text:p>
          </table:table-cell>
          <table:table-cell office:value-type="float" office:value="0.0689522" calcext:value-type="float">
            <text:p>0.0689522</text:p>
          </table:table-cell>
          <table:table-cell office:value-type="float" office:value="0.0810763" calcext:value-type="float">
            <text:p>0.0810763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0.26693" calcext:value-type="float">
            <text:p>0.26693</text:p>
          </table:table-cell>
          <table:table-cell office:value-type="float" office:value="2.75749" calcext:value-type="float">
            <text:p>2.7574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5466" calcext:value-type="float">
            <text:p>-26.5466</text:p>
          </table:table-cell>
          <table:table-cell office:value-type="float" office:value="0.438264" calcext:value-type="float">
            <text:p>0.438264</text:p>
          </table:table-cell>
          <table:table-cell office:value-type="float" office:value="4.96934" calcext:value-type="float">
            <text:p>4.96934</text:p>
          </table:table-cell>
          <table:table-cell office:value-type="float" office:value="1.40735" calcext:value-type="float">
            <text:p>1.40735</text:p>
          </table:table-cell>
          <table:table-cell office:value-type="float" office:value="-0.593261" calcext:value-type="float">
            <text:p>-0.593261</text:p>
          </table:table-cell>
          <table:table-cell office:value-type="float" office:value="0.0688857" calcext:value-type="float">
            <text:p>0.0688857</text:p>
          </table:table-cell>
          <table:table-cell office:value-type="float" office:value="0.0809956" calcext:value-type="float">
            <text:p>0.0809956</text:p>
          </table:table-cell>
          <table:table-cell office:value-type="float" office:value="0.312767" calcext:value-type="float">
            <text:p>0.312767</text:p>
          </table:table-cell>
          <table:table-cell office:value-type="float" office:value="0.266638" calcext:value-type="float">
            <text:p>0.266638</text:p>
          </table:table-cell>
          <table:table-cell office:value-type="float" office:value="1.49724" calcext:value-type="float">
            <text:p>1.49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534" calcext:value-type="float">
            <text:p>-26.534</text:p>
          </table:table-cell>
          <table:table-cell office:value-type="float" office:value="0.677476" calcext:value-type="float">
            <text:p>0.677476</text:p>
          </table:table-cell>
          <table:table-cell office:value-type="float" office:value="4.94863" calcext:value-type="float">
            <text:p>4.94863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-0.560285" calcext:value-type="float">
            <text:p>-0.560285</text:p>
          </table:table-cell>
          <table:table-cell office:value-type="float" office:value="0.068803" calcext:value-type="float">
            <text:p>0.068803</text:p>
          </table:table-cell>
          <table:table-cell office:value-type="float" office:value="0.0809142" calcext:value-type="float">
            <text:p>0.0809142</text:p>
          </table:table-cell>
          <table:table-cell office:value-type="float" office:value="0.312447" calcext:value-type="float">
            <text:p>0.312447</text:p>
          </table:table-cell>
          <table:table-cell office:value-type="float" office:value="0.266336" calcext:value-type="float">
            <text:p>0.266336</text:p>
          </table:table-cell>
          <table:table-cell office:value-type="float" office:value="1.81344" calcext:value-type="float">
            <text:p>1.813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5256" calcext:value-type="float">
            <text:p>-26.5256</text:p>
          </table:table-cell>
          <table:table-cell office:value-type="float" office:value="0.962613" calcext:value-type="float">
            <text:p>0.962613</text:p>
          </table:table-cell>
          <table:table-cell office:value-type="float" office:value="5.02613" calcext:value-type="float">
            <text:p>5.02613</text:p>
          </table:table-cell>
          <table:table-cell office:value-type="float" office:value="1.38379" calcext:value-type="float">
            <text:p>1.38379</text:p>
          </table:table-cell>
          <table:table-cell office:value-type="float" office:value="-0.545083" calcext:value-type="float">
            <text:p>-0.545083</text:p>
          </table:table-cell>
          <table:table-cell office:value-type="float" office:value="0.0687243" calcext:value-type="float">
            <text:p>0.0687243</text:p>
          </table:table-cell>
          <table:table-cell office:value-type="float" office:value="0.0809143" calcext:value-type="float">
            <text:p>0.0809143</text:p>
          </table:table-cell>
          <table:table-cell office:value-type="float" office:value="0.312092" calcext:value-type="float">
            <text:p>0.312092</text:p>
          </table:table-cell>
          <table:table-cell office:value-type="float" office:value="0.266124" calcext:value-type="float">
            <text:p>0.266124</text:p>
          </table:table-cell>
          <table:table-cell office:value-type="float" office:value="2.79657" calcext:value-type="float">
            <text:p>2.79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4874" calcext:value-type="float">
            <text:p>-26.4874</text:p>
          </table:table-cell>
          <table:table-cell office:value-type="float" office:value="1.22688" calcext:value-type="float">
            <text:p>1.22688</text:p>
          </table:table-cell>
          <table:table-cell office:value-type="float" office:value="5.04324" calcext:value-type="float">
            <text:p>5.04324</text:p>
          </table:table-cell>
          <table:table-cell office:value-type="float" office:value="1.37572" calcext:value-type="float">
            <text:p>1.37572</text:p>
          </table:table-cell>
          <table:table-cell office:value-type="float" office:value="-0.503507" calcext:value-type="float">
            <text:p>-0.503507</text:p>
          </table:table-cell>
          <table:table-cell office:value-type="float" office:value="0.0686516" calcext:value-type="float">
            <text:p>0.0686516</text:p>
          </table:table-cell>
          <table:table-cell office:value-type="float" office:value="0.0809882" calcext:value-type="float">
            <text:p>0.0809882</text:p>
          </table:table-cell>
          <table:table-cell office:value-type="float" office:value="0.311708" calcext:value-type="float">
            <text:p>0.311708</text:p>
          </table:table-cell>
          <table:table-cell office:value-type="float" office:value="0.265959" calcext:value-type="float">
            <text:p>0.265959</text:p>
          </table:table-cell>
          <table:table-cell office:value-type="float" office:value="7.11677" calcext:value-type="float">
            <text:p>7.116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4299" calcext:value-type="float">
            <text:p>-26.4299</text:p>
          </table:table-cell>
          <table:table-cell office:value-type="float" office:value="1.45799" calcext:value-type="float">
            <text:p>1.45799</text:p>
          </table:table-cell>
          <table:table-cell office:value-type="float" office:value="5.01475" calcext:value-type="float">
            <text:p>5.01475</text:p>
          </table:table-cell>
          <table:table-cell office:value-type="float" office:value="1.34796" calcext:value-type="float">
            <text:p>1.34796</text:p>
          </table:table-cell>
          <table:table-cell office:value-type="float" office:value="-0.506389" calcext:value-type="float">
            <text:p>-0.506389</text:p>
          </table:table-cell>
          <table:table-cell office:value-type="float" office:value="0.0685742" calcext:value-type="float">
            <text:p>0.0685742</text:p>
          </table:table-cell>
          <table:table-cell office:value-type="float" office:value="0.081042" calcext:value-type="float">
            <text:p>0.081042</text:p>
          </table:table-cell>
          <table:table-cell office:value-type="float" office:value="0.311326" calcext:value-type="float">
            <text:p>0.311326</text:p>
          </table:table-cell>
          <table:table-cell office:value-type="float" office:value="0.265741" calcext:value-type="float">
            <text:p>0.265741</text:p>
          </table:table-cell>
          <table:table-cell office:value-type="float" office:value="0.13313" calcext:value-type="float">
            <text:p>0.13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3914" calcext:value-type="float">
            <text:p>-26.3914</text:p>
          </table:table-cell>
          <table:table-cell office:value-type="float" office:value="1.67343" calcext:value-type="float">
            <text:p>1.67343</text:p>
          </table:table-cell>
          <table:table-cell office:value-type="float" office:value="4.94917" calcext:value-type="float">
            <text:p>4.94917</text:p>
          </table:table-cell>
          <table:table-cell office:value-type="float" office:value="1.335" calcext:value-type="float">
            <text:p>1.335</text:p>
          </table:table-cell>
          <table:table-cell office:value-type="float" office:value="-0.483885" calcext:value-type="float">
            <text:p>-0.483885</text:p>
          </table:table-cell>
          <table:table-cell office:value-type="float" office:value="0.0685171" calcext:value-type="float">
            <text:p>0.0685171</text:p>
          </table:table-cell>
          <table:table-cell office:value-type="float" office:value="0.081039" calcext:value-type="float">
            <text:p>0.081039</text:p>
          </table:table-cell>
          <table:table-cell office:value-type="float" office:value="0.310956" calcext:value-type="float">
            <text:p>0.310956</text:p>
          </table:table-cell>
          <table:table-cell office:value-type="float" office:value="0.265461" calcext:value-type="float">
            <text:p>0.265461</text:p>
          </table:table-cell>
          <table:table-cell office:value-type="float" office:value="8.5807" calcext:value-type="float">
            <text:p>8.580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3363" calcext:value-type="float">
            <text:p>-26.3363</text:p>
          </table:table-cell>
          <table:table-cell office:value-type="float" office:value="1.8763" calcext:value-type="float">
            <text:p>1.8763</text:p>
          </table:table-cell>
          <table:table-cell office:value-type="float" office:value="4.87884" calcext:value-type="float">
            <text:p>4.87884</text:p>
          </table:table-cell>
          <table:table-cell office:value-type="float" office:value="1.31049" calcext:value-type="float">
            <text:p>1.31049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0.0684731" calcext:value-type="float">
            <text:p>0.0684731</text:p>
          </table:table-cell>
          <table:table-cell office:value-type="float" office:value="0.0809745" calcext:value-type="float">
            <text:p>0.0809745</text:p>
          </table:table-cell>
          <table:table-cell office:value-type="float" office:value="0.310597" calcext:value-type="float">
            <text:p>0.310597</text:p>
          </table:table-cell>
          <table:table-cell office:value-type="float" office:value="0.265141" calcext:value-type="float">
            <text:p>0.265141</text:p>
          </table:table-cell>
          <table:table-cell office:value-type="float" office:value="0.473131" calcext:value-type="float">
            <text:p>0.4731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2687" calcext:value-type="float">
            <text:p>-26.2687</text:p>
          </table:table-cell>
          <table:table-cell office:value-type="float" office:value="2.10719" calcext:value-type="float">
            <text:p>2.10719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1.2831" calcext:value-type="float">
            <text:p>1.2831</text:p>
          </table:table-cell>
          <table:table-cell office:value-type="float" office:value="-0.491532" calcext:value-type="float">
            <text:p>-0.491532</text:p>
          </table:table-cell>
          <table:table-cell office:value-type="float" office:value="0.0684325" calcext:value-type="float">
            <text:p>0.0684325</text:p>
          </table:table-cell>
          <table:table-cell office:value-type="float" office:value="0.0809069" calcext:value-type="float">
            <text:p>0.0809069</text:p>
          </table:table-cell>
          <table:table-cell office:value-type="float" office:value="0.310235" calcext:value-type="float">
            <text:p>0.310235</text:p>
          </table:table-cell>
          <table:table-cell office:value-type="float" office:value="0.26482" calcext:value-type="float">
            <text:p>0.26482</text:p>
          </table:table-cell>
          <table:table-cell office:value-type="float" office:value="0.214365" calcext:value-type="float">
            <text:p>0.21436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2069" calcext:value-type="float">
            <text:p>-26.2069</text:p>
          </table:table-cell>
          <table:table-cell office:value-type="float" office:value="2.29202" calcext:value-type="float">
            <text:p>2.29202</text:p>
          </table:table-cell>
          <table:table-cell office:value-type="float" office:value="4.78301" calcext:value-type="float">
            <text:p>4.78301</text:p>
          </table:table-cell>
          <table:table-cell office:value-type="float" office:value="1.25833" calcext:value-type="float">
            <text:p>1.25833</text:p>
          </table:table-cell>
          <table:table-cell office:value-type="float" office:value="-0.492603" calcext:value-type="float">
            <text:p>-0.492603</text:p>
          </table:table-cell>
          <table:table-cell office:value-type="float" office:value="0.0684188" calcext:value-type="float">
            <text:p>0.0684188</text:p>
          </table:table-cell>
          <table:table-cell office:value-type="float" office:value="0.0808084" calcext:value-type="float">
            <text:p>0.0808084</text:p>
          </table:table-cell>
          <table:table-cell office:value-type="float" office:value="0.309892" calcext:value-type="float">
            <text:p>0.30989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.84192" calcext:value-type="float">
            <text:p>0.841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6.1445" calcext:value-type="float">
            <text:p>-26.1445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4.75991" calcext:value-type="float">
            <text:p>4.75991</text:p>
          </table:table-cell>
          <table:table-cell office:value-type="float" office:value="1.24635" calcext:value-type="float">
            <text:p>1.24635</text:p>
          </table:table-cell>
          <table:table-cell office:value-type="float" office:value="-0.467234" calcext:value-type="float">
            <text:p>-0.467234</text:p>
          </table:table-cell>
          <table:table-cell office:value-type="float" office:value="0.0684527" calcext:value-type="float">
            <text:p>0.0684527</text:p>
          </table:table-cell>
          <table:table-cell office:value-type="float" office:value="0.080711" calcext:value-type="float">
            <text:p>0.080711</text:p>
          </table:table-cell>
          <table:table-cell office:value-type="float" office:value="0.309619" calcext:value-type="float">
            <text:p>0.309619</text:p>
          </table:table-cell>
          <table:table-cell office:value-type="float" office:value="0.26422" calcext:value-type="float">
            <text:p>0.26422</text:p>
          </table:table-cell>
          <table:table-cell office:value-type="float" office:value="0.868878" calcext:value-type="float">
            <text:p>0.86887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0649" calcext:value-type="float">
            <text:p>-26.0649</text:p>
          </table:table-cell>
          <table:table-cell office:value-type="float" office:value="2.76102" calcext:value-type="float">
            <text:p>2.76102</text:p>
          </table:table-cell>
          <table:table-cell office:value-type="float" office:value="4.79767" calcext:value-type="float">
            <text:p>4.79767</text:p>
          </table:table-cell>
          <table:table-cell office:value-type="float" office:value="1.22447" calcext:value-type="float">
            <text:p>1.22447</text:p>
          </table:table-cell>
          <table:table-cell office:value-type="float" office:value="-0.465371" calcext:value-type="float">
            <text:p>-0.465371</text:p>
          </table:table-cell>
          <table:table-cell office:value-type="float" office:value="0.0685081" calcext:value-type="float">
            <text:p>0.0685081</text:p>
          </table:table-cell>
          <table:table-cell office:value-type="float" office:value="0.0806147" calcext:value-type="float">
            <text:p>0.0806147</text:p>
          </table:table-cell>
          <table:table-cell office:value-type="float" office:value="0.309351" calcext:value-type="float">
            <text:p>0.309351</text:p>
          </table:table-cell>
          <table:table-cell office:value-type="float" office:value="0.263904" calcext:value-type="float">
            <text:p>0.263904</text:p>
          </table:table-cell>
          <table:table-cell office:value-type="float" office:value="0.135354" calcext:value-type="float">
            <text:p>0.1353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9709" calcext:value-type="float">
            <text:p>-25.9709</text:p>
          </table:table-cell>
          <table:table-cell office:value-type="float" office:value="2.98444" calcext:value-type="float">
            <text:p>2.98444</text:p>
          </table:table-cell>
          <table:table-cell office:value-type="float" office:value="4.82089" calcext:value-type="float">
            <text:p>4.82089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-0.499364" calcext:value-type="float">
            <text:p>-0.499364</text:p>
          </table:table-cell>
          <table:table-cell office:value-type="float" office:value="0.0685582" calcext:value-type="float">
            <text:p>0.0685582</text:p>
          </table:table-cell>
          <table:table-cell office:value-type="float" office:value="0.080518" calcext:value-type="float">
            <text:p>0.080518</text:p>
          </table:table-cell>
          <table:table-cell office:value-type="float" office:value="0.309012" calcext:value-type="float">
            <text:p>0.309012</text:p>
          </table:table-cell>
          <table:table-cell office:value-type="float" office:value="0.263591" calcext:value-type="float">
            <text:p>0.263591</text:p>
          </table:table-cell>
          <table:table-cell office:value-type="float" office:value="2.78317" calcext:value-type="float">
            <text:p>2.783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8674" calcext:value-type="float">
            <text:p>-25.8674</text:p>
          </table:table-cell>
          <table:table-cell office:value-type="float" office:value="3.27225" calcext:value-type="float">
            <text:p>3.27225</text:p>
          </table:table-cell>
          <table:table-cell office:value-type="float" office:value="4.94539" calcext:value-type="float">
            <text:p>4.94539</text:p>
          </table:table-cell>
          <table:table-cell office:value-type="float" office:value="1.1646" calcext:value-type="float">
            <text:p>1.1646</text:p>
          </table:table-cell>
          <table:table-cell office:value-type="float" office:value="-0.494193" calcext:value-type="float">
            <text:p>-0.494193</text:p>
          </table:table-cell>
          <table:table-cell office:value-type="float" office:value="0.068592" calcext:value-type="float">
            <text:p>0.068592</text:p>
          </table:table-cell>
          <table:table-cell office:value-type="float" office:value="0.0804961" calcext:value-type="float">
            <text:p>0.0804961</text:p>
          </table:table-cell>
          <table:table-cell office:value-type="float" office:value="0.308654" calcext:value-type="float">
            <text:p>0.308654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1.46559" calcext:value-type="float">
            <text:p>1.46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7844" calcext:value-type="float">
            <text:p>-25.7844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4.94778" calcext:value-type="float">
            <text:p>4.94778</text:p>
          </table:table-cell>
          <table:table-cell office:value-type="float" office:value="1.14586" calcext:value-type="float">
            <text:p>1.14586</text:p>
          </table:table-cell>
          <table:table-cell office:value-type="float" office:value="-0.488789" calcext:value-type="float">
            <text:p>-0.488789</text:p>
          </table:table-cell>
          <table:table-cell office:value-type="float" office:value="0.0686911" calcext:value-type="float">
            <text:p>0.0686911</text:p>
          </table:table-cell>
          <table:table-cell office:value-type="float" office:value="0.0804953" calcext:value-type="float">
            <text:p>0.0804953</text:p>
          </table:table-cell>
          <table:table-cell office:value-type="float" office:value="0.308311" calcext:value-type="float">
            <text:p>0.308311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2.14797" calcext:value-type="float">
            <text:p>2.1479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6794" calcext:value-type="float">
            <text:p>-25.6794</text:p>
          </table:table-cell>
          <table:table-cell office:value-type="float" office:value="3.69944" calcext:value-type="float">
            <text:p>3.69944</text:p>
          </table:table-cell>
          <table:table-cell office:value-type="float" office:value="4.89772" calcext:value-type="float">
            <text:p>4.89772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-0.493117" calcext:value-type="float">
            <text:p>-0.493117</text:p>
          </table:table-cell>
          <table:table-cell office:value-type="float" office:value="0.0688034" calcext:value-type="float">
            <text:p>0.0688034</text:p>
          </table:table-cell>
          <table:table-cell office:value-type="float" office:value="0.0804472" calcext:value-type="float">
            <text:p>0.0804472</text:p>
          </table:table-cell>
          <table:table-cell office:value-type="float" office:value="0.307971" calcext:value-type="float">
            <text:p>0.307971</text:p>
          </table:table-cell>
          <table:table-cell office:value-type="float" office:value="0.262722" calcext:value-type="float">
            <text:p>0.262722</text:p>
          </table:table-cell>
          <table:table-cell office:value-type="float" office:value="0.271065" calcext:value-type="float">
            <text:p>0.271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5632" calcext:value-type="float">
            <text:p>-25.5632</text:p>
          </table:table-cell>
          <table:table-cell office:value-type="float" office:value="3.90626" calcext:value-type="float">
            <text:p>3.90626</text:p>
          </table:table-cell>
          <table:table-cell office:value-type="float" office:value="4.88368" calcext:value-type="float">
            <text:p>4.88368</text:p>
          </table:table-cell>
          <table:table-cell office:value-type="float" office:value="1.08749" calcext:value-type="float">
            <text:p>1.08749</text:p>
          </table:table-cell>
          <table:table-cell office:value-type="float" office:value="-0.501755" calcext:value-type="float">
            <text:p>-0.501755</text:p>
          </table:table-cell>
          <table:table-cell office:value-type="float" office:value="0.0689075" calcext:value-type="float">
            <text:p>0.0689075</text:p>
          </table:table-cell>
          <table:table-cell office:value-type="float" office:value="0.0803838" calcext:value-type="float">
            <text:p>0.0803838</text:p>
          </table:table-cell>
          <table:table-cell office:value-type="float" office:value="0.30762" calcext:value-type="float">
            <text:p>0.30762</text:p>
          </table:table-cell>
          <table:table-cell office:value-type="float" office:value="0.262408" calcext:value-type="float">
            <text:p>0.262408</text:p>
          </table:table-cell>
          <table:table-cell office:value-type="float" office:value="1.13147" calcext:value-type="float">
            <text:p>1.1314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4979" calcext:value-type="float">
            <text:p>-25.4979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4.77845" calcext:value-type="float">
            <text:p>4.77845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-0.493109" calcext:value-type="float">
            <text:p>-0.493109</text:p>
          </table:table-cell>
          <table:table-cell office:value-type="float" office:value="0.0692552" calcext:value-type="float">
            <text:p>0.0692552</text:p>
          </table:table-cell>
          <table:table-cell office:value-type="float" office:value="0.0802882" calcext:value-type="float">
            <text:p>0.0802882</text:p>
          </table:table-cell>
          <table:table-cell office:value-type="float" office:value="0.307346" calcext:value-type="float">
            <text:p>0.307346</text:p>
          </table:table-cell>
          <table:table-cell office:value-type="float" office:value="0.262114" calcext:value-type="float">
            <text:p>0.262114</text:p>
          </table:table-cell>
          <table:table-cell office:value-type="float" office:value="3.79636" calcext:value-type="float">
            <text:p>3.79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3754" calcext:value-type="float">
            <text:p>-25.3754</text:p>
          </table:table-cell>
          <table:table-cell office:value-type="float" office:value="4.27789" calcext:value-type="float">
            <text:p>4.27789</text:p>
          </table:table-cell>
          <table:table-cell office:value-type="float" office:value="4.76988" calcext:value-type="float">
            <text:p>4.76988</text:p>
          </table:table-cell>
          <table:table-cell office:value-type="float" office:value="1.04338" calcext:value-type="float">
            <text:p>1.04338</text:p>
          </table:table-cell>
          <table:table-cell office:value-type="float" office:value="-0.499341" calcext:value-type="float">
            <text:p>-0.499341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0801933" calcext:value-type="float">
            <text:p>0.0801933</text:p>
          </table:table-cell>
          <table:table-cell office:value-type="float" office:value="0.307057" calcext:value-type="float">
            <text:p>0.307057</text:p>
          </table:table-cell>
          <table:table-cell office:value-type="float" office:value="0.261834" calcext:value-type="float">
            <text:p>0.261834</text:p>
          </table:table-cell>
          <table:table-cell office:value-type="float" office:value="0.590371" calcext:value-type="float">
            <text:p>0.59037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2148" calcext:value-type="float">
            <text:p>-25.2148</text:p>
          </table:table-cell>
          <table:table-cell office:value-type="float" office:value="4.5015" calcext:value-type="float">
            <text:p>4.5015</text:p>
          </table:table-cell>
          <table:table-cell office:value-type="float" office:value="4.82756" calcext:value-type="float">
            <text:p>4.82756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-0.507486" calcext:value-type="float">
            <text:p>-0.507486</text:p>
          </table:table-cell>
          <table:table-cell office:value-type="float" office:value="0.0698091" calcext:value-type="float">
            <text:p>0.0698091</text:p>
          </table:table-cell>
          <table:table-cell office:value-type="float" office:value="0.0800988" calcext:value-type="float">
            <text:p>0.0800988</text:p>
          </table:table-cell>
          <table:table-cell office:value-type="float" office:value="0.306712" calcext:value-type="float">
            <text:p>0.306712</text:p>
          </table:table-cell>
          <table:table-cell office:value-type="float" office:value="0.261542" calcext:value-type="float">
            <text:p>0.261542</text:p>
          </table:table-cell>
          <table:table-cell office:value-type="float" office:value="2.04395" calcext:value-type="float">
            <text:p>2.043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5.0648" calcext:value-type="float">
            <text:p>-25.0648</text:p>
          </table:table-cell>
          <table:table-cell office:value-type="float" office:value="4.6959" calcext:value-type="float">
            <text:p>4.6959</text:p>
          </table:table-cell>
          <table:table-cell office:value-type="float" office:value="4.8042" calcext:value-type="float">
            <text:p>4.8042</text:p>
          </table:table-cell>
          <table:table-cell office:value-type="float" office:value="0.984293" calcext:value-type="float">
            <text:p>0.984293</text:p>
          </table:table-cell>
          <table:table-cell office:value-type="float" office:value="-0.495816" calcext:value-type="float">
            <text:p>-0.495816</text:p>
          </table:table-cell>
          <table:table-cell office:value-type="float" office:value="0.0699427" calcext:value-type="float">
            <text:p>0.0699427</text:p>
          </table:table-cell>
          <table:table-cell office:value-type="float" office:value="0.0800041" calcext:value-type="float">
            <text:p>0.0800041</text:p>
          </table:table-cell>
          <table:table-cell office:value-type="float" office:value="0.306372" calcext:value-type="float">
            <text:p>0.306372</text:p>
          </table:table-cell>
          <table:table-cell office:value-type="float" office:value="0.261269" calcext:value-type="float">
            <text:p>0.261269</text:p>
          </table:table-cell>
          <table:table-cell office:value-type="float" office:value="8.92964" calcext:value-type="float">
            <text:p>8.9296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9469" calcext:value-type="float">
            <text:p>-24.9469</text:p>
          </table:table-cell>
          <table:table-cell office:value-type="float" office:value="4.88878" calcext:value-type="float">
            <text:p>4.88878</text:p>
          </table:table-cell>
          <table:table-cell office:value-type="float" office:value="4.78252" calcext:value-type="float">
            <text:p>4.78252</text:p>
          </table:table-cell>
          <table:table-cell office:value-type="float" office:value="0.963839" calcext:value-type="float">
            <text:p>0.963839</text:p>
          </table:table-cell>
          <table:table-cell office:value-type="float" office:value="-0.491759" calcext:value-type="float">
            <text:p>-0.491759</text:p>
          </table:table-cell>
          <table:table-cell office:value-type="float" office:value="0.0701647" calcext:value-type="float">
            <text:p>0.0701647</text:p>
          </table:table-cell>
          <table:table-cell office:value-type="float" office:value="0.0799125" calcext:value-type="float">
            <text:p>0.0799125</text:p>
          </table:table-cell>
          <table:table-cell office:value-type="float" office:value="0.306053" calcext:value-type="float">
            <text:p>0.306053</text:p>
          </table:table-cell>
          <table:table-cell office:value-type="float" office:value="0.26101" calcext:value-type="float">
            <text:p>0.26101</text:p>
          </table:table-cell>
          <table:table-cell office:value-type="float" office:value="0.425654" calcext:value-type="float">
            <text:p>0.4256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7913" calcext:value-type="float">
            <text:p>-24.7913</text:p>
          </table:table-cell>
          <table:table-cell office:value-type="float" office:value="5.07889" calcext:value-type="float">
            <text:p>5.07889</text:p>
          </table:table-cell>
          <table:table-cell office:value-type="float" office:value="4.78484" calcext:value-type="float">
            <text:p>4.78484</text:p>
          </table:table-cell>
          <table:table-cell office:value-type="float" office:value="0.933982" calcext:value-type="float">
            <text:p>0.933982</text:p>
          </table:table-cell>
          <table:table-cell office:value-type="float" office:value="-0.49575" calcext:value-type="float">
            <text:p>-0.49575</text:p>
          </table:table-cell>
          <table:table-cell office:value-type="float" office:value="0.0703344" calcext:value-type="float">
            <text:p>0.0703344</text:p>
          </table:table-cell>
          <table:table-cell office:value-type="float" office:value="0.0798268" calcext:value-type="float">
            <text:p>0.0798268</text:p>
          </table:table-cell>
          <table:table-cell office:value-type="float" office:value="0.305718" calcext:value-type="float">
            <text:p>0.305718</text:p>
          </table:table-cell>
          <table:table-cell office:value-type="float" office:value="0.260772" calcext:value-type="float">
            <text:p>0.260772</text:p>
          </table:table-cell>
          <table:table-cell office:value-type="float" office:value="2.30227" calcext:value-type="float">
            <text:p>2.302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6215" calcext:value-type="float">
            <text:p>-24.6215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85337" calcext:value-type="float">
            <text:p>4.85337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-0.496161" calcext:value-type="float">
            <text:p>-0.496161</text:p>
          </table:table-cell>
          <table:table-cell office:value-type="float" office:value="0.0704238" calcext:value-type="float">
            <text:p>0.0704238</text:p>
          </table:table-cell>
          <table:table-cell office:value-type="float" office:value="0.0797329" calcext:value-type="float">
            <text:p>0.0797329</text:p>
          </table:table-cell>
          <table:table-cell office:value-type="float" office:value="0.305362" calcext:value-type="float">
            <text:p>0.305362</text:p>
          </table:table-cell>
          <table:table-cell office:value-type="float" office:value="0.260496" calcext:value-type="float">
            <text:p>0.260496</text:p>
          </table:table-cell>
          <table:table-cell office:value-type="float" office:value="0.946226" calcext:value-type="float">
            <text:p>0.9462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4495" calcext:value-type="float">
            <text:p>-24.4495</text:p>
          </table:table-cell>
          <table:table-cell office:value-type="float" office:value="5.47899" calcext:value-type="float">
            <text:p>5.47899</text:p>
          </table:table-cell>
          <table:table-cell office:value-type="float" office:value="4.88336" calcext:value-type="float">
            <text:p>4.88336</text:p>
          </table:table-cell>
          <table:table-cell office:value-type="float" office:value="0.866537" calcext:value-type="float">
            <text:p>0.866537</text:p>
          </table:table-cell>
          <table:table-cell office:value-type="float" office:value="-0.525416" calcext:value-type="float">
            <text:p>-0.525416</text:p>
          </table:table-cell>
          <table:table-cell office:value-type="float" office:value="0.0704546" calcext:value-type="float">
            <text:p>0.0704546</text:p>
          </table:table-cell>
          <table:table-cell office:value-type="float" office:value="0.0796424" calcext:value-type="float">
            <text:p>0.0796424</text:p>
          </table:table-cell>
          <table:table-cell office:value-type="float" office:value="0.305014" calcext:value-type="float">
            <text:p>0.305014</text:p>
          </table:table-cell>
          <table:table-cell office:value-type="float" office:value="0.260258" calcext:value-type="float">
            <text:p>0.260258</text:p>
          </table:table-cell>
          <table:table-cell office:value-type="float" office:value="0.92692" calcext:value-type="float">
            <text:p>0.926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2626" calcext:value-type="float">
            <text:p>-24.2626</text:p>
          </table:table-cell>
          <table:table-cell office:value-type="float" office:value="5.65244" calcext:value-type="float">
            <text:p>5.65244</text:p>
          </table:table-cell>
          <table:table-cell office:value-type="float" office:value="4.88909" calcext:value-type="float">
            <text:p>4.88909</text:p>
          </table:table-cell>
          <table:table-cell office:value-type="float" office:value="0.830182" calcext:value-type="float">
            <text:p>0.830182</text:p>
          </table:table-cell>
          <table:table-cell office:value-type="float" office:value="-0.535591" calcext:value-type="float">
            <text:p>-0.535591</text:p>
          </table:table-cell>
          <table:table-cell office:value-type="float" office:value="0.0704189" calcext:value-type="float">
            <text:p>0.0704189</text:p>
          </table:table-cell>
          <table:table-cell office:value-type="float" office:value="0.0795639" calcext:value-type="float">
            <text:p>0.0795639</text:p>
          </table:table-cell>
          <table:table-cell office:value-type="float" office:value="0.304699" calcext:value-type="float">
            <text:p>0.304699</text:p>
          </table:table-cell>
          <table:table-cell office:value-type="float" office:value="0.260083" calcext:value-type="float">
            <text:p>0.260083</text:p>
          </table:table-cell>
          <table:table-cell office:value-type="float" office:value="1.2236" calcext:value-type="float">
            <text:p>1.2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4.0973" calcext:value-type="float">
            <text:p>-24.0973</text:p>
          </table:table-cell>
          <table:table-cell office:value-type="float" office:value="5.81375" calcext:value-type="float">
            <text:p>5.81375</text:p>
          </table:table-cell>
          <table:table-cell office:value-type="float" office:value="4.8804" calcext:value-type="float">
            <text:p>4.8804</text:p>
          </table:table-cell>
          <table:table-cell office:value-type="float" office:value="0.794843" calcext:value-type="float">
            <text:p>0.794843</text:p>
          </table:table-cell>
          <table:table-cell office:value-type="float" office:value="-0.552674" calcext:value-type="float">
            <text:p>-0.552674</text:p>
          </table:table-cell>
          <table:table-cell office:value-type="float" office:value="0.0703773" calcext:value-type="float">
            <text:p>0.0703773</text:p>
          </table:table-cell>
          <table:table-cell office:value-type="float" office:value="0.0795196" calcext:value-type="float">
            <text:p>0.0795196</text:p>
          </table:table-cell>
          <table:table-cell office:value-type="float" office:value="0.304416" calcext:value-type="float">
            <text:p>0.304416</text:p>
          </table:table-cell>
          <table:table-cell office:value-type="float" office:value="0.260012" calcext:value-type="float">
            <text:p>0.260012</text:p>
          </table:table-cell>
          <table:table-cell office:value-type="float" office:value="3.22511" calcext:value-type="float">
            <text:p>3.2251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924" calcext:value-type="float">
            <text:p>-23.924</text:p>
          </table:table-cell>
          <table:table-cell office:value-type="float" office:value="5.97316" calcext:value-type="float">
            <text:p>5.97316</text:p>
          </table:table-cell>
          <table:table-cell office:value-type="float" office:value="4.86114" calcext:value-type="float">
            <text:p>4.86114</text:p>
          </table:table-cell>
          <table:table-cell office:value-type="float" office:value="0.764091" calcext:value-type="float">
            <text:p>0.764091</text:p>
          </table:table-cell>
          <table:table-cell office:value-type="float" office:value="-0.556259" calcext:value-type="float">
            <text:p>-0.556259</text:p>
          </table:table-cell>
          <table:table-cell office:value-type="float" office:value="0.0703249" calcext:value-type="float">
            <text:p>0.0703249</text:p>
          </table:table-cell>
          <table:table-cell office:value-type="float" office:value="0.0795252" calcext:value-type="float">
            <text:p>0.0795252</text:p>
          </table:table-cell>
          <table:table-cell office:value-type="float" office:value="0.304145" calcext:value-type="float">
            <text:p>0.304145</text:p>
          </table:table-cell>
          <table:table-cell office:value-type="float" office:value="0.26006" calcext:value-type="float">
            <text:p>0.26006</text:p>
          </table:table-cell>
          <table:table-cell office:value-type="float" office:value="0.0579989" calcext:value-type="float">
            <text:p>0.05799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7814" calcext:value-type="float">
            <text:p>-23.7814</text:p>
          </table:table-cell>
          <table:table-cell office:value-type="float" office:value="6.15292" calcext:value-type="float">
            <text:p>6.15292</text:p>
          </table:table-cell>
          <table:table-cell office:value-type="float" office:value="4.76861" calcext:value-type="float">
            <text:p>4.76861</text:p>
          </table:table-cell>
          <table:table-cell office:value-type="float" office:value="0.76712" calcext:value-type="float">
            <text:p>0.76712</text:p>
          </table:table-cell>
          <table:table-cell office:value-type="float" office:value="-0.497351" calcext:value-type="float">
            <text:p>-0.497351</text:p>
          </table:table-cell>
          <table:table-cell office:value-type="float" office:value="0.0703233" calcext:value-type="float">
            <text:p>0.0703233</text:p>
          </table:table-cell>
          <table:table-cell office:value-type="float" office:value="0.0795323" calcext:value-type="float">
            <text:p>0.0795323</text:p>
          </table:table-cell>
          <table:table-cell office:value-type="float" office:value="0.303791" calcext:value-type="float">
            <text:p>0.303791</text:p>
          </table:table-cell>
          <table:table-cell office:value-type="float" office:value="0.26007" calcext:value-type="float">
            <text:p>0.26007</text:p>
          </table:table-cell>
          <table:table-cell office:value-type="float" office:value="4.62242" calcext:value-type="float">
            <text:p>4.622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6151" calcext:value-type="float">
            <text:p>-23.6151</text:p>
          </table:table-cell>
          <table:table-cell office:value-type="float" office:value="6.30732" calcext:value-type="float">
            <text:p>6.30732</text:p>
          </table:table-cell>
          <table:table-cell office:value-type="float" office:value="4.74792" calcext:value-type="float">
            <text:p>4.74792</text:p>
          </table:table-cell>
          <table:table-cell office:value-type="float" office:value="0.741737" calcext:value-type="float">
            <text:p>0.741737</text:p>
          </table:table-cell>
          <table:table-cell office:value-type="float" office:value="-0.498342" calcext:value-type="float">
            <text:p>-0.498342</text:p>
          </table:table-cell>
          <table:table-cell office:value-type="float" office:value="0.0703407" calcext:value-type="float">
            <text:p>0.0703407</text:p>
          </table:table-cell>
          <table:table-cell office:value-type="float" office:value="0.0796006" calcext:value-type="float">
            <text:p>0.0796006</text:p>
          </table:table-cell>
          <table:table-cell office:value-type="float" office:value="0.30344" calcext:value-type="float">
            <text:p>0.30344</text:p>
          </table:table-cell>
          <table:table-cell office:value-type="float" office:value="0.260159" calcext:value-type="float">
            <text:p>0.260159</text:p>
          </table:table-cell>
          <table:table-cell office:value-type="float" office:value="0.0739305" calcext:value-type="float">
            <text:p>0.0739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4676" calcext:value-type="float">
            <text:p>-23.4676</text:p>
          </table:table-cell>
          <table:table-cell office:value-type="float" office:value="6.47527" calcext:value-type="float">
            <text:p>6.47527</text:p>
          </table:table-cell>
          <table:table-cell office:value-type="float" office:value="4.69894" calcext:value-type="float">
            <text:p>4.69894</text:p>
          </table:table-cell>
          <table:table-cell office:value-type="float" office:value="0.73448" calcext:value-type="float">
            <text:p>0.73448</text:p>
          </table:table-cell>
          <table:table-cell office:value-type="float" office:value="-0.469215" calcext:value-type="float">
            <text:p>-0.469215</text:p>
          </table:table-cell>
          <table:table-cell office:value-type="float" office:value="0.0704506" calcext:value-type="float">
            <text:p>0.0704506</text:p>
          </table:table-cell>
          <table:table-cell office:value-type="float" office:value="0.0796854" calcext:value-type="float">
            <text:p>0.0796854</text:p>
          </table:table-cell>
          <table:table-cell office:value-type="float" office:value="0.303135" calcext:value-type="float">
            <text:p>0.303135</text:p>
          </table:table-cell>
          <table:table-cell office:value-type="float" office:value="0.260214" calcext:value-type="float">
            <text:p>0.260214</text:p>
          </table:table-cell>
          <table:table-cell office:value-type="float" office:value="1.78819" calcext:value-type="float">
            <text:p>1.7881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2373" calcext:value-type="float">
            <text:p>-23.2373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4.8726" calcext:value-type="float">
            <text:p>4.8726</text:p>
          </table:table-cell>
          <table:table-cell office:value-type="float" office:value="0.720289" calcext:value-type="float">
            <text:p>0.720289</text:p>
          </table:table-cell>
          <table:table-cell office:value-type="float" office:value="-0.455922" calcext:value-type="float">
            <text:p>-0.455922</text:p>
          </table:table-cell>
          <table:table-cell office:value-type="float" office:value="0.0704267" calcext:value-type="float">
            <text:p>0.0704267</text:p>
          </table:table-cell>
          <table:table-cell office:value-type="float" office:value="0.0796224" calcext:value-type="float">
            <text:p>0.0796224</text:p>
          </table:table-cell>
          <table:table-cell office:value-type="float" office:value="0.302785" calcext:value-type="float">
            <text:p>0.302785</text:p>
          </table:table-cell>
          <table:table-cell office:value-type="float" office:value="0.260009" calcext:value-type="float">
            <text:p>0.260009</text:p>
          </table:table-cell>
          <table:table-cell office:value-type="float" office:value="4.40275" calcext:value-type="float">
            <text:p>4.40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3.0435" calcext:value-type="float">
            <text:p>-23.0435</text:p>
          </table:table-cell>
          <table:table-cell office:value-type="float" office:value="6.84951" calcext:value-type="float">
            <text:p>6.84951</text:p>
          </table:table-cell>
          <table:table-cell office:value-type="float" office:value="4.83677" calcext:value-type="float">
            <text:p>4.83677</text:p>
          </table:table-cell>
          <table:table-cell office:value-type="float" office:value="0.693514" calcext:value-type="float">
            <text:p>0.693514</text:p>
          </table:table-cell>
          <table:table-cell office:value-type="float" office:value="-0.454282" calcext:value-type="float">
            <text:p>-0.454282</text:p>
          </table:table-cell>
          <table:table-cell office:value-type="float" office:value="0.0703876" calcext:value-type="float">
            <text:p>0.0703876</text:p>
          </table:table-cell>
          <table:table-cell office:value-type="float" office:value="0.0796056" calcext:value-type="float">
            <text:p>0.0796056</text:p>
          </table:table-cell>
          <table:table-cell office:value-type="float" office:value="0.302438" calcext:value-type="float">
            <text:p>0.302438</text:p>
          </table:table-cell>
          <table:table-cell office:value-type="float" office:value="0.259879" calcext:value-type="float">
            <text:p>0.259879</text:p>
          </table:table-cell>
          <table:table-cell office:value-type="float" office:value="5.55004" calcext:value-type="float">
            <text:p>5.550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8278" calcext:value-type="float">
            <text:p>-22.8278</text:p>
          </table:table-cell>
          <table:table-cell office:value-type="float" office:value="7.02637" calcext:value-type="float">
            <text:p>7.02637</text:p>
          </table:table-cell>
          <table:table-cell office:value-type="float" office:value="4.90261" calcext:value-type="float">
            <text:p>4.90261</text:p>
          </table:table-cell>
          <table:table-cell office:value-type="float" office:value="0.671325" calcext:value-type="float">
            <text:p>0.671325</text:p>
          </table:table-cell>
          <table:table-cell office:value-type="float" office:value="-0.45242" calcext:value-type="float">
            <text:p>-0.45242</text:p>
          </table:table-cell>
          <table:table-cell office:value-type="float" office:value="0.0703159" calcext:value-type="float">
            <text:p>0.0703159</text:p>
          </table:table-cell>
          <table:table-cell office:value-type="float" office:value="0.0795619" calcext:value-type="float">
            <text:p>0.0795619</text:p>
          </table:table-cell>
          <table:table-cell office:value-type="float" office:value="0.302093" calcext:value-type="float">
            <text:p>0.302093</text:p>
          </table:table-cell>
          <table:table-cell office:value-type="float" office:value="0.259701" calcext:value-type="float">
            <text:p>0.259701</text:p>
          </table:table-cell>
          <table:table-cell office:value-type="float" office:value="0.996967" calcext:value-type="float">
            <text:p>0.9969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6159" calcext:value-type="float">
            <text:p>-22.6159</text:p>
          </table:table-cell>
          <table:table-cell office:value-type="float" office:value="7.1627" calcext:value-type="float">
            <text:p>7.1627</text:p>
          </table:table-cell>
          <table:table-cell office:value-type="float" office:value="4.91946" calcext:value-type="float">
            <text:p>4.91946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-0.469671" calcext:value-type="float">
            <text:p>-0.469671</text:p>
          </table:table-cell>
          <table:table-cell office:value-type="float" office:value="0.0702355" calcext:value-type="float">
            <text:p>0.0702355</text:p>
          </table:table-cell>
          <table:table-cell office:value-type="float" office:value="0.079563" calcext:value-type="float">
            <text:p>0.079563</text:p>
          </table:table-cell>
          <table:table-cell office:value-type="float" office:value="0.301767" calcext:value-type="float">
            <text:p>0.301767</text:p>
          </table:table-cell>
          <table:table-cell office:value-type="float" office:value="0.259607" calcext:value-type="float">
            <text:p>0.259607</text:p>
          </table:table-cell>
          <table:table-cell office:value-type="float" office:value="1.48618" calcext:value-type="float">
            <text:p>1.4861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4317" calcext:value-type="float">
            <text:p>-22.4317</text:p>
          </table:table-cell>
          <table:table-cell office:value-type="float" office:value="7.30558" calcext:value-type="float">
            <text:p>7.30558</text:p>
          </table:table-cell>
          <table:table-cell office:value-type="float" office:value="4.90057" calcext:value-type="float">
            <text:p>4.90057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-0.466943" calcext:value-type="float">
            <text:p>-0.466943</text:p>
          </table:table-cell>
          <table:table-cell office:value-type="float" office:value="0.0701591" calcext:value-type="float">
            <text:p>0.0701591</text:p>
          </table:table-cell>
          <table:table-cell office:value-type="float" office:value="0.0795943" calcext:value-type="float">
            <text:p>0.0795943</text:p>
          </table:table-cell>
          <table:table-cell office:value-type="float" office:value="0.301432" calcext:value-type="float">
            <text:p>0.301432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315608" calcext:value-type="float">
            <text:p>0.315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2.2005" calcext:value-type="float">
            <text:p>-22.2005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4.98871" calcext:value-type="float">
            <text:p>4.98871</text:p>
          </table:table-cell>
          <table:table-cell office:value-type="float" office:value="0.572532" calcext:value-type="float">
            <text:p>0.572532</text:p>
          </table:table-cell>
          <table:table-cell office:value-type="float" office:value="-0.50567" calcext:value-type="float">
            <text:p>-0.50567</text:p>
          </table:table-cell>
          <table:table-cell office:value-type="float" office:value="0.0700835" calcext:value-type="float">
            <text:p>0.0700835</text:p>
          </table:table-cell>
          <table:table-cell office:value-type="float" office:value="0.0796789" calcext:value-type="float">
            <text:p>0.0796789</text:p>
          </table:table-cell>
          <table:table-cell office:value-type="float" office:value="0.301216" calcext:value-type="float">
            <text:p>0.301216</text:p>
          </table:table-cell>
          <table:table-cell office:value-type="float" office:value="0.25962" calcext:value-type="float">
            <text:p>0.25962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0187" calcext:value-type="float">
            <text:p>-22.0187</text:p>
          </table:table-cell>
          <table:table-cell office:value-type="float" office:value="7.59982" calcext:value-type="float">
            <text:p>7.59982</text:p>
          </table:table-cell>
          <table:table-cell office:value-type="float" office:value="4.99021" calcext:value-type="float">
            <text:p>4.99021</text:p>
          </table:table-cell>
          <table:table-cell office:value-type="float" office:value="0.562661" calcext:value-type="float">
            <text:p>0.562661</text:p>
          </table:table-cell>
          <table:table-cell office:value-type="float" office:value="-0.489808" calcext:value-type="float">
            <text:p>-0.489808</text:p>
          </table:table-cell>
          <table:table-cell office:value-type="float" office:value="0.0700039" calcext:value-type="float">
            <text:p>0.0700039</text:p>
          </table:table-cell>
          <table:table-cell office:value-type="float" office:value="0.0797225" calcext:value-type="float">
            <text:p>0.0797225</text:p>
          </table:table-cell>
          <table:table-cell office:value-type="float" office:value="0.300958" calcext:value-type="float">
            <text:p>0.300958</text:p>
          </table:table-cell>
          <table:table-cell office:value-type="float" office:value="0.259607" calcext:value-type="float">
            <text:p>0.259607</text:p>
          </table:table-cell>
          <table:table-cell office:value-type="float" office:value="2.1274" calcext:value-type="float">
            <text:p>2.1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8347" calcext:value-type="float">
            <text:p>-21.8347</text:p>
          </table:table-cell>
          <table:table-cell office:value-type="float" office:value="7.76947" calcext:value-type="float">
            <text:p>7.76947</text:p>
          </table:table-cell>
          <table:table-cell office:value-type="float" office:value="4.9465" calcext:value-type="float">
            <text:p>4.9465</text:p>
          </table:table-cell>
          <table:table-cell office:value-type="float" office:value="0.567517" calcext:value-type="float">
            <text:p>0.567517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0.0699338" calcext:value-type="float">
            <text:p>0.0699338</text:p>
          </table:table-cell>
          <table:table-cell office:value-type="float" office:value="0.0797041" calcext:value-type="float">
            <text:p>0.0797041</text:p>
          </table:table-cell>
          <table:table-cell office:value-type="float" office:value="0.300622" calcext:value-type="float">
            <text:p>0.300622</text:p>
          </table:table-cell>
          <table:table-cell office:value-type="float" office:value="0.259457" calcext:value-type="float">
            <text:p>0.259457</text:p>
          </table:table-cell>
          <table:table-cell office:value-type="float" office:value="5.84052" calcext:value-type="float">
            <text:p>5.840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627" calcext:value-type="float">
            <text:p>-21.627</text:p>
          </table:table-cell>
          <table:table-cell office:value-type="float" office:value="7.91125" calcext:value-type="float">
            <text:p>7.91125</text:p>
          </table:table-cell>
          <table:table-cell office:value-type="float" office:value="4.95777" calcext:value-type="float">
            <text:p>4.95777</text:p>
          </table:table-cell>
          <table:table-cell office:value-type="float" office:value="0.549466" calcext:value-type="float">
            <text:p>0.549466</text:p>
          </table:table-cell>
          <table:table-cell office:value-type="float" office:value="-0.438304" calcext:value-type="float">
            <text:p>-0.438304</text:p>
          </table:table-cell>
          <table:table-cell office:value-type="float" office:value="0.069864" calcext:value-type="float">
            <text:p>0.069864</text:p>
          </table:table-cell>
          <table:table-cell office:value-type="float" office:value="0.0796824" calcext:value-type="float">
            <text:p>0.0796824</text:p>
          </table:table-cell>
          <table:table-cell office:value-type="float" office:value="0.300287" calcext:value-type="float">
            <text:p>0.300287</text:p>
          </table:table-cell>
          <table:table-cell office:value-type="float" office:value="0.259298" calcext:value-type="float">
            <text:p>0.259298</text:p>
          </table:table-cell>
          <table:table-cell office:value-type="float" office:value="0.0710623" calcext:value-type="float">
            <text:p>0.07106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4378" calcext:value-type="float">
            <text:p>-21.4378</text:p>
          </table:table-cell>
          <table:table-cell office:value-type="float" office:value="8.04304" calcext:value-type="float">
            <text:p>8.04304</text:p>
          </table:table-cell>
          <table:table-cell office:value-type="float" office:value="4.91272" calcext:value-type="float">
            <text:p>4.91272</text:p>
          </table:table-cell>
          <table:table-cell office:value-type="float" office:value="0.537473" calcext:value-type="float">
            <text:p>0.537473</text:p>
          </table:table-cell>
          <table:table-cell office:value-type="float" office:value="-0.422579" calcext:value-type="float">
            <text:p>-0.422579</text:p>
          </table:table-cell>
          <table:table-cell office:value-type="float" office:value="0.0698189" calcext:value-type="float">
            <text:p>0.0698189</text:p>
          </table:table-cell>
          <table:table-cell office:value-type="float" office:value="0.07967" calcext:value-type="float">
            <text:p>0.07967</text:p>
          </table:table-cell>
          <table:table-cell office:value-type="float" office:value="0.299949" calcext:value-type="float">
            <text:p>0.299949</text:p>
          </table:table-cell>
          <table:table-cell office:value-type="float" office:value="0.259138" calcext:value-type="float">
            <text:p>0.259138</text:p>
          </table:table-cell>
          <table:table-cell office:value-type="float" office:value="1.69802" calcext:value-type="float">
            <text:p>1.698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2175" calcext:value-type="float">
            <text:p>-21.2175</text:p>
          </table:table-cell>
          <table:table-cell office:value-type="float" office:value="8.07218" calcext:value-type="float">
            <text:p>8.07218</text:p>
          </table:table-cell>
          <table:table-cell office:value-type="float" office:value="4.81022" calcext:value-type="float">
            <text:p>4.81022</text:p>
          </table:table-cell>
          <table:table-cell office:value-type="float" office:value="0.482671" calcext:value-type="float">
            <text:p>0.482671</text:p>
          </table:table-cell>
          <table:table-cell office:value-type="float" office:value="-0.4593" calcext:value-type="float">
            <text:p>-0.4593</text:p>
          </table:table-cell>
          <table:table-cell office:value-type="float" office:value="0.0697644" calcext:value-type="float">
            <text:p>0.0697644</text:p>
          </table:table-cell>
          <table:table-cell office:value-type="float" office:value="0.0800251" calcext:value-type="float">
            <text:p>0.0800251</text:p>
          </table:table-cell>
          <table:table-cell office:value-type="float" office:value="0.299615" calcext:value-type="float">
            <text:p>0.299615</text:p>
          </table:table-cell>
          <table:table-cell office:value-type="float" office:value="0.259479" calcext:value-type="float">
            <text:p>0.259479</text:p>
          </table:table-cell>
          <table:table-cell office:value-type="float" office:value="4.3907" calcext:value-type="float">
            <text:p>4.3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1.0284" calcext:value-type="float">
            <text:p>-21.0284</text:p>
          </table:table-cell>
          <table:table-cell office:value-type="float" office:value="8.21881" calcext:value-type="float">
            <text:p>8.21881</text:p>
          </table:table-cell>
          <table:table-cell office:value-type="float" office:value="4.73514" calcext:value-type="float">
            <text:p>4.73514</text:p>
          </table:table-cell>
          <table:table-cell office:value-type="float" office:value="0.490786" calcext:value-type="float">
            <text:p>0.490786</text:p>
          </table:table-cell>
          <table:table-cell office:value-type="float" office:value="-0.405739" calcext:value-type="float">
            <text:p>-0.405739</text:p>
          </table:table-cell>
          <table:table-cell office:value-type="float" office:value="0.0697552" calcext:value-type="float">
            <text:p>0.0697552</text:p>
          </table:table-cell>
          <table:table-cell office:value-type="float" office:value="0.0802926" calcext:value-type="float">
            <text:p>0.0802926</text:p>
          </table:table-cell>
          <table:table-cell office:value-type="float" office:value="0.299384" calcext:value-type="float">
            <text:p>0.299384</text:p>
          </table:table-cell>
          <table:table-cell office:value-type="float" office:value="0.259596" calcext:value-type="float">
            <text:p>0.259596</text:p>
          </table:table-cell>
          <table:table-cell office:value-type="float" office:value="6.3084" calcext:value-type="float">
            <text:p>6.308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8499" calcext:value-type="float">
            <text:p>-20.8499</text:p>
          </table:table-cell>
          <table:table-cell office:value-type="float" office:value="8.37141" calcext:value-type="float">
            <text:p>8.37141</text:p>
          </table:table-cell>
          <table:table-cell office:value-type="float" office:value="4.74231" calcext:value-type="float">
            <text:p>4.74231</text:p>
          </table:table-cell>
          <table:table-cell office:value-type="float" office:value="0.491032" calcext:value-type="float">
            <text:p>0.491032</text:p>
          </table:table-cell>
          <table:table-cell office:value-type="float" office:value="-0.384257" calcext:value-type="float">
            <text:p>-0.384257</text:p>
          </table:table-cell>
          <table:table-cell office:value-type="float" office:value="0.0698559" calcext:value-type="float">
            <text:p>0.0698559</text:p>
          </table:table-cell>
          <table:table-cell office:value-type="float" office:value="0.0804457" calcext:value-type="float">
            <text:p>0.0804457</text:p>
          </table:table-cell>
          <table:table-cell office:value-type="float" office:value="0.299217" calcext:value-type="float">
            <text:p>0.299217</text:p>
          </table:table-cell>
          <table:table-cell office:value-type="float" office:value="0.259527" calcext:value-type="float">
            <text:p>0.259527</text:p>
          </table:table-cell>
          <table:table-cell office:value-type="float" office:value="3.21048" calcext:value-type="float">
            <text:p>3.210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607" calcext:value-type="float">
            <text:p>-20.607</text:p>
          </table:table-cell>
          <table:table-cell office:value-type="float" office:value="8.48603" calcext:value-type="float">
            <text:p>8.48603</text:p>
          </table:table-cell>
          <table:table-cell office:value-type="float" office:value="4.83281" calcext:value-type="float">
            <text:p>4.83281</text:p>
          </table:table-cell>
          <table:table-cell office:value-type="float" office:value="0.460922" calcext:value-type="float">
            <text:p>0.460922</text:p>
          </table:table-cell>
          <table:table-cell office:value-type="float" office:value="-0.4053" calcext:value-type="float">
            <text:p>-0.4053</text:p>
          </table:table-cell>
          <table:table-cell office:value-type="float" office:value="0.0698889" calcext:value-type="float">
            <text:p>0.0698889</text:p>
          </table:table-cell>
          <table:table-cell office:value-type="float" office:value="0.0806228" calcext:value-type="float">
            <text:p>0.0806228</text:p>
          </table:table-cell>
          <table:table-cell office:value-type="float" office:value="0.298929" calcext:value-type="float">
            <text:p>0.298929</text:p>
          </table:table-cell>
          <table:table-cell office:value-type="float" office:value="0.259483" calcext:value-type="float">
            <text:p>0.259483</text:p>
          </table:table-cell>
          <table:table-cell office:value-type="float" office:value="4.44189" calcext:value-type="float">
            <text:p>4.441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3535" calcext:value-type="float">
            <text:p>-20.3535</text:p>
          </table:table-cell>
          <table:table-cell office:value-type="float" office:value="8.62988" calcext:value-type="float">
            <text:p>8.62988</text:p>
          </table:table-cell>
          <table:table-cell office:value-type="float" office:value="4.92453" calcext:value-type="float">
            <text:p>4.92453</text:p>
          </table:table-cell>
          <table:table-cell office:value-type="float" office:value="0.44872" calcext:value-type="float">
            <text:p>0.44872</text:p>
          </table:table-cell>
          <table:table-cell office:value-type="float" office:value="-0.395166" calcext:value-type="float">
            <text:p>-0.395166</text:p>
          </table:table-cell>
          <table:table-cell office:value-type="float" office:value="0.0698555" calcext:value-type="float">
            <text:p>0.0698555</text:p>
          </table:table-cell>
          <table:table-cell office:value-type="float" office:value="0.0807072" calcext:value-type="float">
            <text:p>0.0807072</text:p>
          </table:table-cell>
          <table:table-cell office:value-type="float" office:value="0.298603" calcext:value-type="float">
            <text:p>0.298603</text:p>
          </table:table-cell>
          <table:table-cell office:value-type="float" office:value="0.259328" calcext:value-type="float">
            <text:p>0.259328</text:p>
          </table:table-cell>
          <table:table-cell office:value-type="float" office:value="1.40379" calcext:value-type="float">
            <text:p>1.403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.1576" calcext:value-type="float">
            <text:p>-20.1576</text:p>
          </table:table-cell>
          <table:table-cell office:value-type="float" office:value="8.75578" calcext:value-type="float">
            <text:p>8.75578</text:p>
          </table:table-cell>
          <table:table-cell office:value-type="float" office:value="4.84804" calcext:value-type="float">
            <text:p>4.84804</text:p>
          </table:table-cell>
          <table:table-cell office:value-type="float" office:value="0.451803" calcext:value-type="float">
            <text:p>0.451803</text:p>
          </table:table-cell>
          <table:table-cell office:value-type="float" office:value="-0.355359" calcext:value-type="float">
            <text:p>-0.355359</text:p>
          </table:table-cell>
          <table:table-cell office:value-type="float" office:value="0.0698856" calcext:value-type="float">
            <text:p>0.0698856</text:p>
          </table:table-cell>
          <table:table-cell office:value-type="float" office:value="0.0807555" calcext:value-type="float">
            <text:p>0.0807555</text:p>
          </table:table-cell>
          <table:table-cell office:value-type="float" office:value="0.298374" calcext:value-type="float">
            <text:p>0.298374</text:p>
          </table:table-cell>
          <table:table-cell office:value-type="float" office:value="0.259103" calcext:value-type="float">
            <text:p>0.259103</text:p>
          </table:table-cell>
          <table:table-cell office:value-type="float" office:value="1.9574" calcext:value-type="float">
            <text:p>1.95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9604" calcext:value-type="float">
            <text:p>-19.9604</text:p>
          </table:table-cell>
          <table:table-cell office:value-type="float" office:value="8.85529" calcext:value-type="float">
            <text:p>8.85529</text:p>
          </table:table-cell>
          <table:table-cell office:value-type="float" office:value="4.81337" calcext:value-type="float">
            <text:p>4.81337</text:p>
          </table:table-cell>
          <table:table-cell office:value-type="float" office:value="0.435609" calcext:value-type="float">
            <text:p>0.435609</text:p>
          </table:table-cell>
          <table:table-cell office:value-type="float" office:value="-0.35435" calcext:value-type="float">
            <text:p>-0.35435</text:p>
          </table:table-cell>
          <table:table-cell office:value-type="float" office:value="0.0700089" calcext:value-type="float">
            <text:p>0.0700089</text:p>
          </table:table-cell>
          <table:table-cell office:value-type="float" office:value="0.0808343" calcext:value-type="float">
            <text:p>0.0808343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258892" calcext:value-type="float">
            <text:p>0.258892</text:p>
          </table:table-cell>
          <table:table-cell office:value-type="float" office:value="0.572629" calcext:value-type="float">
            <text:p>0.5726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7649" calcext:value-type="float">
            <text:p>-19.7649</text:p>
          </table:table-cell>
          <table:table-cell office:value-type="float" office:value="8.96727" calcext:value-type="float">
            <text:p>8.96727</text:p>
          </table:table-cell>
          <table:table-cell office:value-type="float" office:value="4.74189" calcext:value-type="float">
            <text:p>4.74189</text:p>
          </table:table-cell>
          <table:table-cell office:value-type="float" office:value="0.434811" calcext:value-type="float">
            <text:p>0.434811</text:p>
          </table:table-cell>
          <table:table-cell office:value-type="float" office:value="-0.323847" calcext:value-type="float">
            <text:p>-0.323847</text:p>
          </table:table-cell>
          <table:table-cell office:value-type="float" office:value="0.0702701" calcext:value-type="float">
            <text:p>0.0702701</text:p>
          </table:table-cell>
          <table:table-cell office:value-type="float" office:value="0.080896" calcext:value-type="float">
            <text:p>0.080896</text:p>
          </table:table-cell>
          <table:table-cell office:value-type="float" office:value="0.298224" calcext:value-type="float">
            <text:p>0.298224</text:p>
          </table:table-cell>
          <table:table-cell office:value-type="float" office:value="0.258642" calcext:value-type="float">
            <text:p>0.258642</text:p>
          </table:table-cell>
          <table:table-cell office:value-type="float" office:value="1.44735" calcext:value-type="float">
            <text:p>1.447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5436" calcext:value-type="float">
            <text:p>-19.5436</text:p>
          </table:table-cell>
          <table:table-cell office:value-type="float" office:value="9.03985" calcext:value-type="float">
            <text:p>9.03985</text:p>
          </table:table-cell>
          <table:table-cell office:value-type="float" office:value="4.72385" calcext:value-type="float">
            <text:p>4.72385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-0.334924" calcext:value-type="float">
            <text:p>-0.334924</text:p>
          </table:table-cell>
          <table:table-cell office:value-type="float" office:value="0.0705771" calcext:value-type="float">
            <text:p>0.0705771</text:p>
          </table:table-cell>
          <table:table-cell office:value-type="float" office:value="0.0810564" calcext:value-type="float">
            <text:p>0.0810564</text:p>
          </table:table-cell>
          <table:table-cell office:value-type="float" office:value="0.298254" calcext:value-type="float">
            <text:p>0.298254</text:p>
          </table:table-cell>
          <table:table-cell office:value-type="float" office:value="0.258444" calcext:value-type="float">
            <text:p>0.258444</text:p>
          </table:table-cell>
          <table:table-cell office:value-type="float" office:value="0.483405" calcext:value-type="float">
            <text:p>0.483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9.3027" calcext:value-type="float">
            <text:p>-19.3027</text:p>
          </table:table-cell>
          <table:table-cell office:value-type="float" office:value="9.14824" calcext:value-type="float">
            <text:p>9.14824</text:p>
          </table:table-cell>
          <table:table-cell office:value-type="float" office:value="4.79205" calcext:value-type="float">
            <text:p>4.79205</text:p>
          </table:table-cell>
          <table:table-cell office:value-type="float" office:value="0.391506" calcext:value-type="float">
            <text:p>0.391506</text:p>
          </table:table-cell>
          <table:table-cell office:value-type="float" office:value="-0.338407" calcext:value-type="float">
            <text:p>-0.338407</text:p>
          </table:table-cell>
          <table:table-cell office:value-type="float" office:value="0.0708446" calcext:value-type="float">
            <text:p>0.0708446</text:p>
          </table:table-cell>
          <table:table-cell office:value-type="float" office:value="0.0811828" calcext:value-type="float">
            <text:p>0.0811828</text:p>
          </table:table-cell>
          <table:table-cell office:value-type="float" office:value="0.298162" calcext:value-type="float">
            <text:p>0.298162</text:p>
          </table:table-cell>
          <table:table-cell office:value-type="float" office:value="0.258217" calcext:value-type="float">
            <text:p>0.258217</text:p>
          </table:table-cell>
          <table:table-cell office:value-type="float" office:value="4.55658" calcext:value-type="float">
            <text:p>4.556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0112" calcext:value-type="float">
            <text:p>-19.0112</text:p>
          </table:table-cell>
          <table:table-cell office:value-type="float" office:value="9.24781" calcext:value-type="float">
            <text:p>9.24781</text:p>
          </table:table-cell>
          <table:table-cell office:value-type="float" office:value="4.90255" calcext:value-type="float">
            <text:p>4.90255</text:p>
          </table:table-cell>
          <table:table-cell office:value-type="float" office:value="0.369138" calcext:value-type="float">
            <text:p>0.369138</text:p>
          </table:table-cell>
          <table:table-cell office:value-type="float" office:value="-0.342251" calcext:value-type="float">
            <text:p>-0.342251</text:p>
          </table:table-cell>
          <table:table-cell office:value-type="float" office:value="0.070898" calcext:value-type="float">
            <text:p>0.070898</text:p>
          </table:table-cell>
          <table:table-cell office:value-type="float" office:value="0.0812947" calcext:value-type="float">
            <text:p>0.0812947</text:p>
          </table:table-cell>
          <table:table-cell office:value-type="float" office:value="0.29791" calcext:value-type="float">
            <text:p>0.29791</text:p>
          </table:table-cell>
          <table:table-cell office:value-type="float" office:value="0.257981" calcext:value-type="float">
            <text:p>0.257981</text:p>
          </table:table-cell>
          <table:table-cell office:value-type="float" office:value="6.05877" calcext:value-type="float">
            <text:p>6.05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7963" calcext:value-type="float">
            <text:p>-18.7963</text:p>
          </table:table-cell>
          <table:table-cell office:value-type="float" office:value="9.32896" calcext:value-type="float">
            <text:p>9.32896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351039" calcext:value-type="float">
            <text:p>0.351039</text:p>
          </table:table-cell>
          <table:table-cell office:value-type="float" office:value="-0.344779" calcext:value-type="float">
            <text:p>-0.344779</text:p>
          </table:table-cell>
          <table:table-cell office:value-type="float" office:value="0.0710202" calcext:value-type="float">
            <text:p>0.0710202</text:p>
          </table:table-cell>
          <table:table-cell office:value-type="float" office:value="0.0814432" calcext:value-type="float">
            <text:p>0.0814432</text:p>
          </table:table-cell>
          <table:table-cell office:value-type="float" office:value="0.297684" calcext:value-type="float">
            <text:p>0.297684</text:p>
          </table:table-cell>
          <table:table-cell office:value-type="float" office:value="0.257764" calcext:value-type="float">
            <text:p>0.257764</text:p>
          </table:table-cell>
          <table:table-cell office:value-type="float" office:value="1.65561" calcext:value-type="float">
            <text:p>1.655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5373" calcext:value-type="float">
            <text:p>-18.5373</text:p>
          </table:table-cell>
          <table:table-cell office:value-type="float" office:value="9.43645" calcext:value-type="float">
            <text:p>9.43645</text:p>
          </table:table-cell>
          <table:table-cell office:value-type="float" office:value="4.94784" calcext:value-type="float">
            <text:p>4.94784</text:p>
          </table:table-cell>
          <table:table-cell office:value-type="float" office:value="0.340004" calcext:value-type="float">
            <text:p>0.340004</text:p>
          </table:table-cell>
          <table:table-cell office:value-type="float" office:value="-0.337149" calcext:value-type="float">
            <text:p>-0.337149</text:p>
          </table:table-cell>
          <table:table-cell office:value-type="float" office:value="0.0710751" calcext:value-type="float">
            <text:p>0.0710751</text:p>
          </table:table-cell>
          <table:table-cell office:value-type="float" office:value="0.0815275" calcext:value-type="float">
            <text:p>0.0815275</text:p>
          </table:table-cell>
          <table:table-cell office:value-type="float" office:value="0.297406" calcext:value-type="float">
            <text:p>0.297406</text:p>
          </table:table-cell>
          <table:table-cell office:value-type="float" office:value="0.257511" calcext:value-type="float">
            <text:p>0.257511</text:p>
          </table:table-cell>
          <table:table-cell office:value-type="float" office:value="0.798586" calcext:value-type="float">
            <text:p>0.798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701" calcext:value-type="float">
            <text:p>-18.2701</text:p>
          </table:table-cell>
          <table:table-cell office:value-type="float" office:value="9.47172" calcext:value-type="float">
            <text:p>9.47172</text:p>
          </table:table-cell>
          <table:table-cell office:value-type="float" office:value="5.02705" calcext:value-type="float">
            <text:p>5.02705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-0.388846" calcext:value-type="float">
            <text:p>-0.388846</text:p>
          </table:table-cell>
          <table:table-cell office:value-type="float" office:value="0.0710627" calcext:value-type="float">
            <text:p>0.0710627</text:p>
          </table:table-cell>
          <table:table-cell office:value-type="float" office:value="0.0817959" calcext:value-type="float">
            <text:p>0.0817959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0.257449" calcext:value-type="float">
            <text:p>0.257449</text:p>
          </table:table-cell>
          <table:table-cell office:value-type="float" office:value="5.54575" calcext:value-type="float">
            <text:p>5.545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9702" calcext:value-type="float">
            <text:p>-17.9702</text:p>
          </table:table-cell>
          <table:table-cell office:value-type="float" office:value="9.61085" calcext:value-type="float">
            <text:p>9.61085</text:p>
          </table:table-cell>
          <table:table-cell office:value-type="float" office:value="5.17651" calcext:value-type="float">
            <text:p>5.17651</text:p>
          </table:table-cell>
          <table:table-cell office:value-type="float" office:value="0.291198" calcext:value-type="float">
            <text:p>0.291198</text:p>
          </table:table-cell>
          <table:table-cell office:value-type="float" office:value="-0.364641" calcext:value-type="float">
            <text:p>-0.364641</text:p>
          </table:table-cell>
          <table:table-cell office:value-type="float" office:value="0.0709855" calcext:value-type="float">
            <text:p>0.0709855</text:p>
          </table:table-cell>
          <table:table-cell office:value-type="float" office:value="0.0818555" calcext:value-type="float">
            <text:p>0.0818555</text:p>
          </table:table-cell>
          <table:table-cell office:value-type="float" office:value="0.296809" calcext:value-type="float">
            <text:p>0.296809</text:p>
          </table:table-cell>
          <table:table-cell office:value-type="float" office:value="0.257219" calcext:value-type="float">
            <text:p>0.257219</text:p>
          </table:table-cell>
          <table:table-cell office:value-type="float" office:value="3.1579" calcext:value-type="float">
            <text:p>3.1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241" calcext:value-type="float">
            <text:p>-17.7241</text:p>
          </table:table-cell>
          <table:table-cell office:value-type="float" office:value="9.70531" calcext:value-type="float">
            <text:p>9.70531</text:p>
          </table:table-cell>
          <table:table-cell office:value-type="float" office:value="5.13516" calcext:value-type="float">
            <text:p>5.13516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-0.331741" calcext:value-type="float">
            <text:p>-0.331741</text:p>
          </table:table-cell>
          <table:table-cell office:value-type="float" office:value="0.0709081" calcext:value-type="float">
            <text:p>0.0709081</text:p>
          </table:table-cell>
          <table:table-cell office:value-type="float" office:value="0.0818724" calcext:value-type="float">
            <text:p>0.0818724</text:p>
          </table:table-cell>
          <table:table-cell office:value-type="float" office:value="0.296496" calcext:value-type="float">
            <text:p>0.296496</text:p>
          </table:table-cell>
          <table:table-cell office:value-type="float" office:value="0.256952" calcext:value-type="float">
            <text:p>0.256952</text:p>
          </table:table-cell>
          <table:table-cell office:value-type="float" office:value="2.96495" calcext:value-type="float">
            <text:p>2.9649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4459" calcext:value-type="float">
            <text:p>-17.4459</text:p>
          </table:table-cell>
          <table:table-cell office:value-type="float" office:value="9.81612" calcext:value-type="float">
            <text:p>9.81612</text:p>
          </table:table-cell>
          <table:table-cell office:value-type="float" office:value="5.21635" calcext:value-type="float">
            <text:p>5.21635</text:p>
          </table:table-cell>
          <table:table-cell office:value-type="float" office:value="0.28661" calcext:value-type="float">
            <text:p>0.28661</text:p>
          </table:table-cell>
          <table:table-cell office:value-type="float" office:value="-0.317562" calcext:value-type="float">
            <text:p>-0.317562</text:p>
          </table:table-cell>
          <table:table-cell office:value-type="float" office:value="0.0708464" calcext:value-type="float">
            <text:p>0.0708464</text:p>
          </table:table-cell>
          <table:table-cell office:value-type="float" office:value="0.0818209" calcext:value-type="float">
            <text:p>0.0818209</text:p>
          </table:table-cell>
          <table:table-cell office:value-type="float" office:value="0.296222" calcext:value-type="float">
            <text:p>0.296222</text:p>
          </table:table-cell>
          <table:table-cell office:value-type="float" office:value="0.256672" calcext:value-type="float">
            <text:p>0.256672</text:p>
          </table:table-cell>
          <table:table-cell office:value-type="float" office:value="0.910812" calcext:value-type="float">
            <text:p>0.9108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958" calcext:value-type="float">
            <text:p>-17.1958</text:p>
          </table:table-cell>
          <table:table-cell office:value-type="float" office:value="9.89676" calcext:value-type="float">
            <text:p>9.89676</text:p>
          </table:table-cell>
          <table:table-cell office:value-type="float" office:value="5.22512" calcext:value-type="float">
            <text:p>5.22512</text:p>
          </table:table-cell>
          <table:table-cell office:value-type="float" office:value="0.273823" calcext:value-type="float">
            <text:p>0.273823</text:p>
          </table:table-cell>
          <table:table-cell office:value-type="float" office:value="-0.31474" calcext:value-type="float">
            <text:p>-0.31474</text:p>
          </table:table-cell>
          <table:table-cell office:value-type="float" office:value="0.0707904" calcext:value-type="float">
            <text:p>0.0707904</text:p>
          </table:table-cell>
          <table:table-cell office:value-type="float" office:value="0.0817578" calcext:value-type="float">
            <text:p>0.0817578</text:p>
          </table:table-cell>
          <table:table-cell office:value-type="float" office:value="0.295951" calcext:value-type="float">
            <text:p>0.295951</text:p>
          </table:table-cell>
          <table:table-cell office:value-type="float" office:value="0.256394" calcext:value-type="float">
            <text:p>0.256394</text:p>
          </table:table-cell>
          <table:table-cell office:value-type="float" office:value="0.425656" calcext:value-type="float">
            <text:p>0.4256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9212" calcext:value-type="float">
            <text:p>-16.9212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5.30513" calcext:value-type="float">
            <text:p>5.30513</text:p>
          </table:table-cell>
          <table:table-cell office:value-type="float" office:value="0.277618" calcext:value-type="float">
            <text:p>0.277618</text:p>
          </table:table-cell>
          <table:table-cell office:value-type="float" office:value="-0.292998" calcext:value-type="float">
            <text:p>-0.292998</text:p>
          </table:table-cell>
          <table:table-cell office:value-type="float" office:value="0.0707793" calcext:value-type="float">
            <text:p>0.0707793</text:p>
          </table:table-cell>
          <table:table-cell office:value-type="float" office:value="0.081671" calcext:value-type="float">
            <text:p>0.081671</text:p>
          </table:table-cell>
          <table:table-cell office:value-type="float" office:value="0.295733" calcext:value-type="float">
            <text:p>0.295733</text:p>
          </table:table-cell>
          <table:table-cell office:value-type="float" office:value="0.256176" calcext:value-type="float">
            <text:p>0.256176</text:p>
          </table:table-cell>
          <table:table-cell office:value-type="float" office:value="1.07116" calcext:value-type="float">
            <text:p>1.071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6639" calcext:value-type="float">
            <text:p>-16.6639</text:p>
          </table:table-cell>
          <table:table-cell office:value-type="float" office:value="10.0926" calcext:value-type="float">
            <text:p>10.0926</text:p>
          </table:table-cell>
          <table:table-cell office:value-type="float" office:value="5.30712" calcext:value-type="float">
            <text:p>5.30712</text:p>
          </table:table-cell>
          <table:table-cell office:value-type="float" office:value="0.263219" calcext:value-type="float">
            <text:p>0.263219</text:p>
          </table:table-cell>
          <table:table-cell office:value-type="float" office:value="-0.292299" calcext:value-type="float">
            <text:p>-0.292299</text:p>
          </table:table-cell>
          <table:table-cell office:value-type="float" office:value="0.0707904" calcext:value-type="float">
            <text:p>0.0707904</text:p>
          </table:table-cell>
          <table:table-cell office:value-type="float" office:value="0.081587" calcext:value-type="float">
            <text:p>0.081587</text:p>
          </table:table-cell>
          <table:table-cell office:value-type="float" office:value="0.295518" calcext:value-type="float">
            <text:p>0.295518</text:p>
          </table:table-cell>
          <table:table-cell office:value-type="float" office:value="0.25595" calcext:value-type="float">
            <text:p>0.25595</text:p>
          </table:table-cell>
          <table:table-cell office:value-type="float" office:value="0.0372466" calcext:value-type="float">
            <text:p>0.037246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4179" calcext:value-type="float">
            <text:p>-16.4179</text:p>
          </table:table-cell>
          <table:table-cell office:value-type="float" office:value="10.1951" calcext:value-type="float">
            <text:p>10.1951</text:p>
          </table:table-cell>
          <table:table-cell office:value-type="float" office:value="5.31834" calcext:value-type="float">
            <text:p>5.31834</text:p>
          </table:table-cell>
          <table:table-cell office:value-type="float" office:value="0.262728" calcext:value-type="float">
            <text:p>0.262728</text:p>
          </table:table-cell>
          <table:table-cell office:value-type="float" office:value="-0.277457" calcext:value-type="float">
            <text:p>-0.277457</text:p>
          </table:table-cell>
          <table:table-cell office:value-type="float" office:value="0.0707965" calcext:value-type="float">
            <text:p>0.0707965</text:p>
          </table:table-cell>
          <table:table-cell office:value-type="float" office:value="0.0815448" calcext:value-type="float">
            <text:p>0.0815448</text:p>
          </table:table-cell>
          <table:table-cell office:value-type="float" office:value="0.295294" calcext:value-type="float">
            <text:p>0.295294</text:p>
          </table:table-cell>
          <table:table-cell office:value-type="float" office:value="0.255798" calcext:value-type="float">
            <text:p>0.255798</text:p>
          </table:table-cell>
          <table:table-cell office:value-type="float" office:value="1.22278" calcext:value-type="float">
            <text:p>1.222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1578" calcext:value-type="float">
            <text:p>-16.1578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5.33813" calcext:value-type="float">
            <text:p>5.33813</text:p>
          </table:table-cell>
          <table:table-cell office:value-type="float" office:value="0.248906" calcext:value-type="float">
            <text:p>0.248906</text:p>
          </table:table-cell>
          <table:table-cell office:value-type="float" office:value="-0.280055" calcext:value-type="float">
            <text:p>-0.280055</text:p>
          </table:table-cell>
          <table:table-cell office:value-type="float" office:value="0.0708291" calcext:value-type="float">
            <text:p>0.0708291</text:p>
          </table:table-cell>
          <table:table-cell office:value-type="float" office:value="0.0815272" calcext:value-type="float">
            <text:p>0.0815272</text:p>
          </table:table-cell>
          <table:table-cell office:value-type="float" office:value="0.295094" calcext:value-type="float">
            <text:p>0.295094</text:p>
          </table:table-cell>
          <table:table-cell office:value-type="float" office:value="0.255639" calcext:value-type="float">
            <text:p>0.255639</text:p>
          </table:table-cell>
          <table:table-cell office:value-type="float" office:value="0.473457" calcext:value-type="float">
            <text:p>0.4734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9305" calcext:value-type="float">
            <text:p>-15.9305</text:p>
          </table:table-cell>
          <table:table-cell office:value-type="float" office:value="10.2827" calcext:value-type="float">
            <text:p>10.2827</text:p>
          </table:table-cell>
          <table:table-cell office:value-type="float" office:value="5.25097" calcext:value-type="float">
            <text:p>5.25097</text:p>
          </table:table-cell>
          <table:table-cell office:value-type="float" office:value="0.218403" calcext:value-type="float">
            <text:p>0.218403</text:p>
          </table:table-cell>
          <table:table-cell office:value-type="float" office:value="-0.298491" calcext:value-type="float">
            <text:p>-0.298491</text:p>
          </table:table-cell>
          <table:table-cell office:value-type="float" office:value="0.0708111" calcext:value-type="float">
            <text:p>0.0708111</text:p>
          </table:table-cell>
          <table:table-cell office:value-type="float" office:value="0.0814526" calcext:value-type="float">
            <text:p>0.0814526</text:p>
          </table:table-cell>
          <table:table-cell office:value-type="float" office:value="0.294826" calcext:value-type="float">
            <text:p>0.294826</text:p>
          </table:table-cell>
          <table:table-cell office:value-type="float" office:value="0.255374" calcext:value-type="float">
            <text:p>0.255374</text:p>
          </table:table-cell>
          <table:table-cell office:value-type="float" office:value="1.00573" calcext:value-type="float">
            <text:p>1.005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6825" calcext:value-type="float">
            <text:p>-15.6825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5.22254" calcext:value-type="float">
            <text:p>5.22254</text:p>
          </table:table-cell>
          <table:table-cell office:value-type="float" office:value="0.211735" calcext:value-type="float">
            <text:p>0.211735</text:p>
          </table:table-cell>
          <table:table-cell office:value-type="float" office:value="-0.284371" calcext:value-type="float">
            <text:p>-0.284371</text:p>
          </table:table-cell>
          <table:table-cell office:value-type="float" office:value="0.070788" calcext:value-type="float">
            <text:p>0.070788</text:p>
          </table:table-cell>
          <table:table-cell office:value-type="float" office:value="0.0813914" calcext:value-type="float">
            <text:p>0.0813914</text:p>
          </table:table-cell>
          <table:table-cell office:value-type="float" office:value="0.294532" calcext:value-type="float">
            <text:p>0.294532</text:p>
          </table:table-cell>
          <table:table-cell office:value-type="float" office:value="0.255118" calcext:value-type="float">
            <text:p>0.255118</text:p>
          </table:table-cell>
          <table:table-cell office:value-type="float" office:value="0.288556" calcext:value-type="float">
            <text:p>0.2885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4709" calcext:value-type="float">
            <text:p>-15.4709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5.1032" calcext:value-type="float">
            <text:p>5.1032</text:p>
          </table:table-cell>
          <table:table-cell office:value-type="float" office:value="0.173836" calcext:value-type="float">
            <text:p>0.173836</text:p>
          </table:table-cell>
          <table:table-cell office:value-type="float" office:value="-0.310987" calcext:value-type="float">
            <text:p>-0.310987</text:p>
          </table:table-cell>
          <table:table-cell office:value-type="float" office:value="0.0707176" calcext:value-type="float">
            <text:p>0.0707176</text:p>
          </table:table-cell>
          <table:table-cell office:value-type="float" office:value="0.0813105" calcext:value-type="float">
            <text:p>0.0813105</text:p>
          </table:table-cell>
          <table:table-cell office:value-type="float" office:value="0.294218" calcext:value-type="float">
            <text:p>0.294218</text:p>
          </table:table-cell>
          <table:table-cell office:value-type="float" office:value="0.25488" calcext:value-type="float">
            <text:p>0.25488</text:p>
          </table:table-cell>
          <table:table-cell office:value-type="float" office:value="1.96349" calcext:value-type="float">
            <text:p>1.963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683" calcext:value-type="float">
            <text:p>-15.1683</text:p>
          </table:table-cell>
          <table:table-cell office:value-type="float" office:value="10.365" calcext:value-type="float">
            <text:p>10.365</text:p>
          </table:table-cell>
          <table:table-cell office:value-type="float" office:value="5.25122" calcext:value-type="float">
            <text:p>5.25122</text:p>
          </table:table-cell>
          <table:table-cell office:value-type="float" office:value="0.141692" calcext:value-type="float">
            <text:p>0.141692</text:p>
          </table:table-cell>
          <table:table-cell office:value-type="float" office:value="-0.343182" calcext:value-type="float">
            <text:p>-0.343182</text:p>
          </table:table-cell>
          <table:table-cell office:value-type="float" office:value="0.0707145" calcext:value-type="float">
            <text:p>0.0707145</text:p>
          </table:table-cell>
          <table:table-cell office:value-type="float" office:value="0.0812412" calcext:value-type="float">
            <text:p>0.0812412</text:p>
          </table:table-cell>
          <table:table-cell office:value-type="float" office:value="0.293977" calcext:value-type="float">
            <text:p>0.293977</text:p>
          </table:table-cell>
          <table:table-cell office:value-type="float" office:value="0.254741" calcext:value-type="float">
            <text:p>0.254741</text:p>
          </table:table-cell>
          <table:table-cell office:value-type="float" office:value="7.73228" calcext:value-type="float">
            <text:p>7.7322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9087" calcext:value-type="float">
            <text:p>-14.9087</text:p>
          </table:table-cell>
          <table:table-cell office:value-type="float" office:value="10.4178" calcext:value-type="float">
            <text:p>10.4178</text:p>
          </table:table-cell>
          <table:table-cell office:value-type="float" office:value="5.26217" calcext:value-type="float">
            <text:p>5.26217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-0.335796" calcext:value-type="float">
            <text:p>-0.335796</text:p>
          </table:table-cell>
          <table:table-cell office:value-type="float" office:value="0.0707259" calcext:value-type="float">
            <text:p>0.0707259</text:p>
          </table:table-cell>
          <table:table-cell office:value-type="float" office:value="0.0811651" calcext:value-type="float">
            <text:p>0.0811651</text:p>
          </table:table-cell>
          <table:table-cell office:value-type="float" office:value="0.293743" calcext:value-type="float">
            <text:p>0.293743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208919" calcext:value-type="float">
            <text:p>0.2089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6692" calcext:value-type="float">
            <text:p>-14.6692</text:p>
          </table:table-cell>
          <table:table-cell office:value-type="float" office:value="10.4495" calcext:value-type="float">
            <text:p>10.4495</text:p>
          </table:table-cell>
          <table:table-cell office:value-type="float" office:value="5.14022" calcext:value-type="float">
            <text:p>5.14022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-0.303578" calcext:value-type="float">
            <text:p>-0.303578</text:p>
          </table:table-cell>
          <table:table-cell office:value-type="float" office:value="0.0707079" calcext:value-type="float">
            <text:p>0.0707079</text:p>
          </table:table-cell>
          <table:table-cell office:value-type="float" office:value="0.0810984" calcext:value-type="float">
            <text:p>0.0810984</text:p>
          </table:table-cell>
          <table:table-cell office:value-type="float" office:value="0.293432" calcext:value-type="float">
            <text:p>0.293432</text:p>
          </table:table-cell>
          <table:table-cell office:value-type="float" office:value="0.254436" calcext:value-type="float">
            <text:p>0.254436</text:p>
          </table:table-cell>
          <table:table-cell office:value-type="float" office:value="6.48934" calcext:value-type="float">
            <text:p>6.489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4328" calcext:value-type="float">
            <text:p>-14.4328</text:p>
          </table:table-cell>
          <table:table-cell office:value-type="float" office:value="10.4105" calcext:value-type="float">
            <text:p>10.4105</text:p>
          </table:table-cell>
          <table:table-cell office:value-type="float" office:value="5.06907" calcext:value-type="float">
            <text:p>5.06907</text:p>
          </table:table-cell>
          <table:table-cell office:value-type="float" office:value="0.085946" calcext:value-type="float">
            <text:p>0.085946</text:p>
          </table:table-cell>
          <table:table-cell office:value-type="float" office:value="-0.332988" calcext:value-type="float">
            <text:p>-0.332988</text:p>
          </table:table-cell>
          <table:table-cell office:value-type="float" office:value="0.0706617" calcext:value-type="float">
            <text:p>0.0706617</text:p>
          </table:table-cell>
          <table:table-cell office:value-type="float" office:value="0.0811916" calcext:value-type="float">
            <text:p>0.0811916</text:p>
          </table:table-cell>
          <table:table-cell office:value-type="float" office:value="0.293126" calcext:value-type="float">
            <text:p>0.293126</text:p>
          </table:table-cell>
          <table:table-cell office:value-type="float" office:value="0.254613" calcext:value-type="float">
            <text:p>0.254613</text:p>
          </table:table-cell>
          <table:table-cell office:value-type="float" office:value="2.17118" calcext:value-type="float">
            <text:p>2.17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73" calcext:value-type="float">
            <text:p>-14.173</text:p>
          </table:table-cell>
          <table:table-cell office:value-type="float" office:value="10.4346" calcext:value-type="float">
            <text:p>10.4346</text:p>
          </table:table-cell>
          <table:table-cell office:value-type="float" office:value="5.07415" calcext:value-type="float">
            <text:p>5.07415</text:p>
          </table:table-cell>
          <table:table-cell office:value-type="float" office:value="0.0719823" calcext:value-type="float">
            <text:p>0.0719823</text:p>
          </table:table-cell>
          <table:table-cell office:value-type="float" office:value="-0.327993" calcext:value-type="float">
            <text:p>-0.327993</text:p>
          </table:table-cell>
          <table:table-cell office:value-type="float" office:value="0.0706225" calcext:value-type="float">
            <text:p>0.0706225</text:p>
          </table:table-cell>
          <table:table-cell office:value-type="float" office:value="0.0813256" calcext:value-type="float">
            <text:p>0.0813256</text:p>
          </table:table-cell>
          <table:table-cell office:value-type="float" office:value="0.292822" calcext:value-type="float">
            <text:p>0.292822</text:p>
          </table:table-cell>
          <table:table-cell office:value-type="float" office:value="0.254847" calcext:value-type="float">
            <text:p>0.254847</text:p>
          </table:table-cell>
          <table:table-cell office:value-type="float" office:value="0.546236" calcext:value-type="float">
            <text:p>0.54623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8588" calcext:value-type="float">
            <text:p>-13.8588</text:p>
          </table:table-cell>
          <table:table-cell office:value-type="float" office:value="10.5906" calcext:value-type="float">
            <text:p>10.5906</text:p>
          </table:table-cell>
          <table:table-cell office:value-type="float" office:value="5.24639" calcext:value-type="float">
            <text:p>5.24639</text:p>
          </table:table-cell>
          <table:table-cell office:value-type="float" office:value="0.109409" calcext:value-type="float">
            <text:p>0.109409</text:p>
          </table:table-cell>
          <table:table-cell office:value-type="float" office:value="-0.266623" calcext:value-type="float">
            <text:p>-0.266623</text:p>
          </table:table-cell>
          <table:table-cell office:value-type="float" office:value="0.0707215" calcext:value-type="float">
            <text:p>0.0707215</text:p>
          </table:table-cell>
          <table:table-cell office:value-type="float" office:value="0.0812405" calcext:value-type="float">
            <text:p>0.0812405</text:p>
          </table:table-cell>
          <table:table-cell office:value-type="float" office:value="0.29255" calcext:value-type="float">
            <text:p>0.29255</text:p>
          </table:table-cell>
          <table:table-cell office:value-type="float" office:value="0.254612" calcext:value-type="float">
            <text:p>0.254612</text:p>
          </table:table-cell>
          <table:table-cell office:value-type="float" office:value="7.80846" calcext:value-type="float">
            <text:p>7.808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6059" calcext:value-type="float">
            <text:p>-13.6059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5.18296" calcext:value-type="float">
            <text:p>5.18296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-0.225211" calcext:value-type="float">
            <text:p>-0.225211</text:p>
          </table:table-cell>
          <table:table-cell office:value-type="float" office:value="0.0708106" calcext:value-type="float">
            <text:p>0.0708106</text:p>
          </table:table-cell>
          <table:table-cell office:value-type="float" office:value="0.0811594" calcext:value-type="float">
            <text:p>0.0811594</text:p>
          </table:table-cell>
          <table:table-cell office:value-type="float" office:value="0.292244" calcext:value-type="float">
            <text:p>0.292244</text:p>
          </table:table-cell>
          <table:table-cell office:value-type="float" office:value="0.254344" calcext:value-type="float">
            <text:p>0.254344</text:p>
          </table:table-cell>
          <table:table-cell office:value-type="float" office:value="2.16218" calcext:value-type="float">
            <text:p>2.1621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3601" calcext:value-type="float">
            <text:p>-13.3601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5.14687" calcext:value-type="float">
            <text:p>5.14687</text:p>
          </table:table-cell>
          <table:table-cell office:value-type="float" office:value="0.0950488" calcext:value-type="float">
            <text:p>0.0950488</text:p>
          </table:table-cell>
          <table:table-cell office:value-type="float" office:value="-0.240157" calcext:value-type="float">
            <text:p>-0.240157</text:p>
          </table:table-cell>
          <table:table-cell office:value-type="float" office:value="0.0708686" calcext:value-type="float">
            <text:p>0.0708686</text:p>
          </table:table-cell>
          <table:table-cell office:value-type="float" office:value="0.0810771" calcext:value-type="float">
            <text:p>0.0810771</text:p>
          </table:table-cell>
          <table:table-cell office:value-type="float" office:value="0.291936" calcext:value-type="float">
            <text:p>0.291936</text:p>
          </table:table-cell>
          <table:table-cell office:value-type="float" office:value="0.254106" calcext:value-type="float">
            <text:p>0.254106</text:p>
          </table:table-cell>
          <table:table-cell office:value-type="float" office:value="0.529731" calcext:value-type="float">
            <text:p>0.529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0973" calcext:value-type="float">
            <text:p>-13.0973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5.16523" calcext:value-type="float">
            <text:p>5.16523</text:p>
          </table:table-cell>
          <table:table-cell office:value-type="float" office:value="0.0830178" calcext:value-type="float">
            <text:p>0.0830178</text:p>
          </table:table-cell>
          <table:table-cell office:value-type="float" office:value="-0.241342" calcext:value-type="float">
            <text:p>-0.241342</text:p>
          </table:table-cell>
          <table:table-cell office:value-type="float" office:value="0.0709442" calcext:value-type="float">
            <text:p>0.0709442</text:p>
          </table:table-cell>
          <table:table-cell office:value-type="float" office:value="0.080996" calcext:value-type="float">
            <text:p>0.080996</text:p>
          </table:table-cell>
          <table:table-cell office:value-type="float" office:value="0.29163" calcext:value-type="float">
            <text:p>0.29163</text:p>
          </table:table-cell>
          <table:table-cell office:value-type="float" office:value="0.253882" calcext:value-type="float">
            <text:p>0.253882</text:p>
          </table:table-cell>
          <table:table-cell office:value-type="float" office:value="0.208309" calcext:value-type="float">
            <text:p>0.20830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8405" calcext:value-type="float">
            <text:p>-12.8405</text:p>
          </table:table-cell>
          <table:table-cell office:value-type="float" office:value="10.7646" calcext:value-type="float">
            <text:p>10.7646</text:p>
          </table:table-cell>
          <table:table-cell office:value-type="float" office:value="5.20021" calcext:value-type="float">
            <text:p>5.20021</text:p>
          </table:table-cell>
          <table:table-cell office:value-type="float" office:value="0.0998659" calcext:value-type="float">
            <text:p>0.0998659</text:p>
          </table:table-cell>
          <table:table-cell office:value-type="float" office:value="-0.209795" calcext:value-type="float">
            <text:p>-0.209795</text:p>
          </table:table-cell>
          <table:table-cell office:value-type="float" office:value="0.071019" calcext:value-type="float">
            <text:p>0.071019</text:p>
          </table:table-cell>
          <table:table-cell office:value-type="float" office:value="0.0809444" calcext:value-type="float">
            <text:p>0.0809444</text:p>
          </table:table-cell>
          <table:table-cell office:value-type="float" office:value="0.291327" calcext:value-type="float">
            <text:p>0.291327</text:p>
          </table:table-cell>
          <table:table-cell office:value-type="float" office:value="0.253619" calcext:value-type="float">
            <text:p>0.253619</text:p>
          </table:table-cell>
          <table:table-cell office:value-type="float" office:value="4.10792" calcext:value-type="float">
            <text:p>4.107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5756" calcext:value-type="float">
            <text:p>-12.5756</text:p>
          </table:table-cell>
          <table:table-cell office:value-type="float" office:value="10.8156" calcext:value-type="float">
            <text:p>10.8156</text:p>
          </table:table-cell>
          <table:table-cell office:value-type="float" office:value="5.20214" calcext:value-type="float">
            <text:p>5.20214</text:p>
          </table:table-cell>
          <table:table-cell office:value-type="float" office:value="0.103372" calcext:value-type="float">
            <text:p>0.103372</text:p>
          </table:table-cell>
          <table:table-cell office:value-type="float" office:value="-0.189127" calcext:value-type="float">
            <text:p>-0.189127</text:p>
          </table:table-cell>
          <table:table-cell office:value-type="float" office:value="0.0711165" calcext:value-type="float">
            <text:p>0.0711165</text:p>
          </table:table-cell>
          <table:table-cell office:value-type="float" office:value="0.0809391" calcext:value-type="float">
            <text:p>0.0809391</text:p>
          </table:table-cell>
          <table:table-cell office:value-type="float" office:value="0.291024" calcext:value-type="float">
            <text:p>0.291024</text:p>
          </table:table-cell>
          <table:table-cell office:value-type="float" office:value="0.253386" calcext:value-type="float">
            <text:p>0.253386</text:p>
          </table:table-cell>
          <table:table-cell office:value-type="float" office:value="1.46033" calcext:value-type="float">
            <text:p>1.460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347" calcext:value-type="float">
            <text:p>-12.347</text:p>
          </table:table-cell>
          <table:table-cell office:value-type="float" office:value="10.7776" calcext:value-type="float">
            <text:p>10.7776</text:p>
          </table:table-cell>
          <table:table-cell office:value-type="float" office:value="5.12145" calcext:value-type="float">
            <text:p>5.12145</text:p>
          </table:table-cell>
          <table:table-cell office:value-type="float" office:value="0.0691429" calcext:value-type="float">
            <text:p>0.0691429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071134" calcext:value-type="float">
            <text:p>0.071134</text:p>
          </table:table-cell>
          <table:table-cell office:value-type="float" office:value="0.0808592" calcext:value-type="float">
            <text:p>0.0808592</text:p>
          </table:table-cell>
          <table:table-cell office:value-type="float" office:value="0.290728" calcext:value-type="float">
            <text:p>0.290728</text:p>
          </table:table-cell>
          <table:table-cell office:value-type="float" office:value="0.253134" calcext:value-type="float">
            <text:p>0.253134</text:p>
          </table:table-cell>
          <table:table-cell office:value-type="float" office:value="1.79836" calcext:value-type="float">
            <text:p>1.798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0929" calcext:value-type="float">
            <text:p>-12.0929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5.09396" calcext:value-type="float">
            <text:p>5.09396</text:p>
          </table:table-cell>
          <table:table-cell office:value-type="float" office:value="0.0707914" calcext:value-type="float">
            <text:p>0.0707914</text:p>
          </table:table-cell>
          <table:table-cell office:value-type="float" office:value="-0.195243" calcext:value-type="float">
            <text:p>-0.195243</text:p>
          </table:table-cell>
          <table:table-cell office:value-type="float" office:value="0.0711427" calcext:value-type="float">
            <text:p>0.0711427</text:p>
          </table:table-cell>
          <table:table-cell office:value-type="float" office:value="0.0807897" calcext:value-type="float">
            <text:p>0.0807897</text:p>
          </table:table-cell>
          <table:table-cell office:value-type="float" office:value="0.290448" calcext:value-type="float">
            <text:p>0.290448</text:p>
          </table:table-cell>
          <table:table-cell office:value-type="float" office:value="0.252871" calcext:value-type="float">
            <text:p>0.252871</text:p>
          </table:table-cell>
          <table:table-cell office:value-type="float" office:value="0.662292" calcext:value-type="float">
            <text:p>0.6622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8448" calcext:value-type="float">
            <text:p>-11.8448</text:p>
          </table:table-cell>
          <table:table-cell office:value-type="float" office:value="10.8767" calcext:value-type="float">
            <text:p>10.8767</text:p>
          </table:table-cell>
          <table:table-cell office:value-type="float" office:value="5.10579" calcext:value-type="float">
            <text:p>5.10579</text:p>
          </table:table-cell>
          <table:table-cell office:value-type="float" office:value="0.0795009" calcext:value-type="float">
            <text:p>0.0795009</text:p>
          </table:table-cell>
          <table:table-cell office:value-type="float" office:value="-0.175394" calcext:value-type="float">
            <text:p>-0.175394</text:p>
          </table:table-cell>
          <table:table-cell office:value-type="float" office:value="0.0711307" calcext:value-type="float">
            <text:p>0.0711307</text:p>
          </table:table-cell>
          <table:table-cell office:value-type="float" office:value="0.0807894" calcext:value-type="float">
            <text:p>0.0807894</text:p>
          </table:table-cell>
          <table:table-cell office:value-type="float" office:value="0.290168" calcext:value-type="float">
            <text:p>0.290168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2.20056" calcext:value-type="float">
            <text:p>2.20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676" calcext:value-type="float">
            <text:p>-11.5676</text:p>
          </table:table-cell>
          <table:table-cell office:value-type="float" office:value="10.898" calcext:value-type="float">
            <text:p>10.898</text:p>
          </table:table-cell>
          <table:table-cell office:value-type="float" office:value="5.14441" calcext:value-type="float">
            <text:p>5.14441</text:p>
          </table:table-cell>
          <table:table-cell office:value-type="float" office:value="0.0719399" calcext:value-type="float">
            <text:p>0.0719399</text:p>
          </table:table-cell>
          <table:table-cell office:value-type="float" office:value="-0.173241" calcext:value-type="float">
            <text:p>-0.173241</text:p>
          </table:table-cell>
          <table:table-cell office:value-type="float" office:value="0.0711599" calcext:value-type="float">
            <text:p>0.0711599</text:p>
          </table:table-cell>
          <table:table-cell office:value-type="float" office:value="0.0808003" calcext:value-type="float">
            <text:p>0.0808003</text:p>
          </table:table-cell>
          <table:table-cell office:value-type="float" office:value="0.289872" calcext:value-type="float">
            <text:p>0.289872</text:p>
          </table:table-cell>
          <table:table-cell office:value-type="float" office:value="0.252382" calcext:value-type="float">
            <text:p>0.252382</text:p>
          </table:table-cell>
          <table:table-cell office:value-type="float" office:value="2.68672" calcext:value-type="float">
            <text:p>2.6867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3412" calcext:value-type="float">
            <text:p>-11.3412</text:p>
          </table:table-cell>
          <table:table-cell office:value-type="float" office:value="10.9105" calcext:value-type="float">
            <text:p>10.9105</text:p>
          </table:table-cell>
          <table:table-cell office:value-type="float" office:value="5.09098" calcext:value-type="float">
            <text:p>5.09098</text:p>
          </table:table-cell>
          <table:table-cell office:value-type="float" office:value="0.0610601" calcext:value-type="float">
            <text:p>0.0610601</text:p>
          </table:table-cell>
          <table:table-cell office:value-type="float" office:value="-0.176194" calcext:value-type="float">
            <text:p>-0.176194</text:p>
          </table:table-cell>
          <table:table-cell office:value-type="float" office:value="0.0711251" calcext:value-type="float">
            <text:p>0.0711251</text:p>
          </table:table-cell>
          <table:table-cell office:value-type="float" office:value="0.080807" calcext:value-type="float">
            <text:p>0.080807</text:p>
          </table:table-cell>
          <table:table-cell office:value-type="float" office:value="0.289603" calcext:value-type="float">
            <text:p>0.289603</text:p>
          </table:table-cell>
          <table:table-cell office:value-type="float" office:value="0.252127" calcext:value-type="float">
            <text:p>0.252127</text:p>
          </table:table-cell>
          <table:table-cell office:value-type="float" office:value="0.758832" calcext:value-type="float">
            <text:p>0.758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0735" calcext:value-type="float">
            <text:p>-11.0735</text:p>
          </table:table-cell>
          <table:table-cell office:value-type="float" office:value="10.849" calcext:value-type="float">
            <text:p>10.849</text:p>
          </table:table-cell>
          <table:table-cell office:value-type="float" office:value="5.21309" calcext:value-type="float">
            <text:p>5.21309</text:p>
          </table:table-cell>
          <table:table-cell office:value-type="float" office:value="-0.000582429" calcext:value-type="float">
            <text:p>-0.000582429</text:p>
          </table:table-cell>
          <table:table-cell office:value-type="float" office:value="-0.266405" calcext:value-type="float">
            <text:p>-0.266405</text:p>
          </table:table-cell>
          <table:table-cell office:value-type="float" office:value="0.0711052" calcext:value-type="float">
            <text:p>0.0711052</text:p>
          </table:table-cell>
          <table:table-cell office:value-type="float" office:value="0.0807246" calcext:value-type="float">
            <text:p>0.0807246</text:p>
          </table:table-cell>
          <table:table-cell office:value-type="float" office:value="0.289308" calcext:value-type="float">
            <text:p>0.289308</text:p>
          </table:table-cell>
          <table:table-cell office:value-type="float" office:value="0.252114" calcext:value-type="float">
            <text:p>0.252114</text:p>
          </table:table-cell>
          <table:table-cell office:value-type="float" office:value="9.29261" calcext:value-type="float">
            <text:p>9.292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7777" calcext:value-type="float">
            <text:p>-10.7777</text:p>
          </table:table-cell>
          <table:table-cell office:value-type="float" office:value="10.8241" calcext:value-type="float">
            <text:p>10.8241</text:p>
          </table:table-cell>
          <table:table-cell office:value-type="float" office:value="5.26464" calcext:value-type="float">
            <text:p>5.26464</text:p>
          </table:table-cell>
          <table:table-cell office:value-type="float" office:value="-0.0222478" calcext:value-type="float">
            <text:p>-0.0222478</text:p>
          </table:table-cell>
          <table:table-cell office:value-type="float" office:value="-0.274617" calcext:value-type="float">
            <text:p>-0.274617</text:p>
          </table:table-cell>
          <table:table-cell office:value-type="float" office:value="0.0711698" calcext:value-type="float">
            <text:p>0.0711698</text:p>
          </table:table-cell>
          <table:table-cell office:value-type="float" office:value="0.0806505" calcext:value-type="float">
            <text:p>0.0806505</text:p>
          </table:table-cell>
          <table:table-cell office:value-type="float" office:value="0.289033" calcext:value-type="float">
            <text:p>0.289033</text:p>
          </table:table-cell>
          <table:table-cell office:value-type="float" office:value="0.252303" calcext:value-type="float">
            <text:p>0.252303</text:p>
          </table:table-cell>
          <table:table-cell office:value-type="float" office:value="2.7088" calcext:value-type="float">
            <text:p>2.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5221" calcext:value-type="float">
            <text:p>-10.5221</text:p>
          </table:table-cell>
          <table:table-cell office:value-type="float" office:value="10.8211" calcext:value-type="float">
            <text:p>10.8211</text:p>
          </table:table-cell>
          <table:table-cell office:value-type="float" office:value="5.24469" calcext:value-type="float">
            <text:p>5.24469</text:p>
          </table:table-cell>
          <table:table-cell office:value-type="float" office:value="-0.033016" calcext:value-type="float">
            <text:p>-0.033016</text:p>
          </table:table-cell>
          <table:table-cell office:value-type="float" office:value="-0.26957" calcext:value-type="float">
            <text:p>-0.26957</text:p>
          </table:table-cell>
          <table:table-cell office:value-type="float" office:value="0.0712243" calcext:value-type="float">
            <text:p>0.0712243</text:p>
          </table:table-cell>
          <table:table-cell office:value-type="float" office:value="0.0805877" calcext:value-type="float">
            <text:p>0.0805877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0.252574" calcext:value-type="float">
            <text:p>0.252574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2909" calcext:value-type="float">
            <text:p>-10.2909</text:p>
          </table:table-cell>
          <table:table-cell office:value-type="float" office:value="10.814" calcext:value-type="float">
            <text:p>10.814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-0.0462198" calcext:value-type="float">
            <text:p>-0.0462198</text:p>
          </table:table-cell>
          <table:table-cell office:value-type="float" office:value="-0.270038" calcext:value-type="float">
            <text:p>-0.270038</text:p>
          </table:table-cell>
          <table:table-cell office:value-type="float" office:value="0.071214" calcext:value-type="float">
            <text:p>0.071214</text:p>
          </table:table-cell>
          <table:table-cell office:value-type="float" office:value="0.0805445" calcext:value-type="float">
            <text:p>0.0805445</text:p>
          </table:table-cell>
          <table:table-cell office:value-type="float" office:value="0.288451" calcext:value-type="float">
            <text:p>0.288451</text:p>
          </table:table-cell>
          <table:table-cell office:value-type="float" office:value="0.252974" calcext:value-type="float">
            <text:p>0.252974</text:p>
          </table:table-cell>
          <table:table-cell office:value-type="float" office:value="1.01521" calcext:value-type="float">
            <text:p>1.015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0474" calcext:value-type="float">
            <text:p>-10.0474</text:p>
          </table:table-cell>
          <table:table-cell office:value-type="float" office:value="10.8644" calcext:value-type="float">
            <text:p>10.8644</text:p>
          </table:table-cell>
          <table:table-cell office:value-type="float" office:value="5.07112" calcext:value-type="float">
            <text:p>5.07112</text:p>
          </table:table-cell>
          <table:table-cell office:value-type="float" office:value="-0.0177968" calcext:value-type="float">
            <text:p>-0.0177968</text:p>
          </table:table-cell>
          <table:table-cell office:value-type="float" office:value="-0.198968" calcext:value-type="float">
            <text:p>-0.198968</text:p>
          </table:table-cell>
          <table:table-cell office:value-type="float" office:value="0.0711771" calcext:value-type="float">
            <text:p>0.0711771</text:p>
          </table:table-cell>
          <table:table-cell office:value-type="float" office:value="0.080464" calcext:value-type="float">
            <text:p>0.080464</text:p>
          </table:table-cell>
          <table:table-cell office:value-type="float" office:value="0.288206" calcext:value-type="float">
            <text:p>0.288206</text:p>
          </table:table-cell>
          <table:table-cell office:value-type="float" office:value="0.252928" calcext:value-type="float">
            <text:p>0.252928</text:p>
          </table:table-cell>
          <table:table-cell office:value-type="float" office:value="6.62052" calcext:value-type="float">
            <text:p>6.620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78439" calcext:value-type="float">
            <text:p>-9.78439</text:p>
          </table:table-cell>
          <table:table-cell office:value-type="float" office:value="10.913" calcext:value-type="float">
            <text:p>10.913</text:p>
          </table:table-cell>
          <table:table-cell office:value-type="float" office:value="5.10493" calcext:value-type="float">
            <text:p>5.10493</text:p>
          </table:table-cell>
          <table:table-cell office:value-type="float" office:value="-0.00645116" calcext:value-type="float">
            <text:p>-0.00645116</text:p>
          </table:table-cell>
          <table:table-cell office:value-type="float" office:value="-0.175688" calcext:value-type="float">
            <text:p>-0.175688</text:p>
          </table:table-cell>
          <table:table-cell office:value-type="float" office:value="0.0711458" calcext:value-type="float">
            <text:p>0.0711458</text:p>
          </table:table-cell>
          <table:table-cell office:value-type="float" office:value="0.0803926" calcext:value-type="float">
            <text:p>0.0803926</text:p>
          </table:table-cell>
          <table:table-cell office:value-type="float" office:value="0.287937" calcext:value-type="float">
            <text:p>0.287937</text:p>
          </table:table-cell>
          <table:table-cell office:value-type="float" office:value="0.252762" calcext:value-type="float">
            <text:p>0.252762</text:p>
          </table:table-cell>
          <table:table-cell office:value-type="float" office:value="2.15518" calcext:value-type="float">
            <text:p>2.155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55931" calcext:value-type="float">
            <text:p>-9.55931</text:p>
          </table:table-cell>
          <table:table-cell office:value-type="float" office:value="10.8902" calcext:value-type="float">
            <text:p>10.8902</text:p>
          </table:table-cell>
          <table:table-cell office:value-type="float" office:value="5.03796" calcext:value-type="float">
            <text:p>5.03796</text:p>
          </table:table-cell>
          <table:table-cell office:value-type="float" office:value="-0.0226578" calcext:value-type="float">
            <text:p>-0.0226578</text:p>
          </table:table-cell>
          <table:table-cell office:value-type="float" office:value="-0.182133" calcext:value-type="float">
            <text:p>-0.182133</text:p>
          </table:table-cell>
          <table:table-cell office:value-type="float" office:value="0.0710784" calcext:value-type="float">
            <text:p>0.0710784</text:p>
          </table:table-cell>
          <table:table-cell office:value-type="float" office:value="0.0803105" calcext:value-type="float">
            <text:p>0.0803105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0.252687" calcext:value-type="float">
            <text:p>0.252687</text:p>
          </table:table-cell>
          <table:table-cell office:value-type="float" office:value="3.87904" calcext:value-type="float">
            <text:p>3.879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29582" calcext:value-type="float">
            <text:p>-9.29582</text:p>
          </table:table-cell>
          <table:table-cell office:value-type="float" office:value="10.9181" calcext:value-type="float">
            <text:p>10.9181</text:p>
          </table:table-cell>
          <table:table-cell office:value-type="float" office:value="5.06896" calcext:value-type="float">
            <text:p>5.06896</text:p>
          </table:table-cell>
          <table:table-cell office:value-type="float" office:value="-0.0179891" calcext:value-type="float">
            <text:p>-0.0179891</text:p>
          </table:table-cell>
          <table:table-cell office:value-type="float" office:value="-0.167113" calcext:value-type="float">
            <text:p>-0.167113</text:p>
          </table:table-cell>
          <table:table-cell office:value-type="float" office:value="0.0710136" calcext:value-type="float">
            <text:p>0.0710136</text:p>
          </table:table-cell>
          <table:table-cell office:value-type="float" office:value="0.0802364" calcext:value-type="float">
            <text:p>0.0802364</text:p>
          </table:table-cell>
          <table:table-cell office:value-type="float" office:value="0.287493" calcext:value-type="float">
            <text:p>0.287493</text:p>
          </table:table-cell>
          <table:table-cell office:value-type="float" office:value="0.252549" calcext:value-type="float">
            <text:p>0.252549</text:p>
          </table:table-cell>
          <table:table-cell office:value-type="float" office:value="0.783046" calcext:value-type="float">
            <text:p>0.7830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05441" calcext:value-type="float">
            <text:p>-9.05441</text:p>
          </table:table-cell>
          <table:table-cell office:value-type="float" office:value="10.8961" calcext:value-type="float">
            <text:p>10.8961</text:p>
          </table:table-cell>
          <table:table-cell office:value-type="float" office:value="5.02549" calcext:value-type="float">
            <text:p>5.02549</text:p>
          </table:table-cell>
          <table:table-cell office:value-type="float" office:value="-0.0298856" calcext:value-type="float">
            <text:p>-0.0298856</text:p>
          </table:table-cell>
          <table:table-cell office:value-type="float" office:value="-0.166303" calcext:value-type="float">
            <text:p>-0.166303</text:p>
          </table:table-cell>
          <table:table-cell office:value-type="float" office:value="0.0709418" calcext:value-type="float">
            <text:p>0.0709418</text:p>
          </table:table-cell>
          <table:table-cell office:value-type="float" office:value="0.0801548" calcext:value-type="float">
            <text:p>0.0801548</text:p>
          </table:table-cell>
          <table:table-cell office:value-type="float" office:value="0.287306" calcext:value-type="float">
            <text:p>0.287306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78624" calcext:value-type="float">
            <text:p>-8.78624</text:p>
          </table:table-cell>
          <table:table-cell office:value-type="float" office:value="10.9295" calcext:value-type="float">
            <text:p>10.9295</text:p>
          </table:table-cell>
          <table:table-cell office:value-type="float" office:value="5.06761" calcext:value-type="float">
            <text:p>5.06761</text:p>
          </table:table-cell>
          <table:table-cell office:value-type="float" office:value="-0.0214429" calcext:value-type="float">
            <text:p>-0.0214429</text:p>
          </table:table-cell>
          <table:table-cell office:value-type="float" office:value="-0.148106" calcext:value-type="float">
            <text:p>-0.148106</text:p>
          </table:table-cell>
          <table:table-cell office:value-type="float" office:value="0.0708722" calcext:value-type="float">
            <text:p>0.0708722</text:p>
          </table:table-cell>
          <table:table-cell office:value-type="float" office:value="0.0800844" calcext:value-type="float">
            <text:p>0.0800844</text:p>
          </table:table-cell>
          <table:table-cell office:value-type="float" office:value="0.287074" calcext:value-type="float">
            <text:p>0.287074</text:p>
          </table:table-cell>
          <table:table-cell office:value-type="float" office:value="0.252323" calcext:value-type="float">
            <text:p>0.252323</text:p>
          </table:table-cell>
          <table:table-cell office:value-type="float" office:value="1.14594" calcext:value-type="float">
            <text:p>1.145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55135" calcext:value-type="float">
            <text:p>-8.55135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5.01968" calcext:value-type="float">
            <text:p>5.01968</text:p>
          </table:table-cell>
          <table:table-cell office:value-type="float" office:value="-0.0435861" calcext:value-type="float">
            <text:p>-0.0435861</text:p>
          </table:table-cell>
          <table:table-cell office:value-type="float" office:value="-0.1628" calcext:value-type="float">
            <text:p>-0.1628</text:p>
          </table:table-cell>
          <table:table-cell office:value-type="float" office:value="0.0708025" calcext:value-type="float">
            <text:p>0.0708025</text:p>
          </table:table-cell>
          <table:table-cell office:value-type="float" office:value="0.0800073" calcext:value-type="float">
            <text:p>0.0800073</text:p>
          </table:table-cell>
          <table:table-cell office:value-type="float" office:value="0.286901" calcext:value-type="float">
            <text:p>0.286901</text:p>
          </table:table-cell>
          <table:table-cell office:value-type="float" office:value="0.252331" calcext:value-type="float">
            <text:p>0.252331</text:p>
          </table:table-cell>
          <table:table-cell office:value-type="float" office:value="6.28143" calcext:value-type="float">
            <text:p>6.281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39459" calcext:value-type="float">
            <text:p>-8.39459</text:p>
          </table:table-cell>
          <table:table-cell office:value-type="float" office:value="10.8029" calcext:value-type="float">
            <text:p>10.8029</text:p>
          </table:table-cell>
          <table:table-cell office:value-type="float" office:value="4.83483" calcext:value-type="float">
            <text:p>4.83483</text:p>
          </table:table-cell>
          <table:table-cell office:value-type="float" office:value="-0.0828617" calcext:value-type="float">
            <text:p>-0.0828617</text:p>
          </table:table-cell>
          <table:table-cell office:value-type="float" office:value="-0.197459" calcext:value-type="float">
            <text:p>-0.197459</text:p>
          </table:table-cell>
          <table:table-cell office:value-type="float" office:value="0.0709193" calcext:value-type="float">
            <text:p>0.0709193</text:p>
          </table:table-cell>
          <table:table-cell office:value-type="float" office:value="0.0800553" calcext:value-type="float">
            <text:p>0.0800553</text:p>
          </table:table-cell>
          <table:table-cell office:value-type="float" office:value="0.28712" calcext:value-type="float">
            <text:p>0.28712</text:p>
          </table:table-cell>
          <table:table-cell office:value-type="float" office:value="0.252806" calcext:value-type="float">
            <text:p>0.252806</text:p>
          </table:table-cell>
          <table:table-cell office:value-type="float" office:value="4.59693" calcext:value-type="float">
            <text:p>4.59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14774" calcext:value-type="float">
            <text:p>-8.14774</text:p>
          </table:table-cell>
          <table:table-cell office:value-type="float" office:value="10.8119" calcext:value-type="float">
            <text:p>10.8119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-0.0750693" calcext:value-type="float">
            <text:p>-0.0750693</text:p>
          </table:table-cell>
          <table:table-cell office:value-type="float" office:value="-0.170157" calcext:value-type="float">
            <text:p>-0.170157</text:p>
          </table:table-cell>
          <table:table-cell office:value-type="float" office:value="0.0710805" calcext:value-type="float">
            <text:p>0.0710805</text:p>
          </table:table-cell>
          <table:table-cell office:value-type="float" office:value="0.0800836" calcext:value-type="float">
            <text:p>0.0800836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1.56784" calcext:value-type="float">
            <text:p>1.5678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79717" calcext:value-type="float">
            <text:p>-7.79717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5.03058" calcext:value-type="float">
            <text:p>5.03058</text:p>
          </table:table-cell>
          <table:table-cell office:value-type="float" office:value="-0.0495503" calcext:value-type="float">
            <text:p>-0.0495503</text:p>
          </table:table-cell>
          <table:table-cell office:value-type="float" office:value="-0.131575" calcext:value-type="float">
            <text:p>-0.131575</text:p>
          </table:table-cell>
          <table:table-cell office:value-type="float" office:value="0.0710288" calcext:value-type="float">
            <text:p>0.0710288</text:p>
          </table:table-cell>
          <table:table-cell office:value-type="float" office:value="0.080024" calcext:value-type="float">
            <text:p>0.080024</text:p>
          </table:table-cell>
          <table:table-cell office:value-type="float" office:value="0.287193" calcext:value-type="float">
            <text:p>0.287193</text:p>
          </table:table-cell>
          <table:table-cell office:value-type="float" office:value="0.253139" calcext:value-type="float">
            <text:p>0.253139</text:p>
          </table:table-cell>
          <table:table-cell office:value-type="float" office:value="6.03438" calcext:value-type="float">
            <text:p>6.034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53669" calcext:value-type="float">
            <text:p>-7.53669</text:p>
          </table:table-cell>
          <table:table-cell office:value-type="float" office:value="10.8648" calcext:value-type="float">
            <text:p>10.8648</text:p>
          </table:table-cell>
          <table:table-cell office:value-type="float" office:value="5.01303" calcext:value-type="float">
            <text:p>5.01303</text:p>
          </table:table-cell>
          <table:table-cell office:value-type="float" office:value="-0.0423357" calcext:value-type="float">
            <text:p>-0.0423357</text:p>
          </table:table-cell>
          <table:table-cell office:value-type="float" office:value="-0.105048" calcext:value-type="float">
            <text:p>-0.105048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99651" calcext:value-type="float">
            <text:p>0.0799651</text:p>
          </table:table-cell>
          <table:table-cell office:value-type="float" office:value="0.287032" calcext:value-type="float">
            <text:p>0.287032</text:p>
          </table:table-cell>
          <table:table-cell office:value-type="float" office:value="0.253072" calcext:value-type="float">
            <text:p>0.253072</text:p>
          </table:table-cell>
          <table:table-cell office:value-type="float" office:value="2.17271" calcext:value-type="float">
            <text:p>2.1727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25673" calcext:value-type="float">
            <text:p>-7.25673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5.06643" calcext:value-type="float">
            <text:p>5.06643</text:p>
          </table:table-cell>
          <table:table-cell office:value-type="float" office:value="-0.0455054" calcext:value-type="float">
            <text:p>-0.0455054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0.0709096" calcext:value-type="float">
            <text:p>0.0709096</text:p>
          </table:table-cell>
          <table:table-cell office:value-type="float" office:value="0.0799182" calcext:value-type="float">
            <text:p>0.0799182</text:p>
          </table:table-cell>
          <table:table-cell office:value-type="float" office:value="0.286812" calcext:value-type="float">
            <text:p>0.286812</text:p>
          </table:table-cell>
          <table:table-cell office:value-type="float" office:value="0.253032" calcext:value-type="float">
            <text:p>0.253032</text:p>
          </table:table-cell>
          <table:table-cell office:value-type="float" office:value="0.649226" calcext:value-type="float">
            <text:p>0.649226</text:p>
          </table:table-cell>
        </table:table-row>
      </table:table>
      <table:named-expressions/>
      <table:database-ranges>
        <table:database-range table:name="__Anonymous_Sheet_DB__0" table:target-range-address="output.A1:output.K562" table:display-filter-buttons="true">
          <table:filter>
            <table:filter-and>
              <table:filter-condition table:field-number="0" table:value="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19:36:16.466067918</dc:date>
    <meta:editing-duration>PT7M11S</meta:editing-duration>
    <meta:editing-cycles>1</meta:editing-cycles>
    <meta:document-statistic meta:table-count="1" meta:cell-count="618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output.K1:output.K562" chart:data-source-has-labels="row" svg:x="0.32cm" svg:y="0.18cm" svg:width="13.434cm" svg:height="8.64cm">
          <chartooo:coordinate-region svg:x="1.232cm" svg:y="0.38cm" svg:width="12.162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K2:output.K562" chart:label-cell-address="output.K1:output.K1" chart:class="chart:scatter">
            <chart:data-point chart:repeated="2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output.K1:outp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491">
                <text:p>1.19491</text:p>
                <draw:g>
                  <svg:desc>output.K2:output.K5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913">
                <text:p>0.991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706">
                <text:p>0.108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8587">
                <text:p>4.18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.877">
                <text:p>181.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109">
                <text:p>1.95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8928">
                <text:p>9.38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131">
                <text:p>22.2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752">
                <text:p>1.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13499">
                <text:p>-0.413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146">
                <text:p>3.53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92771">
                <text:p>-6.92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7151">
                <text:p>5.87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0198">
                <text:p>17.0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7991">
                <text:p>20.7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4476">
                <text:p>17.4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.809">
                <text:p>103.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245">
                <text:p>112.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943">
                <text:p>151.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.863">
                <text:p>183.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.814">
                <text:p>225.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7.463">
                <text:p>237.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.328">
                <text:p>316.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.242">
                <text:p>340.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3.641">
                <text:p>453.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8.381">
                <text:p>428.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.619">
                <text:p>556.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.256">
                <text:p>674.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0.089">
                <text:p>760.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2.318">
                <text:p>892.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1536">
                <text:p>32.1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8814">
                <text:p>2.98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0363">
                <text:p>0.60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6403">
                <text:p>2.66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0215">
                <text:p>0.3402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5189">
                <text:p>3.55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5488">
                <text:p>2.15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6488">
                <text:p>0.996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9451">
                <text:p>2.39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2039">
                <text:p>1.52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89357">
                <text:p>4.89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2153">
                <text:p>0.342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3919">
                <text:p>3.13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108">
                <text:p>5.0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6514">
                <text:p>2.3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932">
                <text:p>6.1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84647">
                <text:p>6.846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4815">
                <text:p>4.24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6924">
                <text:p>4.86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9196">
                <text:p>3.79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1597">
                <text:p>2.11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6987">
                <text:p>0.7869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635">
                <text:p>1.4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72981">
                <text:p>0.872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6833">
                <text:p>3.16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9345">
                <text:p>0.209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012">
                <text:p>1.36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011">
                <text:p>3.7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9976">
                <text:p>2.69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417">
                <text:p>0.974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891">
                <text:p>1.75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4808">
                <text:p>0.624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1329">
                <text:p>4.21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6956">
                <text:p>1.56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6632">
                <text:p>2.96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3413">
                <text:p>0.843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6715">
                <text:p>0.796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7014">
                <text:p>0.267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6424">
                <text:p>0.756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7232">
                <text:p>3.77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973">
                <text:p>0.26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088">
                <text:p>2.2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0923">
                <text:p>0.480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5792">
                <text:p>0.965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3417">
                <text:p>2.53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0482">
                <text:p>7.30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7869">
                <text:p>2.97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031">
                <text:p>4.9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312">
                <text:p>10.83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3011">
                <text:p>3.630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4035">
                <text:p>3.34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9299">
                <text:p>2.09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8788">
                <text:p>1.28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2492">
                <text:p>0.862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8544">
                <text:p>1.38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7242">
                <text:p>3.37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0069">
                <text:p>8.000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7315">
                <text:p>1.27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7922">
                <text:p>1.77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6847">
                <text:p>0.2468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72122">
                <text:p>6.72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6273">
                <text:p>5.96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0014">
                <text:p>2.40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735">
                <text:p>1.96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5776">
                <text:p>6.657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3229">
                <text:p>1.73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8388">
                <text:p>3.08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5518">
                <text:p>3.25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74">
                <text:p>10.0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7023">
                <text:p>3.27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64883">
                <text:p>5.64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1004">
                <text:p>2.11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2727">
                <text:p>1.22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779">
                <text:p>0.35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4219">
                <text:p>2.44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847">
                <text:p>1.78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3163">
                <text:p>2.53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0339">
                <text:p>0.9803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378">
                <text:p>1.093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6206">
                <text:p>4.162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0616">
                <text:p>5.50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2108">
                <text:p>1.02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378">
                <text:p>2.283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2286">
                <text:p>1.42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3022">
                <text:p>4.33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29853">
                <text:p>0.0729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2061">
                <text:p>3.420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2752">
                <text:p>0.242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63516">
                <text:p>0.563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4203">
                <text:p>2.94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6212">
                <text:p>1.762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70068">
                <text:p>4.70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3695">
                <text:p>1.53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4385">
                <text:p>1.24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5714">
                <text:p>7.35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894">
                <text:p>3.42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7405">
                <text:p>2.27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4377">
                <text:p>2.943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1656">
                <text:p>2.216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90234">
                <text:p>4.902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52454">
                <text:p>0.9524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2244">
                <text:p>2.02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112">
                <text:p>1.01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1391">
                <text:p>2.61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555">
                <text:p>1.74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7917">
                <text:p>2.679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08328">
                <text:p>0.808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8452">
                <text:p>1.284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6187">
                <text:p>3.66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902">
                <text:p>2.78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9431">
                <text:p>2.69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7442">
                <text:p>1.27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502">
                <text:p>1.25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81445">
                <text:p>0.5814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4881">
                <text:p>2.548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6027">
                <text:p>1.96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623">
                <text:p>2.83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48481">
                <text:p>5.484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78742">
                <text:p>5.78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0944">
                <text:p>1.609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9755">
                <text:p>3.69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9656">
                <text:p>3.79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0737">
                <text:p>2.407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8033">
                <text:p>0.178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9959">
                <text:p>2.299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1195">
                <text:p>1.21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264">
                <text:p>4.25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3695">
                <text:p>0.8436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776">
                <text:p>0.1627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7842">
                <text:p>4.17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7477">
                <text:p>0.517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8116">
                <text:p>1.18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3104">
                <text:p>5.23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.3557">
                <text:p>30.35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2427">
                <text:p>3.824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4799">
                <text:p>5.647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3446">
                <text:p>2.734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4514">
                <text:p>3.945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0232">
                <text:p>3.302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9791">
                <text:p>1.19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11342">
                <text:p>0.3113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829">
                <text:p>4.38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94843">
                <text:p>0.4948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4571">
                <text:p>0.384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7537">
                <text:p>2.375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5636">
                <text:p>3.556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68015">
                <text:p>0.2680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0193">
                <text:p>5.601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6927">
                <text:p>1.06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25804">
                <text:p>7.258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52212">
                <text:p>0.952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3081">
                <text:p>1.830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1348">
                <text:p>1.313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5186">
                <text:p>1.75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8575">
                <text:p>1.48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0119">
                <text:p>2.90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7713">
                <text:p>1.577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3544">
                <text:p>2.835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4661">
                <text:p>3.64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1349">
                <text:p>2.91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19189">
                <text:p>0.3191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9588">
                <text:p>4.495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191">
                <text:p>2.11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3551">
                <text:p>2.235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05181">
                <text:p>5.05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85709">
                <text:p>7.857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7895">
                <text:p>1.678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9451">
                <text:p>0.6694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4367">
                <text:p>1.743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3213">
                <text:p>3.93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5168">
                <text:p>1.151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8987">
                <text:p>4.98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0379">
                <text:p>1.603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52003">
                <text:p>2.520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96024">
                <text:p>1.96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34033">
                <text:p>6.340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8024">
                <text:p>2.080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31734">
                <text:p>0.8317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66857">
                <text:p>3.668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1434">
                <text:p>1.614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82063">
                <text:p>0.8820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01283">
                <text:p>2.012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2428">
                <text:p>3.524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2038">
                <text:p>0.3120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6175">
                <text:p>1.861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0886">
                <text:p>1.308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39707">
                <text:p>6.397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4427">
                <text:p>0.244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0452">
                <text:p>11.04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7193">
                <text:p>3.571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4143">
                <text:p>0.564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0492">
                <text:p>1.404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8766">
                <text:p>0.987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02049">
                <text:p>2.02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5512">
                <text:p>1.655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11338">
                <text:p>5.113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8572">
                <text:p>2.28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75749">
                <text:p>2.757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1344">
                <text:p>1.813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1677">
                <text:p>7.116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5807">
                <text:p>8.58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365">
                <text:p>0.2143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68878">
                <text:p>0.8688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78317">
                <text:p>2.783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4797">
                <text:p>2.147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3147">
                <text:p>1.13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90371">
                <text:p>0.590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92964">
                <text:p>8.929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0227">
                <text:p>2.302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2692">
                <text:p>0.926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22511">
                <text:p>3.225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62242">
                <text:p>4.622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819">
                <text:p>1.788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5004">
                <text:p>5.55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618">
                <text:p>1.486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2822">
                <text:p>2.428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4052">
                <text:p>5.840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9802">
                <text:p>1.698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3084">
                <text:p>6.30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4189">
                <text:p>4.441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574">
                <text:p>1.9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4735">
                <text:p>1.447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55658">
                <text:p>4.556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5561">
                <text:p>1.655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54575">
                <text:p>5.545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6495">
                <text:p>2.964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25656">
                <text:p>0.4256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72466">
                <text:p>0.03724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73457">
                <text:p>0.4734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88556">
                <text:p>0.2885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73228">
                <text:p>7.732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48934">
                <text:p>6.4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46236">
                <text:p>0.5462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16218">
                <text:p>2.162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08309">
                <text:p>0.208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46033">
                <text:p>1.460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2292">
                <text:p>0.6622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68672">
                <text:p>2.686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29261">
                <text:p>9.292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973">
                <text:p>0.199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2052">
                <text:p>6.620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87904">
                <text:p>3.879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28143">
                <text:p>6.281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6784">
                <text:p>1.567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7271">
                <text:p>2.17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